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846in"/>
    </style:style>
    <style:style style:name="co2" style:family="table-column">
      <style:table-column-properties fo:break-before="auto" style:column-width="2.1693in"/>
    </style:style>
    <style:style style:name="co3" style:family="table-column">
      <style:table-column-properties fo:break-before="auto" style:column-width="1.5445in"/>
    </style:style>
    <style:style style:name="co4" style:family="table-column">
      <style:table-column-properties fo:break-before="auto" style:column-width="2.0728in"/>
    </style:style>
    <style:style style:name="co5" style:family="table-column">
      <style:table-column-properties fo:break-before="auto" style:column-width="2.4819in"/>
    </style:style>
    <style:style style:name="co6" style:family="table-column">
      <style:table-column-properties fo:break-before="auto" style:column-width="1.9327in"/>
    </style:style>
    <style:style style:name="co7" style:family="table-column">
      <style:table-column-properties fo:break-before="auto" style:column-width="2.2555in"/>
    </style:style>
    <style:style style:name="co8" style:family="table-column">
      <style:table-column-properties fo:break-before="auto" style:column-width="2.6654in"/>
    </style:style>
    <style:style style:name="co9" style:family="table-column">
      <style:table-column-properties fo:break-before="auto" style:column-width="2.1161in"/>
    </style:style>
    <style:style style:name="co10" style:family="table-column">
      <style:table-column-properties fo:break-before="auto" style:column-width="1.2638in"/>
    </style:style>
    <style:style style:name="co11" style:family="table-column">
      <style:table-column-properties fo:break-before="auto" style:column-width="1.2854in"/>
    </style:style>
    <style:style style:name="co12" style:family="table-column">
      <style:table-column-properties fo:break-before="auto" style:column-width="1.6736in"/>
    </style:style>
    <style:style style:name="co13" style:family="table-column">
      <style:table-column-properties fo:break-before="auto" style:column-width="1.3181in"/>
    </style:style>
    <style:style style:name="co14" style:family="table-column">
      <style:table-column-properties fo:break-before="auto" style:column-width="3.0217in"/>
    </style:style>
    <style:style style:name="co15" style:family="table-column">
      <style:table-column-properties fo:break-before="auto" style:column-width="3.6791in"/>
    </style:style>
    <style:style style:name="co16" style:family="table-column">
      <style:table-column-properties fo:break-before="auto" style:column-width="1.6953in"/>
    </style:style>
    <style:style style:name="co17" style:family="table-column">
      <style:table-column-properties fo:break-before="auto" style:column-width="2.1047in"/>
    </style:style>
    <style:style style:name="co18" style:family="table-column">
      <style:table-column-properties fo:break-before="auto" style:column-width="1.5547in"/>
    </style:style>
    <style:style style:name="co19" style:family="table-column">
      <style:table-column-properties fo:break-before="auto" style:column-width="1.2965in"/>
    </style:style>
    <style:style style:name="co20" style:family="table-column">
      <style:table-column-properties fo:break-before="auto" style:column-width="3.0319in"/>
    </style:style>
    <style:style style:name="co21" style:family="table-column">
      <style:table-column-properties fo:break-before="auto" style:column-width="3.6898in"/>
    </style:style>
    <style:style style:name="co22" style:family="table-column">
      <style:table-column-properties fo:break-before="auto" style:column-width="3.4209in"/>
    </style:style>
    <style:style style:name="co23" style:family="table-column">
      <style:table-column-properties fo:break-before="auto" style:column-width="1.1992in"/>
    </style:style>
    <style:style style:name="co24" style:family="table-column">
      <style:table-column-properties fo:break-before="auto" style:column-width="1.1547in"/>
    </style:style>
    <style:style style:name="co25" style:family="table-column">
      <style:table-column-properties fo:break-before="auto" style:column-width="1.4547in"/>
    </style:style>
    <style:style style:name="co26" style:family="table-column">
      <style:table-column-properties fo:break-before="auto" style:column-width="1.2547in"/>
    </style:style>
    <style:style style:name="co27" style:family="table-column">
      <style:table-column-properties fo:break-before="auto" style:column-width="1.2661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33cc66"/>
      <style:text-properties fo:color="#000000"/>
    </style:style>
    <style:style style:name="ce6" style:family="table-cell" style:parent-style-name="Default">
      <style:table-cell-properties fo:background-color="#ff3333"/>
      <style:text-properties fo:color="#000000"/>
    </style:style>
    <style:style style:name="ce10" style:family="table-cell" style:parent-style-name="Default" style:data-style-name="N4">
      <style:table-cell-properties fo:background-color="#ffff00"/>
      <style:text-properties fo:color="#000000"/>
    </style:style>
    <style:style style:name="ce2" style:family="table-cell" style:parent-style-name="Default" style:data-style-name="N4">
      <style:table-cell-properties fo:background-color="#33cc66"/>
      <style:text-properties fo:color="#000000"/>
    </style:style>
    <style:style style:name="ce8" style:family="table-cell" style:parent-style-name="Default" style:data-style-name="N4">
      <style:table-cell-properties fo:background-color="#ff3333"/>
      <style:text-properties fo:color="#000000" style:font-name="Arial" style:font-name-asian="DejaVu Sans" style:font-name-complex="Lohit Hindi"/>
    </style:style>
    <style:style style:name="ce19" style:family="table-cell" style:parent-style-name="Default">
      <style:table-cell-properties fo:background-color="#ffff00"/>
      <style:text-properties style:use-window-font-color="true"/>
    </style:style>
    <style:style style:name="ce7" style:family="table-cell" style:parent-style-name="Default" style:data-style-name="N4">
      <style:table-cell-properties fo:background-color="#ff3333"/>
      <style:text-properties fo:color="#000000"/>
    </style:style>
    <style:style style:name="ce3" style:family="table-cell" style:parent-style-name="Default" style:data-style-name="N4">
      <style:table-cell-properties fo:background-color="#33cc66"/>
      <style:text-properties fo:color="#000000" style:font-name="Arial" style:font-name-asian="DejaVu Sans" style:font-name-complex="Lohit Hindi"/>
    </style:style>
    <style:style style:name="ce11" style:family="table-cell" style:parent-style-name="Default" style:data-style-name="N11">
      <style:table-cell-properties fo:background-color="#ffff00"/>
      <style:text-properties fo:color="#000000" style:font-name="Arial" style:font-name-asian="DejaVu Sans" style:font-name-complex="Lohit Hindi"/>
    </style:style>
    <style:style style:name="ce12" style:family="table-cell" style:parent-style-name="Default" style:data-style-name="N4"/>
    <style:style style:name="ce20" style:family="table-cell" style:parent-style-name="Default" style:data-style-name="N11">
      <style:table-cell-properties fo:background-color="#ffff00"/>
      <style:text-properties style:use-window-font-color="true"/>
    </style:style>
    <style:style style:name="ce22" style:family="table-cell" style:parent-style-name="Default" style:data-style-name="N11"/>
    <style:style style:name="ce23" style:family="table-cell" style:parent-style-name="Default" style:data-style-name="N11">
      <style:table-cell-properties fo:background-color="#33cc66"/>
      <style:text-properties fo:color="#000000"/>
    </style:style>
    <style:style style:name="ce24" style:family="table-cell" style:parent-style-name="Default" style:data-style-name="N11">
      <style:table-cell-properties fo:background-color="#ff3333"/>
      <style:text-properties fo:color="#000000"/>
    </style:style>
    <style:style style:name="ce13" style:family="table-cell" style:parent-style-name="Default" style:data-style-name="N4">
      <style:table-cell-properties fo:background-color="#00b8ff" fo:padding-bottom="0.0193in" fo:padding-left="0.0138in" fo:padding-right="0.0138in" fo:padding-top="0.0193in"/>
      <style:text-properties fo:color="#000000"/>
    </style:style>
    <style:style style:name="ce14" style:family="table-cell" style:parent-style-name="Default" style:data-style-name="N4">
      <style:table-cell-properties fo:background-color="#ffff00" fo:padding-bottom="0.0193in" fo:padding-left="0.0138in" fo:padding-right="0.0138in" fo:padding-top="0.0193in"/>
      <style:text-properties fo:color="#000000"/>
    </style:style>
    <style:style style:name="ce15" style:family="table-cell" style:parent-style-name="Default" style:data-style-name="N11">
      <style:table-cell-properties fo:background-color="#ffff00" fo:padding-bottom="0.0193in" fo:padding-left="0.0138in" fo:padding-right="0.0138in" fo:padding-top="0.0193in"/>
      <style:text-properties fo:color="#000000" style:font-name="Arial" style:font-name-asian="DejaVu Sans" style:font-name-complex="Lohit Hindi"/>
    </style:style>
    <style:style style:name="ce16" style:family="table-cell" style:parent-style-name="Default" style:data-style-name="N4">
      <style:table-cell-properties fo:padding-bottom="0.0193in" fo:padding-left="0.0138in" fo:padding-right="0.0138in" fo:padding-top="0.0193in"/>
    </style:style>
    <style:style style:name="ce17" style:family="table-cell" style:parent-style-name="Default" style:data-style-name="N2">
      <style:table-cell-properties fo:background-color="#ffff00"/>
      <style:text-properties fo:color="#000000"/>
    </style:style>
    <style:style style:name="ce18" style:family="table-cell" style:parent-style-name="Default" style:data-style-name="N2"/>
    <style:style style:name="ce21" style:family="table-cell" style:parent-style-name="Default">
      <style:table-cell-properties fo:background-color="#ffff00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#00b8ff"/>
      <style:text-properties fo:color="#000000"/>
    </style:style>
    <style:style style:name="ce9" style:family="table-cell" style:parent-style-name="Default" style:data-style-name="N4">
      <style:table-cell-properties fo:background-color="#00b8ff"/>
      <style:text-properties fo:color="#000000"/>
    </style:style>
    <style:style style:name="ce33" style:family="table-cell" style:parent-style-name="Default" style:data-style-name="N118"/>
    <style:style style:name="ce34" style:family="table-cell" style:parent-style-name="Default">
      <style:table-cell-properties fo:background-color="transparent"/>
      <style:text-properties style:use-window-font-color="tru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data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default-cell-style-name="Default"/>
        <table:table-column table:style-name="co8" table:default-cell-style-name="Default"/>
        <table:table-column table:style-name="co9" table:default-cell-style-name="ce1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0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Default" office:value-type="string">
            <text:p>auto-indust</text:p>
          </table:table-cell>
          <table:table-cell table:style-name="Default"/>
          <table:table-cell table:style-name="Default" office:value-type="string">
            <text:p>Cores: 24</text:p>
          </table:table-cell>
          <table:table-cell office:value-type="string">
            <text:p>Nodes: 25</text:p>
          </table:table-cell>
          <table:table-cell office:value-type="string">
            <text:p>2D mesh size: 5x5</text:p>
          </table:table-cell>
          <table:table-cell table:style-name="Default"/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SA minimum time [s]</text:p>
          </table:table-cell>
          <table:table-cell table:style-name="ce6" office:value-type="string">
            <text:p>SA minimum memory [MB]</text:p>
          </table:table-cell>
          <table:table-cell office:value-type="string">
            <text:p>SA minimum cost</text:p>
          </table:table-cell>
          <table:table-cell table:style-name="ce1" office:value-type="string">
            <text:p>SA TEST minimum time [s]</text:p>
          </table:table-cell>
          <table:table-cell table:style-name="ce6" office:value-type="string">
            <text:p>SA TEST minimum memory [MB]</text:p>
          </table:table-cell>
          <table:table-cell office:value-type="string">
            <text:p>SA TEST minimum cost</text:p>
          </table:table-cell>
          <table:table-cell table:style-name="ce1" office:value-type="string">
            <text:p>SA TEST A. minimum time [s]</text:p>
          </table:table-cell>
          <table:table-cell table:style-name="ce6" office:value-type="string">
            <text:p>SA TEST A. minimum memory [MB]</text:p>
          </table:table-cell>
          <table:table-cell office:value-type="string">
            <text:p>SA TEST A. minimum cost</text:p>
          </table:table-cell>
          <table:table-cell office:value-type="string">
            <text:p>SA &lt; SA TEST</text:p>
          </table:table-cell>
          <table:table-cell table:style-name="ce19" office:value-type="string">
            <text:p>SA &lt; SA TEST A.</text:p>
          </table:table-cell>
          <table:table-cell office:value-type="string">
            <text:p>SA TEST &lt; SA TEST A.</text:p>
          </table:table-cell>
          <table:table-cell table:style-name="ce19" office:value-type="string">
            <text:p>SA = SA TEST A.</text:p>
          </table:table-cell>
          <table:table-cell table:style-name="ce19" office:value-type="string">
            <text:p>SA TEST A. &lt; SA</text:p>
          </table:table-cell>
          <table:table-cell table:style-name="ce1" office:value-type="string">
            <text:p>SA TEST A. Speedup(USER_TIME) over SA</text:p>
          </table:table-cell>
          <table:table-cell table:style-name="ce6" office:value-type="string">
            <text:p>SA Speedup(AVG_HEAP_MEMORY) over SA TEST A.</text:p>
          </table:table-cell>
          <table:table-cell table:style-name="ce1" office:value-type="string">
            <text:p>BB minimum time [s]</text:p>
          </table:table-cell>
          <table:table-cell table:style-name="ce6" office:value-type="string">
            <text:p>BB minimum memory [MB]</text:p>
          </table:table-cell>
          <table:table-cell office:value-type="string">
            <text:p>BB minimum cost</text:p>
          </table:table-cell>
          <table:table-cell table:style-name="ce19" office:value-type="string">
            <text:p>SA TEST A. &lt; BB</text:p>
          </table:table-cell>
          <table:table-cell table:style-name="ce19" office:value-type="string">
            <text:p>SA TEST A. = BB</text:p>
          </table:table-cell>
          <table:table-cell table:style-name="ce1" office:value-type="string">
            <text:p>SA TEST A. Speedup(USER_TIME) over BB</text:p>
          </table:table-cell>
          <table:table-cell table:style-name="ce6" office:value-type="string">
            <text:p>SA TEST A. Speedup(AVG_HEAP_MEMORY) over BB</text:p>
          </table:table-cell>
        </table:table-row>
        <table:table-row table:style-name="ro1">
          <table:table-cell table:style-name="ce2" office:value-type="float" office:value="586.65">
            <text:p>586.65</text:p>
          </table:table-cell>
          <table:table-cell table:style-name="ce7" office:value-type="float" office:value="7.70087533950806">
            <text:p>7.70</text:p>
          </table:table-cell>
          <table:table-cell office:value-type="float" office:value="1013285.00256109">
            <text:p>1,013,285.00</text:p>
          </table:table-cell>
          <table:table-cell table:style-name="ce2" office:value-type="float" office:value="3.47">
            <text:p>3.47</text:p>
          </table:table-cell>
          <table:table-cell table:style-name="ce7" office:value-type="float" office:value="14.7728042602539">
            <text:p>14.77</text:p>
          </table:table-cell>
          <table:table-cell office:value-type="float" office:value="1013285.00256109">
            <text:p>1,013,285.00</text:p>
          </table:table-cell>
          <table:table-cell table:style-name="ce2" office:value-type="float" office:value="3.4">
            <text:p>3.40</text:p>
          </table:table-cell>
          <table:table-cell table:style-name="ce7" office:value-type="float" office:value="11.7507257461548">
            <text:p>11.75</text:p>
          </table:table-cell>
          <table:table-cell office:value-type="float" office:value="1013285.00256109">
            <text:p>1,013,285.00</text:p>
          </table:table-cell>
          <table:table-cell table:style-name="ce22" office:value-type="percentage" office:value="0.647">
            <text:p>64.70%</text:p>
          </table:table-cell>
          <table:table-cell table:style-name="ce20" office:value-type="percentage" office:value="0.027">
            <text:p>2.70%</text:p>
          </table:table-cell>
          <table:table-cell table:style-name="ce22" office:value-type="percentage" office:value="0.014">
            <text:p>1.40%</text:p>
          </table:table-cell>
          <table:table-cell table:style-name="ce20" office:value-type="percentage" office:value="0.718">
            <text:p>71.80%</text:p>
          </table:table-cell>
          <table:table-cell table:style-name="ce20" office:value-type="percentage" office:value="0.255">
            <text:p>25.50%</text:p>
          </table:table-cell>
          <table:table-cell table:style-name="ce23" office:value-type="percentage" office:value="0.995252132226412">
            <text:p>99.53%</text:p>
          </table:table-cell>
          <table:table-cell table:style-name="ce24" office:value-type="percentage" office:value="-0.688910441828602">
            <text:p>-68.89%</text:p>
          </table:table-cell>
          <table:table-cell table:style-name="ce2" office:value-type="float" office:value="2.73">
            <text:p>2.73</text:p>
          </table:table-cell>
          <table:table-cell table:style-name="ce7" office:value-type="float" office:value="9.33946119308472">
            <text:p>9.34</text:p>
          </table:table-cell>
          <table:table-cell office:value-type="float" office:value="1077965.00270462">
            <text:p>1,077,965.00</text:p>
          </table:table-cell>
          <table:table-cell table:style-name="ce20" office:value-type="percentage" office:value="1">
            <text:p>100.00%</text:p>
          </table:table-cell>
          <table:table-cell table:style-name="ce20" office:value-type="percentage" office:value="0">
            <text:p>0.00%</text:p>
          </table:table-cell>
          <table:table-cell table:style-name="ce23" office:value-type="percentage" office:value="-0.20198539363914">
            <text:p>-20.20%</text:p>
          </table:table-cell>
          <table:table-cell table:style-name="ce24" office:value-type="percentage" office:value="-0.0487572974432162">
            <text:p>-4.88%</text:p>
          </table:table-cell>
        </table:table-row>
        <table:table-row table:style-name="ro1">
          <table:table-cell table:style-name="ce1" office:value-type="string">
            <text:p>SA maximum time [s]</text:p>
          </table:table-cell>
          <table:table-cell table:style-name="ce6" office:value-type="string">
            <text:p>SA maximum memory [MB]</text:p>
          </table:table-cell>
          <table:table-cell office:value-type="string">
            <text:p>SA maximum cost</text:p>
          </table:table-cell>
          <table:table-cell table:style-name="ce1" office:value-type="string">
            <text:p>SA TEST maximum time [s]</text:p>
          </table:table-cell>
          <table:table-cell table:style-name="ce6" office:value-type="string">
            <text:p>SA TEST maximum memory [MB]</text:p>
          </table:table-cell>
          <table:table-cell office:value-type="string">
            <text:p>SA TEST maximum cost</text:p>
          </table:table-cell>
          <table:table-cell table:style-name="ce1" office:value-type="string">
            <text:p>SA TEST A. maximum time [s]</text:p>
          </table:table-cell>
          <table:table-cell table:style-name="ce6" office:value-type="string">
            <text:p>SA TEST A. maximum memory [MB]</text:p>
          </table:table-cell>
          <table:table-cell office:value-type="string">
            <text:p>SA TEST A. maximum cost</text:p>
          </table:table-cell>
          <table:table-cell office:value-type="string">
            <text:p>(lower is better)</text:p>
          </table:table-cell>
          <table:table-cell table:style-name="ce19" office:value-type="string">
            <text:p>(lower is better)</text:p>
          </table:table-cell>
          <table:table-cell office:value-type="string">
            <text:p>(lower is better)</text:p>
          </table:table-cell>
          <table:table-cell table:style-name="ce21"/>
          <table:table-cell table:style-name="ce19" office:value-type="string">
            <text:p>(higher is better)</text:p>
          </table:table-cell>
          <table:table-cell table:style-name="ce1" office:value-type="string">
            <text:p>(higher is better)</text:p>
          </table:table-cell>
          <table:table-cell table:style-name="ce6" office:value-type="string">
            <text:p>(lower is better)</text:p>
          </table:table-cell>
          <table:table-cell table:style-name="ce1" office:value-type="string">
            <text:p>BB maximum time [s]</text:p>
          </table:table-cell>
          <table:table-cell table:style-name="ce6" office:value-type="string">
            <text:p>BB maximum memory [MB]</text:p>
          </table:table-cell>
          <table:table-cell office:value-type="string">
            <text:p>BB maximum cost</text:p>
          </table:table-cell>
          <table:table-cell table:style-name="ce19" office:value-type="string">
            <text:p>(higher is better)</text:p>
          </table:table-cell>
          <table:table-cell table:style-name="ce19"/>
          <table:table-cell table:style-name="ce1" office:value-type="string">
            <text:p>(higher is better)</text:p>
          </table:table-cell>
          <table:table-cell table:style-name="ce6" office:value-type="string">
            <text:p>(higher is better)</text:p>
          </table:table-cell>
        </table:table-row>
        <table:table-row table:style-name="ro1">
          <table:table-cell table:style-name="ce2" office:value-type="float" office:value="919.14">
            <text:p>919.14</text:p>
          </table:table-cell>
          <table:table-cell table:style-name="ce8" office:value-type="float" office:value="33.5155467033386">
            <text:p>33.52</text:p>
          </table:table-cell>
          <table:table-cell office:value-type="float" office:value="1045625.00263286">
            <text:p>1,045,625.00</text:p>
          </table:table-cell>
          <table:table-cell table:style-name="ce2" office:value-type="float" office:value="4.79">
            <text:p>4.79</text:p>
          </table:table-cell>
          <table:table-cell table:style-name="ce8" office:value-type="float" office:value="20.2737147045136">
            <text:p>20.27</text:p>
          </table:table-cell>
          <table:table-cell office:value-type="float" office:value="1101065.00275588">
            <text:p>1,101,065.00</text:p>
          </table:table-cell>
          <table:table-cell table:style-name="ce2" office:value-type="float" office:value="4.28">
            <text:p>4.28</text:p>
          </table:table-cell>
          <table:table-cell table:style-name="ce8" office:value-type="float" office:value="25.998987197876">
            <text:p>26.00</text:p>
          </table:table-cell>
          <table:table-cell office:value-type="float" office:value="1050245.00264311">
            <text:p>1,050,245.00</text:p>
          </table:table-cell>
          <table:table-cell table:number-columns-repeated="7"/>
          <table:table-cell table:style-name="ce2" office:value-type="float" office:value="3.54">
            <text:p>3.54</text:p>
          </table:table-cell>
          <table:table-cell table:style-name="ce8" office:value-type="float" office:value="26.8769280529022">
            <text:p>26.88</text:p>
          </table:table-cell>
          <table:table-cell office:value-type="float" office:value="1077965.00270462">
            <text:p>1,077,965.00</text:p>
          </table:table-cell>
          <table:table-cell table:number-columns-repeated="4"/>
        </table:table-row>
        <table:table-row table:style-name="ro1">
          <table:table-cell table:style-name="ce1" office:value-type="string">
            <text:p>SA average time [s]</text:p>
          </table:table-cell>
          <table:table-cell table:style-name="ce6" office:value-type="string">
            <text:p>SA average memory [MB]</text:p>
          </table:table-cell>
          <table:table-cell office:value-type="string">
            <text:p>SA average cost</text:p>
          </table:table-cell>
          <table:table-cell table:style-name="ce1" office:value-type="string">
            <text:p>SA TEST average time [s]</text:p>
          </table:table-cell>
          <table:table-cell table:style-name="ce6" office:value-type="string">
            <text:p>SA TEST average memory [MB]</text:p>
          </table:table-cell>
          <table:table-cell office:value-type="string">
            <text:p>SA TEST average cost</text:p>
          </table:table-cell>
          <table:table-cell table:style-name="ce1" office:value-type="string">
            <text:p>SA TEST A. average time [s]</text:p>
          </table:table-cell>
          <table:table-cell table:style-name="ce6" office:value-type="string">
            <text:p>SA TEST A. average memory [MB]</text:p>
          </table:table-cell>
          <table:table-cell office:value-type="string">
            <text:p>SA TEST A. average cost</text:p>
          </table:table-cell>
          <table:table-cell table:number-columns-repeated="7"/>
          <table:table-cell table:style-name="ce1" office:value-type="string">
            <text:p>BB average time [s]</text:p>
          </table:table-cell>
          <table:table-cell table:style-name="ce6" office:value-type="string">
            <text:p>BB average memory [MB]</text:p>
          </table:table-cell>
          <table:table-cell office:value-type="string">
            <text:p>BB average cost</text:p>
          </table:table-cell>
          <table:table-cell table:number-columns-repeated="4"/>
        </table:table-row>
        <table:table-row table:style-name="ro1">
          <table:table-cell table:style-name="ce3" office:value-type="float" office:value="770.938470000001">
            <text:p>770.94</text:p>
          </table:table-cell>
          <table:table-cell table:style-name="ce8" office:value-type="float" office:value="13.8494639350605">
            <text:p>13.85</text:p>
          </table:table-cell>
          <table:table-cell office:value-type="float" office:value="1014957.4425648">
            <text:p>1,014,957.44</text:p>
          </table:table-cell>
          <table:table-cell table:style-name="ce3" office:value-type="float" office:value="3.71806">
            <text:p>3.72</text:p>
          </table:table-cell>
          <table:table-cell table:style-name="ce8" office:value-type="float" office:value="18.6958987111568">
            <text:p>18.70</text:p>
          </table:table-cell>
          <table:table-cell office:value-type="float" office:value="1026105.50258954">
            <text:p>1,026,105.50</text:p>
          </table:table-cell>
          <table:table-cell table:style-name="ce3" office:value-type="float" office:value="3.65242">
            <text:p>3.65</text:p>
          </table:table-cell>
          <table:table-cell table:style-name="ce8" office:value-type="float" office:value="20.0434790130234">
            <text:p>20.04</text:p>
          </table:table-cell>
          <table:table-cell office:value-type="float" office:value="1013654.60256191">
            <text:p>1,013,654.60</text:p>
          </table:table-cell>
          <table:table-cell table:number-columns-repeated="7"/>
          <table:table-cell table:style-name="ce3" office:value-type="float" office:value="3.04531">
            <text:p>3.05</text:p>
          </table:table-cell>
          <table:table-cell table:style-name="ce8" office:value-type="float" office:value="20.1664744696331">
            <text:p>20.17</text:p>
          </table:table-cell>
          <table:table-cell office:value-type="float" office:value="1077965.00270462">
            <text:p>1,077,965.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A # minimum cost</text:p>
          </table:table-cell>
          <table:table-cell table:number-columns-repeated="2"/>
          <table:table-cell office:value-type="string">
            <text:p>SA TEST # minimum cost</text:p>
          </table:table-cell>
          <table:table-cell table:number-columns-repeated="2"/>
          <table:table-cell office:value-type="string">
            <text:p>SA TEST A. # minimum cost</text:p>
          </table:table-cell>
          <table:table-cell table:number-columns-repeated="9"/>
          <table:table-cell office:value-type="string">
            <text:p>BB # minimum cos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1" office:value-type="percentage" office:value="0.738">
            <text:p>73.80%</text:p>
          </table:table-cell>
          <table:table-cell table:number-columns-repeated="2"/>
          <table:table-cell table:style-name="ce11" office:value-type="percentage" office:value="0.29">
            <text:p>29.00%</text:p>
          </table:table-cell>
          <table:table-cell table:number-columns-repeated="2"/>
          <table:table-cell table:style-name="ce11" office:value-type="percentage" office:value="0.972">
            <text:p>97.20%</text:p>
          </table:table-cell>
          <table:table-cell table:number-columns-repeated="9"/>
          <table:table-cell table:style-name="ce11" office:value-type="percentage" office:value="1">
            <text:p>100.00%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ce12"/>
          <table:table-cell table:number-columns-repeated="2"/>
          <table:table-cell table:style-name="ce12"/>
          <table:table-cell table:number-columns-repeated="2"/>
          <table:table-cell table:style-name="ce12"/>
          <table:table-cell table:number-columns-repeated="9"/>
          <table:table-cell table:style-name="ce12"/>
          <table:table-cell table:number-columns-repeated="4"/>
        </table:table-row>
        <table:table-row table:style-name="ro1">
          <table:table-cell table:style-name="Default" office:value-type="string">
            <text:p>consumer</text:p>
          </table:table-cell>
          <table:table-cell table:style-name="Default"/>
          <table:table-cell table:style-name="Default" office:value-type="string">
            <text:p>Cores: 12</text:p>
          </table:table-cell>
          <table:table-cell office:value-type="string">
            <text:p>Nodes: 12</text:p>
          </table:table-cell>
          <table:table-cell office:value-type="string">
            <text:p>2D mesh size: 4x3</text:p>
          </table:table-cell>
          <table:table-cell table:style-name="Default"/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SA minimum time [s]</text:p>
          </table:table-cell>
          <table:table-cell table:style-name="ce6" office:value-type="string">
            <text:p>SA minimum memory [MB]</text:p>
          </table:table-cell>
          <table:table-cell office:value-type="string">
            <text:p>SA minimum cost</text:p>
          </table:table-cell>
          <table:table-cell table:style-name="ce1" office:value-type="string">
            <text:p>SA TEST minimum time [s]</text:p>
          </table:table-cell>
          <table:table-cell table:style-name="ce6" office:value-type="string">
            <text:p>SA TEST minimum memory [MB]</text:p>
          </table:table-cell>
          <table:table-cell office:value-type="string">
            <text:p>SA TEST minimum cost</text:p>
          </table:table-cell>
          <table:table-cell table:style-name="ce1" office:value-type="string">
            <text:p>SA TEST A. minimum time [s]</text:p>
          </table:table-cell>
          <table:table-cell table:style-name="ce6" office:value-type="string">
            <text:p>SA TEST A. minimum memory [MB]</text:p>
          </table:table-cell>
          <table:table-cell office:value-type="string">
            <text:p>SA TEST A. minimum cost</text:p>
          </table:table-cell>
          <table:table-cell office:value-type="string">
            <text:p>SA &lt; SA TEST</text:p>
          </table:table-cell>
          <table:table-cell table:style-name="ce19" office:value-type="string">
            <text:p>SA &lt; SA TEST A.</text:p>
          </table:table-cell>
          <table:table-cell office:value-type="string">
            <text:p>SA TEST &lt; SA TEST A.</text:p>
          </table:table-cell>
          <table:table-cell table:style-name="ce19" office:value-type="string">
            <text:p>SA = SA TEST A.</text:p>
          </table:table-cell>
          <table:table-cell table:style-name="ce19" office:value-type="string">
            <text:p>SA TEST A. &lt; SA</text:p>
          </table:table-cell>
          <table:table-cell table:style-name="ce1" office:value-type="string">
            <text:p>SA TEST A. Speedup(USER_TIME) over SA</text:p>
          </table:table-cell>
          <table:table-cell table:style-name="ce6" office:value-type="string">
            <text:p>SA Speedup(AVG_HEAP_MEMORY) over SA TEST A.</text:p>
          </table:table-cell>
          <table:table-cell table:style-name="ce1" office:value-type="string">
            <text:p>BB minimum time [s]</text:p>
          </table:table-cell>
          <table:table-cell table:style-name="ce6" office:value-type="string">
            <text:p>BB minimum memory [MB]</text:p>
          </table:table-cell>
          <table:table-cell office:value-type="string">
            <text:p>BB minimum cost</text:p>
          </table:table-cell>
          <table:table-cell table:style-name="ce19" office:value-type="string">
            <text:p>SA TEST A. &lt; BB</text:p>
          </table:table-cell>
          <table:table-cell table:style-name="ce19" office:value-type="string">
            <text:p>SA TEST A. = BB</text:p>
          </table:table-cell>
          <table:table-cell table:style-name="ce1" office:value-type="string">
            <text:p>SA TEST A. Speedup(USER_TIME) over BB</text:p>
          </table:table-cell>
          <table:table-cell table:style-name="ce6" office:value-type="string">
            <text:p>SA TEST A. Speedup(AVG_HEAP_MEMORY) over BB</text:p>
          </table:table-cell>
        </table:table-row>
        <table:table-row table:style-name="ro1">
          <table:table-cell table:style-name="ce2" office:value-type="float" office:value="30.36">
            <text:p>30.36</text:p>
          </table:table-cell>
          <table:table-cell table:style-name="ce7" office:value-type="float" office:value="10.2975493907928">
            <text:p>10.30</text:p>
          </table:table-cell>
          <table:table-cell office:value-type="float" office:value="312410000.78392">
            <text:p>312,410,000.78</text:p>
          </table:table-cell>
          <table:table-cell table:style-name="ce2" office:value-type="float" office:value="0.26">
            <text:p>0.26</text:p>
          </table:table-cell>
          <table:table-cell table:style-name="ce7" office:value-type="float" office:value="19.1142959594727">
            <text:p>19.11</text:p>
          </table:table-cell>
          <table:table-cell office:value-type="float" office:value="312410000.78392">
            <text:p>312,410,000.78</text:p>
          </table:table-cell>
          <table:table-cell table:style-name="ce2" office:value-type="float" office:value="0.3">
            <text:p>0.30</text:p>
          </table:table-cell>
          <table:table-cell table:style-name="ce7" office:value-type="float" office:value="11.6517677307129">
            <text:p>11.65</text:p>
          </table:table-cell>
          <table:table-cell office:value-type="float" office:value="312410000.78392">
            <text:p>312,410,000.78</text:p>
          </table:table-cell>
          <table:table-cell table:style-name="ce22" office:value-type="percentage" office:value="0.502">
            <text:p>50.20%</text:p>
          </table:table-cell>
          <table:table-cell table:style-name="ce20" office:value-type="percentage" office:value="0.006">
            <text:p>0.60%</text:p>
          </table:table-cell>
          <table:table-cell table:style-name="ce22" office:value-type="percentage" office:value="0.004">
            <text:p>0.40%</text:p>
          </table:table-cell>
          <table:table-cell table:style-name="ce20" office:value-type="percentage" office:value="0.992">
            <text:p>99.20%</text:p>
          </table:table-cell>
          <table:table-cell table:style-name="ce20" office:value-type="percentage" office:value="0.002">
            <text:p>0.20%</text:p>
          </table:table-cell>
          <table:table-cell table:style-name="ce23" office:value-type="percentage" office:value="0.989865770829487">
            <text:p>98.99%</text:p>
          </table:table-cell>
          <table:table-cell table:style-name="ce24" office:value-type="percentage" office:value="-0.491995318761841">
            <text:p>-49.20%</text:p>
          </table:table-cell>
          <table:table-cell table:style-name="ce2" office:value-type="float" office:value="0.53">
            <text:p>0.53</text:p>
          </table:table-cell>
          <table:table-cell table:style-name="ce7" office:value-type="float" office:value="11.8717231750488">
            <text:p>11.87</text:p>
          </table:table-cell>
          <table:table-cell office:value-type="float" office:value="312410000.78392">
            <text:p>312,410,000.78</text:p>
          </table:table-cell>
          <table:table-cell table:style-name="ce20" office:value-type="percentage" office:value="0">
            <text:p>0.00%</text:p>
          </table:table-cell>
          <table:table-cell table:style-name="ce20" office:value-type="percentage" office:value="0.994">
            <text:p>99.40%</text:p>
          </table:table-cell>
          <table:table-cell table:style-name="ce23" office:value-type="percentage" office:value="0.474062354211816">
            <text:p>47.41%</text:p>
          </table:table-cell>
          <table:table-cell table:style-name="ce24" office:value-type="percentage" office:value="-0.234831835137944">
            <text:p>-23.48%</text:p>
          </table:table-cell>
        </table:table-row>
        <table:table-row table:style-name="ro1">
          <table:table-cell table:style-name="ce1" office:value-type="string">
            <text:p>SA maximum time [s]</text:p>
          </table:table-cell>
          <table:table-cell table:style-name="ce6" office:value-type="string">
            <text:p>SA maximum memory [MB]</text:p>
          </table:table-cell>
          <table:table-cell office:value-type="string">
            <text:p>SA maximum cost</text:p>
          </table:table-cell>
          <table:table-cell table:style-name="ce1" office:value-type="string">
            <text:p>SA TEST maximum time [s]</text:p>
          </table:table-cell>
          <table:table-cell table:style-name="ce6" office:value-type="string">
            <text:p>SA TEST maximum memory [MB]</text:p>
          </table:table-cell>
          <table:table-cell office:value-type="string">
            <text:p>SA TEST maximum cost</text:p>
          </table:table-cell>
          <table:table-cell table:style-name="ce1" office:value-type="string">
            <text:p>SA TEST A. maximum time [s]</text:p>
          </table:table-cell>
          <table:table-cell table:style-name="ce6" office:value-type="string">
            <text:p>SA TEST A. maximum memory [MB]</text:p>
          </table:table-cell>
          <table:table-cell office:value-type="string">
            <text:p>SA TEST A. maximum cost</text:p>
          </table:table-cell>
          <table:table-cell office:value-type="string">
            <text:p>(lower is better)</text:p>
          </table:table-cell>
          <table:table-cell table:style-name="ce19" office:value-type="string">
            <text:p>(lower is better)</text:p>
          </table:table-cell>
          <table:table-cell office:value-type="string">
            <text:p>(lower is better)</text:p>
          </table:table-cell>
          <table:table-cell table:style-name="ce21"/>
          <table:table-cell table:style-name="ce19" office:value-type="string">
            <text:p>(higher is better)</text:p>
          </table:table-cell>
          <table:table-cell table:style-name="ce1" office:value-type="string">
            <text:p>(higher is better)</text:p>
          </table:table-cell>
          <table:table-cell table:style-name="ce6" office:value-type="string">
            <text:p>(lower is better)</text:p>
          </table:table-cell>
          <table:table-cell table:style-name="ce1" office:value-type="string">
            <text:p>BB maximum time [s]</text:p>
          </table:table-cell>
          <table:table-cell table:style-name="ce6" office:value-type="string">
            <text:p>BB maximum memory [MB]</text:p>
          </table:table-cell>
          <table:table-cell office:value-type="string">
            <text:p>BB maximum cost</text:p>
          </table:table-cell>
          <table:table-cell table:style-name="ce19" office:value-type="string">
            <text:p>(higher is better)</text:p>
          </table:table-cell>
          <table:table-cell table:style-name="ce19"/>
          <table:table-cell table:style-name="ce1" office:value-type="string">
            <text:p>(higher is better)</text:p>
          </table:table-cell>
          <table:table-cell table:style-name="ce6" office:value-type="string">
            <text:p>(higher is better)</text:p>
          </table:table-cell>
        </table:table-row>
        <table:table-row table:style-name="ro1">
          <table:table-cell table:style-name="ce2" office:value-type="float" office:value="38.11">
            <text:p>38.11</text:p>
          </table:table-cell>
          <table:table-cell table:style-name="ce8" office:value-type="float" office:value="21.365707025528">
            <text:p>21.37</text:p>
          </table:table-cell>
          <table:table-cell office:value-type="float" office:value="317030000.794172">
            <text:p>317,030,000.79</text:p>
          </table:table-cell>
          <table:table-cell table:style-name="ce2" office:value-type="float" office:value="0.34">
            <text:p>0.34</text:p>
          </table:table-cell>
          <table:table-cell table:style-name="ce8" office:value-type="float" office:value="19.3017959594727">
            <text:p>19.30</text:p>
          </table:table-cell>
          <table:table-cell office:value-type="float" office:value="326270000.814676">
            <text:p>326,270,000.81</text:p>
          </table:table-cell>
          <table:table-cell table:style-name="ce2" office:value-type="float" office:value="0.38">
            <text:p>0.38</text:p>
          </table:table-cell>
          <table:table-cell table:style-name="ce8" office:value-type="float" office:value="19.259765625">
            <text:p>19.26</text:p>
          </table:table-cell>
          <table:table-cell office:value-type="float" office:value="321650000.804424">
            <text:p>321,650,000.80</text:p>
          </table:table-cell>
          <table:table-cell table:number-columns-repeated="7"/>
          <table:table-cell table:style-name="ce2" office:value-type="float" office:value="0.78">
            <text:p>0.78</text:p>
          </table:table-cell>
          <table:table-cell table:style-name="ce8" office:value-type="float" office:value="17.9851531982422">
            <text:p>17.99</text:p>
          </table:table-cell>
          <table:table-cell office:value-type="float" office:value="312410000.78392">
            <text:p>312,410,000.78</text:p>
          </table:table-cell>
          <table:table-cell table:number-columns-repeated="4"/>
        </table:table-row>
        <table:table-row table:style-name="ro1">
          <table:table-cell table:style-name="ce1" office:value-type="string">
            <text:p>SA average time [s]</text:p>
          </table:table-cell>
          <table:table-cell table:style-name="ce6" office:value-type="string">
            <text:p>SA average memory [MB]</text:p>
          </table:table-cell>
          <table:table-cell office:value-type="string">
            <text:p>SA average cost</text:p>
          </table:table-cell>
          <table:table-cell table:style-name="ce1" office:value-type="string">
            <text:p>SA TEST average time [s]</text:p>
          </table:table-cell>
          <table:table-cell table:style-name="ce6" office:value-type="string">
            <text:p>SA TEST average memory [MB]</text:p>
          </table:table-cell>
          <table:table-cell office:value-type="string">
            <text:p>SA TEST average cost</text:p>
          </table:table-cell>
          <table:table-cell table:style-name="ce1" office:value-type="string">
            <text:p>SA TEST A. average time [s]</text:p>
          </table:table-cell>
          <table:table-cell table:style-name="ce6" office:value-type="string">
            <text:p>SA TEST A. average memory [MB]</text:p>
          </table:table-cell>
          <table:table-cell office:value-type="string">
            <text:p>SA TEST A. average cost</text:p>
          </table:table-cell>
          <table:table-cell table:number-columns-repeated="7"/>
          <table:table-cell table:style-name="ce1" office:value-type="string">
            <text:p>BB average time [s]</text:p>
          </table:table-cell>
          <table:table-cell table:style-name="ce6" office:value-type="string">
            <text:p>BB average memory [MB]</text:p>
          </table:table-cell>
          <table:table-cell office:value-type="string">
            <text:p>BB average cost</text:p>
          </table:table-cell>
          <table:table-cell table:number-columns-repeated="4"/>
        </table:table-row>
        <table:table-row table:style-name="ro1">
          <table:table-cell table:style-name="ce3" office:value-type="float" office:value="32.45669">
            <text:p>32.46</text:p>
          </table:table-cell>
          <table:table-cell table:style-name="ce8" office:value-type="float" office:value="13.8648166873741">
            <text:p>13.86</text:p>
          </table:table-cell>
          <table:table-cell office:value-type="float" office:value="312419240.783936">
            <text:p>312,419,240.78</text:p>
          </table:table-cell>
          <table:table-cell table:style-name="ce3" office:value-type="float" office:value="0.294320000000001">
            <text:p>0.29</text:p>
          </table:table-cell>
          <table:table-cell table:style-name="ce8" office:value-type="float" office:value="19.211736579895">
            <text:p>19.21</text:p>
          </table:table-cell>
          <table:table-cell office:value-type="float" office:value="315052640.789781">
            <text:p>315,052,640.79</text:p>
          </table:table-cell>
          <table:table-cell table:style-name="ce3" office:value-type="float" office:value="0.328219999999999">
            <text:p>0.33</text:p>
          </table:table-cell>
          <table:table-cell table:style-name="ce8" office:value-type="float" office:value="19.1237017021179">
            <text:p>19.12</text:p>
          </table:table-cell>
          <table:table-cell office:value-type="float" office:value="312456200.784018">
            <text:p>312,456,200.78</text:p>
          </table:table-cell>
          <table:table-cell table:number-columns-repeated="7"/>
          <table:table-cell table:style-name="ce3" office:value-type="float" office:value="0.62699">
            <text:p>0.63</text:p>
          </table:table-cell>
          <table:table-cell table:style-name="ce8" office:value-type="float" office:value="15.5853695831299">
            <text:p>15.59</text:p>
          </table:table-cell>
          <table:table-cell office:value-type="float" office:value="312410000.783915">
            <text:p>312,410,000.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A # minimum cost</text:p>
          </table:table-cell>
          <table:table-cell table:number-columns-repeated="2"/>
          <table:table-cell office:value-type="string">
            <text:p>SA TEST # minimum cost</text:p>
          </table:table-cell>
          <table:table-cell table:number-columns-repeated="2"/>
          <table:table-cell office:value-type="string">
            <text:p>SA TEST A. # minimum cost</text:p>
          </table:table-cell>
          <table:table-cell table:number-columns-repeated="9"/>
          <table:table-cell office:value-type="string">
            <text:p>BB # minimum cos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1" office:value-type="percentage" office:value="0.998">
            <text:p>99.80%</text:p>
          </table:table-cell>
          <table:table-cell table:number-columns-repeated="2"/>
          <table:table-cell table:style-name="ce11" office:value-type="percentage" office:value="0.496">
            <text:p>49.60%</text:p>
          </table:table-cell>
          <table:table-cell table:number-columns-repeated="2"/>
          <table:table-cell table:style-name="ce11" office:value-type="percentage" office:value="0.994">
            <text:p>99.40%</text:p>
          </table:table-cell>
          <table:table-cell table:number-columns-repeated="9"/>
          <table:table-cell table:style-name="ce11" office:value-type="percentage" office:value="1">
            <text:p>100.00%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ce12"/>
          <table:table-cell table:number-columns-repeated="2"/>
          <table:table-cell table:style-name="ce12"/>
          <table:table-cell table:number-columns-repeated="2"/>
          <table:table-cell table:style-name="ce12"/>
          <table:table-cell table:number-columns-repeated="9"/>
          <table:table-cell table:style-name="ce12"/>
          <table:table-cell table:number-columns-repeated="4"/>
        </table:table-row>
        <table:table-row table:style-name="ro1">
          <table:table-cell table:style-name="Default" office:value-type="string">
            <text:p>networking</text:p>
          </table:table-cell>
          <table:table-cell table:style-name="Default"/>
          <table:table-cell table:style-name="Default" office:value-type="string">
            <text:p>Cores: 13</text:p>
          </table:table-cell>
          <table:table-cell office:value-type="string">
            <text:p>Nodes: 16</text:p>
          </table:table-cell>
          <table:table-cell office:value-type="string">
            <text:p>2D mesh size: 4x4</text:p>
          </table:table-cell>
          <table:table-cell table:style-name="Default"/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SA minimum time [s]</text:p>
          </table:table-cell>
          <table:table-cell table:style-name="ce6" office:value-type="string">
            <text:p>SA minimum memory [MB]</text:p>
          </table:table-cell>
          <table:table-cell office:value-type="string">
            <text:p>SA minimum cost</text:p>
          </table:table-cell>
          <table:table-cell table:style-name="ce1" office:value-type="string">
            <text:p>SA TEST minimum time [s]</text:p>
          </table:table-cell>
          <table:table-cell table:style-name="ce6" office:value-type="string">
            <text:p>SA TEST minimum memory [MB]</text:p>
          </table:table-cell>
          <table:table-cell office:value-type="string">
            <text:p>SA TEST minimum cost</text:p>
          </table:table-cell>
          <table:table-cell table:style-name="ce1" office:value-type="string">
            <text:p>SA TEST A. minimum time [s]</text:p>
          </table:table-cell>
          <table:table-cell table:style-name="ce6" office:value-type="string">
            <text:p>SA TEST A. minimum memory [MB]</text:p>
          </table:table-cell>
          <table:table-cell office:value-type="string">
            <text:p>SA TEST A. minimum cost</text:p>
          </table:table-cell>
          <table:table-cell office:value-type="string">
            <text:p>SA &lt; SA TEST</text:p>
          </table:table-cell>
          <table:table-cell table:style-name="ce19" office:value-type="string">
            <text:p>SA &lt; SA TEST A.</text:p>
          </table:table-cell>
          <table:table-cell office:value-type="string">
            <text:p>SA TEST &lt; SA TEST A.</text:p>
          </table:table-cell>
          <table:table-cell table:style-name="ce19" office:value-type="string">
            <text:p>SA = SA TEST A.</text:p>
          </table:table-cell>
          <table:table-cell table:style-name="ce19" office:value-type="string">
            <text:p>SA TEST A. &lt; SA</text:p>
          </table:table-cell>
          <table:table-cell table:style-name="ce1" office:value-type="string">
            <text:p>SA TEST A. Speedup(USER_TIME) over SA</text:p>
          </table:table-cell>
          <table:table-cell table:style-name="ce6" office:value-type="string">
            <text:p>SA Speedup(AVG_HEAP_MEMORY) over SA TEST A.</text:p>
          </table:table-cell>
          <table:table-cell table:style-name="ce1" office:value-type="string">
            <text:p>BB minimum time [s]</text:p>
          </table:table-cell>
          <table:table-cell table:style-name="ce6" office:value-type="string">
            <text:p>BB minimum memory [MB]</text:p>
          </table:table-cell>
          <table:table-cell office:value-type="string">
            <text:p>BB minimum cost</text:p>
          </table:table-cell>
          <table:table-cell table:style-name="ce19" office:value-type="string">
            <text:p>SA TEST A. &lt; BB</text:p>
          </table:table-cell>
          <table:table-cell table:style-name="ce19" office:value-type="string">
            <text:p>SA TEST A. = BB</text:p>
          </table:table-cell>
          <table:table-cell table:style-name="ce1" office:value-type="string">
            <text:p>SA TEST A. Speedup(USER_TIME) over BB</text:p>
          </table:table-cell>
          <table:table-cell table:style-name="ce6" office:value-type="string">
            <text:p>SA TEST A. Speedup(AVG_HEAP_MEMORY) over BB</text:p>
          </table:table-cell>
        </table:table-row>
        <table:table-row table:style-name="ro1">
          <table:table-cell table:style-name="ce2" office:value-type="float" office:value="79.36">
            <text:p>79.36</text:p>
          </table:table-cell>
          <table:table-cell table:style-name="ce7" office:value-type="float" office:value="9.98023077964783">
            <text:p>9.98</text:p>
          </table:table-cell>
          <table:table-cell office:value-type="float" office:value="681301787.25">
            <text:p>681,301,787.25</text:p>
          </table:table-cell>
          <table:table-cell table:style-name="ce2" office:value-type="float" office:value="0.54">
            <text:p>0.54</text:p>
          </table:table-cell>
          <table:table-cell table:style-name="ce7" office:value-type="float" office:value="7.61787033081055">
            <text:p>7.62</text:p>
          </table:table-cell>
          <table:table-cell office:value-type="float" office:value="681301787.25">
            <text:p>681,301,787.25</text:p>
          </table:table-cell>
          <table:table-cell table:style-name="ce2" office:value-type="float" office:value="0.58">
            <text:p>0.58</text:p>
          </table:table-cell>
          <table:table-cell table:style-name="ce7" office:value-type="float" office:value="8.79846572875977">
            <text:p>8.80</text:p>
          </table:table-cell>
          <table:table-cell office:value-type="float" office:value="681301787.25">
            <text:p>681,301,787.25</text:p>
          </table:table-cell>
          <table:table-cell table:style-name="ce22" office:value-type="percentage" office:value="0">
            <text:p>0.00%</text:p>
          </table:table-cell>
          <table:table-cell table:style-name="ce20" office:value-type="percentage" office:value="0">
            <text:p>0.00%</text:p>
          </table:table-cell>
          <table:table-cell table:style-name="ce22" office:value-type="percentage" office:value="0">
            <text:p>0.00%</text:p>
          </table:table-cell>
          <table:table-cell table:style-name="ce20" office:value-type="percentage" office:value="1">
            <text:p>100.00%</text:p>
          </table:table-cell>
          <table:table-cell table:style-name="ce20" office:value-type="percentage" office:value="0">
            <text:p>0.00%</text:p>
          </table:table-cell>
          <table:table-cell table:style-name="ce23" office:value-type="percentage" office:value="0.99296069930728">
            <text:p>99.30%</text:p>
          </table:table-cell>
          <table:table-cell table:style-name="ce24" office:value-type="percentage" office:value="0.334374904970984">
            <text:p>33.44%</text:p>
          </table:table-cell>
          <table:table-cell table:style-name="ce2" office:value-type="float" office:value="0.91">
            <text:p>0.91</text:p>
          </table:table-cell>
          <table:table-cell table:style-name="ce7" office:value-type="float" office:value="4.06293995857239">
            <text:p>4.06</text:p>
          </table:table-cell>
          <table:table-cell office:value-type="float" office:value="681301787.25">
            <text:p>681,301,787.25</text:p>
          </table:table-cell>
          <table:table-cell table:style-name="ce20" office:value-type="percentage" office:value="0">
            <text:p>0.00%</text:p>
          </table:table-cell>
          <table:table-cell table:style-name="ce20" office:value-type="percentage" office:value="1">
            <text:p>100.00%</text:p>
          </table:table-cell>
          <table:table-cell table:style-name="ce23" office:value-type="percentage" office:value="0.395918784806797">
            <text:p>39.59%</text:p>
          </table:table-cell>
          <table:table-cell table:style-name="ce24" office:value-type="percentage" office:value="0.203894253461834">
            <text:p>20.39%</text:p>
          </table:table-cell>
        </table:table-row>
        <table:table-row table:style-name="ro1">
          <table:table-cell table:style-name="ce1" office:value-type="string">
            <text:p>SA maximum time [s]</text:p>
          </table:table-cell>
          <table:table-cell table:style-name="ce6" office:value-type="string">
            <text:p>SA maximum memory [MB]</text:p>
          </table:table-cell>
          <table:table-cell office:value-type="string">
            <text:p>SA maximum cost</text:p>
          </table:table-cell>
          <table:table-cell table:style-name="ce1" office:value-type="string">
            <text:p>SA TEST maximum time [s]</text:p>
          </table:table-cell>
          <table:table-cell table:style-name="ce6" office:value-type="string">
            <text:p>SA TEST maximum memory [MB]</text:p>
          </table:table-cell>
          <table:table-cell office:value-type="string">
            <text:p>SA TEST maximum cost</text:p>
          </table:table-cell>
          <table:table-cell table:style-name="ce1" office:value-type="string">
            <text:p>SA TEST A. maximum time [s]</text:p>
          </table:table-cell>
          <table:table-cell table:style-name="ce6" office:value-type="string">
            <text:p>SA TEST A. maximum memory [MB]</text:p>
          </table:table-cell>
          <table:table-cell office:value-type="string">
            <text:p>SA TEST A. maximum cost</text:p>
          </table:table-cell>
          <table:table-cell office:value-type="string">
            <text:p>(lower is better)</text:p>
          </table:table-cell>
          <table:table-cell table:style-name="ce19" office:value-type="string">
            <text:p>(lower is better)</text:p>
          </table:table-cell>
          <table:table-cell office:value-type="string">
            <text:p>(lower is better)</text:p>
          </table:table-cell>
          <table:table-cell table:style-name="ce21"/>
          <table:table-cell table:style-name="ce19" office:value-type="string">
            <text:p>(higher is better)</text:p>
          </table:table-cell>
          <table:table-cell table:style-name="ce1" office:value-type="string">
            <text:p>(higher is better)</text:p>
          </table:table-cell>
          <table:table-cell table:style-name="ce6" office:value-type="string">
            <text:p>(lower is better)</text:p>
          </table:table-cell>
          <table:table-cell table:style-name="ce1" office:value-type="string">
            <text:p>BB maximum time [s]</text:p>
          </table:table-cell>
          <table:table-cell table:style-name="ce6" office:value-type="string">
            <text:p>BB maximum memory [MB]</text:p>
          </table:table-cell>
          <table:table-cell office:value-type="string">
            <text:p>BB maximum cost</text:p>
          </table:table-cell>
          <table:table-cell table:style-name="ce19" office:value-type="string">
            <text:p>(higher is better)</text:p>
          </table:table-cell>
          <table:table-cell table:style-name="ce19"/>
          <table:table-cell table:style-name="ce1" office:value-type="string">
            <text:p>(higher is better)</text:p>
          </table:table-cell>
          <table:table-cell table:style-name="ce6" office:value-type="string">
            <text:p>(higher is better)</text:p>
          </table:table-cell>
        </table:table-row>
        <table:table-row table:style-name="ro1">
          <table:table-cell table:style-name="ce2" office:value-type="float" office:value="98.58">
            <text:p>98.58</text:p>
          </table:table-cell>
          <table:table-cell table:style-name="ce8" office:value-type="float" office:value="34.73822265625">
            <text:p>34.74</text:p>
          </table:table-cell>
          <table:table-cell office:value-type="float" office:value="681301787.25">
            <text:p>681,301,787.25</text:p>
          </table:table-cell>
          <table:table-cell table:style-name="ce2" office:value-type="float" office:value="0.71">
            <text:p>0.71</text:p>
          </table:table-cell>
          <table:table-cell table:style-name="ce8" office:value-type="float" office:value="8.56106948852539">
            <text:p>8.56</text:p>
          </table:table-cell>
          <table:table-cell office:value-type="float" office:value="681301787.25">
            <text:p>681,301,787.25</text:p>
          </table:table-cell>
          <table:table-cell table:style-name="ce2" office:value-type="float" office:value="0.76">
            <text:p>0.76</text:p>
          </table:table-cell>
          <table:table-cell table:style-name="ce8" office:value-type="float" office:value="10.4292755126953">
            <text:p>10.43</text:p>
          </table:table-cell>
          <table:table-cell office:value-type="float" office:value="681301787.25">
            <text:p>681,301,787.25</text:p>
          </table:table-cell>
          <table:table-cell table:number-columns-repeated="7"/>
          <table:table-cell table:style-name="ce2" office:value-type="float" office:value="1.15">
            <text:p>1.15</text:p>
          </table:table-cell>
          <table:table-cell table:style-name="ce8" office:value-type="float" office:value="21.4304478931427">
            <text:p>21.43</text:p>
          </table:table-cell>
          <table:table-cell office:value-type="float" office:value="681301787.25">
            <text:p>681,301,787.25</text:p>
          </table:table-cell>
          <table:table-cell table:number-columns-repeated="4"/>
        </table:table-row>
        <table:table-row table:style-name="ro1">
          <table:table-cell table:style-name="ce1" office:value-type="string">
            <text:p>SA average time [s]</text:p>
          </table:table-cell>
          <table:table-cell table:style-name="ce6" office:value-type="string">
            <text:p>SA average memory [MB]</text:p>
          </table:table-cell>
          <table:table-cell office:value-type="string">
            <text:p>SA average cost</text:p>
          </table:table-cell>
          <table:table-cell table:style-name="ce1" office:value-type="string">
            <text:p>SA TEST average time [s]</text:p>
          </table:table-cell>
          <table:table-cell table:style-name="ce6" office:value-type="string">
            <text:p>SA TEST average memory [MB]</text:p>
          </table:table-cell>
          <table:table-cell office:value-type="string">
            <text:p>SA TEST average cost</text:p>
          </table:table-cell>
          <table:table-cell table:style-name="ce1" office:value-type="string">
            <text:p>SA TEST A. average time [s]</text:p>
          </table:table-cell>
          <table:table-cell table:style-name="ce6" office:value-type="string">
            <text:p>SA TEST A. average memory [MB]</text:p>
          </table:table-cell>
          <table:table-cell office:value-type="string">
            <text:p>SA TEST A. average cost</text:p>
          </table:table-cell>
          <table:table-cell table:number-columns-repeated="7"/>
          <table:table-cell table:style-name="ce1" office:value-type="string">
            <text:p>BB average time [s]</text:p>
          </table:table-cell>
          <table:table-cell table:style-name="ce6" office:value-type="string">
            <text:p>BB average memory [MB]</text:p>
          </table:table-cell>
          <table:table-cell office:value-type="string">
            <text:p>BB average cost</text:p>
          </table:table-cell>
          <table:table-cell table:number-columns-repeated="4"/>
        </table:table-row>
        <table:table-row table:style-name="ro1">
          <table:table-cell table:style-name="ce3" office:value-type="float" office:value="86.5016100000001">
            <text:p>86.50</text:p>
          </table:table-cell>
          <table:table-cell table:style-name="ce8" office:value-type="float" office:value="16.672558383503">
            <text:p>16.67</text:p>
          </table:table-cell>
          <table:table-cell office:value-type="float" office:value="681301787.25">
            <text:p>681,301,787.25</text:p>
          </table:table-cell>
          <table:table-cell table:style-name="ce3" office:value-type="float" office:value="0.570319999999999">
            <text:p>0.57</text:p>
          </table:table-cell>
          <table:table-cell table:style-name="ce8" office:value-type="float" office:value="8.01237057495117">
            <text:p>8.01</text:p>
          </table:table-cell>
          <table:table-cell office:value-type="float" office:value="681301787.25">
            <text:p>681,301,787.25</text:p>
          </table:table-cell>
          <table:table-cell table:style-name="ce3" office:value-type="float" office:value="0.608530000000006">
            <text:p>0.61</text:p>
          </table:table-cell>
          <table:table-cell table:style-name="ce8" office:value-type="float" office:value="9.77500978469849">
            <text:p>9.78</text:p>
          </table:table-cell>
          <table:table-cell office:value-type="float" office:value="681301787.25">
            <text:p>681,301,787.25</text:p>
          </table:table-cell>
          <table:table-cell table:number-columns-repeated="7"/>
          <table:table-cell table:style-name="ce3" office:value-type="float" office:value="1.00958">
            <text:p>1.01</text:p>
          </table:table-cell>
          <table:table-cell table:style-name="ce8" office:value-type="float" office:value="13.2338612746048">
            <text:p>13.23</text:p>
          </table:table-cell>
          <table:table-cell office:value-type="float" office:value="681301787.25">
            <text:p>681,301,787.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A # minimum cost</text:p>
          </table:table-cell>
          <table:table-cell table:number-columns-repeated="2"/>
          <table:table-cell office:value-type="string">
            <text:p>SA TEST # minimum cost</text:p>
          </table:table-cell>
          <table:table-cell table:number-columns-repeated="2"/>
          <table:table-cell office:value-type="string">
            <text:p>SA TEST A. # minimum cost</text:p>
          </table:table-cell>
          <table:table-cell table:number-columns-repeated="9"/>
          <table:table-cell office:value-type="string">
            <text:p>BB # minimum cos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1" office:value-type="percentage" office:value="1">
            <text:p>100.00%</text:p>
          </table:table-cell>
          <table:table-cell table:number-columns-repeated="2"/>
          <table:table-cell table:style-name="ce11" office:value-type="percentage" office:value="1">
            <text:p>100.00%</text:p>
          </table:table-cell>
          <table:table-cell table:number-columns-repeated="2"/>
          <table:table-cell table:style-name="ce11" office:value-type="percentage" office:value="1">
            <text:p>100.00%</text:p>
          </table:table-cell>
          <table:table-cell table:number-columns-repeated="9"/>
          <table:table-cell table:style-name="ce11" office:value-type="percentage" office:value="1">
            <text:p>100.00%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ce12"/>
          <table:table-cell table:number-columns-repeated="2"/>
          <table:table-cell table:style-name="ce12"/>
          <table:table-cell table:number-columns-repeated="2"/>
          <table:table-cell table:style-name="ce12"/>
          <table:table-cell table:number-columns-repeated="9"/>
          <table:table-cell table:style-name="ce12"/>
          <table:table-cell table:number-columns-repeated="4"/>
        </table:table-row>
        <table:table-row table:style-name="ro1">
          <table:table-cell table:style-name="Default" office:value-type="string">
            <text:p>office-automation</text:p>
          </table:table-cell>
          <table:table-cell table:style-name="Default"/>
          <table:table-cell table:style-name="Default" office:value-type="string">
            <text:p>Cores: 5</text:p>
          </table:table-cell>
          <table:table-cell office:value-type="string">
            <text:p>Nodes: 6</text:p>
          </table:table-cell>
          <table:table-cell office:value-type="string">
            <text:p>2D mesh size: 3x2</text:p>
          </table:table-cell>
          <table:table-cell table:style-name="Default"/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SA minimum time [s]</text:p>
          </table:table-cell>
          <table:table-cell table:style-name="ce6" office:value-type="string">
            <text:p>SA minimum memory [MB]</text:p>
          </table:table-cell>
          <table:table-cell office:value-type="string">
            <text:p>SA minimum cost</text:p>
          </table:table-cell>
          <table:table-cell table:style-name="ce1" office:value-type="string">
            <text:p>SA TEST minimum time [s]</text:p>
          </table:table-cell>
          <table:table-cell table:style-name="ce6" office:value-type="string">
            <text:p>SA TEST minimum memory [MB]</text:p>
          </table:table-cell>
          <table:table-cell office:value-type="string">
            <text:p>SA TEST minimum cost</text:p>
          </table:table-cell>
          <table:table-cell table:style-name="ce1" office:value-type="string">
            <text:p>SA TEST A. minimum time [s]</text:p>
          </table:table-cell>
          <table:table-cell table:style-name="ce6" office:value-type="string">
            <text:p>SA TEST A. minimum memory [MB]</text:p>
          </table:table-cell>
          <table:table-cell office:value-type="string">
            <text:p>SA TEST A. minimum cost</text:p>
          </table:table-cell>
          <table:table-cell office:value-type="string">
            <text:p>SA &lt; SA TEST</text:p>
          </table:table-cell>
          <table:table-cell table:style-name="ce19" office:value-type="string">
            <text:p>SA &lt; SA TEST A.</text:p>
          </table:table-cell>
          <table:table-cell office:value-type="string">
            <text:p>SA TEST &lt; SA TEST A.</text:p>
          </table:table-cell>
          <table:table-cell table:style-name="ce19" office:value-type="string">
            <text:p>SA = SA TEST A.</text:p>
          </table:table-cell>
          <table:table-cell table:style-name="ce19" office:value-type="string">
            <text:p>SA TEST A. &lt; SA</text:p>
          </table:table-cell>
          <table:table-cell table:style-name="ce1" office:value-type="string">
            <text:p>SA TEST A. Speedup(USER_TIME) over SA</text:p>
          </table:table-cell>
          <table:table-cell table:style-name="ce6" office:value-type="string">
            <text:p>SA Speedup(AVG_HEAP_MEMORY) over SA TEST A.</text:p>
          </table:table-cell>
          <table:table-cell table:style-name="ce1" office:value-type="string">
            <text:p>BB minimum time [s]</text:p>
          </table:table-cell>
          <table:table-cell table:style-name="ce6" office:value-type="string">
            <text:p>BB minimum memory [MB]</text:p>
          </table:table-cell>
          <table:table-cell office:value-type="string">
            <text:p>BB minimum cost</text:p>
          </table:table-cell>
          <table:table-cell table:style-name="ce19" office:value-type="string">
            <text:p>SA TEST A. &lt; BB</text:p>
          </table:table-cell>
          <table:table-cell table:style-name="ce19" office:value-type="string">
            <text:p>SA TEST A. = BB</text:p>
          </table:table-cell>
          <table:table-cell table:style-name="ce1" office:value-type="string">
            <text:p>SA TEST A. Speedup(USER_TIME) over BB</text:p>
          </table:table-cell>
          <table:table-cell table:style-name="ce6" office:value-type="string">
            <text:p>SA TEST A. Speedup(AVG_HEAP_MEMORY) over BB</text:p>
          </table:table-cell>
        </table:table-row>
        <table:table-row table:style-name="ro1">
          <table:table-cell table:style-name="ce2" office:value-type="float" office:value="3.15">
            <text:p>3.15</text:p>
          </table:table-cell>
          <table:table-cell table:style-name="ce7" office:value-type="float" office:value="9.17079598426819">
            <text:p>9.17</text:p>
          </table:table-cell>
          <table:table-cell office:value-type="float" office:value="18282425.0462077">
            <text:p>18,282,425.05</text:p>
          </table:table-cell>
          <table:table-cell table:style-name="ce2" office:value-type="float" office:value="0.08">
            <text:p>0.08</text:p>
          </table:table-cell>
          <table:table-cell table:style-name="ce7" office:value-type="float" office:value="11.3917083740234">
            <text:p>11.39</text:p>
          </table:table-cell>
          <table:table-cell office:value-type="float" office:value="18282425.0462077">
            <text:p>18,282,425.05</text:p>
          </table:table-cell>
          <table:table-cell table:style-name="ce2" office:value-type="float" office:value="0.09">
            <text:p>0.09</text:p>
          </table:table-cell>
          <table:table-cell table:style-name="ce7" office:value-type="float" office:value="11.4339752197266">
            <text:p>11.43</text:p>
          </table:table-cell>
          <table:table-cell office:value-type="float" office:value="18282425.0462077">
            <text:p>18,282,425.05</text:p>
          </table:table-cell>
          <table:table-cell table:style-name="ce22" office:value-type="percentage" office:value="0">
            <text:p>0.00%</text:p>
          </table:table-cell>
          <table:table-cell table:style-name="ce20" office:value-type="percentage" office:value="0">
            <text:p>0.00%</text:p>
          </table:table-cell>
          <table:table-cell table:style-name="ce22" office:value-type="percentage" office:value="0">
            <text:p>0.00%</text:p>
          </table:table-cell>
          <table:table-cell table:style-name="ce20" office:value-type="percentage" office:value="1">
            <text:p>100.00%</text:p>
          </table:table-cell>
          <table:table-cell table:style-name="ce20" office:value-type="percentage" office:value="0">
            <text:p>0.00%</text:p>
          </table:table-cell>
          <table:table-cell table:style-name="ce23" office:value-type="percentage" office:value="0.965260609575591">
            <text:p>96.53%</text:p>
          </table:table-cell>
          <table:table-cell table:style-name="ce24" office:value-type="percentage" office:value="0.114580363711045">
            <text:p>11.46%</text:p>
          </table:table-cell>
          <table:table-cell table:style-name="ce2" office:value-type="float" office:value="0">
            <text:p>0.00</text:p>
          </table:table-cell>
          <table:table-cell table:style-name="ce7" office:value-type="float" office:value="0">
            <text:p>0.00</text:p>
          </table:table-cell>
          <table:table-cell office:value-type="float" office:value="18282425.0462077">
            <text:p>18,282,425.05</text:p>
          </table:table-cell>
          <table:table-cell table:style-name="ce20" office:value-type="percentage" office:value="0">
            <text:p>0.00%</text:p>
          </table:table-cell>
          <table:table-cell table:style-name="ce20" office:value-type="percentage" office:value="1">
            <text:p>100.00%</text:p>
          </table:table-cell>
          <table:table-cell table:style-name="ce23" office:value-type="percentage" office:value="-0.1">
            <text:p>-10.00%</text:p>
          </table:table-cell>
          <table:table-cell table:style-name="ce24" office:value-type="percentage" office:value="-0.0194">
            <text:p>-1.94%</text:p>
          </table:table-cell>
        </table:table-row>
        <table:table-row table:style-name="ro1">
          <table:table-cell table:style-name="ce1" office:value-type="string">
            <text:p>SA maximum time [s]</text:p>
          </table:table-cell>
          <table:table-cell table:style-name="ce6" office:value-type="string">
            <text:p>SA maximum memory [MB]</text:p>
          </table:table-cell>
          <table:table-cell office:value-type="string">
            <text:p>SA maximum cost</text:p>
          </table:table-cell>
          <table:table-cell table:style-name="ce1" office:value-type="string">
            <text:p>SA TEST maximum time [s]</text:p>
          </table:table-cell>
          <table:table-cell table:style-name="ce6" office:value-type="string">
            <text:p>SA TEST maximum memory [MB]</text:p>
          </table:table-cell>
          <table:table-cell office:value-type="string">
            <text:p>SA TEST maximum cost</text:p>
          </table:table-cell>
          <table:table-cell table:style-name="ce1" office:value-type="string">
            <text:p>SA TEST A. maximum time [s]</text:p>
          </table:table-cell>
          <table:table-cell table:style-name="ce6" office:value-type="string">
            <text:p>SA TEST A. maximum memory [MB]</text:p>
          </table:table-cell>
          <table:table-cell office:value-type="string">
            <text:p>SA TEST A. maximum cost</text:p>
          </table:table-cell>
          <table:table-cell office:value-type="string">
            <text:p>(lower is better)</text:p>
          </table:table-cell>
          <table:table-cell table:style-name="ce19" office:value-type="string">
            <text:p>(lower is better)</text:p>
          </table:table-cell>
          <table:table-cell office:value-type="string">
            <text:p>(lower is better)</text:p>
          </table:table-cell>
          <table:table-cell table:style-name="ce21"/>
          <table:table-cell table:style-name="ce19" office:value-type="string">
            <text:p>(higher is better)</text:p>
          </table:table-cell>
          <table:table-cell table:style-name="ce1" office:value-type="string">
            <text:p>(higher is better)</text:p>
          </table:table-cell>
          <table:table-cell table:style-name="ce6" office:value-type="string">
            <text:p>(lower is better)</text:p>
          </table:table-cell>
          <table:table-cell table:style-name="ce1" office:value-type="string">
            <text:p>BB maximum time [s]</text:p>
          </table:table-cell>
          <table:table-cell table:style-name="ce6" office:value-type="string">
            <text:p>BB maximum memory [MB]</text:p>
          </table:table-cell>
          <table:table-cell office:value-type="string">
            <text:p>BB maximum cost</text:p>
          </table:table-cell>
          <table:table-cell table:style-name="ce19" office:value-type="string">
            <text:p>(higher is better)</text:p>
          </table:table-cell>
          <table:table-cell table:style-name="ce19"/>
          <table:table-cell table:style-name="ce1" office:value-type="string">
            <text:p>(higher is better)</text:p>
          </table:table-cell>
          <table:table-cell table:style-name="ce6" office:value-type="string">
            <text:p>(higher is better)</text:p>
          </table:table-cell>
        </table:table-row>
        <table:table-row table:style-name="ro1">
          <table:table-cell table:style-name="ce2" office:value-type="float" office:value="4.33">
            <text:p>4.33</text:p>
          </table:table-cell>
          <table:table-cell table:style-name="ce8" office:value-type="float" office:value="22.6737649059296">
            <text:p>22.67</text:p>
          </table:table-cell>
          <table:table-cell office:value-type="float" office:value="18282425.0462077">
            <text:p>18,282,425.05</text:p>
          </table:table-cell>
          <table:table-cell table:style-name="ce2" office:value-type="float" office:value="0.12">
            <text:p>0.12</text:p>
          </table:table-cell>
          <table:table-cell table:style-name="ce8" office:value-type="float" office:value="11.6030426025391">
            <text:p>11.60</text:p>
          </table:table-cell>
          <table:table-cell office:value-type="float" office:value="18282425.0462077">
            <text:p>18,282,425.05</text:p>
          </table:table-cell>
          <table:table-cell table:style-name="ce2" office:value-type="float" office:value="0.13">
            <text:p>0.13</text:p>
          </table:table-cell>
          <table:table-cell table:style-name="ce8" office:value-type="float" office:value="11.6215209960938">
            <text:p>11.62</text:p>
          </table:table-cell>
          <table:table-cell office:value-type="float" office:value="18282425.0462077">
            <text:p>18,282,425.05</text:p>
          </table:table-cell>
          <table:table-cell table:number-columns-repeated="7"/>
          <table:table-cell table:style-name="ce2" office:value-type="float" office:value="0.02">
            <text:p>0.02</text:p>
          </table:table-cell>
          <table:table-cell table:style-name="ce8" office:value-type="float" office:value="11.7798385620117">
            <text:p>11.78</text:p>
          </table:table-cell>
          <table:table-cell office:value-type="float" office:value="18282425.0462077">
            <text:p>18,282,425.05</text:p>
          </table:table-cell>
          <table:table-cell table:number-columns-repeated="4"/>
        </table:table-row>
        <table:table-row table:style-name="ro1">
          <table:table-cell table:style-name="ce1" office:value-type="string">
            <text:p>SA average time [s]</text:p>
          </table:table-cell>
          <table:table-cell table:style-name="ce6" office:value-type="string">
            <text:p>SA average memory [MB]</text:p>
          </table:table-cell>
          <table:table-cell office:value-type="string">
            <text:p>SA average cost</text:p>
          </table:table-cell>
          <table:table-cell table:style-name="ce1" office:value-type="string">
            <text:p>SA TEST average time [s]</text:p>
          </table:table-cell>
          <table:table-cell table:style-name="ce6" office:value-type="string">
            <text:p>SA TEST average memory [MB]</text:p>
          </table:table-cell>
          <table:table-cell office:value-type="string">
            <text:p>SA TEST average cost</text:p>
          </table:table-cell>
          <table:table-cell table:style-name="ce1" office:value-type="string">
            <text:p>SA TEST A. average time [s]</text:p>
          </table:table-cell>
          <table:table-cell table:style-name="ce6" office:value-type="string">
            <text:p>SA TEST A. average memory [MB]</text:p>
          </table:table-cell>
          <table:table-cell office:value-type="string">
            <text:p>SA TEST A. average cost</text:p>
          </table:table-cell>
          <table:table-cell table:number-columns-repeated="7"/>
          <table:table-cell table:style-name="ce1" office:value-type="string">
            <text:p>BB average time [s]</text:p>
          </table:table-cell>
          <table:table-cell table:style-name="ce6" office:value-type="string">
            <text:p>BB average memory [MB]</text:p>
          </table:table-cell>
          <table:table-cell office:value-type="string">
            <text:p>BB average cost</text:p>
          </table:table-cell>
          <table:table-cell table:number-columns-repeated="4"/>
        </table:table-row>
        <table:table-row table:style-name="ro1">
          <table:table-cell table:style-name="ce3" office:value-type="float" office:value="3.22014999999999">
            <text:p>3.22</text:p>
          </table:table-cell>
          <table:table-cell table:style-name="ce8" office:value-type="float" office:value="13.6821282775974">
            <text:p>13.68</text:p>
          </table:table-cell>
          <table:table-cell office:value-type="float" office:value="18282425.0462075">
            <text:p>18,282,425.05</text:p>
          </table:table-cell>
          <table:table-cell table:style-name="ce3" office:value-type="float" office:value="0.0983299999999999">
            <text:p>0.10</text:p>
          </table:table-cell>
          <table:table-cell table:style-name="ce8" office:value-type="float" office:value="11.470356552124">
            <text:p>11.47</text:p>
          </table:table-cell>
          <table:table-cell office:value-type="float" office:value="18282425.0462075">
            <text:p>18,282,425.05</text:p>
          </table:table-cell>
          <table:table-cell table:style-name="ce3" office:value-type="float" office:value="0.11183">
            <text:p>0.11</text:p>
          </table:table-cell>
          <table:table-cell table:style-name="ce8" office:value-type="float" office:value="11.528290977478">
            <text:p>11.53</text:p>
          </table:table-cell>
          <table:table-cell office:value-type="float" office:value="18282425.0462075">
            <text:p>18,282,425.05</text:p>
          </table:table-cell>
          <table:table-cell table:number-columns-repeated="7"/>
          <table:table-cell table:style-name="ce3" office:value-type="float" office:value="0.00841999999999987">
            <text:p>0.01</text:p>
          </table:table-cell>
          <table:table-cell table:style-name="ce8" office:value-type="float" office:value="11.3091658096313">
            <text:p>11.31</text:p>
          </table:table-cell>
          <table:table-cell office:value-type="float" office:value="18282425.0462075">
            <text:p>18,282,425.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A # minimum cost</text:p>
          </table:table-cell>
          <table:table-cell table:number-columns-repeated="2"/>
          <table:table-cell office:value-type="string">
            <text:p>SA TEST # minimum cost</text:p>
          </table:table-cell>
          <table:table-cell table:number-columns-repeated="2"/>
          <table:table-cell office:value-type="string">
            <text:p>SA TEST A. # minimum cost</text:p>
          </table:table-cell>
          <table:table-cell table:number-columns-repeated="9"/>
          <table:table-cell office:value-type="string">
            <text:p>BB # minimum cos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1" office:value-type="percentage" office:value="1">
            <text:p>100.00%</text:p>
          </table:table-cell>
          <table:table-cell table:number-columns-repeated="2"/>
          <table:table-cell table:style-name="ce11" office:value-type="percentage" office:value="1">
            <text:p>100.00%</text:p>
          </table:table-cell>
          <table:table-cell table:number-columns-repeated="2"/>
          <table:table-cell table:style-name="ce11" office:value-type="percentage" office:value="1">
            <text:p>100.00%</text:p>
          </table:table-cell>
          <table:table-cell table:number-columns-repeated="9"/>
          <table:table-cell table:style-name="ce11" office:value-type="percentage" office:value="1">
            <text:p>100.00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/>
          <table:table-cell table:number-columns-repeated="2"/>
          <table:table-cell table:style-name="ce12"/>
          <table:table-cell table:number-columns-repeated="2"/>
          <table:table-cell table:style-name="ce12"/>
          <table:table-cell table:number-columns-repeated="9"/>
          <table:table-cell table:style-name="ce12"/>
          <table:table-cell table:number-columns-repeated="4"/>
        </table:table-row>
        <table:table-row table:style-name="ro2">
          <table:table-cell table:style-name="ce5" office:value-type="string">
            <text:p>ES USER_TIME [s]</text:p>
          </table:table-cell>
          <table:table-cell table:style-name="ce5" office:value-type="string">
            <text:p>ES AVG_HEAP_MEMORY [MB]</text:p>
          </table:table-cell>
          <table:table-cell table:style-name="ce13" office:value-type="string">
            <text:p>ES VALUE</text:p>
          </table:table-cell>
          <table:table-cell table:number-columns-repeated="2"/>
          <table:table-cell table:style-name="ce12"/>
          <table:table-cell table:number-columns-repeated="2"/>
          <table:table-cell table:style-name="ce12"/>
          <table:table-cell table:number-columns-repeated="9"/>
          <table:table-cell table:style-name="ce12"/>
          <table:table-cell table:number-columns-repeated="4"/>
        </table:table-row>
        <table:table-row table:style-name="ro2">
          <table:table-cell table:style-name="ce5" office:value-type="float" office:value="0.07">
            <text:p>0.07</text:p>
          </table:table-cell>
          <table:table-cell table:style-name="ce9" office:value-type="float" office:value="11.3416366577148">
            <text:p>11.34</text:p>
          </table:table-cell>
          <table:table-cell table:style-name="ce13" office:value-type="float" office:value="18282425.0462077">
            <text:p>18,282,425.05</text:p>
          </table:table-cell>
          <table:table-cell table:number-columns-repeated="2"/>
          <table:table-cell table:style-name="ce12"/>
          <table:table-cell table:number-columns-repeated="2"/>
          <table:table-cell table:style-name="ce12"/>
          <table:table-cell table:number-columns-repeated="9"/>
          <table:table-cell table:style-name="ce12"/>
          <table:table-cell table:number-columns-repeated="4"/>
        </table:table-row>
        <table:table-row table:style-name="ro1">
          <table:table-cell table:style-name="Default" office:value-type="string">
            <text:p>telecom</text:p>
          </table:table-cell>
          <table:table-cell table:style-name="Default"/>
          <table:table-cell table:style-name="Default" office:value-type="string">
            <text:p>Cores: 30</text:p>
          </table:table-cell>
          <table:table-cell office:value-type="string">
            <text:p>Nodes: 30</text:p>
          </table:table-cell>
          <table:table-cell office:value-type="string">
            <text:p>2D mesh size: 6x5</text:p>
          </table:table-cell>
          <table:table-cell table:style-name="Default"/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SA minimum time [s]</text:p>
          </table:table-cell>
          <table:table-cell table:style-name="ce6" office:value-type="string">
            <text:p>SA minimum memory [MB]</text:p>
          </table:table-cell>
          <table:table-cell office:value-type="string">
            <text:p>SA minimum cost</text:p>
          </table:table-cell>
          <table:table-cell table:style-name="ce1" office:value-type="string">
            <text:p>SA TEST minimum time [s]</text:p>
          </table:table-cell>
          <table:table-cell table:style-name="ce6" office:value-type="string">
            <text:p>SA TEST minimum memory [MB]</text:p>
          </table:table-cell>
          <table:table-cell office:value-type="string">
            <text:p>SA TEST minimum cost</text:p>
          </table:table-cell>
          <table:table-cell table:style-name="ce1" office:value-type="string">
            <text:p>SA TEST A. minimum time [s]</text:p>
          </table:table-cell>
          <table:table-cell table:style-name="ce6" office:value-type="string">
            <text:p>SA TEST A. minimum memory [MB]</text:p>
          </table:table-cell>
          <table:table-cell office:value-type="string">
            <text:p>SA TEST A. minimum cost</text:p>
          </table:table-cell>
          <table:table-cell office:value-type="string">
            <text:p>SA &lt; SA TEST</text:p>
          </table:table-cell>
          <table:table-cell table:style-name="ce19" office:value-type="string">
            <text:p>SA &lt; SA TEST A.</text:p>
          </table:table-cell>
          <table:table-cell office:value-type="string">
            <text:p>SA TEST &lt; SA TEST A.</text:p>
          </table:table-cell>
          <table:table-cell table:style-name="ce19" office:value-type="string">
            <text:p>SA = SA TEST A.</text:p>
          </table:table-cell>
          <table:table-cell table:style-name="ce19" office:value-type="string">
            <text:p>SA TEST A. &lt; SA</text:p>
          </table:table-cell>
          <table:table-cell table:style-name="ce1" office:value-type="string">
            <text:p>SA TEST A. Speedup(USER_TIME) over SA</text:p>
          </table:table-cell>
          <table:table-cell table:style-name="ce6" office:value-type="string">
            <text:p>SA Speedup(AVG_HEAP_MEMORY) over SA TEST A.</text:p>
          </table:table-cell>
          <table:table-cell table:style-name="ce1" office:value-type="string">
            <text:p>BB minimum time [s]</text:p>
          </table:table-cell>
          <table:table-cell table:style-name="ce6" office:value-type="string">
            <text:p>BB minimum memory [MB]</text:p>
          </table:table-cell>
          <table:table-cell office:value-type="string">
            <text:p>BB minimum cost</text:p>
          </table:table-cell>
          <table:table-cell table:style-name="ce19" office:value-type="string">
            <text:p>SA TEST A. &lt; BB</text:p>
          </table:table-cell>
          <table:table-cell table:style-name="ce19" office:value-type="string">
            <text:p>SA TEST A. = BB</text:p>
          </table:table-cell>
          <table:table-cell table:style-name="ce1" office:value-type="string">
            <text:p>SA TEST A. Speedup(USER_TIME) over BB</text:p>
          </table:table-cell>
          <table:table-cell table:style-name="ce6" office:value-type="string">
            <text:p>SA TEST A. Speedup(AVG_HEAP_MEMORY) over BB</text:p>
          </table:table-cell>
        </table:table-row>
        <table:table-row table:style-name="ro1">
          <table:table-cell table:style-name="ce2" office:value-type="float" office:value="1352.03">
            <text:p>1,352.03</text:p>
          </table:table-cell>
          <table:table-cell table:style-name="ce7" office:value-type="float" office:value="7.25651960372925">
            <text:p>7.26</text:p>
          </table:table-cell>
          <table:table-cell office:value-type="float" office:value="722260.001812697">
            <text:p>722,260.00</text:p>
          </table:table-cell>
          <table:table-cell table:style-name="ce2" office:value-type="float" office:value="6.44">
            <text:p>6.44</text:p>
          </table:table-cell>
          <table:table-cell table:style-name="ce7" office:value-type="float" office:value="11.4602661132813">
            <text:p>11.46</text:p>
          </table:table-cell>
          <table:table-cell office:value-type="float" office:value="722260.001812697">
            <text:p>722,260.00</text:p>
          </table:table-cell>
          <table:table-cell table:style-name="ce2" office:value-type="float" office:value="6.28">
            <text:p>6.28</text:p>
          </table:table-cell>
          <table:table-cell table:style-name="ce7" office:value-type="float" office:value="11.1564959049225">
            <text:p>11.16</text:p>
          </table:table-cell>
          <table:table-cell office:value-type="float" office:value="722260.001812697">
            <text:p>722,260.00</text:p>
          </table:table-cell>
          <table:table-cell table:style-name="ce22" office:value-type="percentage" office:value="0.266">
            <text:p>26.60%</text:p>
          </table:table-cell>
          <table:table-cell table:style-name="ce20" office:value-type="percentage" office:value="0.001">
            <text:p>0.10%</text:p>
          </table:table-cell>
          <table:table-cell table:style-name="ce22" office:value-type="percentage" office:value="0.001">
            <text:p>0.10%</text:p>
          </table:table-cell>
          <table:table-cell table:style-name="ce20" office:value-type="percentage" office:value="0.986">
            <text:p>98.60%</text:p>
          </table:table-cell>
          <table:table-cell table:style-name="ce20" office:value-type="percentage" office:value="0.013">
            <text:p>1.30%</text:p>
          </table:table-cell>
          <table:table-cell table:style-name="ce23" office:value-type="percentage" office:value="0.995405675962468">
            <text:p>99.54%</text:p>
          </table:table-cell>
          <table:table-cell table:style-name="ce24" office:value-type="percentage" office:value="-0.571127546808865">
            <text:p>-57.11%</text:p>
          </table:table-cell>
          <table:table-cell table:style-name="ce2" office:value-type="float" office:value="11.44">
            <text:p>11.44</text:p>
          </table:table-cell>
          <table:table-cell table:style-name="ce7" office:value-type="float" office:value="13.6447378540039">
            <text:p>13.64</text:p>
          </table:table-cell>
          <table:table-cell office:value-type="float" office:value="722260.001812697">
            <text:p>722,260.00</text:p>
          </table:table-cell>
          <table:table-cell table:style-name="ce20" office:value-type="percentage" office:value="0">
            <text:p>0.00%</text:p>
          </table:table-cell>
          <table:table-cell table:style-name="ce20" office:value-type="percentage" office:value="0.999">
            <text:p>99.90%</text:p>
          </table:table-cell>
          <table:table-cell table:style-name="ce23" office:value-type="percentage" office:value="0.410304454653173">
            <text:p>41.03%</text:p>
          </table:table-cell>
          <table:table-cell table:style-name="ce24" office:value-type="percentage" office:value="0.338613427551964">
            <text:p>33.86%</text:p>
          </table:table-cell>
        </table:table-row>
        <table:table-row table:style-name="ro1">
          <table:table-cell table:style-name="ce1" office:value-type="string">
            <text:p>SA maximum time [s]</text:p>
          </table:table-cell>
          <table:table-cell table:style-name="ce6" office:value-type="string">
            <text:p>SA maximum memory [MB]</text:p>
          </table:table-cell>
          <table:table-cell office:value-type="string">
            <text:p>SA maximum cost</text:p>
          </table:table-cell>
          <table:table-cell table:style-name="ce1" office:value-type="string">
            <text:p>SA TEST maximum time [s]</text:p>
          </table:table-cell>
          <table:table-cell table:style-name="ce6" office:value-type="string">
            <text:p>SA TEST maximum memory [MB]</text:p>
          </table:table-cell>
          <table:table-cell office:value-type="string">
            <text:p>SA TEST maximum cost</text:p>
          </table:table-cell>
          <table:table-cell table:style-name="ce1" office:value-type="string">
            <text:p>SA TEST A. maximum time [s]</text:p>
          </table:table-cell>
          <table:table-cell table:style-name="ce6" office:value-type="string">
            <text:p>SA TEST A. maximum memory [MB]</text:p>
          </table:table-cell>
          <table:table-cell office:value-type="string">
            <text:p>SA TEST A. maximum cost</text:p>
          </table:table-cell>
          <table:table-cell office:value-type="string">
            <text:p>(lower is better)</text:p>
          </table:table-cell>
          <table:table-cell table:style-name="ce19" office:value-type="string">
            <text:p>(lower is better)</text:p>
          </table:table-cell>
          <table:table-cell office:value-type="string">
            <text:p>(lower is better)</text:p>
          </table:table-cell>
          <table:table-cell table:style-name="ce21"/>
          <table:table-cell table:style-name="ce19" office:value-type="string">
            <text:p>(higher is better)</text:p>
          </table:table-cell>
          <table:table-cell table:style-name="ce1" office:value-type="string">
            <text:p>(higher is better)</text:p>
          </table:table-cell>
          <table:table-cell table:style-name="ce6" office:value-type="string">
            <text:p>(lower is better)</text:p>
          </table:table-cell>
          <table:table-cell table:style-name="ce1" office:value-type="string">
            <text:p>BB maximum time [s]</text:p>
          </table:table-cell>
          <table:table-cell table:style-name="ce6" office:value-type="string">
            <text:p>BB maximum memory [MB]</text:p>
          </table:table-cell>
          <table:table-cell office:value-type="string">
            <text:p>BB maximum cost</text:p>
          </table:table-cell>
          <table:table-cell table:style-name="ce19" office:value-type="string">
            <text:p>(higher is better)</text:p>
          </table:table-cell>
          <table:table-cell table:style-name="ce19"/>
          <table:table-cell table:style-name="ce1" office:value-type="string">
            <text:p>(higher is better)</text:p>
          </table:table-cell>
          <table:table-cell table:style-name="ce6" office:value-type="string">
            <text:p>(higher is better)</text:p>
          </table:table-cell>
        </table:table-row>
        <table:table-row table:style-name="ro1">
          <table:table-cell table:style-name="ce2" office:value-type="float" office:value="2164.71">
            <text:p>2,164.71</text:p>
          </table:table-cell>
          <table:table-cell table:style-name="ce8" office:value-type="float" office:value="60.0783563137054">
            <text:p>60.08</text:p>
          </table:table-cell>
          <table:table-cell office:value-type="float" office:value="731500.001833201">
            <text:p>731,500.00</text:p>
          </table:table-cell>
          <table:table-cell table:style-name="ce2" office:value-type="float" office:value="8.18">
            <text:p>8.18</text:p>
          </table:table-cell>
          <table:table-cell table:style-name="ce8" office:value-type="float" office:value="32.1460135364532">
            <text:p>32.15</text:p>
          </table:table-cell>
          <table:table-cell office:value-type="float" office:value="777700.001935721">
            <text:p>777,700.00</text:p>
          </table:table-cell>
          <table:table-cell table:style-name="ce2" office:value-type="float" office:value="8.74">
            <text:p>8.74</text:p>
          </table:table-cell>
          <table:table-cell table:style-name="ce8" office:value-type="float" office:value="24.7714096069336">
            <text:p>24.77</text:p>
          </table:table-cell>
          <table:table-cell office:value-type="float" office:value="736120.001843452">
            <text:p>736,120.00</text:p>
          </table:table-cell>
          <table:table-cell table:number-columns-repeated="7"/>
          <table:table-cell table:style-name="ce2" office:value-type="float" office:value="12.71">
            <text:p>12.71</text:p>
          </table:table-cell>
          <table:table-cell table:style-name="ce8" office:value-type="float" office:value="50.0696563720703">
            <text:p>50.07</text:p>
          </table:table-cell>
          <table:table-cell office:value-type="float" office:value="722260.001812697">
            <text:p>722,260.00</text:p>
          </table:table-cell>
          <table:table-cell table:number-columns-repeated="4"/>
        </table:table-row>
        <table:table-row table:style-name="ro1">
          <table:table-cell table:style-name="ce1" office:value-type="string">
            <text:p>SA average time [s]</text:p>
          </table:table-cell>
          <table:table-cell table:style-name="ce6" office:value-type="string">
            <text:p>SA average memory [MB]</text:p>
          </table:table-cell>
          <table:table-cell office:value-type="string">
            <text:p>SA average cost</text:p>
          </table:table-cell>
          <table:table-cell table:style-name="ce1" office:value-type="string">
            <text:p>SA TEST average time [s]</text:p>
          </table:table-cell>
          <table:table-cell table:style-name="ce6" office:value-type="string">
            <text:p>SA TEST average memory [MB]</text:p>
          </table:table-cell>
          <table:table-cell office:value-type="string">
            <text:p>SA TEST average cost</text:p>
          </table:table-cell>
          <table:table-cell table:style-name="ce1" office:value-type="string">
            <text:p>SA TEST A. average time [s]</text:p>
          </table:table-cell>
          <table:table-cell table:style-name="ce6" office:value-type="string">
            <text:p>SA TEST A. average memory [MB]</text:p>
          </table:table-cell>
          <table:table-cell office:value-type="string">
            <text:p>SA TEST A. average cost</text:p>
          </table:table-cell>
          <table:table-cell table:number-columns-repeated="7"/>
          <table:table-cell table:style-name="ce1" office:value-type="string">
            <text:p>BB average time [s]</text:p>
          </table:table-cell>
          <table:table-cell table:style-name="ce6" office:value-type="string">
            <text:p>BB average memory [MB]</text:p>
          </table:table-cell>
          <table:table-cell office:value-type="string">
            <text:p>BB average cost</text:p>
          </table:table-cell>
          <table:table-cell table:number-columns-repeated="4"/>
        </table:table-row>
        <table:table-row table:style-name="ro1">
          <table:table-cell table:style-name="ce3" office:value-type="float" office:value="1517.31882">
            <text:p>1,517.32</text:p>
          </table:table-cell>
          <table:table-cell table:style-name="ce8" office:value-type="float" office:value="12.6945477147579">
            <text:p>12.69</text:p>
          </table:table-cell>
          <table:table-cell office:value-type="float" office:value="722324.68181284">
            <text:p>722,324.68</text:p>
          </table:table-cell>
          <table:table-cell table:style-name="ce3" office:value-type="float" office:value="7.1245">
            <text:p>7.12</text:p>
          </table:table-cell>
          <table:table-cell table:style-name="ce8" office:value-type="float" office:value="20.0741873735714">
            <text:p>20.07</text:p>
          </table:table-cell>
          <table:table-cell office:value-type="float" office:value="724593.101817874">
            <text:p>724,593.10</text:p>
          </table:table-cell>
          <table:table-cell table:style-name="ce3" office:value-type="float" office:value="6.96052000000001">
            <text:p>6.96</text:p>
          </table:table-cell>
          <table:table-cell table:style-name="ce8" office:value-type="float" office:value="18.5028808172894">
            <text:p>18.50</text:p>
          </table:table-cell>
          <table:table-cell office:value-type="float" office:value="722273.861812727">
            <text:p>722,273.86</text:p>
          </table:table-cell>
          <table:table-cell table:number-columns-repeated="7"/>
          <table:table-cell table:style-name="ce3" office:value-type="float" office:value="11.80744">
            <text:p>11.81</text:p>
          </table:table-cell>
          <table:table-cell table:style-name="ce8" office:value-type="float" office:value="29.2757425688648">
            <text:p>29.28</text:p>
          </table:table-cell>
          <table:table-cell office:value-type="float" office:value="722260.001812697">
            <text:p>722,260.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A # minimum cost</text:p>
          </table:table-cell>
          <table:table-cell table:number-columns-repeated="2"/>
          <table:table-cell office:value-type="string">
            <text:p>SA TEST # minimum cost</text:p>
          </table:table-cell>
          <table:table-cell table:number-columns-repeated="2"/>
          <table:table-cell office:value-type="string">
            <text:p>SA TEST A. # minimum cost</text:p>
          </table:table-cell>
          <table:table-cell table:number-columns-repeated="9"/>
          <table:table-cell office:value-type="string">
            <text:p>BB # minimum cos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1" office:value-type="percentage" office:value="0.987">
            <text:p>98.70%</text:p>
          </table:table-cell>
          <table:table-cell table:number-columns-repeated="2"/>
          <table:table-cell table:style-name="ce11" office:value-type="percentage" office:value="0.731">
            <text:p>73.10%</text:p>
          </table:table-cell>
          <table:table-cell table:number-columns-repeated="2"/>
          <table:table-cell table:style-name="ce11" office:value-type="percentage" office:value="0.999">
            <text:p>99.90%</text:p>
          </table:table-cell>
          <table:table-cell table:number-columns-repeated="9"/>
          <table:table-cell table:style-name="ce11" office:value-type="percentage" office:value="1">
            <text:p>100.00%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ce12"/>
          <table:table-cell table:number-columns-repeated="2"/>
          <table:table-cell table:style-name="ce12"/>
          <table:table-cell table:number-columns-repeated="2"/>
          <table:table-cell table:style-name="ce12"/>
          <table:table-cell table:number-columns-repeated="9"/>
          <table:table-cell table:style-name="ce12"/>
          <table:table-cell table:number-columns-repeated="4"/>
        </table:table-row>
        <table:table-row table:style-name="ro1">
          <table:table-cell table:style-name="Default" office:value-type="string">
            <text:p>PIP</text:p>
          </table:table-cell>
          <table:table-cell table:style-name="Default"/>
          <table:table-cell table:style-name="Default" office:value-type="string">
            <text:p>Cores: 8</text:p>
          </table:table-cell>
          <table:table-cell office:value-type="string">
            <text:p>Nodes: 9</text:p>
          </table:table-cell>
          <table:table-cell office:value-type="string">
            <text:p>2D mesh size: 3x3</text:p>
          </table:table-cell>
          <table:table-cell table:style-name="Default"/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4"/>
        </table:table-row>
        <table:table-row table:style-name="ro2">
          <table:table-cell table:style-name="ce1" office:value-type="string">
            <text:p>SA minimum time [s]</text:p>
          </table:table-cell>
          <table:table-cell table:style-name="ce6" office:value-type="string">
            <text:p>SA minimum memory [MB]</text:p>
          </table:table-cell>
          <table:table-cell table:style-name="ce14" office:value-type="string">
            <text:p>SA minimum cost</text:p>
          </table:table-cell>
          <table:table-cell table:style-name="ce1" office:value-type="string">
            <text:p>SA TEST minimum time [s]</text:p>
          </table:table-cell>
          <table:table-cell table:style-name="ce6" office:value-type="string">
            <text:p>SA TEST minimum memory [MB]</text:p>
          </table:table-cell>
          <table:table-cell office:value-type="string">
            <text:p>SA TEST minimum cost</text:p>
          </table:table-cell>
          <table:table-cell table:style-name="ce1" office:value-type="string">
            <text:p>SA TEST A. minimum time [s]</text:p>
          </table:table-cell>
          <table:table-cell table:style-name="ce6" office:value-type="string">
            <text:p>SA TEST A. minimum memory [MB]</text:p>
          </table:table-cell>
          <table:table-cell office:value-type="string">
            <text:p>SA TEST A. minimum cost</text:p>
          </table:table-cell>
          <table:table-cell office:value-type="string">
            <text:p>SA &lt; SA TEST</text:p>
          </table:table-cell>
          <table:table-cell table:style-name="ce19" office:value-type="string">
            <text:p>SA &lt; SA TEST A.</text:p>
          </table:table-cell>
          <table:table-cell office:value-type="string">
            <text:p>SA TEST &lt; SA TEST A.</text:p>
          </table:table-cell>
          <table:table-cell table:style-name="ce19" office:value-type="string">
            <text:p>SA = SA TEST A.</text:p>
          </table:table-cell>
          <table:table-cell table:style-name="ce19" office:value-type="string">
            <text:p>SA TEST A. &lt; SA</text:p>
          </table:table-cell>
          <table:table-cell table:style-name="ce1" office:value-type="string">
            <text:p>SA TEST A. Speedup(USER_TIME) over SA</text:p>
          </table:table-cell>
          <table:table-cell table:style-name="ce6" office:value-type="string">
            <text:p>SA Speedup(AVG_HEAP_MEMORY) over SA TEST A.</text:p>
          </table:table-cell>
          <table:table-cell table:style-name="ce1" office:value-type="string">
            <text:p>BB minimum time [s]</text:p>
          </table:table-cell>
          <table:table-cell table:style-name="ce6" office:value-type="string">
            <text:p>BB minimum memory [MB]</text:p>
          </table:table-cell>
          <table:table-cell office:value-type="string">
            <text:p>BB minimum cost</text:p>
          </table:table-cell>
          <table:table-cell table:style-name="ce19" office:value-type="string">
            <text:p>SA TEST A. &lt; BB</text:p>
          </table:table-cell>
          <table:table-cell table:style-name="ce19" office:value-type="string">
            <text:p>SA TEST A. = BB</text:p>
          </table:table-cell>
          <table:table-cell table:style-name="ce1" office:value-type="string">
            <text:p>SA TEST A. Speedup(USER_TIME) over BB</text:p>
          </table:table-cell>
          <table:table-cell table:style-name="ce6" office:value-type="string">
            <text:p>SA TEST A. Speedup(AVG_HEAP_MEMORY) over BB</text:p>
          </table:table-cell>
        </table:table-row>
        <table:table-row table:style-name="ro2">
          <table:table-cell table:style-name="ce2" office:value-type="float" office:value="8.09">
            <text:p>8.09</text:p>
          </table:table-cell>
          <table:table-cell table:style-name="ce7" office:value-type="float" office:value="10.0386765384674">
            <text:p>10.04</text:p>
          </table:table-cell>
          <table:table-cell table:style-name="ce14" office:value-type="float" office:value="38920520.640625">
            <text:p>38,920,520.64</text:p>
          </table:table-cell>
          <table:table-cell table:style-name="ce2" office:value-type="float" office:value="0.14">
            <text:p>0.14</text:p>
          </table:table-cell>
          <table:table-cell table:style-name="ce7" office:value-type="float" office:value="14.9853591918945">
            <text:p>14.99</text:p>
          </table:table-cell>
          <table:table-cell office:value-type="float" office:value="38920520.640625">
            <text:p>38,920,520.64</text:p>
          </table:table-cell>
          <table:table-cell table:style-name="ce2" office:value-type="float" office:value="0.17">
            <text:p>0.17</text:p>
          </table:table-cell>
          <table:table-cell table:style-name="ce7" office:value-type="float" office:value="14.9218368530273">
            <text:p>14.92</text:p>
          </table:table-cell>
          <table:table-cell office:value-type="float" office:value="38920520.640625">
            <text:p>38,920,520.64</text:p>
          </table:table-cell>
          <table:table-cell table:style-name="ce22" office:value-type="percentage" office:value="0">
            <text:p>0.00%</text:p>
          </table:table-cell>
          <table:table-cell table:style-name="ce20" office:value-type="percentage" office:value="0">
            <text:p>0.00%</text:p>
          </table:table-cell>
          <table:table-cell table:style-name="ce22" office:value-type="percentage" office:value="0">
            <text:p>0.00%</text:p>
          </table:table-cell>
          <table:table-cell table:style-name="ce20" office:value-type="percentage" office:value="1">
            <text:p>100.00%</text:p>
          </table:table-cell>
          <table:table-cell table:style-name="ce20" office:value-type="percentage" office:value="0">
            <text:p>0.00%</text:p>
          </table:table-cell>
          <table:table-cell table:style-name="ce23" office:value-type="percentage" office:value="0.976103211321865">
            <text:p>97.61%</text:p>
          </table:table-cell>
          <table:table-cell table:style-name="ce24" office:value-type="percentage" office:value="-0.264452922776474">
            <text:p>-26.45%</text:p>
          </table:table-cell>
          <table:table-cell table:style-name="ce2" office:value-type="float" office:value="0.11">
            <text:p>0.11</text:p>
          </table:table-cell>
          <table:table-cell table:style-name="ce7" office:value-type="float" office:value="14.6727447509766">
            <text:p>14.67</text:p>
          </table:table-cell>
          <table:table-cell office:value-type="float" office:value="38920520.640625">
            <text:p>38,920,520.64</text:p>
          </table:table-cell>
          <table:table-cell table:style-name="ce20" office:value-type="percentage" office:value="0">
            <text:p>0.00%</text:p>
          </table:table-cell>
          <table:table-cell table:style-name="ce20" office:value-type="percentage" office:value="1">
            <text:p>100.00%</text:p>
          </table:table-cell>
          <table:table-cell table:style-name="ce23" office:value-type="percentage" office:value="-0.0167421294068898">
            <text:p>-1.67%</text:p>
          </table:table-cell>
          <table:table-cell table:style-name="ce24" office:value-type="percentage" office:value="-0.00134927383867442">
            <text:p>-0.13%</text:p>
          </table:table-cell>
        </table:table-row>
        <table:table-row table:style-name="ro2">
          <table:table-cell table:style-name="ce1" office:value-type="string">
            <text:p>SA maximum time [s]</text:p>
          </table:table-cell>
          <table:table-cell table:style-name="ce6" office:value-type="string">
            <text:p>SA maximum memory [MB]</text:p>
          </table:table-cell>
          <table:table-cell table:style-name="ce14" office:value-type="string">
            <text:p>SA maximum cost</text:p>
          </table:table-cell>
          <table:table-cell table:style-name="ce1" office:value-type="string">
            <text:p>SA TEST maximum time [s]</text:p>
          </table:table-cell>
          <table:table-cell table:style-name="ce6" office:value-type="string">
            <text:p>SA TEST maximum memory [MB]</text:p>
          </table:table-cell>
          <table:table-cell office:value-type="string">
            <text:p>SA TEST maximum cost</text:p>
          </table:table-cell>
          <table:table-cell table:style-name="ce1" office:value-type="string">
            <text:p>SA TEST A. maximum time [s]</text:p>
          </table:table-cell>
          <table:table-cell table:style-name="ce6" office:value-type="string">
            <text:p>SA TEST A. maximum memory [MB]</text:p>
          </table:table-cell>
          <table:table-cell office:value-type="string">
            <text:p>SA TEST A. maximum cost</text:p>
          </table:table-cell>
          <table:table-cell office:value-type="string">
            <text:p>(lower is better)</text:p>
          </table:table-cell>
          <table:table-cell table:style-name="ce19" office:value-type="string">
            <text:p>(lower is better)</text:p>
          </table:table-cell>
          <table:table-cell office:value-type="string">
            <text:p>(lower is better)</text:p>
          </table:table-cell>
          <table:table-cell table:style-name="ce21"/>
          <table:table-cell table:style-name="ce19" office:value-type="string">
            <text:p>(higher is better)</text:p>
          </table:table-cell>
          <table:table-cell table:style-name="ce1" office:value-type="string">
            <text:p>(higher is better)</text:p>
          </table:table-cell>
          <table:table-cell table:style-name="ce6" office:value-type="string">
            <text:p>(lower is better)</text:p>
          </table:table-cell>
          <table:table-cell table:style-name="ce1" office:value-type="string">
            <text:p>BB maximum time [s]</text:p>
          </table:table-cell>
          <table:table-cell table:style-name="ce6" office:value-type="string">
            <text:p>BB maximum memory [MB]</text:p>
          </table:table-cell>
          <table:table-cell office:value-type="string">
            <text:p>BB maximum cost</text:p>
          </table:table-cell>
          <table:table-cell table:style-name="ce19" office:value-type="string">
            <text:p>(higher is better)</text:p>
          </table:table-cell>
          <table:table-cell table:style-name="ce19"/>
          <table:table-cell table:style-name="ce1" office:value-type="string">
            <text:p>(higher is better)</text:p>
          </table:table-cell>
          <table:table-cell table:style-name="ce6" office:value-type="string">
            <text:p>(higher is better)</text:p>
          </table:table-cell>
        </table:table-row>
        <table:table-row table:style-name="ro2">
          <table:table-cell table:style-name="ce2" office:value-type="float" office:value="11.57">
            <text:p>11.57</text:p>
          </table:table-cell>
          <table:table-cell table:style-name="ce8" office:value-type="float" office:value="20.6163351249695">
            <text:p>20.62</text:p>
          </table:table-cell>
          <table:table-cell table:style-name="ce14" office:value-type="float" office:value="38920520.640625">
            <text:p>38,920,520.64</text:p>
          </table:table-cell>
          <table:table-cell table:style-name="ce2" office:value-type="float" office:value="0.23">
            <text:p>0.23</text:p>
          </table:table-cell>
          <table:table-cell table:style-name="ce8" office:value-type="float" office:value="15.1729049682617">
            <text:p>15.17</text:p>
          </table:table-cell>
          <table:table-cell office:value-type="float" office:value="38920520.640625">
            <text:p>38,920,520.64</text:p>
          </table:table-cell>
          <table:table-cell table:style-name="ce2" office:value-type="float" office:value="0.26">
            <text:p>0.26</text:p>
          </table:table-cell>
          <table:table-cell table:style-name="ce8" office:value-type="float" office:value="15.1093368530273">
            <text:p>15.11</text:p>
          </table:table-cell>
          <table:table-cell office:value-type="float" office:value="38920520.640625">
            <text:p>38,920,520.64</text:p>
          </table:table-cell>
          <table:table-cell table:number-columns-repeated="7"/>
          <table:table-cell table:style-name="ce2" office:value-type="float" office:value="0.3">
            <text:p>0.30</text:p>
          </table:table-cell>
          <table:table-cell table:style-name="ce8" office:value-type="float" office:value="15.2598190307617">
            <text:p>15.26</text:p>
          </table:table-cell>
          <table:table-cell office:value-type="float" office:value="38920520.640625">
            <text:p>38,920,520.64</text:p>
          </table:table-cell>
          <table:table-cell table:number-columns-repeated="4"/>
        </table:table-row>
        <table:table-row table:style-name="ro2">
          <table:table-cell table:style-name="ce1" office:value-type="string">
            <text:p>SA average time [s]</text:p>
          </table:table-cell>
          <table:table-cell table:style-name="ce6" office:value-type="string">
            <text:p>SA average memory [MB]</text:p>
          </table:table-cell>
          <table:table-cell table:style-name="ce14" office:value-type="string">
            <text:p>SA average cost</text:p>
          </table:table-cell>
          <table:table-cell table:style-name="ce1" office:value-type="string">
            <text:p>SA TEST average time [s]</text:p>
          </table:table-cell>
          <table:table-cell table:style-name="ce6" office:value-type="string">
            <text:p>SA TEST average memory [MB]</text:p>
          </table:table-cell>
          <table:table-cell office:value-type="string">
            <text:p>SA TEST average cost</text:p>
          </table:table-cell>
          <table:table-cell table:style-name="ce1" office:value-type="string">
            <text:p>SA TEST A. average time [s]</text:p>
          </table:table-cell>
          <table:table-cell table:style-name="ce6" office:value-type="string">
            <text:p>SA TEST A. average memory [MB]</text:p>
          </table:table-cell>
          <table:table-cell office:value-type="string">
            <text:p>SA TEST A. average cost</text:p>
          </table:table-cell>
          <table:table-cell table:number-columns-repeated="7"/>
          <table:table-cell table:style-name="ce1" office:value-type="string">
            <text:p>BB average time [s]</text:p>
          </table:table-cell>
          <table:table-cell table:style-name="ce6" office:value-type="string">
            <text:p>BB average memory [MB]</text:p>
          </table:table-cell>
          <table:table-cell office:value-type="string">
            <text:p>BB average cost</text:p>
          </table:table-cell>
          <table:table-cell table:number-columns-repeated="4"/>
        </table:table-row>
        <table:table-row table:style-name="ro2">
          <table:table-cell table:style-name="ce3" office:value-type="float" office:value="8.39924000000002">
            <text:p>8.40</text:p>
          </table:table-cell>
          <table:table-cell table:style-name="ce8" office:value-type="float" office:value="12.2434013236999">
            <text:p>12.24</text:p>
          </table:table-cell>
          <table:table-cell table:style-name="ce14" office:value-type="float" office:value="38920520.640625">
            <text:p>38,920,520.64</text:p>
          </table:table-cell>
          <table:table-cell table:style-name="ce3" office:value-type="float" office:value="0.175319999999999">
            <text:p>0.18</text:p>
          </table:table-cell>
          <table:table-cell table:style-name="ce8" office:value-type="float" office:value="15.0682753601074">
            <text:p>15.07</text:p>
          </table:table-cell>
          <table:table-cell office:value-type="float" office:value="38920520.640625">
            <text:p>38,920,520.64</text:p>
          </table:table-cell>
          <table:table-cell table:style-name="ce3" office:value-type="float" office:value="0.200539999999999">
            <text:p>0.20</text:p>
          </table:table-cell>
          <table:table-cell table:style-name="ce8" office:value-type="float" office:value="15.020045135498">
            <text:p>15.02</text:p>
          </table:table-cell>
          <table:table-cell office:value-type="float" office:value="38920520.640625">
            <text:p>38,920,520.64</text:p>
          </table:table-cell>
          <table:table-cell table:number-columns-repeated="7"/>
          <table:table-cell table:style-name="ce3" office:value-type="float" office:value="0.20311">
            <text:p>0.20</text:p>
          </table:table-cell>
          <table:table-cell table:style-name="ce8" office:value-type="float" office:value="15.0024632720947">
            <text:p>15.00</text:p>
          </table:table-cell>
          <table:table-cell office:value-type="float" office:value="38920520.640625">
            <text:p>38,920,520.64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4" office:value-type="string">
            <text:p>SA # minimum cost</text:p>
          </table:table-cell>
          <table:table-cell table:number-columns-repeated="2"/>
          <table:table-cell office:value-type="string">
            <text:p>SA TEST # minimum cost</text:p>
          </table:table-cell>
          <table:table-cell table:number-columns-repeated="2"/>
          <table:table-cell office:value-type="string">
            <text:p>SA TEST A. # minimum cost</text:p>
          </table:table-cell>
          <table:table-cell table:number-columns-repeated="9"/>
          <table:table-cell office:value-type="string">
            <text:p>BB # minimum cost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5" office:value-type="percentage" office:value="1">
            <text:p>100.00%</text:p>
          </table:table-cell>
          <table:table-cell table:number-columns-repeated="2"/>
          <table:table-cell table:style-name="ce11" office:value-type="percentage" office:value="1">
            <text:p>100.00%</text:p>
          </table:table-cell>
          <table:table-cell table:number-columns-repeated="2"/>
          <table:table-cell table:style-name="ce11" office:value-type="percentage" office:value="1">
            <text:p>100.00%</text:p>
          </table:table-cell>
          <table:table-cell table:number-columns-repeated="9"/>
          <table:table-cell table:style-name="ce11" office:value-type="percentage" office:value="1">
            <text:p>100.00%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6"/>
          <table:table-cell table:number-columns-repeated="2"/>
          <table:table-cell table:style-name="ce12"/>
          <table:table-cell table:number-columns-repeated="2"/>
          <table:table-cell table:style-name="ce12"/>
          <table:table-cell table:number-columns-repeated="9"/>
          <table:table-cell table:style-name="ce12"/>
          <table:table-cell table:number-columns-repeated="4"/>
        </table:table-row>
        <table:table-row table:style-name="ro2">
          <table:table-cell table:style-name="ce5" office:value-type="string">
            <text:p>ES USER_TIME [s]</text:p>
          </table:table-cell>
          <table:table-cell table:style-name="ce5" office:value-type="string">
            <text:p>ES AVG_HEAP_MEMORY [MB]</text:p>
          </table:table-cell>
          <table:table-cell table:style-name="ce13" office:value-type="string">
            <text:p>ES VALUE</text:p>
          </table:table-cell>
          <table:table-cell table:number-columns-repeated="2"/>
          <table:table-cell table:style-name="ce12"/>
          <table:table-cell table:number-columns-repeated="2"/>
          <table:table-cell table:style-name="ce12"/>
          <table:table-cell table:number-columns-repeated="9"/>
          <table:table-cell table:style-name="ce12"/>
          <table:table-cell table:number-columns-repeated="4"/>
        </table:table-row>
        <table:table-row table:style-name="ro2">
          <table:table-cell table:style-name="ce5" office:value-type="float" office:value="7.05">
            <text:p>7.05</text:p>
          </table:table-cell>
          <table:table-cell table:style-name="ce9" office:value-type="float" office:value="10.0762751293182">
            <text:p>10.08</text:p>
          </table:table-cell>
          <table:table-cell table:style-name="ce13" office:value-type="float" office:value="38920520.640625">
            <text:p>38,920,520.64</text:p>
          </table:table-cell>
          <table:table-cell table:number-columns-repeated="2"/>
          <table:table-cell table:style-name="ce12"/>
          <table:table-cell table:number-columns-repeated="2"/>
          <table:table-cell table:style-name="ce12"/>
          <table:table-cell table:number-columns-repeated="9"/>
          <table:table-cell table:style-name="ce12"/>
          <table:table-cell table:number-columns-repeated="4"/>
        </table:table-row>
        <table:table-row table:style-name="ro1">
          <table:table-cell table:style-name="Default" office:value-type="string">
            <text:p>MPEG4</text:p>
          </table:table-cell>
          <table:table-cell table:style-name="Default"/>
          <table:table-cell table:style-name="Default" office:value-type="string">
            <text:p>Cores: 12</text:p>
          </table:table-cell>
          <table:table-cell office:value-type="string">
            <text:p>Nodes: 12</text:p>
          </table:table-cell>
          <table:table-cell office:value-type="string">
            <text:p>2D mesh size: 4x3</text:p>
          </table:table-cell>
          <table:table-cell table:style-name="Default"/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SA minimum time [s]</text:p>
          </table:table-cell>
          <table:table-cell table:style-name="ce6" office:value-type="string">
            <text:p>SA minimum memory [MB]</text:p>
          </table:table-cell>
          <table:table-cell office:value-type="string">
            <text:p>SA minimum cost</text:p>
          </table:table-cell>
          <table:table-cell table:style-name="ce1" office:value-type="string">
            <text:p>SA TEST minimum time [s]</text:p>
          </table:table-cell>
          <table:table-cell table:style-name="ce6" office:value-type="string">
            <text:p>SA TEST minimum memory [MB]</text:p>
          </table:table-cell>
          <table:table-cell office:value-type="string">
            <text:p>SA TEST minimum cost</text:p>
          </table:table-cell>
          <table:table-cell table:style-name="ce1" office:value-type="string">
            <text:p>SA TEST A. minimum time [s]</text:p>
          </table:table-cell>
          <table:table-cell table:style-name="ce6" office:value-type="string">
            <text:p>SA TEST A. minimum memory [MB]</text:p>
          </table:table-cell>
          <table:table-cell office:value-type="string">
            <text:p>SA TEST A. minimum cost</text:p>
          </table:table-cell>
          <table:table-cell office:value-type="string">
            <text:p>SA &lt; SA TEST</text:p>
          </table:table-cell>
          <table:table-cell table:style-name="ce19" office:value-type="string">
            <text:p>SA &lt; SA TEST A.</text:p>
          </table:table-cell>
          <table:table-cell office:value-type="string">
            <text:p>SA TEST &lt; SA TEST A.</text:p>
          </table:table-cell>
          <table:table-cell table:style-name="ce19" office:value-type="string">
            <text:p>SA = SA TEST A.</text:p>
          </table:table-cell>
          <table:table-cell table:style-name="ce19" office:value-type="string">
            <text:p>SA TEST A. &lt; SA</text:p>
          </table:table-cell>
          <table:table-cell table:style-name="ce1" office:value-type="string">
            <text:p>SA TEST A. Speedup(USER_TIME) over SA</text:p>
          </table:table-cell>
          <table:table-cell table:style-name="ce6" office:value-type="string">
            <text:p>SA Speedup(AVG_HEAP_MEMORY) over SA TEST A.</text:p>
          </table:table-cell>
          <table:table-cell table:style-name="ce1" office:value-type="string">
            <text:p>BB minimum time [s]</text:p>
          </table:table-cell>
          <table:table-cell table:style-name="ce6" office:value-type="string">
            <text:p>BB minimum memory [MB]</text:p>
          </table:table-cell>
          <table:table-cell office:value-type="string">
            <text:p>BB minimum cost</text:p>
          </table:table-cell>
          <table:table-cell table:style-name="ce19" office:value-type="string">
            <text:p>SA TEST A. &lt; BB</text:p>
          </table:table-cell>
          <table:table-cell table:style-name="ce19" office:value-type="string">
            <text:p>SA TEST A. = BB</text:p>
          </table:table-cell>
          <table:table-cell table:style-name="ce1" office:value-type="string">
            <text:p>SA TEST A. Speedup(USER_TIME) over BB</text:p>
          </table:table-cell>
          <table:table-cell table:style-name="ce6" office:value-type="string">
            <text:p>SA TEST A. Speedup(AVG_HEAP_MEMORY) over BB</text:p>
          </table:table-cell>
        </table:table-row>
        <table:table-row table:style-name="ro1">
          <table:table-cell table:style-name="ce2" office:value-type="float" office:value="43.87">
            <text:p>43.87</text:p>
          </table:table-cell>
          <table:table-cell table:style-name="ce7" office:value-type="float" office:value="10.3752662658691">
            <text:p>10.38</text:p>
          </table:table-cell>
          <table:table-cell office:value-type="float" office:value="443790956.408691">
            <text:p>443,790,956.41</text:p>
          </table:table-cell>
          <table:table-cell table:style-name="ce2" office:value-type="float" office:value="0.32">
            <text:p>0.32</text:p>
          </table:table-cell>
          <table:table-cell table:style-name="ce7" office:value-type="float" office:value="18.4057235717773">
            <text:p>18.41</text:p>
          </table:table-cell>
          <table:table-cell office:value-type="float" office:value="443790956.408691">
            <text:p>443,790,956.41</text:p>
          </table:table-cell>
          <table:table-cell table:style-name="ce2" office:value-type="float" office:value="0.34">
            <text:p>0.34</text:p>
          </table:table-cell>
          <table:table-cell table:style-name="ce7" office:value-type="float" office:value="10.9383277893066">
            <text:p>10.94</text:p>
          </table:table-cell>
          <table:table-cell office:value-type="float" office:value="443790956.408691">
            <text:p>443,790,956.41</text:p>
          </table:table-cell>
          <table:table-cell table:style-name="ce22" office:value-type="percentage" office:value="0.576">
            <text:p>57.60%</text:p>
          </table:table-cell>
          <table:table-cell table:style-name="ce20" office:value-type="percentage" office:value="0.359">
            <text:p>35.90%</text:p>
          </table:table-cell>
          <table:table-cell table:style-name="ce22" office:value-type="percentage" office:value="0.261">
            <text:p>26.10%</text:p>
          </table:table-cell>
          <table:table-cell table:style-name="ce20" office:value-type="percentage" office:value="0.354">
            <text:p>35.40%</text:p>
          </table:table-cell>
          <table:table-cell table:style-name="ce20" office:value-type="percentage" office:value="0.287">
            <text:p>28.70%</text:p>
          </table:table-cell>
          <table:table-cell table:style-name="ce23" office:value-type="percentage" office:value="0.99183609004399">
            <text:p>99.18%</text:p>
          </table:table-cell>
          <table:table-cell table:style-name="ce24" office:value-type="percentage" office:value="-0.525628210119598">
            <text:p>-52.56%</text:p>
          </table:table-cell>
          <table:table-cell table:style-name="ce2" office:value-type="float" office:value="0.06">
            <text:p>0.06</text:p>
          </table:table-cell>
          <table:table-cell table:style-name="ce7" office:value-type="float" office:value="18.4132461547852">
            <text:p>18.41</text:p>
          </table:table-cell>
          <table:table-cell office:value-type="float" office:value="443790956.408691">
            <text:p>443,790,956.41</text:p>
          </table:table-cell>
          <table:table-cell table:style-name="ce20" office:value-type="percentage" office:value="0">
            <text:p>0.00%</text:p>
          </table:table-cell>
          <table:table-cell table:style-name="ce20" office:value-type="percentage" office:value="0.375">
            <text:p>37.50%</text:p>
          </table:table-cell>
          <table:table-cell table:style-name="ce23" office:value-type="percentage" office:value="-2.1411548090798">
            <text:p>-214.12%</text:p>
          </table:table-cell>
          <table:table-cell table:style-name="ce24" office:value-type="percentage" office:value="0.00463820008441092">
            <text:p>0.46%</text:p>
          </table:table-cell>
        </table:table-row>
        <table:table-row table:style-name="ro1">
          <table:table-cell table:style-name="ce1" office:value-type="string">
            <text:p>SA maximum time [s]</text:p>
          </table:table-cell>
          <table:table-cell table:style-name="ce6" office:value-type="string">
            <text:p>SA maximum memory [MB]</text:p>
          </table:table-cell>
          <table:table-cell office:value-type="string">
            <text:p>SA maximum cost</text:p>
          </table:table-cell>
          <table:table-cell table:style-name="ce1" office:value-type="string">
            <text:p>SA TEST maximum time [s]</text:p>
          </table:table-cell>
          <table:table-cell table:style-name="ce6" office:value-type="string">
            <text:p>SA TEST maximum memory [MB]</text:p>
          </table:table-cell>
          <table:table-cell office:value-type="string">
            <text:p>SA TEST maximum cost</text:p>
          </table:table-cell>
          <table:table-cell table:style-name="ce1" office:value-type="string">
            <text:p>SA TEST A. maximum time [s]</text:p>
          </table:table-cell>
          <table:table-cell table:style-name="ce6" office:value-type="string">
            <text:p>SA TEST A. maximum memory [MB]</text:p>
          </table:table-cell>
          <table:table-cell office:value-type="string">
            <text:p>SA TEST A. maximum cost</text:p>
          </table:table-cell>
          <table:table-cell office:value-type="string">
            <text:p>(lower is better)</text:p>
          </table:table-cell>
          <table:table-cell table:style-name="ce19" office:value-type="string">
            <text:p>(lower is better)</text:p>
          </table:table-cell>
          <table:table-cell office:value-type="string">
            <text:p>(lower is better)</text:p>
          </table:table-cell>
          <table:table-cell table:style-name="ce21"/>
          <table:table-cell table:style-name="ce19" office:value-type="string">
            <text:p>(higher is better)</text:p>
          </table:table-cell>
          <table:table-cell table:style-name="ce1" office:value-type="string">
            <text:p>(higher is better)</text:p>
          </table:table-cell>
          <table:table-cell table:style-name="ce6" office:value-type="string">
            <text:p>(lower is better)</text:p>
          </table:table-cell>
          <table:table-cell table:style-name="ce1" office:value-type="string">
            <text:p>BB maximum time [s]</text:p>
          </table:table-cell>
          <table:table-cell table:style-name="ce6" office:value-type="string">
            <text:p>BB maximum memory [MB]</text:p>
          </table:table-cell>
          <table:table-cell office:value-type="string">
            <text:p>BB maximum cost</text:p>
          </table:table-cell>
          <table:table-cell table:style-name="ce19" office:value-type="string">
            <text:p>(higher is better)</text:p>
          </table:table-cell>
          <table:table-cell table:style-name="ce19"/>
          <table:table-cell table:style-name="ce1" office:value-type="string">
            <text:p>(higher is better)</text:p>
          </table:table-cell>
          <table:table-cell table:style-name="ce6" office:value-type="string">
            <text:p>(higher is better)</text:p>
          </table:table-cell>
        </table:table-row>
        <table:table-row table:style-name="ro1">
          <table:table-cell table:style-name="ce2" office:value-type="float" office:value="59.52">
            <text:p>59.52</text:p>
          </table:table-cell>
          <table:table-cell table:style-name="ce8" office:value-type="float" office:value="21.2986715984344">
            <text:p>21.30</text:p>
          </table:table-cell>
          <table:table-cell office:value-type="float" office:value="454350280.362061">
            <text:p>454,350,280.36</text:p>
          </table:table-cell>
          <table:table-cell table:style-name="ce2" office:value-type="float" office:value="0.42">
            <text:p>0.42</text:p>
          </table:table-cell>
          <table:table-cell table:style-name="ce8" office:value-type="float" office:value="18.5932235717773">
            <text:p>18.59</text:p>
          </table:table-cell>
          <table:table-cell office:value-type="float" office:value="476339411.331543">
            <text:p>476,339,411.33</text:p>
          </table:table-cell>
          <table:table-cell table:style-name="ce2" office:value-type="float" office:value="0.43">
            <text:p>0.43</text:p>
          </table:table-cell>
          <table:table-cell table:style-name="ce8" office:value-type="float" office:value="18.5817413330078">
            <text:p>18.58</text:p>
          </table:table-cell>
          <table:table-cell office:value-type="float" office:value="458854078.760742">
            <text:p>458,854,078.76</text:p>
          </table:table-cell>
          <table:table-cell table:number-columns-repeated="7"/>
          <table:table-cell table:style-name="ce2" office:value-type="float" office:value="0.15">
            <text:p>0.15</text:p>
          </table:table-cell>
          <table:table-cell table:style-name="ce8" office:value-type="float" office:value="18.6160736083984">
            <text:p>18.62</text:p>
          </table:table-cell>
          <table:table-cell office:value-type="float" office:value="443790956.408691">
            <text:p>443,790,956.41</text:p>
          </table:table-cell>
          <table:table-cell table:number-columns-repeated="4"/>
        </table:table-row>
        <table:table-row table:style-name="ro1">
          <table:table-cell table:style-name="ce1" office:value-type="string">
            <text:p>SA average time [s]</text:p>
          </table:table-cell>
          <table:table-cell table:style-name="ce6" office:value-type="string">
            <text:p>SA average memory [MB]</text:p>
          </table:table-cell>
          <table:table-cell office:value-type="string">
            <text:p>SA average cost</text:p>
          </table:table-cell>
          <table:table-cell table:style-name="ce1" office:value-type="string">
            <text:p>SA TEST average time [s]</text:p>
          </table:table-cell>
          <table:table-cell table:style-name="ce6" office:value-type="string">
            <text:p>SA TEST average memory [MB]</text:p>
          </table:table-cell>
          <table:table-cell office:value-type="string">
            <text:p>SA TEST average cost</text:p>
          </table:table-cell>
          <table:table-cell table:style-name="ce1" office:value-type="string">
            <text:p>SA TEST A. average time [s]</text:p>
          </table:table-cell>
          <table:table-cell table:style-name="ce6" office:value-type="string">
            <text:p>SA TEST A. average memory [MB]</text:p>
          </table:table-cell>
          <table:table-cell office:value-type="string">
            <text:p>SA TEST A. average cost</text:p>
          </table:table-cell>
          <table:table-cell table:number-columns-repeated="7"/>
          <table:table-cell table:style-name="ce1" office:value-type="string">
            <text:p>BB average time [s]</text:p>
          </table:table-cell>
          <table:table-cell table:style-name="ce6" office:value-type="string">
            <text:p>BB average memory [MB]</text:p>
          </table:table-cell>
          <table:table-cell office:value-type="string">
            <text:p>BB average cost</text:p>
          </table:table-cell>
          <table:table-cell table:number-columns-repeated="4"/>
        </table:table-row>
        <table:table-row table:style-name="ro1">
          <table:table-cell table:style-name="ce3" office:value-type="float" office:value="45.60847">
            <text:p>45.61</text:p>
          </table:table-cell>
          <table:table-cell table:style-name="ce8" office:value-type="float" office:value="12.9057682611275">
            <text:p>12.91</text:p>
          </table:table-cell>
          <table:table-cell office:value-type="float" office:value="448187381.947782">
            <text:p>448,187,381.95</text:p>
          </table:table-cell>
          <table:table-cell table:style-name="ce3" office:value-type="float" office:value="0.344209999999999">
            <text:p>0.34</text:p>
          </table:table-cell>
          <table:table-cell table:style-name="ce8" office:value-type="float" office:value="18.4943748626709">
            <text:p>18.49</text:p>
          </table:table-cell>
          <table:table-cell office:value-type="float" office:value="450423688.008044">
            <text:p>450,423,688.01</text:p>
          </table:table-cell>
          <table:table-cell table:style-name="ce3" office:value-type="float" office:value="0.372220000000002">
            <text:p>0.37</text:p>
          </table:table-cell>
          <table:table-cell table:style-name="ce8" office:value-type="float" office:value="18.4196478767395">
            <text:p>18.42</text:p>
          </table:table-cell>
          <table:table-cell office:value-type="float" office:value="448423926.046432">
            <text:p>448,423,926.05</text:p>
          </table:table-cell>
          <table:table-cell table:number-columns-repeated="7"/>
          <table:table-cell table:style-name="ce3" office:value-type="float" office:value="0.11982">
            <text:p>0.12</text:p>
          </table:table-cell>
          <table:table-cell table:style-name="ce8" office:value-type="float" office:value="18.5054925842285">
            <text:p>18.51</text:p>
          </table:table-cell>
          <table:table-cell office:value-type="float" office:value="443790956.408691">
            <text:p>443,790,956.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A # minimum cost</text:p>
          </table:table-cell>
          <table:table-cell table:number-columns-repeated="2"/>
          <table:table-cell office:value-type="string">
            <text:p>SA TEST # minimum cost</text:p>
          </table:table-cell>
          <table:table-cell table:number-columns-repeated="2"/>
          <table:table-cell office:value-type="string">
            <text:p>SA TEST A. # minimum cost</text:p>
          </table:table-cell>
          <table:table-cell table:number-columns-repeated="9"/>
          <table:table-cell office:value-type="string">
            <text:p>BB # minimum cos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1" office:value-type="percentage" office:value="0.287">
            <text:p>28.70%</text:p>
          </table:table-cell>
          <table:table-cell table:number-columns-repeated="2"/>
          <table:table-cell table:style-name="ce11" office:value-type="percentage" office:value="0.278">
            <text:p>27.80%</text:p>
          </table:table-cell>
          <table:table-cell table:number-columns-repeated="2"/>
          <table:table-cell table:style-name="ce11" office:value-type="percentage" office:value="0.375">
            <text:p>37.50%</text:p>
          </table:table-cell>
          <table:table-cell table:number-columns-repeated="9"/>
          <table:table-cell table:style-name="ce11" office:value-type="percentage" office:value="1">
            <text:p>100.00%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ce12"/>
          <table:table-cell table:number-columns-repeated="2"/>
          <table:table-cell table:style-name="ce12"/>
          <table:table-cell table:number-columns-repeated="2"/>
          <table:table-cell table:style-name="ce12"/>
          <table:table-cell table:number-columns-repeated="9"/>
          <table:table-cell table:style-name="ce12"/>
          <table:table-cell table:number-columns-repeated="4"/>
        </table:table-row>
        <table:table-row table:style-name="ro1">
          <table:table-cell table:style-name="Default" office:value-type="string">
            <text:p>MWD</text:p>
          </table:table-cell>
          <table:table-cell table:style-name="Default"/>
          <table:table-cell table:style-name="Default" office:value-type="string">
            <text:p>Cores: 12</text:p>
          </table:table-cell>
          <table:table-cell office:value-type="string">
            <text:p>Nodes: 12</text:p>
          </table:table-cell>
          <table:table-cell office:value-type="string">
            <text:p>2D mesh size: 4x3</text:p>
          </table:table-cell>
          <table:table-cell table:style-name="Default"/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SA minimum time [s]</text:p>
          </table:table-cell>
          <table:table-cell table:style-name="ce6" office:value-type="string">
            <text:p>SA minimum memory [MB]</text:p>
          </table:table-cell>
          <table:table-cell office:value-type="string">
            <text:p>SA minimum cost</text:p>
          </table:table-cell>
          <table:table-cell table:style-name="ce1" office:value-type="string">
            <text:p>SA TEST minimum time [s]</text:p>
          </table:table-cell>
          <table:table-cell table:style-name="ce6" office:value-type="string">
            <text:p>SA TEST minimum memory [MB]</text:p>
          </table:table-cell>
          <table:table-cell office:value-type="string">
            <text:p>SA TEST minimum cost</text:p>
          </table:table-cell>
          <table:table-cell table:style-name="ce1" office:value-type="string">
            <text:p>SA TEST A. minimum time [s]</text:p>
          </table:table-cell>
          <table:table-cell table:style-name="ce6" office:value-type="string">
            <text:p>SA TEST A. minimum memory [MB]</text:p>
          </table:table-cell>
          <table:table-cell office:value-type="string">
            <text:p>SA TEST A. minimum cost</text:p>
          </table:table-cell>
          <table:table-cell office:value-type="string">
            <text:p>SA &lt; SA TEST</text:p>
          </table:table-cell>
          <table:table-cell table:style-name="ce19" office:value-type="string">
            <text:p>SA &lt; SA TEST A.</text:p>
          </table:table-cell>
          <table:table-cell office:value-type="string">
            <text:p>SA TEST &lt; SA TEST A.</text:p>
          </table:table-cell>
          <table:table-cell table:style-name="ce19" office:value-type="string">
            <text:p>SA = SA TEST A.</text:p>
          </table:table-cell>
          <table:table-cell table:style-name="ce19" office:value-type="string">
            <text:p>SA TEST A. &lt; SA</text:p>
          </table:table-cell>
          <table:table-cell table:style-name="ce1" office:value-type="string">
            <text:p>SA TEST A. Speedup(USER_TIME) over SA</text:p>
          </table:table-cell>
          <table:table-cell table:style-name="ce6" office:value-type="string">
            <text:p>SA Speedup(AVG_HEAP_MEMORY) over SA TEST A.</text:p>
          </table:table-cell>
          <table:table-cell table:style-name="ce1" office:value-type="string">
            <text:p>BB minimum time [s]</text:p>
          </table:table-cell>
          <table:table-cell table:style-name="ce6" office:value-type="string">
            <text:p>BB minimum memory [MB]</text:p>
          </table:table-cell>
          <table:table-cell office:value-type="string">
            <text:p>BB minimum cost</text:p>
          </table:table-cell>
          <table:table-cell table:style-name="ce19" office:value-type="string">
            <text:p>SA TEST A. &lt; BB</text:p>
          </table:table-cell>
          <table:table-cell table:style-name="ce19" office:value-type="string">
            <text:p>SA TEST A. = BB</text:p>
          </table:table-cell>
          <table:table-cell table:style-name="ce1" office:value-type="string">
            <text:p>SA TEST A. Speedup(USER_TIME) over BB</text:p>
          </table:table-cell>
          <table:table-cell table:style-name="ce6" office:value-type="string">
            <text:p>SA TEST A. Speedup(AVG_HEAP_MEMORY) over BB</text:p>
          </table:table-cell>
        </table:table-row>
        <table:table-row table:style-name="ro1">
          <table:table-cell table:style-name="ce2" office:value-type="float" office:value="26.14">
            <text:p>26.14</text:p>
          </table:table-cell>
          <table:table-cell table:style-name="ce7" office:value-type="float" office:value="10.3536698055267">
            <text:p>10.35</text:p>
          </table:table-cell>
          <table:table-cell office:value-type="float" office:value="73391146.34375">
            <text:p>73,391,146.34</text:p>
          </table:table-cell>
          <table:table-cell table:style-name="ce2" office:value-type="float" office:value="0.27">
            <text:p>0.27</text:p>
          </table:table-cell>
          <table:table-cell table:style-name="ce7" office:value-type="float" office:value="18.3498382568359">
            <text:p>18.35</text:p>
          </table:table-cell>
          <table:table-cell office:value-type="float" office:value="73391146.34375">
            <text:p>73,391,146.34</text:p>
          </table:table-cell>
          <table:table-cell table:style-name="ce2" office:value-type="float" office:value="0.3">
            <text:p>0.30</text:p>
          </table:table-cell>
          <table:table-cell table:style-name="ce7" office:value-type="float" office:value="18.4052734375">
            <text:p>18.41</text:p>
          </table:table-cell>
          <table:table-cell office:value-type="float" office:value="73391146.34375">
            <text:p>73,391,146.34</text:p>
          </table:table-cell>
          <table:table-cell table:style-name="ce22" office:value-type="percentage" office:value="0.493">
            <text:p>49.30%</text:p>
          </table:table-cell>
          <table:table-cell table:style-name="ce20" office:value-type="percentage" office:value="0.143">
            <text:p>14.30%</text:p>
          </table:table-cell>
          <table:table-cell table:style-name="ce22" office:value-type="percentage" office:value="0.083">
            <text:p>8.30%</text:p>
          </table:table-cell>
          <table:table-cell table:style-name="ce20" office:value-type="percentage" office:value="0.85">
            <text:p>85.00%</text:p>
          </table:table-cell>
          <table:table-cell table:style-name="ce20" office:value-type="percentage" office:value="0.007">
            <text:p>0.70%</text:p>
          </table:table-cell>
          <table:table-cell table:style-name="ce23" office:value-type="percentage" office:value="0.988821974957021">
            <text:p>98.88%</text:p>
          </table:table-cell>
          <table:table-cell table:style-name="ce24" office:value-type="percentage" office:value="-0.468875574481483">
            <text:p>-46.89%</text:p>
          </table:table-cell>
          <table:table-cell table:style-name="ce2" office:value-type="float" office:value="0.28">
            <text:p>0.28</text:p>
          </table:table-cell>
          <table:table-cell table:style-name="ce7" office:value-type="float" office:value="14.6827278137207">
            <text:p>14.68</text:p>
          </table:table-cell>
          <table:table-cell office:value-type="float" office:value="73391146.34375">
            <text:p>73,391,146.34</text:p>
          </table:table-cell>
          <table:table-cell table:style-name="ce20" office:value-type="percentage" office:value="0">
            <text:p>0.00%</text:p>
          </table:table-cell>
          <table:table-cell table:style-name="ce20" office:value-type="percentage" office:value="0.857">
            <text:p>85.70%</text:p>
          </table:table-cell>
          <table:table-cell table:style-name="ce23" office:value-type="percentage" office:value="0.0890726622698618">
            <text:p>8.91%</text:p>
          </table:table-cell>
          <table:table-cell table:style-name="ce24" office:value-type="percentage" office:value="-0.00107065914594886">
            <text:p>-0.11%</text:p>
          </table:table-cell>
        </table:table-row>
        <table:table-row table:style-name="ro1">
          <table:table-cell table:style-name="ce1" office:value-type="string">
            <text:p>SA maximum time [s]</text:p>
          </table:table-cell>
          <table:table-cell table:style-name="ce6" office:value-type="string">
            <text:p>SA maximum memory [MB]</text:p>
          </table:table-cell>
          <table:table-cell office:value-type="string">
            <text:p>SA maximum cost</text:p>
          </table:table-cell>
          <table:table-cell table:style-name="ce1" office:value-type="string">
            <text:p>SA TEST maximum time [s]</text:p>
          </table:table-cell>
          <table:table-cell table:style-name="ce6" office:value-type="string">
            <text:p>SA TEST maximum memory [MB]</text:p>
          </table:table-cell>
          <table:table-cell office:value-type="string">
            <text:p>SA TEST maximum cost</text:p>
          </table:table-cell>
          <table:table-cell table:style-name="ce1" office:value-type="string">
            <text:p>SA TEST A. maximum time [s]</text:p>
          </table:table-cell>
          <table:table-cell table:style-name="ce6" office:value-type="string">
            <text:p>SA TEST A. maximum memory [MB]</text:p>
          </table:table-cell>
          <table:table-cell office:value-type="string">
            <text:p>SA TEST A. maximum cost</text:p>
          </table:table-cell>
          <table:table-cell office:value-type="string">
            <text:p>(lower is better)</text:p>
          </table:table-cell>
          <table:table-cell table:style-name="ce19" office:value-type="string">
            <text:p>(lower is better)</text:p>
          </table:table-cell>
          <table:table-cell office:value-type="string">
            <text:p>(lower is better)</text:p>
          </table:table-cell>
          <table:table-cell table:style-name="ce21"/>
          <table:table-cell table:style-name="ce19" office:value-type="string">
            <text:p>(higher is better)</text:p>
          </table:table-cell>
          <table:table-cell table:style-name="ce1" office:value-type="string">
            <text:p>(higher is better)</text:p>
          </table:table-cell>
          <table:table-cell table:style-name="ce6" office:value-type="string">
            <text:p>(lower is better)</text:p>
          </table:table-cell>
          <table:table-cell table:style-name="ce1" office:value-type="string">
            <text:p>BB maximum time [s]</text:p>
          </table:table-cell>
          <table:table-cell table:style-name="ce6" office:value-type="string">
            <text:p>BB maximum memory [MB]</text:p>
          </table:table-cell>
          <table:table-cell office:value-type="string">
            <text:p>BB maximum cost</text:p>
          </table:table-cell>
          <table:table-cell table:style-name="ce19" office:value-type="string">
            <text:p>(higher is better)</text:p>
          </table:table-cell>
          <table:table-cell table:style-name="ce19"/>
          <table:table-cell table:style-name="ce1" office:value-type="string">
            <text:p>(higher is better)</text:p>
          </table:table-cell>
          <table:table-cell table:style-name="ce6" office:value-type="string">
            <text:p>(higher is better)</text:p>
          </table:table-cell>
        </table:table-row>
        <table:table-row table:style-name="ro1">
          <table:table-cell table:style-name="ce2" office:value-type="float" office:value="36.92">
            <text:p>36.92</text:p>
          </table:table-cell>
          <table:table-cell table:style-name="ce8" office:value-type="float" office:value="30.4848252487183">
            <text:p>30.48</text:p>
          </table:table-cell>
          <table:table-cell office:value-type="float" office:value="74602251.6484375">
            <text:p>74,602,251.65</text:p>
          </table:table-cell>
          <table:table-cell table:style-name="ce2" office:value-type="float" office:value="0.36">
            <text:p>0.36</text:p>
          </table:table-cell>
          <table:table-cell table:style-name="ce8" office:value-type="float" office:value="18.5374221801758">
            <text:p>18.54</text:p>
          </table:table-cell>
          <table:table-cell office:value-type="float" office:value="81868883.4765625">
            <text:p>81,868,883.48</text:p>
          </table:table-cell>
          <table:table-cell table:style-name="ce2" office:value-type="float" office:value="0.38">
            <text:p>0.38</text:p>
          </table:table-cell>
          <table:table-cell table:style-name="ce8" office:value-type="float" office:value="18.5928192138672">
            <text:p>18.59</text:p>
          </table:table-cell>
          <table:table-cell office:value-type="float" office:value="78235567.5625">
            <text:p>78,235,567.56</text:p>
          </table:table-cell>
          <table:table-cell table:number-columns-repeated="7"/>
          <table:table-cell table:style-name="ce2" office:value-type="float" office:value="0.47">
            <text:p>0.47</text:p>
          </table:table-cell>
          <table:table-cell table:style-name="ce8" office:value-type="float" office:value="18.6200637817383">
            <text:p>18.62</text:p>
          </table:table-cell>
          <table:table-cell office:value-type="float" office:value="73391146.34375">
            <text:p>73,391,146.34</text:p>
          </table:table-cell>
          <table:table-cell table:number-columns-repeated="4"/>
        </table:table-row>
        <table:table-row table:style-name="ro1">
          <table:table-cell table:style-name="ce1" office:value-type="string">
            <text:p>SA average time [s]</text:p>
          </table:table-cell>
          <table:table-cell table:style-name="ce6" office:value-type="string">
            <text:p>SA average memory [MB]</text:p>
          </table:table-cell>
          <table:table-cell office:value-type="string">
            <text:p>SA average cost</text:p>
          </table:table-cell>
          <table:table-cell table:style-name="ce1" office:value-type="string">
            <text:p>SA TEST average time [s]</text:p>
          </table:table-cell>
          <table:table-cell table:style-name="ce6" office:value-type="string">
            <text:p>SA TEST average memory [MB]</text:p>
          </table:table-cell>
          <table:table-cell office:value-type="string">
            <text:p>SA TEST average cost</text:p>
          </table:table-cell>
          <table:table-cell table:style-name="ce1" office:value-type="string">
            <text:p>SA TEST A. average time [s]</text:p>
          </table:table-cell>
          <table:table-cell table:style-name="ce6" office:value-type="string">
            <text:p>SA TEST A. average memory [MB]</text:p>
          </table:table-cell>
          <table:table-cell office:value-type="string">
            <text:p>SA TEST A. average cost</text:p>
          </table:table-cell>
          <table:table-cell table:number-columns-repeated="7"/>
          <table:table-cell table:style-name="ce1" office:value-type="string">
            <text:p>BB average time [s]</text:p>
          </table:table-cell>
          <table:table-cell table:style-name="ce6" office:value-type="string">
            <text:p>BB average memory [MB]</text:p>
          </table:table-cell>
          <table:table-cell office:value-type="string">
            <text:p>BB average cost</text:p>
          </table:table-cell>
          <table:table-cell table:number-columns-repeated="4"/>
        </table:table-row>
        <table:table-row table:style-name="ro1">
          <table:table-cell table:style-name="ce3" office:value-type="float" office:value="30.61803">
            <text:p>30.62</text:p>
          </table:table-cell>
          <table:table-cell table:style-name="ce8" office:value-type="float" office:value="13.4538647030449">
            <text:p>13.45</text:p>
          </table:table-cell>
          <table:table-cell office:value-type="float" office:value="73399624.0808828">
            <text:p>73,399,624.08</text:p>
          </table:table-cell>
          <table:table-cell table:style-name="ce3" office:value-type="float" office:value="0.301170000000002">
            <text:p>0.30</text:p>
          </table:table-cell>
          <table:table-cell table:style-name="ce8" office:value-type="float" office:value="18.4369123535156">
            <text:p>18.44</text:p>
          </table:table-cell>
          <table:table-cell office:value-type="float" office:value="74498096.5922344">
            <text:p>74,498,096.59</text:p>
          </table:table-cell>
          <table:table-cell table:style-name="ce3" office:value-type="float" office:value="0.337719999999999">
            <text:p>0.34</text:p>
          </table:table-cell>
          <table:table-cell table:style-name="ce8" office:value-type="float" office:value="18.506069732666">
            <text:p>18.51</text:p>
          </table:table-cell>
          <table:table-cell office:value-type="float" office:value="73575234.3500625">
            <text:p>73,575,234.35</text:p>
          </table:table-cell>
          <table:table-cell table:number-columns-repeated="7"/>
          <table:table-cell table:style-name="ce3" office:value-type="float" office:value="0.37535">
            <text:p>0.38</text:p>
          </table:table-cell>
          <table:table-cell table:style-name="ce8" office:value-type="float" office:value="18.4890218162537">
            <text:p>18.49</text:p>
          </table:table-cell>
          <table:table-cell office:value-type="float" office:value="73391146.34375">
            <text:p>73,391,146.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A # minimum cost</text:p>
          </table:table-cell>
          <table:table-cell table:number-columns-repeated="2"/>
          <table:table-cell office:value-type="string">
            <text:p>SA TEST # minimum cost</text:p>
          </table:table-cell>
          <table:table-cell table:number-columns-repeated="2"/>
          <table:table-cell office:value-type="string">
            <text:p>SA TEST A. # minimum cost</text:p>
          </table:table-cell>
          <table:table-cell table:number-columns-repeated="9"/>
          <table:table-cell office:value-type="string">
            <text:p>BB # minimum cos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1" office:value-type="percentage" office:value="0.993">
            <text:p>99.30%</text:p>
          </table:table-cell>
          <table:table-cell table:number-columns-repeated="2"/>
          <table:table-cell table:style-name="ce11" office:value-type="percentage" office:value="0.504">
            <text:p>50.40%</text:p>
          </table:table-cell>
          <table:table-cell table:number-columns-repeated="2"/>
          <table:table-cell table:style-name="ce11" office:value-type="percentage" office:value="0.857">
            <text:p>85.70%</text:p>
          </table:table-cell>
          <table:table-cell table:number-columns-repeated="9"/>
          <table:table-cell table:style-name="ce11" office:value-type="percentage" office:value="1">
            <text:p>100.00%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ce12"/>
          <table:table-cell table:number-columns-repeated="2"/>
          <table:table-cell table:style-name="ce12"/>
          <table:table-cell table:number-columns-repeated="2"/>
          <table:table-cell table:style-name="ce12"/>
          <table:table-cell table:number-columns-repeated="9"/>
          <table:table-cell table:style-name="ce12"/>
          <table:table-cell table:number-columns-repeated="4"/>
        </table:table-row>
        <table:table-row table:style-name="ro1">
          <table:table-cell table:style-name="Default" office:value-type="string">
            <text:p>H.264 ctg 0</text:p>
          </table:table-cell>
          <table:table-cell table:style-name="Default"/>
          <table:table-cell table:style-name="Default" office:value-type="string">
            <text:p>Cores: 14</text:p>
          </table:table-cell>
          <table:table-cell office:value-type="string">
            <text:p>Nodes: 16</text:p>
          </table:table-cell>
          <table:table-cell office:value-type="string">
            <text:p>2D mesh size: 4x4</text:p>
          </table:table-cell>
          <table:table-cell table:style-name="Default"/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SA minimum time [s]</text:p>
          </table:table-cell>
          <table:table-cell table:style-name="ce6" office:value-type="string">
            <text:p>SA minimum memory [MB]</text:p>
          </table:table-cell>
          <table:table-cell office:value-type="string">
            <text:p>SA minimum cost</text:p>
          </table:table-cell>
          <table:table-cell table:style-name="ce1" office:value-type="string">
            <text:p>SA TEST minimum time [s]</text:p>
          </table:table-cell>
          <table:table-cell table:style-name="ce6" office:value-type="string">
            <text:p>SA TEST minimum memory [MB]</text:p>
          </table:table-cell>
          <table:table-cell office:value-type="string">
            <text:p>SA TEST minimum cost</text:p>
          </table:table-cell>
          <table:table-cell table:style-name="ce1" office:value-type="string">
            <text:p>SA TEST A. minimum time [s]</text:p>
          </table:table-cell>
          <table:table-cell table:style-name="ce6" office:value-type="string">
            <text:p>SA TEST A. minimum memory [MB]</text:p>
          </table:table-cell>
          <table:table-cell office:value-type="string">
            <text:p>SA TEST A. minimum cost</text:p>
          </table:table-cell>
          <table:table-cell office:value-type="string">
            <text:p>SA &lt; SA TEST</text:p>
          </table:table-cell>
          <table:table-cell table:style-name="ce19" office:value-type="string">
            <text:p>SA &lt; SA TEST A.</text:p>
          </table:table-cell>
          <table:table-cell office:value-type="string">
            <text:p>SA TEST &lt; SA TEST A.</text:p>
          </table:table-cell>
          <table:table-cell table:style-name="ce19" office:value-type="string">
            <text:p>SA = SA TEST A.</text:p>
          </table:table-cell>
          <table:table-cell table:style-name="ce19" office:value-type="string">
            <text:p>SA TEST A. &lt; SA</text:p>
          </table:table-cell>
          <table:table-cell table:style-name="ce1" office:value-type="string">
            <text:p>SA TEST A. Speedup(USER_TIME) over SA</text:p>
          </table:table-cell>
          <table:table-cell table:style-name="ce6" office:value-type="string">
            <text:p>SA Speedup(AVG_HEAP_MEMORY) over SA TEST A.</text:p>
          </table:table-cell>
          <table:table-cell table:style-name="ce1" office:value-type="string">
            <text:p>BB minimum time [s]</text:p>
          </table:table-cell>
          <table:table-cell table:style-name="ce6" office:value-type="string">
            <text:p>BB minimum memory [MB]</text:p>
          </table:table-cell>
          <table:table-cell office:value-type="string">
            <text:p>BB minimum cost</text:p>
          </table:table-cell>
          <table:table-cell table:style-name="ce19" office:value-type="string">
            <text:p>SA TEST A. &lt; BB</text:p>
          </table:table-cell>
          <table:table-cell table:style-name="ce19" office:value-type="string">
            <text:p>SA TEST A. = BB</text:p>
          </table:table-cell>
          <table:table-cell table:style-name="ce1" office:value-type="string">
            <text:p>SA TEST A. Speedup(USER_TIME) over BB</text:p>
          </table:table-cell>
          <table:table-cell table:style-name="ce6" office:value-type="string">
            <text:p>SA TEST A. Speedup(AVG_HEAP_MEMORY) over BB</text:p>
          </table:table-cell>
        </table:table-row>
        <table:table-row table:style-name="ro1">
          <table:table-cell table:style-name="ce2" office:value-type="float" office:value="114.85">
            <text:p>114.85</text:p>
          </table:table-cell>
          <table:table-cell table:style-name="ce7" office:value-type="float" office:value="7.45815419197083">
            <text:p>7.46</text:p>
          </table:table-cell>
          <table:table-cell office:value-type="float" office:value="33839456.6646069">
            <text:p>33,839,456.66</text:p>
          </table:table-cell>
          <table:table-cell table:style-name="ce2" office:value-type="float" office:value="0.65">
            <text:p>0.65</text:p>
          </table:table-cell>
          <table:table-cell table:style-name="ce7" office:value-type="float" office:value="5.13579559326172">
            <text:p>5.14</text:p>
          </table:table-cell>
          <table:table-cell office:value-type="float" office:value="33839456.6646069">
            <text:p>33,839,456.66</text:p>
          </table:table-cell>
          <table:table-cell table:style-name="ce2" office:value-type="float" office:value="0.69">
            <text:p>0.69</text:p>
          </table:table-cell>
          <table:table-cell table:style-name="ce7" office:value-type="float" office:value="6.13770294189453">
            <text:p>6.14</text:p>
          </table:table-cell>
          <table:table-cell office:value-type="float" office:value="33839456.6646069">
            <text:p>33,839,456.66</text:p>
          </table:table-cell>
          <table:table-cell table:style-name="ce22" office:value-type="percentage" office:value="0.689">
            <text:p>68.90%</text:p>
          </table:table-cell>
          <table:table-cell table:style-name="ce20" office:value-type="percentage" office:value="0.384">
            <text:p>38.40%</text:p>
          </table:table-cell>
          <table:table-cell table:style-name="ce22" office:value-type="percentage" office:value="0.211">
            <text:p>21.10%</text:p>
          </table:table-cell>
          <table:table-cell table:style-name="ce20" office:value-type="percentage" office:value="0.256">
            <text:p>25.60%</text:p>
          </table:table-cell>
          <table:table-cell table:style-name="ce20" office:value-type="percentage" office:value="0.36">
            <text:p>36.00%</text:p>
          </table:table-cell>
          <table:table-cell table:style-name="ce23" office:value-type="percentage" office:value="0.994603014023643">
            <text:p>99.46%</text:p>
          </table:table-cell>
          <table:table-cell table:style-name="ce24" office:value-type="percentage" office:value="0.49015626134674">
            <text:p>49.02%</text:p>
          </table:table-cell>
          <table:table-cell table:style-name="ce2" office:value-type="float" office:value="0.18">
            <text:p>0.18</text:p>
          </table:table-cell>
          <table:table-cell table:style-name="ce7" office:value-type="float" office:value="4.14309692382813">
            <text:p>4.14</text:p>
          </table:table-cell>
          <table:table-cell office:value-type="float" office:value="33839456.6646069">
            <text:p>33,839,456.66</text:p>
          </table:table-cell>
          <table:table-cell table:style-name="ce20" office:value-type="percentage" office:value="0">
            <text:p>0.00%</text:p>
          </table:table-cell>
          <table:table-cell table:style-name="ce20" office:value-type="percentage" office:value="0.418">
            <text:p>41.80%</text:p>
          </table:table-cell>
          <table:table-cell table:style-name="ce23" office:value-type="percentage" office:value="-1.58166282454243">
            <text:p>-158.17%</text:p>
          </table:table-cell>
          <table:table-cell table:style-name="ce24" office:value-type="percentage" office:value="-0.484913918826806">
            <text:p>-48.49%</text:p>
          </table:table-cell>
        </table:table-row>
        <table:table-row table:style-name="ro1">
          <table:table-cell table:style-name="ce1" office:value-type="string">
            <text:p>SA maximum time [s]</text:p>
          </table:table-cell>
          <table:table-cell table:style-name="ce6" office:value-type="string">
            <text:p>SA maximum memory [MB]</text:p>
          </table:table-cell>
          <table:table-cell office:value-type="string">
            <text:p>SA maximum cost</text:p>
          </table:table-cell>
          <table:table-cell table:style-name="ce1" office:value-type="string">
            <text:p>SA TEST maximum time [s]</text:p>
          </table:table-cell>
          <table:table-cell table:style-name="ce6" office:value-type="string">
            <text:p>SA TEST maximum memory [MB]</text:p>
          </table:table-cell>
          <table:table-cell office:value-type="string">
            <text:p>SA TEST maximum cost</text:p>
          </table:table-cell>
          <table:table-cell table:style-name="ce1" office:value-type="string">
            <text:p>SA TEST A. maximum time [s]</text:p>
          </table:table-cell>
          <table:table-cell table:style-name="ce6" office:value-type="string">
            <text:p>SA TEST A. maximum memory [MB]</text:p>
          </table:table-cell>
          <table:table-cell office:value-type="string">
            <text:p>SA TEST A. maximum cost</text:p>
          </table:table-cell>
          <table:table-cell office:value-type="string">
            <text:p>(lower is better)</text:p>
          </table:table-cell>
          <table:table-cell table:style-name="ce19" office:value-type="string">
            <text:p>(lower is better)</text:p>
          </table:table-cell>
          <table:table-cell office:value-type="string">
            <text:p>(lower is better)</text:p>
          </table:table-cell>
          <table:table-cell table:style-name="ce21"/>
          <table:table-cell table:style-name="ce19" office:value-type="string">
            <text:p>(higher is better)</text:p>
          </table:table-cell>
          <table:table-cell table:style-name="ce1" office:value-type="string">
            <text:p>(higher is better)</text:p>
          </table:table-cell>
          <table:table-cell table:style-name="ce6" office:value-type="string">
            <text:p>(lower is better)</text:p>
          </table:table-cell>
          <table:table-cell table:style-name="ce1" office:value-type="string">
            <text:p>BB maximum time [s]</text:p>
          </table:table-cell>
          <table:table-cell table:style-name="ce6" office:value-type="string">
            <text:p>BB maximum memory [MB]</text:p>
          </table:table-cell>
          <table:table-cell office:value-type="string">
            <text:p>BB maximum cost</text:p>
          </table:table-cell>
          <table:table-cell table:style-name="ce19" office:value-type="string">
            <text:p>(higher is better)</text:p>
          </table:table-cell>
          <table:table-cell table:style-name="ce19"/>
          <table:table-cell table:style-name="ce1" office:value-type="string">
            <text:p>(higher is better)</text:p>
          </table:table-cell>
          <table:table-cell table:style-name="ce6" office:value-type="string">
            <text:p>(higher is better)</text:p>
          </table:table-cell>
        </table:table-row>
        <table:table-row table:style-name="ro1">
          <table:table-cell table:style-name="ce2" office:value-type="float" office:value="285.39">
            <text:p>285.39</text:p>
          </table:table-cell>
          <table:table-cell table:style-name="ce8" office:value-type="float" office:value="34.3243621349335">
            <text:p>34.32</text:p>
          </table:table-cell>
          <table:table-cell office:value-type="float" office:value="34445000.0775132">
            <text:p>34,445,000.08</text:p>
          </table:table-cell>
          <table:table-cell table:style-name="ce2" office:value-type="float" office:value="0.72">
            <text:p>0.72</text:p>
          </table:table-cell>
          <table:table-cell table:style-name="ce8" office:value-type="float" office:value="5.87284851074219">
            <text:p>5.87</text:p>
          </table:table-cell>
          <table:table-cell office:value-type="float" office:value="35171652.1808131">
            <text:p>35,171,652.18</text:p>
          </table:table-cell>
          <table:table-cell table:style-name="ce2" office:value-type="float" office:value="0.77">
            <text:p>0.77</text:p>
          </table:table-cell>
          <table:table-cell table:style-name="ce8" office:value-type="float" office:value="7.35044097900391">
            <text:p>7.35</text:p>
          </table:table-cell>
          <table:table-cell office:value-type="float" office:value="34505568.2857726">
            <text:p>34,505,568.29</text:p>
          </table:table-cell>
          <table:table-cell table:number-columns-repeated="7"/>
          <table:table-cell table:style-name="ce2" office:value-type="float" office:value="0.45">
            <text:p>0.45</text:p>
          </table:table-cell>
          <table:table-cell table:style-name="ce8" office:value-type="float" office:value="8.08848571777344">
            <text:p>8.09</text:p>
          </table:table-cell>
          <table:table-cell office:value-type="float" office:value="33839456.6646069">
            <text:p>33,839,456.66</text:p>
          </table:table-cell>
          <table:table-cell table:number-columns-repeated="4"/>
        </table:table-row>
        <table:table-row table:style-name="ro1">
          <table:table-cell table:style-name="ce1" office:value-type="string">
            <text:p>SA average time [s]</text:p>
          </table:table-cell>
          <table:table-cell table:style-name="ce6" office:value-type="string">
            <text:p>SA average memory [MB]</text:p>
          </table:table-cell>
          <table:table-cell office:value-type="string">
            <text:p>SA average cost</text:p>
          </table:table-cell>
          <table:table-cell table:style-name="ce1" office:value-type="string">
            <text:p>SA TEST average time [s]</text:p>
          </table:table-cell>
          <table:table-cell table:style-name="ce6" office:value-type="string">
            <text:p>SA TEST average memory [MB]</text:p>
          </table:table-cell>
          <table:table-cell office:value-type="string">
            <text:p>SA TEST average cost</text:p>
          </table:table-cell>
          <table:table-cell table:style-name="ce1" office:value-type="string">
            <text:p>SA TEST A. average time [s]</text:p>
          </table:table-cell>
          <table:table-cell table:style-name="ce6" office:value-type="string">
            <text:p>SA TEST A. average memory [MB]</text:p>
          </table:table-cell>
          <table:table-cell office:value-type="string">
            <text:p>SA TEST A. average cost</text:p>
          </table:table-cell>
          <table:table-cell table:number-columns-repeated="7"/>
          <table:table-cell table:style-name="ce1" office:value-type="string">
            <text:p>BB average time [s]</text:p>
          </table:table-cell>
          <table:table-cell table:style-name="ce6" office:value-type="string">
            <text:p>BB average memory [MB]</text:p>
          </table:table-cell>
          <table:table-cell office:value-type="string">
            <text:p>BB average cost</text:p>
          </table:table-cell>
          <table:table-cell table:number-columns-repeated="4"/>
        </table:table-row>
        <table:table-row table:style-name="ro1">
          <table:table-cell table:style-name="ce3" office:value-type="float" office:value="135.88184">
            <text:p>135.88</text:p>
          </table:table-cell>
          <table:table-cell table:style-name="ce8" office:value-type="float" office:value="15.7492570173836">
            <text:p>15.75</text:p>
          </table:table-cell>
          <table:table-cell office:value-type="float" office:value="33952287.835896">
            <text:p>33,952,287.84</text:p>
          </table:table-cell>
          <table:table-cell table:style-name="ce3" office:value-type="float" office:value="0.684650000000001">
            <text:p>0.68</text:p>
          </table:table-cell>
          <table:table-cell table:style-name="ce8" office:value-type="float" office:value="5.44776585006714">
            <text:p>5.45</text:p>
          </table:table-cell>
          <table:table-cell office:value-type="float" office:value="34138923.0347389">
            <text:p>34,138,923.03</text:p>
          </table:table-cell>
          <table:table-cell table:style-name="ce3" office:value-type="float" office:value="0.719580000000011">
            <text:p>0.72</text:p>
          </table:table-cell>
          <table:table-cell table:style-name="ce8" office:value-type="float" office:value="6.92891521835327">
            <text:p>6.93</text:p>
          </table:table-cell>
          <table:table-cell office:value-type="float" office:value="33969204.2894153">
            <text:p>33,969,204.29</text:p>
          </table:table-cell>
          <table:table-cell table:number-columns-repeated="7"/>
          <table:table-cell table:style-name="ce3" office:value-type="float" office:value="0.28849">
            <text:p>0.29</text:p>
          </table:table-cell>
          <table:table-cell table:style-name="ce8" office:value-type="float" office:value="4.69627662658691">
            <text:p>4.70</text:p>
          </table:table-cell>
          <table:table-cell office:value-type="float" office:value="33839456.6646073">
            <text:p>33,839,456.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A # minimum cost</text:p>
          </table:table-cell>
          <table:table-cell table:number-columns-repeated="2"/>
          <table:table-cell office:value-type="string">
            <text:p>SA TEST # minimum cost</text:p>
          </table:table-cell>
          <table:table-cell table:number-columns-repeated="2"/>
          <table:table-cell office:value-type="string">
            <text:p>SA TEST A. # minimum cost</text:p>
          </table:table-cell>
          <table:table-cell table:number-columns-repeated="9"/>
          <table:table-cell office:value-type="string">
            <text:p>BB # minimum cos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1" office:value-type="percentage" office:value="0.398">
            <text:p>39.80%</text:p>
          </table:table-cell>
          <table:table-cell table:number-columns-repeated="2"/>
          <table:table-cell table:style-name="ce11" office:value-type="percentage" office:value="0.128">
            <text:p>12.80%</text:p>
          </table:table-cell>
          <table:table-cell table:number-columns-repeated="2"/>
          <table:table-cell table:style-name="ce11" office:value-type="percentage" office:value="0.418">
            <text:p>41.80%</text:p>
          </table:table-cell>
          <table:table-cell table:number-columns-repeated="9"/>
          <table:table-cell table:style-name="ce11" office:value-type="percentage" office:value="1">
            <text:p>100.00%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ce12"/>
          <table:table-cell table:number-columns-repeated="2"/>
          <table:table-cell table:style-name="ce12"/>
          <table:table-cell table:number-columns-repeated="2"/>
          <table:table-cell table:style-name="ce12"/>
          <table:table-cell table:number-columns-repeated="9"/>
          <table:table-cell table:style-name="ce12"/>
          <table:table-cell table:number-columns-repeated="4"/>
        </table:table-row>
        <table:table-row table:style-name="ro1">
          <table:table-cell table:style-name="Default" office:value-type="string">
            <text:p>H.264 ctg 1</text:p>
          </table:table-cell>
          <table:table-cell table:style-name="Default"/>
          <table:table-cell table:style-name="Default" office:value-type="string">
            <text:p>Cores: 16</text:p>
          </table:table-cell>
          <table:table-cell office:value-type="string">
            <text:p>Nodes: 16</text:p>
          </table:table-cell>
          <table:table-cell office:value-type="string">
            <text:p>2D mesh size: 4x4</text:p>
          </table:table-cell>
          <table:table-cell table:style-name="Default"/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SA minimum time [s]</text:p>
          </table:table-cell>
          <table:table-cell table:style-name="ce6" office:value-type="string">
            <text:p>SA minimum memory [MB]</text:p>
          </table:table-cell>
          <table:table-cell office:value-type="string">
            <text:p>SA minimum cost</text:p>
          </table:table-cell>
          <table:table-cell table:style-name="ce1" office:value-type="string">
            <text:p>SA TEST minimum time [s]</text:p>
          </table:table-cell>
          <table:table-cell table:style-name="ce6" office:value-type="string">
            <text:p>SA TEST minimum memory [MB]</text:p>
          </table:table-cell>
          <table:table-cell office:value-type="string">
            <text:p>SA TEST minimum cost</text:p>
          </table:table-cell>
          <table:table-cell table:style-name="ce1" office:value-type="string">
            <text:p>SA TEST A. minimum time [s]</text:p>
          </table:table-cell>
          <table:table-cell table:style-name="ce6" office:value-type="string">
            <text:p>SA TEST A. minimum memory [MB]</text:p>
          </table:table-cell>
          <table:table-cell office:value-type="string">
            <text:p>SA TEST A. minimum cost</text:p>
          </table:table-cell>
          <table:table-cell office:value-type="string">
            <text:p>SA &lt; SA TEST</text:p>
          </table:table-cell>
          <table:table-cell table:style-name="ce19" office:value-type="string">
            <text:p>SA &lt; SA TEST A.</text:p>
          </table:table-cell>
          <table:table-cell office:value-type="string">
            <text:p>SA TEST &lt; SA TEST A.</text:p>
          </table:table-cell>
          <table:table-cell table:style-name="ce19" office:value-type="string">
            <text:p>SA = SA TEST A.</text:p>
          </table:table-cell>
          <table:table-cell table:style-name="ce19" office:value-type="string">
            <text:p>SA TEST A. &lt; SA</text:p>
          </table:table-cell>
          <table:table-cell table:style-name="ce1" office:value-type="string">
            <text:p>SA TEST A. Speedup(USER_TIME) over SA</text:p>
          </table:table-cell>
          <table:table-cell table:style-name="ce6" office:value-type="string">
            <text:p>SA Speedup(AVG_HEAP_MEMORY) over SA TEST A.</text:p>
          </table:table-cell>
          <table:table-cell table:style-name="ce1" office:value-type="string">
            <text:p>BB minimum time [s]</text:p>
          </table:table-cell>
          <table:table-cell table:style-name="ce6" office:value-type="string">
            <text:p>BB minimum memory [MB]</text:p>
          </table:table-cell>
          <table:table-cell office:value-type="string">
            <text:p>BB minimum cost</text:p>
          </table:table-cell>
          <table:table-cell table:style-name="ce19" office:value-type="string">
            <text:p>SA TEST A. &lt; BB</text:p>
          </table:table-cell>
          <table:table-cell table:style-name="ce19" office:value-type="string">
            <text:p>SA TEST A. = BB</text:p>
          </table:table-cell>
          <table:table-cell table:style-name="ce1" office:value-type="string">
            <text:p>SA TEST A. Speedup(USER_TIME) over BB</text:p>
          </table:table-cell>
          <table:table-cell table:style-name="ce6" office:value-type="string">
            <text:p>SA TEST A. Speedup(AVG_HEAP_MEMORY) over BB</text:p>
          </table:table-cell>
        </table:table-row>
        <table:table-row table:style-name="ro1">
          <table:table-cell table:style-name="ce2" office:value-type="float" office:value="105.78">
            <text:p>105.78</text:p>
          </table:table-cell>
          <table:table-cell table:style-name="ce7" office:value-type="float" office:value="9.01754321098328">
            <text:p>9.02</text:p>
          </table:table-cell>
          <table:table-cell office:value-type="float" office:value="85530361.3959798">
            <text:p>85,530,361.40</text:p>
          </table:table-cell>
          <table:table-cell table:style-name="ce2" office:value-type="float" office:value="0.67">
            <text:p>0.67</text:p>
          </table:table-cell>
          <table:table-cell table:style-name="ce7" office:value-type="float" office:value="4.99052810668945">
            <text:p>4.99</text:p>
          </table:table-cell>
          <table:table-cell office:value-type="float" office:value="85530361.3959798">
            <text:p>85,530,361.40</text:p>
          </table:table-cell>
          <table:table-cell table:style-name="ce2" office:value-type="float" office:value="0.71">
            <text:p>0.71</text:p>
          </table:table-cell>
          <table:table-cell table:style-name="ce7" office:value-type="float" office:value="6.05169296264648">
            <text:p>6.05</text:p>
          </table:table-cell>
          <table:table-cell office:value-type="float" office:value="85530361.3959798">
            <text:p>85,530,361.40</text:p>
          </table:table-cell>
          <table:table-cell table:style-name="ce22" office:value-type="percentage" office:value="0.641">
            <text:p>64.10%</text:p>
          </table:table-cell>
          <table:table-cell table:style-name="ce20" office:value-type="percentage" office:value="0.475">
            <text:p>47.50%</text:p>
          </table:table-cell>
          <table:table-cell table:style-name="ce22" office:value-type="percentage" office:value="0.315">
            <text:p>31.50%</text:p>
          </table:table-cell>
          <table:table-cell table:style-name="ce20" office:value-type="percentage" office:value="0.05">
            <text:p>5.00%</text:p>
          </table:table-cell>
          <table:table-cell table:style-name="ce20" office:value-type="percentage" office:value="0.475">
            <text:p>47.50%</text:p>
          </table:table-cell>
          <table:table-cell table:style-name="ce23" office:value-type="percentage" office:value="0.994435964451317">
            <text:p>99.44%</text:p>
          </table:table-cell>
          <table:table-cell table:style-name="ce24" office:value-type="percentage" office:value="0.471213677867134">
            <text:p>47.12%</text:p>
          </table:table-cell>
          <table:table-cell table:style-name="ce2" office:value-type="float" office:value="0.2">
            <text:p>0.20</text:p>
          </table:table-cell>
          <table:table-cell table:style-name="ce7" office:value-type="float" office:value="4.51092529296875">
            <text:p>4.51</text:p>
          </table:table-cell>
          <table:table-cell office:value-type="float" office:value="85530361.3959798">
            <text:p>85,530,361.40</text:p>
          </table:table-cell>
          <table:table-cell table:style-name="ce20" office:value-type="percentage" office:value="0">
            <text:p>0.00%</text:p>
          </table:table-cell>
          <table:table-cell table:style-name="ce20" office:value-type="percentage" office:value="0.038">
            <text:p>3.80%</text:p>
          </table:table-cell>
          <table:table-cell table:style-name="ce23" office:value-type="percentage" office:value="-1.40801842341245">
            <text:p>-140.80%</text:p>
          </table:table-cell>
          <table:table-cell table:style-name="ce24" office:value-type="percentage" office:value="-0.434965848390842">
            <text:p>-43.50%</text:p>
          </table:table-cell>
        </table:table-row>
        <table:table-row table:style-name="ro1">
          <table:table-cell table:style-name="ce1" office:value-type="string">
            <text:p>SA maximum time [s]</text:p>
          </table:table-cell>
          <table:table-cell table:style-name="ce6" office:value-type="string">
            <text:p>SA maximum memory [MB]</text:p>
          </table:table-cell>
          <table:table-cell office:value-type="string">
            <text:p>SA maximum cost</text:p>
          </table:table-cell>
          <table:table-cell table:style-name="ce1" office:value-type="string">
            <text:p>SA TEST maximum time [s]</text:p>
          </table:table-cell>
          <table:table-cell table:style-name="ce6" office:value-type="string">
            <text:p>SA TEST maximum memory [MB]</text:p>
          </table:table-cell>
          <table:table-cell office:value-type="string">
            <text:p>SA TEST maximum cost</text:p>
          </table:table-cell>
          <table:table-cell table:style-name="ce1" office:value-type="string">
            <text:p>SA TEST A. maximum time [s]</text:p>
          </table:table-cell>
          <table:table-cell table:style-name="ce6" office:value-type="string">
            <text:p>SA TEST A. maximum memory [MB]</text:p>
          </table:table-cell>
          <table:table-cell office:value-type="string">
            <text:p>SA TEST A. maximum cost</text:p>
          </table:table-cell>
          <table:table-cell office:value-type="string">
            <text:p>(lower is better)</text:p>
          </table:table-cell>
          <table:table-cell table:style-name="ce19" office:value-type="string">
            <text:p>(lower is better)</text:p>
          </table:table-cell>
          <table:table-cell office:value-type="string">
            <text:p>(lower is better)</text:p>
          </table:table-cell>
          <table:table-cell table:style-name="ce21"/>
          <table:table-cell table:style-name="ce19" office:value-type="string">
            <text:p>(higher is better)</text:p>
          </table:table-cell>
          <table:table-cell table:style-name="ce1" office:value-type="string">
            <text:p>(higher is better)</text:p>
          </table:table-cell>
          <table:table-cell table:style-name="ce6" office:value-type="string">
            <text:p>(lower is better)</text:p>
          </table:table-cell>
          <table:table-cell table:style-name="ce1" office:value-type="string">
            <text:p>BB maximum time [s]</text:p>
          </table:table-cell>
          <table:table-cell table:style-name="ce6" office:value-type="string">
            <text:p>BB maximum memory [MB]</text:p>
          </table:table-cell>
          <table:table-cell office:value-type="string">
            <text:p>BB maximum cost</text:p>
          </table:table-cell>
          <table:table-cell table:style-name="ce19" office:value-type="string">
            <text:p>(higher is better)</text:p>
          </table:table-cell>
          <table:table-cell table:style-name="ce19"/>
          <table:table-cell table:style-name="ce1" office:value-type="string">
            <text:p>(higher is better)</text:p>
          </table:table-cell>
          <table:table-cell table:style-name="ce6" office:value-type="string">
            <text:p>(higher is better)</text:p>
          </table:table-cell>
        </table:table-row>
        <table:table-row table:style-name="ro1">
          <table:table-cell table:style-name="ce2" office:value-type="float" office:value="181.77">
            <text:p>181.77</text:p>
          </table:table-cell>
          <table:table-cell table:style-name="ce8" office:value-type="float" office:value="34.6532223892212">
            <text:p>34.65</text:p>
          </table:table-cell>
          <table:table-cell office:value-type="float" office:value="90772195.0334241">
            <text:p>90,772,195.03</text:p>
          </table:table-cell>
          <table:table-cell table:style-name="ce2" office:value-type="float" office:value="0.91">
            <text:p>0.91</text:p>
          </table:table-cell>
          <table:table-cell table:style-name="ce8" office:value-type="float" office:value="5.85715484619141">
            <text:p>5.86</text:p>
          </table:table-cell>
          <table:table-cell office:value-type="float" office:value="96963956.323664">
            <text:p>96,963,956.32</text:p>
          </table:table-cell>
          <table:table-cell table:style-name="ce2" office:value-type="float" office:value="0.8">
            <text:p>0.80</text:p>
          </table:table-cell>
          <table:table-cell table:style-name="ce8" office:value-type="float" office:value="7.41239929199219">
            <text:p>7.41</text:p>
          </table:table-cell>
          <table:table-cell office:value-type="float" office:value="92414734.326694">
            <text:p>92,414,734.33</text:p>
          </table:table-cell>
          <table:table-cell table:number-columns-repeated="7"/>
          <table:table-cell table:style-name="ce2" office:value-type="float" office:value="0.48">
            <text:p>0.48</text:p>
          </table:table-cell>
          <table:table-cell table:style-name="ce8" office:value-type="float" office:value="8.05052947998047">
            <text:p>8.05</text:p>
          </table:table-cell>
          <table:table-cell office:value-type="float" office:value="85530361.3959798">
            <text:p>85,530,361.40</text:p>
          </table:table-cell>
          <table:table-cell table:number-columns-repeated="4"/>
        </table:table-row>
        <table:table-row table:style-name="ro1">
          <table:table-cell table:style-name="ce1" office:value-type="string">
            <text:p>SA average time [s]</text:p>
          </table:table-cell>
          <table:table-cell table:style-name="ce6" office:value-type="string">
            <text:p>SA average memory [MB]</text:p>
          </table:table-cell>
          <table:table-cell office:value-type="string">
            <text:p>SA average cost</text:p>
          </table:table-cell>
          <table:table-cell table:style-name="ce1" office:value-type="string">
            <text:p>SA TEST average time [s]</text:p>
          </table:table-cell>
          <table:table-cell table:style-name="ce6" office:value-type="string">
            <text:p>SA TEST average memory [MB]</text:p>
          </table:table-cell>
          <table:table-cell office:value-type="string">
            <text:p>SA TEST average cost</text:p>
          </table:table-cell>
          <table:table-cell table:style-name="ce1" office:value-type="string">
            <text:p>SA TEST A. average time [s]</text:p>
          </table:table-cell>
          <table:table-cell table:style-name="ce6" office:value-type="string">
            <text:p>SA TEST A. average memory [MB]</text:p>
          </table:table-cell>
          <table:table-cell office:value-type="string">
            <text:p>SA TEST A. average cost</text:p>
          </table:table-cell>
          <table:table-cell table:number-columns-repeated="7"/>
          <table:table-cell table:style-name="ce1" office:value-type="string">
            <text:p>BB average time [s]</text:p>
          </table:table-cell>
          <table:table-cell table:style-name="ce6" office:value-type="string">
            <text:p>BB average memory [MB]</text:p>
          </table:table-cell>
          <table:table-cell office:value-type="string">
            <text:p>BB average cost</text:p>
          </table:table-cell>
          <table:table-cell table:number-columns-repeated="4"/>
        </table:table-row>
        <table:table-row table:style-name="ro1">
          <table:table-cell table:style-name="ce3" office:value-type="float" office:value="136.62386">
            <text:p>136.62</text:p>
          </table:table-cell>
          <table:table-cell table:style-name="ce8" office:value-type="float" office:value="14.8542707344246">
            <text:p>14.85</text:p>
          </table:table-cell>
          <table:table-cell office:value-type="float" office:value="87494952.1390466">
            <text:p>87,494,952.14</text:p>
          </table:table-cell>
          <table:table-cell table:style-name="ce3" office:value-type="float" office:value="0.711110000000008">
            <text:p>0.71</text:p>
          </table:table-cell>
          <table:table-cell table:style-name="ce8" office:value-type="float" office:value="5.45911239624023">
            <text:p>5.46</text:p>
          </table:table-cell>
          <table:table-cell office:value-type="float" office:value="88497001.3510712">
            <text:p>88,497,001.35</text:p>
          </table:table-cell>
          <table:table-cell table:style-name="ce3" office:value-type="float" office:value="0.746790000000002">
            <text:p>0.75</text:p>
          </table:table-cell>
          <table:table-cell table:style-name="ce8" office:value-type="float" office:value="6.85672605895996">
            <text:p>6.86</text:p>
          </table:table-cell>
          <table:table-cell office:value-type="float" office:value="87566069.0760982">
            <text:p>87,566,069.08</text:p>
          </table:table-cell>
          <table:table-cell table:number-columns-repeated="7"/>
          <table:table-cell table:style-name="ce3" office:value-type="float" office:value="0.31844">
            <text:p>0.32</text:p>
          </table:table-cell>
          <table:table-cell table:style-name="ce8" office:value-type="float" office:value="4.79950901794434">
            <text:p>4.80</text:p>
          </table:table-cell>
          <table:table-cell office:value-type="float" office:value="85530361.3959805">
            <text:p>85,530,361.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A # minimum cost</text:p>
          </table:table-cell>
          <table:table-cell table:number-columns-repeated="2"/>
          <table:table-cell office:value-type="string">
            <text:p>SA TEST # minimum cost</text:p>
          </table:table-cell>
          <table:table-cell table:number-columns-repeated="2"/>
          <table:table-cell office:value-type="string">
            <text:p>SA TEST A. # minimum cost</text:p>
          </table:table-cell>
          <table:table-cell table:number-columns-repeated="9"/>
          <table:table-cell office:value-type="string">
            <text:p>BB # minimum cos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1" office:value-type="percentage" office:value="0.096">
            <text:p>9.60%</text:p>
          </table:table-cell>
          <table:table-cell table:number-columns-repeated="2"/>
          <table:table-cell table:style-name="ce11" office:value-type="percentage" office:value="0.029">
            <text:p>2.90%</text:p>
          </table:table-cell>
          <table:table-cell table:number-columns-repeated="2"/>
          <table:table-cell table:style-name="ce11" office:value-type="percentage" office:value="0.038">
            <text:p>3.80%</text:p>
          </table:table-cell>
          <table:table-cell table:number-columns-repeated="9"/>
          <table:table-cell table:style-name="ce11" office:value-type="percentage" office:value="1">
            <text:p>100.00%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ce12"/>
          <table:table-cell table:number-columns-repeated="2"/>
          <table:table-cell table:style-name="ce12"/>
          <table:table-cell table:number-columns-repeated="2"/>
          <table:table-cell table:style-name="ce12"/>
          <table:table-cell table:number-columns-repeated="9"/>
          <table:table-cell table:style-name="ce12"/>
          <table:table-cell table:number-columns-repeated="4"/>
        </table:table-row>
        <table:table-row table:style-name="ro1">
          <table:table-cell table:style-name="Default" office:value-type="string">
            <text:p>VOPD ctg 1</text:p>
          </table:table-cell>
          <table:table-cell table:style-name="Default"/>
          <table:table-cell table:style-name="Default" office:value-type="string">
            <text:p>Cores: 12</text:p>
          </table:table-cell>
          <table:table-cell office:value-type="string">
            <text:p>Nodes: 12</text:p>
          </table:table-cell>
          <table:table-cell office:value-type="string">
            <text:p>2D mesh size: 4x3</text:p>
          </table:table-cell>
          <table:table-cell table:style-name="Default"/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SA minimum time [s]</text:p>
          </table:table-cell>
          <table:table-cell table:style-name="ce6" office:value-type="string">
            <text:p>SA minimum memory [MB]</text:p>
          </table:table-cell>
          <table:table-cell office:value-type="string">
            <text:p>SA minimum cost</text:p>
          </table:table-cell>
          <table:table-cell table:style-name="ce1" office:value-type="string">
            <text:p>SA TEST minimum time [s]</text:p>
          </table:table-cell>
          <table:table-cell table:style-name="ce6" office:value-type="string">
            <text:p>SA TEST minimum memory [MB]</text:p>
          </table:table-cell>
          <table:table-cell office:value-type="string">
            <text:p>SA TEST minimum cost</text:p>
          </table:table-cell>
          <table:table-cell table:style-name="ce1" office:value-type="string">
            <text:p>SA TEST A. minimum time [s]</text:p>
          </table:table-cell>
          <table:table-cell table:style-name="ce6" office:value-type="string">
            <text:p>SA TEST A. minimum memory [MB]</text:p>
          </table:table-cell>
          <table:table-cell office:value-type="string">
            <text:p>SA TEST A. minimum cost</text:p>
          </table:table-cell>
          <table:table-cell office:value-type="string">
            <text:p>SA &lt; SA TEST</text:p>
          </table:table-cell>
          <table:table-cell table:style-name="ce19" office:value-type="string">
            <text:p>SA &lt; SA TEST A.</text:p>
          </table:table-cell>
          <table:table-cell office:value-type="string">
            <text:p>SA TEST &lt; SA TEST A.</text:p>
          </table:table-cell>
          <table:table-cell table:style-name="ce19" office:value-type="string">
            <text:p>SA = SA TEST A.</text:p>
          </table:table-cell>
          <table:table-cell table:style-name="ce19" office:value-type="string">
            <text:p>SA TEST A. &lt; SA</text:p>
          </table:table-cell>
          <table:table-cell table:style-name="ce1" office:value-type="string">
            <text:p>SA TEST A. Speedup(USER_TIME) over SA</text:p>
          </table:table-cell>
          <table:table-cell table:style-name="ce6" office:value-type="string">
            <text:p>SA Speedup(AVG_HEAP_MEMORY) over SA TEST A.</text:p>
          </table:table-cell>
          <table:table-cell table:style-name="ce1" office:value-type="string">
            <text:p>BB minimum time [s]</text:p>
          </table:table-cell>
          <table:table-cell table:style-name="ce6" office:value-type="string">
            <text:p>BB minimum memory [MB]</text:p>
          </table:table-cell>
          <table:table-cell office:value-type="string">
            <text:p>BB minimum cost</text:p>
          </table:table-cell>
          <table:table-cell table:style-name="ce19" office:value-type="string">
            <text:p>SA TEST A. &lt; BB</text:p>
          </table:table-cell>
          <table:table-cell table:style-name="ce19" office:value-type="string">
            <text:p>SA TEST A. = BB</text:p>
          </table:table-cell>
          <table:table-cell table:style-name="ce1" office:value-type="string">
            <text:p>SA TEST A. Speedup(USER_TIME) over BB</text:p>
          </table:table-cell>
          <table:table-cell table:style-name="ce6" office:value-type="string">
            <text:p>SA TEST A. Speedup(AVG_HEAP_MEMORY) over BB</text:p>
          </table:table-cell>
        </table:table-row>
        <table:table-row table:style-name="ro1">
          <table:table-cell table:style-name="ce2" office:value-type="float" office:value="34.78">
            <text:p>34.78</text:p>
          </table:table-cell>
          <table:table-cell table:style-name="ce7" office:value-type="float" office:value="10.2059880638123">
            <text:p>10.21</text:p>
          </table:table-cell>
          <table:table-cell office:value-type="float" office:value="235098361.187988">
            <text:p>235,098,361.19</text:p>
          </table:table-cell>
          <table:table-cell table:style-name="ce2" office:value-type="float" office:value="0.28">
            <text:p>0.28</text:p>
          </table:table-cell>
          <table:table-cell table:style-name="ce7" office:value-type="float" office:value="18.4139175415039">
            <text:p>18.41</text:p>
          </table:table-cell>
          <table:table-cell office:value-type="float" office:value="235098361.187988">
            <text:p>235,098,361.19</text:p>
          </table:table-cell>
          <table:table-cell table:style-name="ce2" office:value-type="float" office:value="0.31">
            <text:p>0.31</text:p>
          </table:table-cell>
          <table:table-cell table:style-name="ce7" office:value-type="float" office:value="18.5250244140625">
            <text:p>18.53</text:p>
          </table:table-cell>
          <table:table-cell office:value-type="float" office:value="235098361.187988">
            <text:p>235,098,361.19</text:p>
          </table:table-cell>
          <table:table-cell table:style-name="ce22" office:value-type="percentage" office:value="0.228">
            <text:p>22.80%</text:p>
          </table:table-cell>
          <table:table-cell table:style-name="ce20" office:value-type="percentage" office:value="0.053">
            <text:p>5.30%</text:p>
          </table:table-cell>
          <table:table-cell table:style-name="ce22" office:value-type="percentage" office:value="0.076">
            <text:p>7.60%</text:p>
          </table:table-cell>
          <table:table-cell table:style-name="ce20" office:value-type="percentage" office:value="0.499">
            <text:p>49.90%</text:p>
          </table:table-cell>
          <table:table-cell table:style-name="ce20" office:value-type="percentage" office:value="0.448">
            <text:p>44.80%</text:p>
          </table:table-cell>
          <table:table-cell table:style-name="ce23" office:value-type="percentage" office:value="0.991357570724955">
            <text:p>99.14%</text:p>
          </table:table-cell>
          <table:table-cell table:style-name="ce24" office:value-type="percentage" office:value="-0.524424360602435">
            <text:p>-52.44%</text:p>
          </table:table-cell>
          <table:table-cell table:style-name="ce2" office:value-type="float" office:value="0.19">
            <text:p>0.19</text:p>
          </table:table-cell>
          <table:table-cell table:style-name="ce7" office:value-type="float" office:value="11.5801124572754">
            <text:p>11.58</text:p>
          </table:table-cell>
          <table:table-cell office:value-type="float" office:value="235098361.187988">
            <text:p>235,098,361.19</text:p>
          </table:table-cell>
          <table:table-cell table:style-name="ce20" office:value-type="percentage" office:value="0">
            <text:p>0.00%</text:p>
          </table:table-cell>
          <table:table-cell table:style-name="ce20" office:value-type="percentage" office:value="0.876">
            <text:p>87.60%</text:p>
          </table:table-cell>
          <table:table-cell table:style-name="ce23" office:value-type="percentage" office:value="-0.121309565024695">
            <text:p>-12.13%</text:p>
          </table:table-cell>
          <table:table-cell table:style-name="ce24" office:value-type="percentage" office:value="-0.00954712392620344">
            <text:p>-0.95%</text:p>
          </table:table-cell>
        </table:table-row>
        <table:table-row table:style-name="ro1">
          <table:table-cell table:style-name="ce1" office:value-type="string">
            <text:p>SA maximum time [s]</text:p>
          </table:table-cell>
          <table:table-cell table:style-name="ce6" office:value-type="string">
            <text:p>SA maximum memory [MB]</text:p>
          </table:table-cell>
          <table:table-cell office:value-type="string">
            <text:p>SA maximum cost</text:p>
          </table:table-cell>
          <table:table-cell table:style-name="ce1" office:value-type="string">
            <text:p>SA TEST maximum time [s]</text:p>
          </table:table-cell>
          <table:table-cell table:style-name="ce6" office:value-type="string">
            <text:p>SA TEST maximum memory [MB]</text:p>
          </table:table-cell>
          <table:table-cell office:value-type="string">
            <text:p>SA TEST maximum cost</text:p>
          </table:table-cell>
          <table:table-cell table:style-name="ce1" office:value-type="string">
            <text:p>SA TEST A. maximum time [s]</text:p>
          </table:table-cell>
          <table:table-cell table:style-name="ce6" office:value-type="string">
            <text:p>SA TEST A. maximum memory [MB]</text:p>
          </table:table-cell>
          <table:table-cell office:value-type="string">
            <text:p>SA TEST A. maximum cost</text:p>
          </table:table-cell>
          <table:table-cell office:value-type="string">
            <text:p>(lower is better)</text:p>
          </table:table-cell>
          <table:table-cell table:style-name="ce19" office:value-type="string">
            <text:p>(lower is better)</text:p>
          </table:table-cell>
          <table:table-cell office:value-type="string">
            <text:p>(lower is better)</text:p>
          </table:table-cell>
          <table:table-cell table:style-name="ce21"/>
          <table:table-cell table:style-name="ce19" office:value-type="string">
            <text:p>(higher is better)</text:p>
          </table:table-cell>
          <table:table-cell table:style-name="ce1" office:value-type="string">
            <text:p>(higher is better)</text:p>
          </table:table-cell>
          <table:table-cell table:style-name="ce6" office:value-type="string">
            <text:p>(lower is better)</text:p>
          </table:table-cell>
          <table:table-cell table:style-name="ce1" office:value-type="string">
            <text:p>BB maximum time [s]</text:p>
          </table:table-cell>
          <table:table-cell table:style-name="ce6" office:value-type="string">
            <text:p>BB maximum memory [MB]</text:p>
          </table:table-cell>
          <table:table-cell office:value-type="string">
            <text:p>BB maximum cost</text:p>
          </table:table-cell>
          <table:table-cell table:style-name="ce19" office:value-type="string">
            <text:p>(higher is better)</text:p>
          </table:table-cell>
          <table:table-cell table:style-name="ce19"/>
          <table:table-cell table:style-name="ce1" office:value-type="string">
            <text:p>(higher is better)</text:p>
          </table:table-cell>
          <table:table-cell table:style-name="ce6" office:value-type="string">
            <text:p>(higher is better)</text:p>
          </table:table-cell>
        </table:table-row>
        <table:table-row table:style-name="ro1">
          <table:table-cell table:style-name="ce2" office:value-type="float" office:value="48.45">
            <text:p>48.45</text:p>
          </table:table-cell>
          <table:table-cell table:style-name="ce8" office:value-type="float" office:value="32.9271771812439">
            <text:p>32.93</text:p>
          </table:table-cell>
          <table:table-cell office:value-type="float" office:value="235476831.673828">
            <text:p>235,476,831.67</text:p>
          </table:table-cell>
          <table:table-cell table:style-name="ce2" office:value-type="float" office:value="0.35">
            <text:p>0.35</text:p>
          </table:table-cell>
          <table:table-cell table:style-name="ce8" office:value-type="float" office:value="18.6015090942383">
            <text:p>18.60</text:p>
          </table:table-cell>
          <table:table-cell office:value-type="float" office:value="248155590.011963">
            <text:p>248,155,590.01</text:p>
          </table:table-cell>
          <table:table-cell table:style-name="ce2" office:value-type="float" office:value="0.39">
            <text:p>0.39</text:p>
          </table:table-cell>
          <table:table-cell table:style-name="ce8" office:value-type="float" office:value="18.7125244140625">
            <text:p>18.71</text:p>
          </table:table-cell>
          <table:table-cell office:value-type="float" office:value="236687936.978516">
            <text:p>236,687,936.98</text:p>
          </table:table-cell>
          <table:table-cell table:number-columns-repeated="7"/>
          <table:table-cell table:style-name="ce2" office:value-type="float" office:value="0.45">
            <text:p>0.45</text:p>
          </table:table-cell>
          <table:table-cell table:style-name="ce8" office:value-type="float" office:value="18.6086349487305">
            <text:p>18.61</text:p>
          </table:table-cell>
          <table:table-cell office:value-type="float" office:value="235098361.187988">
            <text:p>235,098,361.19</text:p>
          </table:table-cell>
          <table:table-cell table:number-columns-repeated="4"/>
        </table:table-row>
        <table:table-row table:style-name="ro1">
          <table:table-cell table:style-name="ce1" office:value-type="string">
            <text:p>SA average time [s]</text:p>
          </table:table-cell>
          <table:table-cell table:style-name="ce6" office:value-type="string">
            <text:p>SA average memory [MB]</text:p>
          </table:table-cell>
          <table:table-cell office:value-type="string">
            <text:p>SA average cost</text:p>
          </table:table-cell>
          <table:table-cell table:style-name="ce1" office:value-type="string">
            <text:p>SA TEST average time [s]</text:p>
          </table:table-cell>
          <table:table-cell table:style-name="ce6" office:value-type="string">
            <text:p>SA TEST average memory [MB]</text:p>
          </table:table-cell>
          <table:table-cell office:value-type="string">
            <text:p>SA TEST average cost</text:p>
          </table:table-cell>
          <table:table-cell table:style-name="ce1" office:value-type="string">
            <text:p>SA TEST A. average time [s]</text:p>
          </table:table-cell>
          <table:table-cell table:style-name="ce6" office:value-type="string">
            <text:p>SA TEST A. average memory [MB]</text:p>
          </table:table-cell>
          <table:table-cell office:value-type="string">
            <text:p>SA TEST A. average cost</text:p>
          </table:table-cell>
          <table:table-cell table:number-columns-repeated="7"/>
          <table:table-cell table:style-name="ce1" office:value-type="string">
            <text:p>BB average time [s]</text:p>
          </table:table-cell>
          <table:table-cell table:style-name="ce6" office:value-type="string">
            <text:p>BB average memory [MB]</text:p>
          </table:table-cell>
          <table:table-cell office:value-type="string">
            <text:p>BB average cost</text:p>
          </table:table-cell>
          <table:table-cell table:number-columns-repeated="4"/>
        </table:table-row>
        <table:table-row table:style-name="ro1">
          <table:table-cell table:style-name="ce3" office:value-type="float" office:value="39.94357">
            <text:p>39.94</text:p>
          </table:table-cell>
          <table:table-cell table:style-name="ce8" office:value-type="float" office:value="13.0650483446026">
            <text:p>13.07</text:p>
          </table:table-cell>
          <table:table-cell office:value-type="float" office:value="235295922.781597">
            <text:p>235,295,922.78</text:p>
          </table:table-cell>
          <table:table-cell table:style-name="ce3" office:value-type="float" office:value="0.310420000000001">
            <text:p>0.31</text:p>
          </table:table-cell>
          <table:table-cell table:style-name="ce8" office:value-type="float" office:value="18.5019714202881">
            <text:p>18.50</text:p>
          </table:table-cell>
          <table:table-cell office:value-type="float" office:value="235569670.409567">
            <text:p>235,569,670.41</text:p>
          </table:table-cell>
          <table:table-cell table:style-name="ce3" office:value-type="float" office:value="0.34185">
            <text:p>0.34</text:p>
          </table:table-cell>
          <table:table-cell table:style-name="ce8" office:value-type="float" office:value="18.6266406326294">
            <text:p>18.63</text:p>
          </table:table-cell>
          <table:table-cell office:value-type="float" office:value="235152179.689575">
            <text:p>235,152,179.69</text:p>
          </table:table-cell>
          <table:table-cell table:number-columns-repeated="7"/>
          <table:table-cell table:style-name="ce3" office:value-type="float" office:value="0.31238">
            <text:p>0.31</text:p>
          </table:table-cell>
          <table:table-cell table:style-name="ce8" office:value-type="float" office:value="18.4724353103638">
            <text:p>18.47</text:p>
          </table:table-cell>
          <table:table-cell office:value-type="float" office:value="235098361.187988">
            <text:p>235,098,361.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A # minimum cost</text:p>
          </table:table-cell>
          <table:table-cell table:number-columns-repeated="2"/>
          <table:table-cell office:value-type="string">
            <text:p>SA TEST # minimum cost</text:p>
          </table:table-cell>
          <table:table-cell table:number-columns-repeated="2"/>
          <table:table-cell office:value-type="string">
            <text:p>SA TEST A. # minimum cost</text:p>
          </table:table-cell>
          <table:table-cell table:number-columns-repeated="9"/>
          <table:table-cell office:value-type="string">
            <text:p>BB # minimum cos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1" office:value-type="percentage" office:value="0.478">
            <text:p>47.80%</text:p>
          </table:table-cell>
          <table:table-cell table:number-columns-repeated="2"/>
          <table:table-cell table:style-name="ce11" office:value-type="percentage" office:value="0.613">
            <text:p>61.30%</text:p>
          </table:table-cell>
          <table:table-cell table:number-columns-repeated="2"/>
          <table:table-cell table:style-name="ce11" office:value-type="percentage" office:value="0.876">
            <text:p>87.60%</text:p>
          </table:table-cell>
          <table:table-cell table:number-columns-repeated="9"/>
          <table:table-cell table:style-name="ce11" office:value-type="percentage" office:value="1">
            <text:p>100.00%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ce12"/>
          <table:table-cell table:number-columns-repeated="2"/>
          <table:table-cell table:style-name="ce12"/>
          <table:table-cell table:number-columns-repeated="2"/>
          <table:table-cell table:style-name="ce12"/>
          <table:table-cell table:number-columns-repeated="9"/>
          <table:table-cell table:style-name="ce12"/>
          <table:table-cell table:number-columns-repeated="4"/>
        </table:table-row>
        <table:table-row table:style-name="ro1">
          <table:table-cell table:style-name="Default" office:value-type="string">
            <text:p>VOPD ctg 0</text:p>
          </table:table-cell>
          <table:table-cell table:style-name="Default"/>
          <table:table-cell table:style-name="Default" office:value-type="string">
            <text:p>Cores: 16</text:p>
          </table:table-cell>
          <table:table-cell office:value-type="string">
            <text:p>Nodes: 16</text:p>
          </table:table-cell>
          <table:table-cell office:value-type="string">
            <text:p>2D mesh size: 4x4</text:p>
          </table:table-cell>
          <table:table-cell table:style-name="Default"/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SA minimum time [s]</text:p>
          </table:table-cell>
          <table:table-cell table:style-name="ce6" office:value-type="string">
            <text:p>SA minimum memory [MB]</text:p>
          </table:table-cell>
          <table:table-cell table:style-name="ce17" office:value-type="string">
            <text:p>SA minimum cost</text:p>
          </table:table-cell>
          <table:table-cell table:style-name="ce1" office:value-type="string">
            <text:p>SA TEST minimum time [s]</text:p>
          </table:table-cell>
          <table:table-cell table:style-name="ce6" office:value-type="string">
            <text:p>SA TEST minimum memory [MB]</text:p>
          </table:table-cell>
          <table:table-cell office:value-type="string">
            <text:p>SA TEST minimum cost</text:p>
          </table:table-cell>
          <table:table-cell table:style-name="ce1" office:value-type="string">
            <text:p>SA TEST A. minimum time [s]</text:p>
          </table:table-cell>
          <table:table-cell table:style-name="ce6" office:value-type="string">
            <text:p>SA TEST A. minimum memory [MB]</text:p>
          </table:table-cell>
          <table:table-cell office:value-type="string">
            <text:p>SA TEST A. minimum cost</text:p>
          </table:table-cell>
          <table:table-cell office:value-type="string">
            <text:p>SA &lt; SA TEST</text:p>
          </table:table-cell>
          <table:table-cell table:style-name="ce19" office:value-type="string">
            <text:p>SA &lt; SA TEST A.</text:p>
          </table:table-cell>
          <table:table-cell office:value-type="string">
            <text:p>SA TEST &lt; SA TEST A.</text:p>
          </table:table-cell>
          <table:table-cell table:style-name="ce19" office:value-type="string">
            <text:p>SA = SA TEST A.</text:p>
          </table:table-cell>
          <table:table-cell table:style-name="ce19" office:value-type="string">
            <text:p>SA TEST A. &lt; SA</text:p>
          </table:table-cell>
          <table:table-cell table:style-name="ce1" office:value-type="string">
            <text:p>SA TEST A. Speedup(USER_TIME) over SA</text:p>
          </table:table-cell>
          <table:table-cell table:style-name="ce6" office:value-type="string">
            <text:p>SA Speedup(AVG_HEAP_MEMORY) over SA TEST A.</text:p>
          </table:table-cell>
          <table:table-cell table:style-name="ce1" office:value-type="string">
            <text:p>BB minimum time [s]</text:p>
          </table:table-cell>
          <table:table-cell table:style-name="ce6" office:value-type="string">
            <text:p>BB minimum memory [MB]</text:p>
          </table:table-cell>
          <table:table-cell office:value-type="string">
            <text:p>BB minimum cost</text:p>
          </table:table-cell>
          <table:table-cell table:style-name="ce19" office:value-type="string">
            <text:p>SA TEST A. &lt; BB</text:p>
          </table:table-cell>
          <table:table-cell table:style-name="ce19" office:value-type="string">
            <text:p>SA TEST A. = BB</text:p>
          </table:table-cell>
          <table:table-cell table:style-name="ce1" office:value-type="string">
            <text:p>SA TEST A. Speedup(USER_TIME) over BB</text:p>
          </table:table-cell>
          <table:table-cell table:style-name="ce6" office:value-type="string">
            <text:p>SA TEST A. Speedup(AVG_HEAP_MEMORY) over BB</text:p>
          </table:table-cell>
        </table:table-row>
        <table:table-row table:style-name="ro1">
          <table:table-cell table:style-name="ce2" office:value-type="float" office:value="117.71">
            <text:p>117.71</text:p>
          </table:table-cell>
          <table:table-cell table:style-name="ce7" office:value-type="float" office:value="9.43764880180359">
            <text:p>9.44</text:p>
          </table:table-cell>
          <table:table-cell office:value-type="float" office:value="251036553.011719">
            <text:p>251,036,553.01</text:p>
          </table:table-cell>
          <table:table-cell table:style-name="ce2" office:value-type="float" office:value="0.68">
            <text:p>0.68</text:p>
          </table:table-cell>
          <table:table-cell table:style-name="ce7" office:value-type="float" office:value="4.97479248046875">
            <text:p>4.97</text:p>
          </table:table-cell>
          <table:table-cell office:value-type="float" office:value="251036553.011719">
            <text:p>251,036,553.01</text:p>
          </table:table-cell>
          <table:table-cell table:style-name="ce2" office:value-type="float" office:value="0.71">
            <text:p>0.71</text:p>
          </table:table-cell>
          <table:table-cell table:style-name="ce7" office:value-type="float" office:value="6.08303070068359">
            <text:p>6.08</text:p>
          </table:table-cell>
          <table:table-cell office:value-type="float" office:value="251036553.011719">
            <text:p>251,036,553.01</text:p>
          </table:table-cell>
          <table:table-cell table:style-name="ce22" office:value-type="percentage" office:value="0.662">
            <text:p>66.20%</text:p>
          </table:table-cell>
          <table:table-cell table:style-name="ce20" office:value-type="percentage" office:value="0.366">
            <text:p>36.60%</text:p>
          </table:table-cell>
          <table:table-cell table:style-name="ce22" office:value-type="percentage" office:value="0.174">
            <text:p>17.40%</text:p>
          </table:table-cell>
          <table:table-cell table:style-name="ce20" office:value-type="percentage" office:value="0.177">
            <text:p>17.70%</text:p>
          </table:table-cell>
          <table:table-cell table:style-name="ce20" office:value-type="percentage" office:value="0.457">
            <text:p>45.70%</text:p>
          </table:table-cell>
          <table:table-cell table:style-name="ce23" office:value-type="percentage" office:value="0.99472734193888">
            <text:p>99.47%</text:p>
          </table:table-cell>
          <table:table-cell table:style-name="ce24" office:value-type="percentage" office:value="0.492043319524066">
            <text:p>49.20%</text:p>
          </table:table-cell>
          <table:table-cell table:style-name="ce2" office:value-type="float" office:value="1.18">
            <text:p>1.18</text:p>
          </table:table-cell>
          <table:table-cell table:style-name="ce7" office:value-type="float" office:value="7.20585886955261">
            <text:p>7.21</text:p>
          </table:table-cell>
          <table:table-cell office:value-type="float" office:value="251036553.011719">
            <text:p>251,036,553.01</text:p>
          </table:table-cell>
          <table:table-cell table:style-name="ce20" office:value-type="percentage" office:value="0">
            <text:p>0.00%</text:p>
          </table:table-cell>
          <table:table-cell table:style-name="ce20" office:value-type="percentage" office:value="0.086">
            <text:p>8.60%</text:p>
          </table:table-cell>
          <table:table-cell table:style-name="ce23" office:value-type="percentage" office:value="0.407977235438171">
            <text:p>40.80%</text:p>
          </table:table-cell>
          <table:table-cell table:style-name="ce24" office:value-type="percentage" office:value="0.402046209707777">
            <text:p>40.20%</text:p>
          </table:table-cell>
        </table:table-row>
        <table:table-row table:style-name="ro1">
          <table:table-cell table:style-name="ce1" office:value-type="string">
            <text:p>SA maximum time [s]</text:p>
          </table:table-cell>
          <table:table-cell table:style-name="ce6" office:value-type="string">
            <text:p>SA maximum memory [MB]</text:p>
          </table:table-cell>
          <table:table-cell table:style-name="ce17" office:value-type="string">
            <text:p>SA maximum cost</text:p>
          </table:table-cell>
          <table:table-cell table:style-name="ce1" office:value-type="string">
            <text:p>SA TEST maximum time [s]</text:p>
          </table:table-cell>
          <table:table-cell table:style-name="ce6" office:value-type="string">
            <text:p>SA TEST maximum memory [MB]</text:p>
          </table:table-cell>
          <table:table-cell table:style-name="ce17" office:value-type="string">
            <text:p>SA TEST maximum cost</text:p>
          </table:table-cell>
          <table:table-cell table:style-name="ce1" office:value-type="string">
            <text:p>SA TEST A. maximum time [s]</text:p>
          </table:table-cell>
          <table:table-cell table:style-name="ce6" office:value-type="string">
            <text:p>SA TEST A. maximum memory [MB]</text:p>
          </table:table-cell>
          <table:table-cell table:style-name="ce17" office:value-type="string">
            <text:p>SA TEST A. maximum cost</text:p>
          </table:table-cell>
          <table:table-cell office:value-type="string">
            <text:p>(lower is better)</text:p>
          </table:table-cell>
          <table:table-cell table:style-name="ce19" office:value-type="string">
            <text:p>(lower is better)</text:p>
          </table:table-cell>
          <table:table-cell office:value-type="string">
            <text:p>(lower is better)</text:p>
          </table:table-cell>
          <table:table-cell table:style-name="ce21"/>
          <table:table-cell table:style-name="ce19" office:value-type="string">
            <text:p>(higher is better)</text:p>
          </table:table-cell>
          <table:table-cell table:style-name="ce1" office:value-type="string">
            <text:p>(higher is better)</text:p>
          </table:table-cell>
          <table:table-cell table:style-name="ce6" office:value-type="string">
            <text:p>(lower is better)</text:p>
          </table:table-cell>
          <table:table-cell table:style-name="ce1" office:value-type="string">
            <text:p>BB maximum time [s]</text:p>
          </table:table-cell>
          <table:table-cell table:style-name="ce6" office:value-type="string">
            <text:p>BB maximum memory [MB]</text:p>
          </table:table-cell>
          <table:table-cell table:style-name="ce17" office:value-type="string">
            <text:p>BB maximum cost</text:p>
          </table:table-cell>
          <table:table-cell table:style-name="ce19" office:value-type="string">
            <text:p>(higher is better)</text:p>
          </table:table-cell>
          <table:table-cell table:style-name="ce19"/>
          <table:table-cell table:style-name="ce1" office:value-type="string">
            <text:p>(higher is better)</text:p>
          </table:table-cell>
          <table:table-cell table:style-name="ce6" office:value-type="string">
            <text:p>(higher is better)</text:p>
          </table:table-cell>
        </table:table-row>
        <table:table-row table:style-name="ro1">
          <table:table-cell table:style-name="ce2" office:value-type="float" office:value="183.08">
            <text:p>183.08</text:p>
          </table:table-cell>
          <table:table-cell table:style-name="ce8" office:value-type="float" office:value="34.4906939029694">
            <text:p>34.49</text:p>
          </table:table-cell>
          <table:table-cell office:value-type="float" office:value="253458763.621094">
            <text:p>253,458,763.62</text:p>
          </table:table-cell>
          <table:table-cell table:style-name="ce2" office:value-type="float" office:value="0.77">
            <text:p>0.77</text:p>
          </table:table-cell>
          <table:table-cell table:style-name="ce8" office:value-type="float" office:value="5.85737991333008">
            <text:p>5.86</text:p>
          </table:table-cell>
          <table:table-cell office:value-type="float" office:value="267045851.625244">
            <text:p>267,045,851.63</text:p>
          </table:table-cell>
          <table:table-cell table:style-name="ce2" office:value-type="float" office:value="0.81">
            <text:p>0.81</text:p>
          </table:table-cell>
          <table:table-cell table:style-name="ce8" office:value-type="float" office:value="7.36587142944336">
            <text:p>7.37</text:p>
          </table:table-cell>
          <table:table-cell office:value-type="float" office:value="257092079.535156">
            <text:p>257,092,079.54</text:p>
          </table:table-cell>
          <table:table-cell table:number-columns-repeated="7"/>
          <table:table-cell table:style-name="ce2" office:value-type="float" office:value="1.46">
            <text:p>1.46</text:p>
          </table:table-cell>
          <table:table-cell table:style-name="ce8" office:value-type="float" office:value="20.7653274536133">
            <text:p>20.77</text:p>
          </table:table-cell>
          <table:table-cell office:value-type="float" office:value="251036553.011719">
            <text:p>251,036,553.01</text:p>
          </table:table-cell>
          <table:table-cell table:number-columns-repeated="4"/>
        </table:table-row>
        <table:table-row table:style-name="ro1">
          <table:table-cell table:style-name="ce1" office:value-type="string">
            <text:p>SA average time [s]</text:p>
          </table:table-cell>
          <table:table-cell table:style-name="ce6" office:value-type="string">
            <text:p>SA average memory [MB]</text:p>
          </table:table-cell>
          <table:table-cell table:style-name="ce17" office:value-type="string">
            <text:p>SA average cost</text:p>
          </table:table-cell>
          <table:table-cell table:style-name="ce1" office:value-type="string">
            <text:p>SA TEST average time [s]</text:p>
          </table:table-cell>
          <table:table-cell table:style-name="ce6" office:value-type="string">
            <text:p>SA TEST average memory [MB]</text:p>
          </table:table-cell>
          <table:table-cell table:style-name="ce17" office:value-type="string">
            <text:p>SA TEST average cost</text:p>
          </table:table-cell>
          <table:table-cell table:style-name="ce1" office:value-type="string">
            <text:p>SA TEST A. average time [s]</text:p>
          </table:table-cell>
          <table:table-cell table:style-name="ce6" office:value-type="string">
            <text:p>SA TEST A. average memory [MB]</text:p>
          </table:table-cell>
          <table:table-cell table:style-name="ce17" office:value-type="string">
            <text:p>SA TEST A. average cost</text:p>
          </table:table-cell>
          <table:table-cell table:number-columns-repeated="7"/>
          <table:table-cell table:style-name="ce1" office:value-type="string">
            <text:p>BB average time [s]</text:p>
          </table:table-cell>
          <table:table-cell table:style-name="ce6" office:value-type="string">
            <text:p>BB average memory [MB]</text:p>
          </table:table-cell>
          <table:table-cell table:style-name="ce17" office:value-type="string">
            <text:p>BB average cost</text:p>
          </table:table-cell>
          <table:table-cell table:number-columns-repeated="4"/>
        </table:table-row>
        <table:table-row table:style-name="ro1">
          <table:table-cell table:style-name="ce3" office:value-type="float" office:value="142.77815">
            <text:p>142.78</text:p>
          </table:table-cell>
          <table:table-cell table:style-name="ce8" office:value-type="float" office:value="15.5516206140423">
            <text:p>15.55</text:p>
          </table:table-cell>
          <table:table-cell office:value-type="float" office:value="251768817.515472">
            <text:p>251,768,817.52</text:p>
          </table:table-cell>
          <table:table-cell table:style-name="ce3" office:value-type="float" office:value="0.71800000000001">
            <text:p>0.72</text:p>
          </table:table-cell>
          <table:table-cell table:style-name="ce8" office:value-type="float" office:value="5.45326727294922">
            <text:p>5.45</text:p>
          </table:table-cell>
          <table:table-cell office:value-type="float" office:value="253002744.582643">
            <text:p>253,002,744.58</text:p>
          </table:table-cell>
          <table:table-cell table:style-name="ce3" office:value-type="float" office:value="0.74916">
            <text:p>0.75</text:p>
          </table:table-cell>
          <table:table-cell table:style-name="ce8" office:value-type="float" office:value="6.90506406402588">
            <text:p>6.91</text:p>
          </table:table-cell>
          <table:table-cell office:value-type="float" office:value="251730213.539041">
            <text:p>251,730,213.54</text:p>
          </table:table-cell>
          <table:table-cell table:number-columns-repeated="7"/>
          <table:table-cell table:style-name="ce3" office:value-type="float" office:value="1.26704">
            <text:p>1.27</text:p>
          </table:table-cell>
          <table:table-cell table:style-name="ce8" office:value-type="float" office:value="12.6577368279076">
            <text:p>12.66</text:p>
          </table:table-cell>
          <table:table-cell office:value-type="float" office:value="251036553.011719">
            <text:p>251,036,553.0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7" office:value-type="string">
            <text:p>SA # minimum cost</text:p>
          </table:table-cell>
          <table:table-cell table:number-columns-repeated="2"/>
          <table:table-cell table:style-name="ce17" office:value-type="string">
            <text:p>SA TEST # minimum cost</text:p>
          </table:table-cell>
          <table:table-cell table:number-columns-repeated="2"/>
          <table:table-cell table:style-name="ce17" office:value-type="string">
            <text:p>SA TEST A. # minimum cost</text:p>
          </table:table-cell>
          <table:table-cell table:number-columns-repeated="9"/>
          <table:table-cell table:style-name="ce17" office:value-type="string">
            <text:p>BB # minimum cos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1" office:value-type="percentage" office:value="0.107">
            <text:p>10.70%</text:p>
          </table:table-cell>
          <table:table-cell table:number-columns-repeated="2"/>
          <table:table-cell table:style-name="ce11" office:value-type="percentage" office:value="0.025">
            <text:p>2.50%</text:p>
          </table:table-cell>
          <table:table-cell table:number-columns-repeated="2"/>
          <table:table-cell table:style-name="ce11" office:value-type="percentage" office:value="0.086">
            <text:p>8.60%</text:p>
          </table:table-cell>
          <table:table-cell table:number-columns-repeated="9"/>
          <table:table-cell table:style-name="ce11" office:value-type="percentage" office:value="1">
            <text:p>100.00%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ce18"/>
          <table:table-cell table:number-columns-repeated="2"/>
          <table:table-cell table:style-name="ce12"/>
          <table:table-cell table:number-columns-repeated="2"/>
          <table:table-cell table:style-name="ce12"/>
          <table:table-cell table:number-columns-repeated="9"/>
          <table:table-cell table:style-name="ce18"/>
          <table:table-cell table:number-columns-repeated="4"/>
        </table:table-row>
        <table:table-row table:style-name="ro1">
          <table:table-cell table:style-name="Default" office:value-type="string">
            <text:p>MMS ctg 0</text:p>
          </table:table-cell>
          <table:table-cell table:style-name="Default"/>
          <table:table-cell table:style-name="Default" office:value-type="string">
            <text:p>Cores: 16</text:p>
          </table:table-cell>
          <table:table-cell office:value-type="string">
            <text:p>Nodes: 16</text:p>
          </table:table-cell>
          <table:table-cell office:value-type="string">
            <text:p>2D mesh size: 4x4</text:p>
          </table:table-cell>
          <table:table-cell table:style-name="Default"/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SA minimum time [s]</text:p>
          </table:table-cell>
          <table:table-cell table:style-name="ce6" office:value-type="string">
            <text:p>SA minimum memory [MB]</text:p>
          </table:table-cell>
          <table:table-cell table:style-name="ce17" office:value-type="string">
            <text:p>SA minimum cost</text:p>
          </table:table-cell>
          <table:table-cell table:style-name="ce1" office:value-type="string">
            <text:p>SA TEST minimum time [s]</text:p>
          </table:table-cell>
          <table:table-cell table:style-name="ce6" office:value-type="string">
            <text:p>SA TEST minimum memory [MB]</text:p>
          </table:table-cell>
          <table:table-cell office:value-type="string">
            <text:p>SA TEST minimum cost</text:p>
          </table:table-cell>
          <table:table-cell table:style-name="ce1" office:value-type="string">
            <text:p>SA TEST A. minimum time [s]</text:p>
          </table:table-cell>
          <table:table-cell table:style-name="ce6" office:value-type="string">
            <text:p>SA TEST A. minimum memory [MB]</text:p>
          </table:table-cell>
          <table:table-cell office:value-type="string">
            <text:p>SA TEST A. minimum cost</text:p>
          </table:table-cell>
          <table:table-cell office:value-type="string">
            <text:p>SA &lt; SA TEST</text:p>
          </table:table-cell>
          <table:table-cell table:style-name="ce19" office:value-type="string">
            <text:p>SA &lt; SA TEST A.</text:p>
          </table:table-cell>
          <table:table-cell office:value-type="string">
            <text:p>SA TEST &lt; SA TEST A.</text:p>
          </table:table-cell>
          <table:table-cell table:style-name="ce19" office:value-type="string">
            <text:p>SA = SA TEST A.</text:p>
          </table:table-cell>
          <table:table-cell table:style-name="ce19" office:value-type="string">
            <text:p>SA TEST A. &lt; SA</text:p>
          </table:table-cell>
          <table:table-cell table:style-name="ce1" office:value-type="string">
            <text:p>SA TEST A. Speedup(USER_TIME) over SA</text:p>
          </table:table-cell>
          <table:table-cell table:style-name="ce6" office:value-type="string">
            <text:p>SA Speedup(AVG_HEAP_MEMORY) over SA TEST A.</text:p>
          </table:table-cell>
          <table:table-cell table:style-name="ce1" office:value-type="string">
            <text:p>BB minimum time [s]</text:p>
          </table:table-cell>
          <table:table-cell table:style-name="ce6" office:value-type="string">
            <text:p>BB minimum memory [MB]</text:p>
          </table:table-cell>
          <table:table-cell office:value-type="string">
            <text:p>BB minimum cost</text:p>
          </table:table-cell>
          <table:table-cell table:style-name="ce19" office:value-type="string">
            <text:p>SA TEST A. &lt; BB</text:p>
          </table:table-cell>
          <table:table-cell table:style-name="ce19" office:value-type="string">
            <text:p>SA TEST A. = BB</text:p>
          </table:table-cell>
          <table:table-cell table:style-name="ce1" office:value-type="string">
            <text:p>SA TEST A. Speedup(USER_TIME) over BB</text:p>
          </table:table-cell>
          <table:table-cell table:style-name="ce6" office:value-type="string">
            <text:p>SA TEST A. Speedup(AVG_HEAP_MEMORY) over BB</text:p>
          </table:table-cell>
        </table:table-row>
        <table:table-row table:style-name="ro1">
          <table:table-cell table:style-name="ce2" office:value-type="float" office:value="140.7">
            <text:p>140.70</text:p>
          </table:table-cell>
          <table:table-cell table:style-name="ce7" office:value-type="float" office:value="8.7338907623291">
            <text:p>8.73</text:p>
          </table:table-cell>
          <table:table-cell office:value-type="float" office:value="3946942529.80985">
            <text:p>3,946,942,529.81</text:p>
          </table:table-cell>
          <table:table-cell table:style-name="ce2" office:value-type="float" office:value="0.76">
            <text:p>0.76</text:p>
          </table:table-cell>
          <table:table-cell table:style-name="ce7" office:value-type="float" office:value="4.94319534301758">
            <text:p>4.94</text:p>
          </table:table-cell>
          <table:table-cell office:value-type="float" office:value="3946942529.80985">
            <text:p>3,946,942,529.81</text:p>
          </table:table-cell>
          <table:table-cell table:style-name="ce2" office:value-type="float" office:value="0.78">
            <text:p>0.78</text:p>
          </table:table-cell>
          <table:table-cell table:style-name="ce7" office:value-type="float" office:value="5.85947418212891">
            <text:p>5.86</text:p>
          </table:table-cell>
          <table:table-cell office:value-type="float" office:value="3946942529.80985">
            <text:p>3,946,942,529.81</text:p>
          </table:table-cell>
          <table:table-cell table:style-name="ce22" office:value-type="percentage" office:value="0.803">
            <text:p>80.30%</text:p>
          </table:table-cell>
          <table:table-cell table:style-name="ce20" office:value-type="percentage" office:value="0.606">
            <text:p>60.60%</text:p>
          </table:table-cell>
          <table:table-cell table:style-name="ce22" office:value-type="percentage" office:value="0.283">
            <text:p>28.30%</text:p>
          </table:table-cell>
          <table:table-cell table:style-name="ce20" office:value-type="percentage" office:value="0.008">
            <text:p>0.80%</text:p>
          </table:table-cell>
          <table:table-cell table:style-name="ce20" office:value-type="percentage" office:value="0.386">
            <text:p>38.60%</text:p>
          </table:table-cell>
          <table:table-cell table:style-name="ce23" office:value-type="percentage" office:value="0.995307882475506">
            <text:p>99.53%</text:p>
          </table:table-cell>
          <table:table-cell table:style-name="ce24" office:value-type="percentage" office:value="0.493674979100037">
            <text:p>49.37%</text:p>
          </table:table-cell>
          <table:table-cell table:style-name="ce2" office:value-type="float" office:value="0.85">
            <text:p>0.85</text:p>
          </table:table-cell>
          <table:table-cell table:style-name="ce7" office:value-type="float" office:value="6.98133087158203">
            <text:p>6.98</text:p>
          </table:table-cell>
          <table:table-cell office:value-type="float" office:value="3946942529.80985">
            <text:p>3,946,942,529.81</text:p>
          </table:table-cell>
          <table:table-cell table:style-name="ce20" office:value-type="percentage" office:value="0">
            <text:p>0.00%</text:p>
          </table:table-cell>
          <table:table-cell table:style-name="ce20" office:value-type="percentage" office:value="0.01">
            <text:p>1.00%</text:p>
          </table:table-cell>
          <table:table-cell table:style-name="ce23" office:value-type="percentage" office:value="0.153779217916651">
            <text:p>15.38%</text:p>
          </table:table-cell>
          <table:table-cell table:style-name="ce24" office:value-type="percentage" office:value="0.393763543908225">
            <text:p>39.38%</text:p>
          </table:table-cell>
        </table:table-row>
        <table:table-row table:style-name="ro1">
          <table:table-cell table:style-name="ce1" office:value-type="string">
            <text:p>SA maximum time [s]</text:p>
          </table:table-cell>
          <table:table-cell table:style-name="ce6" office:value-type="string">
            <text:p>SA maximum memory [MB]</text:p>
          </table:table-cell>
          <table:table-cell table:style-name="ce17" office:value-type="string">
            <text:p>SA maximum cost</text:p>
          </table:table-cell>
          <table:table-cell table:style-name="ce1" office:value-type="string">
            <text:p>SA TEST maximum time [s]</text:p>
          </table:table-cell>
          <table:table-cell table:style-name="ce6" office:value-type="string">
            <text:p>SA TEST maximum memory [MB]</text:p>
          </table:table-cell>
          <table:table-cell office:value-type="string">
            <text:p>SA TEST maximum cost</text:p>
          </table:table-cell>
          <table:table-cell table:style-name="ce1" office:value-type="string">
            <text:p>SA TEST A. maximum time [s]</text:p>
          </table:table-cell>
          <table:table-cell table:style-name="ce6" office:value-type="string">
            <text:p>SA TEST A. maximum memory [MB]</text:p>
          </table:table-cell>
          <table:table-cell office:value-type="string">
            <text:p>SA TEST A. maximum cost</text:p>
          </table:table-cell>
          <table:table-cell office:value-type="string">
            <text:p>(lower is better)</text:p>
          </table:table-cell>
          <table:table-cell table:style-name="ce19" office:value-type="string">
            <text:p>(lower is better)</text:p>
          </table:table-cell>
          <table:table-cell office:value-type="string">
            <text:p>(lower is better)</text:p>
          </table:table-cell>
          <table:table-cell table:style-name="ce21"/>
          <table:table-cell table:style-name="ce19" office:value-type="string">
            <text:p>(higher is better)</text:p>
          </table:table-cell>
          <table:table-cell table:style-name="ce1" office:value-type="string">
            <text:p>(higher is better)</text:p>
          </table:table-cell>
          <table:table-cell table:style-name="ce6" office:value-type="string">
            <text:p>(lower is better)</text:p>
          </table:table-cell>
          <table:table-cell table:style-name="ce1" office:value-type="string">
            <text:p>BB maximum time [s]</text:p>
          </table:table-cell>
          <table:table-cell table:style-name="ce6" office:value-type="string">
            <text:p>BB maximum memory [MB]</text:p>
          </table:table-cell>
          <table:table-cell office:value-type="string">
            <text:p>BB maximum cost</text:p>
          </table:table-cell>
          <table:table-cell table:style-name="ce19" office:value-type="string">
            <text:p>(higher is better)</text:p>
          </table:table-cell>
          <table:table-cell table:style-name="ce19"/>
          <table:table-cell table:style-name="ce1" office:value-type="string">
            <text:p>(higher is better)</text:p>
          </table:table-cell>
          <table:table-cell table:style-name="ce6" office:value-type="string">
            <text:p>(higher is better)</text:p>
          </table:table-cell>
        </table:table-row>
        <table:table-row table:style-name="ro1">
          <table:table-cell table:style-name="ce2" office:value-type="float" office:value="233.74">
            <text:p>233.74</text:p>
          </table:table-cell>
          <table:table-cell table:style-name="ce8" office:value-type="float" office:value="34.2942004203796">
            <text:p>34.29</text:p>
          </table:table-cell>
          <table:table-cell office:value-type="float" office:value="4104438261.19696">
            <text:p>4,104,438,261.20</text:p>
          </table:table-cell>
          <table:table-cell table:style-name="ce2" office:value-type="float" office:value="0.85">
            <text:p>0.85</text:p>
          </table:table-cell>
          <table:table-cell table:style-name="ce8" office:value-type="float" office:value="5.98886871337891">
            <text:p>5.99</text:p>
          </table:table-cell>
          <table:table-cell office:value-type="float" office:value="4244760886.50784">
            <text:p>4,244,760,886.51</text:p>
          </table:table-cell>
          <table:table-cell table:style-name="ce2" office:value-type="float" office:value="0.92">
            <text:p>0.92</text:p>
          </table:table-cell>
          <table:table-cell table:style-name="ce8" office:value-type="float" office:value="7.28776168823242">
            <text:p>7.29</text:p>
          </table:table-cell>
          <table:table-cell office:value-type="float" office:value="4089573834.03748">
            <text:p>4,089,573,834.04</text:p>
          </table:table-cell>
          <table:table-cell table:number-columns-repeated="7"/>
          <table:table-cell table:style-name="ce2" office:value-type="float" office:value="1.15">
            <text:p>1.15</text:p>
          </table:table-cell>
          <table:table-cell table:style-name="ce8" office:value-type="float" office:value="21.1597366333008">
            <text:p>21.16</text:p>
          </table:table-cell>
          <table:table-cell office:value-type="float" office:value="3946942529.80985">
            <text:p>3,946,942,529.81</text:p>
          </table:table-cell>
          <table:table-cell table:number-columns-repeated="4"/>
        </table:table-row>
        <table:table-row table:style-name="ro1">
          <table:table-cell table:style-name="ce1" office:value-type="string">
            <text:p>SA average time [s]</text:p>
          </table:table-cell>
          <table:table-cell table:style-name="ce6" office:value-type="string">
            <text:p>SA average memory [MB]</text:p>
          </table:table-cell>
          <table:table-cell table:style-name="ce17" office:value-type="string">
            <text:p>SA average cost</text:p>
          </table:table-cell>
          <table:table-cell table:style-name="ce1" office:value-type="string">
            <text:p>SA TEST average time [s]</text:p>
          </table:table-cell>
          <table:table-cell table:style-name="ce6" office:value-type="string">
            <text:p>SA TEST average memory [MB]</text:p>
          </table:table-cell>
          <table:table-cell office:value-type="string">
            <text:p>SA TEST average cost</text:p>
          </table:table-cell>
          <table:table-cell table:style-name="ce1" office:value-type="string">
            <text:p>SA TEST A. average time [s]</text:p>
          </table:table-cell>
          <table:table-cell table:style-name="ce6" office:value-type="string">
            <text:p>SA TEST A. average memory [MB]</text:p>
          </table:table-cell>
          <table:table-cell office:value-type="string">
            <text:p>SA TEST A. average cost</text:p>
          </table:table-cell>
          <table:table-cell table:number-columns-repeated="7"/>
          <table:table-cell table:style-name="ce1" office:value-type="string">
            <text:p>BB average time [s]</text:p>
          </table:table-cell>
          <table:table-cell table:style-name="ce6" office:value-type="string">
            <text:p>BB average memory [MB]</text:p>
          </table:table-cell>
          <table:table-cell office:value-type="string">
            <text:p>BB average cost</text:p>
          </table:table-cell>
          <table:table-cell table:number-columns-repeated="4"/>
        </table:table-row>
        <table:table-row table:style-name="ro1">
          <table:table-cell table:style-name="ce3" office:value-type="float" office:value="177.42279">
            <text:p>177.42</text:p>
          </table:table-cell>
          <table:table-cell table:style-name="ce8" office:value-type="float" office:value="15.1068705061817">
            <text:p>15.11</text:p>
          </table:table-cell>
          <table:table-cell office:value-type="float" office:value="3988949608.5946">
            <text:p>3,988,949,608.59</text:p>
          </table:table-cell>
          <table:table-cell table:style-name="ce3" office:value-type="float" office:value="0.79339999999999">
            <text:p>0.79</text:p>
          </table:table-cell>
          <table:table-cell table:style-name="ce8" office:value-type="float" office:value="5.43127819442749">
            <text:p>5.43</text:p>
          </table:table-cell>
          <table:table-cell office:value-type="float" office:value="4024830921.37204">
            <text:p>4,024,830,921.37</text:p>
          </table:table-cell>
          <table:table-cell table:style-name="ce3" office:value-type="float" office:value="0.821040000000003">
            <text:p>0.82</text:p>
          </table:table-cell>
          <table:table-cell table:style-name="ce8" office:value-type="float" office:value="6.62981001281738">
            <text:p>6.63</text:p>
          </table:table-cell>
          <table:table-cell office:value-type="float" office:value="3994290341.69364">
            <text:p>3,994,290,341.69</text:p>
          </table:table-cell>
          <table:table-cell table:number-columns-repeated="7"/>
          <table:table-cell table:style-name="ce3" office:value-type="float" office:value="0.972789999999999">
            <text:p>0.97</text:p>
          </table:table-cell>
          <table:table-cell table:style-name="ce8" office:value-type="float" office:value="11.904414615612">
            <text:p>11.90</text:p>
          </table:table-cell>
          <table:table-cell office:value-type="float" office:value="3946942529.80993">
            <text:p>3,946,942,529.8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7" office:value-type="string">
            <text:p>SA # minimum cost</text:p>
          </table:table-cell>
          <table:table-cell table:number-columns-repeated="2"/>
          <table:table-cell table:style-name="ce17" office:value-type="string">
            <text:p>SA TEST # minimum cost</text:p>
          </table:table-cell>
          <table:table-cell table:number-columns-repeated="2"/>
          <table:table-cell table:style-name="ce17" office:value-type="string">
            <text:p>SA TEST A. # minimum cost</text:p>
          </table:table-cell>
          <table:table-cell table:number-columns-repeated="9"/>
          <table:table-cell table:style-name="ce17" office:value-type="string">
            <text:p>BB # minimum cos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1" office:value-type="percentage" office:value="0.025">
            <text:p>2.50%</text:p>
          </table:table-cell>
          <table:table-cell table:number-columns-repeated="2"/>
          <table:table-cell table:style-name="ce11" office:value-type="percentage" office:value="0.003">
            <text:p>0.30%</text:p>
          </table:table-cell>
          <table:table-cell table:number-columns-repeated="2"/>
          <table:table-cell table:style-name="ce11" office:value-type="percentage" office:value="0.01">
            <text:p>1.00%</text:p>
          </table:table-cell>
          <table:table-cell table:number-columns-repeated="9"/>
          <table:table-cell table:style-name="ce11" office:value-type="percentage" office:value="1">
            <text:p>100.00%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ce18"/>
          <table:table-cell table:number-columns-repeated="2"/>
          <table:table-cell table:style-name="ce12"/>
          <table:table-cell table:number-columns-repeated="2"/>
          <table:table-cell table:style-name="ce12"/>
          <table:table-cell table:number-columns-repeated="9"/>
          <table:table-cell table:style-name="ce12"/>
          <table:table-cell table:number-columns-repeated="4"/>
        </table:table-row>
        <table:table-row table:style-name="ro1">
          <table:table-cell table:style-name="Default" office:value-type="string">
            <text:p>MMS ctg 1</text:p>
          </table:table-cell>
          <table:table-cell table:style-name="Default"/>
          <table:table-cell table:style-name="Default" office:value-type="string">
            <text:p>Cores: 25</text:p>
          </table:table-cell>
          <table:table-cell office:value-type="string">
            <text:p>Nodes: 25</text:p>
          </table:table-cell>
          <table:table-cell office:value-type="string">
            <text:p>2D mesh size: 5x5</text:p>
          </table:table-cell>
          <table:table-cell table:style-name="Default"/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SA minimum time [s]</text:p>
          </table:table-cell>
          <table:table-cell table:style-name="ce6" office:value-type="string">
            <text:p>SA minimum memory [MB]</text:p>
          </table:table-cell>
          <table:table-cell office:value-type="string">
            <text:p>SA minimum cost</text:p>
          </table:table-cell>
          <table:table-cell table:style-name="ce1" office:value-type="string">
            <text:p>SA TEST minimum time [s]</text:p>
          </table:table-cell>
          <table:table-cell table:style-name="ce6" office:value-type="string">
            <text:p>SA TEST minimum memory [MB]</text:p>
          </table:table-cell>
          <table:table-cell office:value-type="string">
            <text:p>SA TEST minimum cost</text:p>
          </table:table-cell>
          <table:table-cell table:style-name="ce1" office:value-type="string">
            <text:p>SA TEST A. minimum time [s]</text:p>
          </table:table-cell>
          <table:table-cell table:style-name="ce6" office:value-type="string">
            <text:p>SA TEST A. minimum memory [MB]</text:p>
          </table:table-cell>
          <table:table-cell office:value-type="string">
            <text:p>SA TEST A. minimum cost</text:p>
          </table:table-cell>
          <table:table-cell office:value-type="string">
            <text:p>SA &lt; SA TEST</text:p>
          </table:table-cell>
          <table:table-cell table:style-name="ce19" office:value-type="string">
            <text:p>SA &lt; SA TEST A.</text:p>
          </table:table-cell>
          <table:table-cell office:value-type="string">
            <text:p>SA TEST &lt; SA TEST A.</text:p>
          </table:table-cell>
          <table:table-cell table:style-name="ce19" office:value-type="string">
            <text:p>SA = SA TEST A.</text:p>
          </table:table-cell>
          <table:table-cell table:style-name="ce19" office:value-type="string">
            <text:p>SA TEST A. &lt; SA</text:p>
          </table:table-cell>
          <table:table-cell table:style-name="ce1" office:value-type="string">
            <text:p>SA TEST A. Speedup(USER_TIME) over SA</text:p>
          </table:table-cell>
          <table:table-cell table:style-name="ce6" office:value-type="string">
            <text:p>SA Speedup(AVG_HEAP_MEMORY) over SA TEST A.</text:p>
          </table:table-cell>
          <table:table-cell table:style-name="ce1" office:value-type="string">
            <text:p>BB minimum time [s]</text:p>
          </table:table-cell>
          <table:table-cell table:style-name="ce6" office:value-type="string">
            <text:p>BB minimum memory [MB]</text:p>
          </table:table-cell>
          <table:table-cell office:value-type="string">
            <text:p>BB minimum cost</text:p>
          </table:table-cell>
          <table:table-cell table:style-name="ce19" office:value-type="string">
            <text:p>SA TEST A. &lt; BB</text:p>
          </table:table-cell>
          <table:table-cell table:style-name="ce19" office:value-type="string">
            <text:p>SA TEST A. = BB</text:p>
          </table:table-cell>
          <table:table-cell table:style-name="ce1" office:value-type="string">
            <text:p>SA TEST A. Speedup(USER_TIME) over BB</text:p>
          </table:table-cell>
          <table:table-cell table:style-name="ce6" office:value-type="string">
            <text:p>SA TEST A. Speedup(AVG_HEAP_MEMORY) over BB</text:p>
          </table:table-cell>
        </table:table-row>
        <table:table-row table:style-name="ro1">
          <table:table-cell table:style-name="ce2" office:value-type="float" office:value="82.17">
            <text:p>82.17</text:p>
          </table:table-cell>
          <table:table-cell table:style-name="ce7" office:value-type="float" office:value="6.77855036735535">
            <text:p>6.78</text:p>
          </table:table-cell>
          <table:table-cell office:value-type="float" office:value="4201866362.61453">
            <text:p>4,201,866,362.61</text:p>
          </table:table-cell>
          <table:table-cell table:style-name="ce2" office:value-type="float" office:value="3.91">
            <text:p>3.91</text:p>
          </table:table-cell>
          <table:table-cell table:style-name="ce7" office:value-type="float" office:value="16.7170342350006">
            <text:p>16.72</text:p>
          </table:table-cell>
          <table:table-cell office:value-type="float" office:value="4202547609.36404">
            <text:p>4,202,547,609.36</text:p>
          </table:table-cell>
          <table:table-cell table:style-name="ce2" office:value-type="float" office:value="3.85">
            <text:p>3.85</text:p>
          </table:table-cell>
          <table:table-cell table:style-name="ce7" office:value-type="float" office:value="11.3739344310761">
            <text:p>11.37</text:p>
          </table:table-cell>
          <table:table-cell office:value-type="float" office:value="4201866362.61453">
            <text:p>4,201,866,362.61</text:p>
          </table:table-cell>
          <table:table-cell table:style-name="ce22" office:value-type="percentage" office:value="0.784">
            <text:p>78.40%</text:p>
          </table:table-cell>
          <table:table-cell table:style-name="ce20" office:value-type="percentage" office:value="0.57">
            <text:p>57.00%</text:p>
          </table:table-cell>
          <table:table-cell table:style-name="ce22" office:value-type="percentage" office:value="0.079">
            <text:p>7.90%</text:p>
          </table:table-cell>
          <table:table-cell table:style-name="ce20" office:value-type="percentage" office:value="0.002">
            <text:p>0.20%</text:p>
          </table:table-cell>
          <table:table-cell table:style-name="ce20" office:value-type="percentage" office:value="0.428">
            <text:p>42.80%</text:p>
          </table:table-cell>
          <table:table-cell table:style-name="ce23" office:value-type="percentage" office:value="0.987756596140333">
            <text:p>98.78%</text:p>
          </table:table-cell>
          <table:table-cell table:style-name="ce24" office:value-type="percentage" office:value="-0.681923383814261">
            <text:p>-68.19%</text:p>
          </table:table-cell>
          <table:table-cell table:style-name="ce2" office:value-type="float" office:value="5.21">
            <text:p>5.21</text:p>
          </table:table-cell>
          <table:table-cell table:style-name="ce7" office:value-type="float" office:value="8.31679465293884">
            <text:p>8.32</text:p>
          </table:table-cell>
          <table:table-cell office:value-type="float" office:value="4205901803.39636">
            <text:p>4,205,901,803.40</text:p>
          </table:table-cell>
          <table:table-cell table:style-name="ce20" office:value-type="percentage" office:value="0.154">
            <text:p>15.40%</text:p>
          </table:table-cell>
          <table:table-cell table:style-name="ce20" office:value-type="percentage" office:value="0.007">
            <text:p>0.70%</text:p>
          </table:table-cell>
          <table:table-cell table:style-name="ce23" office:value-type="percentage" office:value="0.250028653084672">
            <text:p>25.00%</text:p>
          </table:table-cell>
          <table:table-cell table:style-name="ce24" office:value-type="percentage" office:value="-0.00870428156380562">
            <text:p>-0.87%</text:p>
          </table:table-cell>
        </table:table-row>
        <table:table-row table:style-name="ro1">
          <table:table-cell table:style-name="ce1" office:value-type="string">
            <text:p>SA maximum time [s]</text:p>
          </table:table-cell>
          <table:table-cell table:style-name="ce6" office:value-type="string">
            <text:p>SA maximum memory [MB]</text:p>
          </table:table-cell>
          <table:table-cell office:value-type="string">
            <text:p>SA maximum cost</text:p>
          </table:table-cell>
          <table:table-cell table:style-name="ce1" office:value-type="string">
            <text:p>SA TEST maximum time [s]</text:p>
          </table:table-cell>
          <table:table-cell table:style-name="ce6" office:value-type="string">
            <text:p>SA TEST maximum memory [MB]</text:p>
          </table:table-cell>
          <table:table-cell office:value-type="string">
            <text:p>SA TEST maximum cost</text:p>
          </table:table-cell>
          <table:table-cell table:style-name="ce1" office:value-type="string">
            <text:p>SA TEST A. maximum time [s]</text:p>
          </table:table-cell>
          <table:table-cell table:style-name="ce6" office:value-type="string">
            <text:p>SA TEST A. maximum memory [MB]</text:p>
          </table:table-cell>
          <table:table-cell office:value-type="string">
            <text:p>SA TEST A. maximum cost</text:p>
          </table:table-cell>
          <table:table-cell office:value-type="string">
            <text:p>(lower is better)</text:p>
          </table:table-cell>
          <table:table-cell table:style-name="ce19" office:value-type="string">
            <text:p>(lower is better)</text:p>
          </table:table-cell>
          <table:table-cell office:value-type="string">
            <text:p>(lower is better)</text:p>
          </table:table-cell>
          <table:table-cell table:style-name="ce21"/>
          <table:table-cell table:style-name="ce19" office:value-type="string">
            <text:p>(higher is better)</text:p>
          </table:table-cell>
          <table:table-cell table:style-name="ce1" office:value-type="string">
            <text:p>(higher is better)</text:p>
          </table:table-cell>
          <table:table-cell table:style-name="ce6" office:value-type="string">
            <text:p>(lower is better)</text:p>
          </table:table-cell>
          <table:table-cell table:style-name="ce1" office:value-type="string">
            <text:p>BB maximum time [s]</text:p>
          </table:table-cell>
          <table:table-cell table:style-name="ce6" office:value-type="string">
            <text:p>BB maximum memory [MB]</text:p>
          </table:table-cell>
          <table:table-cell office:value-type="string">
            <text:p>BB maximum cost</text:p>
          </table:table-cell>
          <table:table-cell table:style-name="ce19" office:value-type="string">
            <text:p>(higher is better)</text:p>
          </table:table-cell>
          <table:table-cell table:style-name="ce19"/>
          <table:table-cell table:style-name="ce1" office:value-type="string">
            <text:p>(higher is better)</text:p>
          </table:table-cell>
          <table:table-cell table:style-name="ce6" office:value-type="string">
            <text:p>(higher is better)</text:p>
          </table:table-cell>
        </table:table-row>
        <table:table-row table:style-name="ro1">
          <table:table-cell table:style-name="ce2" office:value-type="float" office:value="1478.41">
            <text:p>1,478.41</text:p>
          </table:table-cell>
          <table:table-cell table:style-name="ce8" office:value-type="float" office:value="31.5461542892456">
            <text:p>31.55</text:p>
          </table:table-cell>
          <table:table-cell office:value-type="float" office:value="14410774182.6255">
            <text:p>14,410,774,182.63</text:p>
          </table:table-cell>
          <table:table-cell table:style-name="ce2" office:value-type="float" office:value="4.82">
            <text:p>4.82</text:p>
          </table:table-cell>
          <table:table-cell table:style-name="ce8" office:value-type="float" office:value="18.0815107536316">
            <text:p>18.08</text:p>
          </table:table-cell>
          <table:table-cell office:value-type="float" office:value="4409883159.81613">
            <text:p>4,409,883,159.82</text:p>
          </table:table-cell>
          <table:table-cell table:style-name="ce2" office:value-type="float" office:value="5.04">
            <text:p>5.04</text:p>
          </table:table-cell>
          <table:table-cell table:style-name="ce8" office:value-type="float" office:value="23.9692984676361">
            <text:p>23.97</text:p>
          </table:table-cell>
          <table:table-cell office:value-type="float" office:value="4290735945.10986">
            <text:p>4,290,735,945.11</text:p>
          </table:table-cell>
          <table:table-cell table:number-columns-repeated="7"/>
          <table:table-cell table:style-name="ce2" office:value-type="float" office:value="6.35">
            <text:p>6.35</text:p>
          </table:table-cell>
          <table:table-cell table:style-name="ce8" office:value-type="float" office:value="33.2426853179932">
            <text:p>33.24</text:p>
          </table:table-cell>
          <table:table-cell office:value-type="float" office:value="4205901803.39636">
            <text:p>4,205,901,803.40</text:p>
          </table:table-cell>
          <table:table-cell table:number-columns-repeated="4"/>
        </table:table-row>
        <table:table-row table:style-name="ro1">
          <table:table-cell table:style-name="ce1" office:value-type="string">
            <text:p>SA average time [s]</text:p>
          </table:table-cell>
          <table:table-cell table:style-name="ce6" office:value-type="string">
            <text:p>SA average memory [MB]</text:p>
          </table:table-cell>
          <table:table-cell office:value-type="string">
            <text:p>SA average cost</text:p>
          </table:table-cell>
          <table:table-cell table:style-name="ce1" office:value-type="string">
            <text:p>SA TEST average time [s]</text:p>
          </table:table-cell>
          <table:table-cell table:style-name="ce6" office:value-type="string">
            <text:p>SA TEST average memory [MB]</text:p>
          </table:table-cell>
          <table:table-cell office:value-type="string">
            <text:p>SA TEST average cost</text:p>
          </table:table-cell>
          <table:table-cell table:style-name="ce1" office:value-type="string">
            <text:p>SA TEST A. average time [s]</text:p>
          </table:table-cell>
          <table:table-cell table:style-name="ce6" office:value-type="string">
            <text:p>SA TEST A. average memory [MB]</text:p>
          </table:table-cell>
          <table:table-cell office:value-type="string">
            <text:p>SA TEST A. average cost</text:p>
          </table:table-cell>
          <table:table-cell table:number-columns-repeated="7"/>
          <table:table-cell table:style-name="ce1" office:value-type="string">
            <text:p>BB average time [s]</text:p>
          </table:table-cell>
          <table:table-cell table:style-name="ce6" office:value-type="string">
            <text:p>BB average memory [MB]</text:p>
          </table:table-cell>
          <table:table-cell office:value-type="string">
            <text:p>BB average cost</text:p>
          </table:table-cell>
          <table:table-cell table:number-columns-repeated="4"/>
        </table:table-row>
        <table:table-row table:style-name="ro1">
          <table:table-cell table:style-name="ce3" office:value-type="float" office:value="961.45429">
            <text:p>961.45</text:p>
          </table:table-cell>
          <table:table-cell table:style-name="ce8" office:value-type="float" office:value="11.9702603822231">
            <text:p>11.97</text:p>
          </table:table-cell>
          <table:table-cell office:value-type="float" office:value="5654145116.02801">
            <text:p>5,654,145,116.03</text:p>
          </table:table-cell>
          <table:table-cell table:style-name="ce3" office:value-type="float" office:value="4.2277">
            <text:p>4.23</text:p>
          </table:table-cell>
          <table:table-cell table:style-name="ce8" office:value-type="float" office:value="17.3549443856144">
            <text:p>17.35</text:p>
          </table:table-cell>
          <table:table-cell office:value-type="float" office:value="4230717938.0303">
            <text:p>4,230,717,938.03</text:p>
          </table:table-cell>
          <table:table-cell table:style-name="ce3" office:value-type="float" office:value="4.15754">
            <text:p>4.16</text:p>
          </table:table-cell>
          <table:table-cell table:style-name="ce8" office:value-type="float" office:value="17.4431077847481">
            <text:p>17.44</text:p>
          </table:table-cell>
          <table:table-cell office:value-type="float" office:value="4210349985.13016">
            <text:p>4,210,349,985.13</text:p>
          </table:table-cell>
          <table:table-cell table:number-columns-repeated="7"/>
          <table:table-cell table:style-name="ce3" office:value-type="float" office:value="5.54808">
            <text:p>5.55</text:p>
          </table:table-cell>
          <table:table-cell table:style-name="ce8" office:value-type="float" office:value="18.7157905437469">
            <text:p>18.72</text:p>
          </table:table-cell>
          <table:table-cell office:value-type="float" office:value="4205901803.39639">
            <text:p>4,205,901,803.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A # minimum cost</text:p>
          </table:table-cell>
          <table:table-cell table:number-columns-repeated="2"/>
          <table:table-cell office:value-type="string">
            <text:p>SA TEST # minimum cost</text:p>
          </table:table-cell>
          <table:table-cell table:number-columns-repeated="2"/>
          <table:table-cell office:value-type="string">
            <text:p>SA TEST A. # minimum cost</text:p>
          </table:table-cell>
          <table:table-cell table:number-columns-repeated="9"/>
          <table:table-cell office:value-type="string">
            <text:p>BB # minimum cos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1" office:value-type="percentage" office:value="0.012">
            <text:p>1.20%</text:p>
          </table:table-cell>
          <table:table-cell table:number-columns-repeated="2"/>
          <table:table-cell table:style-name="ce11" office:value-type="percentage" office:value="0.001">
            <text:p>0.10%</text:p>
          </table:table-cell>
          <table:table-cell table:number-columns-repeated="2"/>
          <table:table-cell table:style-name="ce11" office:value-type="percentage" office:value="0.002">
            <text:p>0.20%</text:p>
          </table:table-cell>
          <table:table-cell table:number-columns-repeated="9"/>
          <table:table-cell table:style-name="ce11" office:value-type="percentage" office:value="1">
            <text:p>100.00%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ce12"/>
          <table:table-cell table:number-columns-repeated="2"/>
          <table:table-cell table:style-name="ce12"/>
          <table:table-cell table:number-columns-repeated="2"/>
          <table:table-cell table:style-name="ce12"/>
          <table:table-cell table:number-columns-repeated="9"/>
          <table:table-cell table:style-name="ce12"/>
          <table:table-cell table:number-columns-repeated="4"/>
        </table:table-row>
        <table:table-row table:style-name="ro1">
          <table:table-cell table:style-name="Default" office:value-type="string">
            <text:p>Cores: 64</text:p>
          </table:table-cell>
          <table:table-cell table:style-name="Default" office:value-type="string">
            <text:p>Nodes: 64</text:p>
          </table:table-cell>
          <table:table-cell table:style-name="Default" office:value-type="string">
            <text:p>2D mesh size: 8x8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SA minimum time [s]</text:p>
          </table:table-cell>
          <table:table-cell table:style-name="ce6" office:value-type="string">
            <text:p>SA minimum memory [MB]</text:p>
          </table:table-cell>
          <table:table-cell office:value-type="string">
            <text:p>SA minimum cost</text:p>
          </table:table-cell>
          <table:table-cell table:style-name="ce1" office:value-type="string">
            <text:p>OSA minimum time [s]</text:p>
          </table:table-cell>
          <table:table-cell table:style-name="ce6" office:value-type="string">
            <text:p>OSA minimum memory [MB]</text:p>
          </table:table-cell>
          <table:table-cell office:value-type="string">
            <text:p>OSA minimum cost</text:p>
          </table:table-cell>
          <table:table-cell table:style-name="ce19" office:value-type="string">
            <text:p>SA &lt; OSA</text:p>
          </table:table-cell>
          <table:table-cell table:style-name="ce19" office:value-type="string">
            <text:p>SA = OSA</text:p>
          </table:table-cell>
          <table:table-cell table:style-name="ce19" office:value-type="string">
            <text:p>OSA &lt; SA</text:p>
          </table:table-cell>
          <table:table-cell table:style-name="ce1" office:value-type="string">
            <text:p>OSA Speedup(USER_TIME) over SA</text:p>
          </table:table-cell>
          <table:table-cell table:style-name="ce6" office:value-type="string">
            <text:p>SA Speedup(AVG_HEAP_MEMORY) over OSA</text:p>
          </table:table-cell>
          <table:table-cell table:style-name="ce1" office:value-type="string">
            <text:p>BB minimum time [s]</text:p>
          </table:table-cell>
          <table:table-cell table:style-name="ce6" office:value-type="string">
            <text:p>BB minimum memory [MB]</text:p>
          </table:table-cell>
          <table:table-cell table:style-name="ce10" office:value-type="string">
            <text:p>BB minimum cost</text:p>
          </table:table-cell>
          <table:table-cell table:style-name="ce19" office:value-type="string">
            <text:p>OSA &lt; BB</text:p>
          </table:table-cell>
          <table:table-cell table:style-name="ce19" office:value-type="string">
            <text:p>OSA = BB</text:p>
          </table:table-cell>
          <table:table-cell table:style-name="ce1" office:value-type="string">
            <text:p>OSA Speedup(USER_TIME) over BB</text:p>
          </table:table-cell>
          <table:table-cell table:style-name="ce6" office:value-type="string">
            <text:p>OSA Speedup(AVG_HEAP_MEMORY) over BB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float" office:value="41155.2368">
            <text:p>41,155.24</text:p>
          </table:table-cell>
          <table:table-cell table:style-name="ce7" office:value-type="float" office:value="6.93948118055136">
            <text:p>6.94</text:p>
          </table:table-cell>
          <table:table-cell office:value-type="float" office:value="1004978846.86572">
            <text:p>1,004,978,846.87</text:p>
          </table:table-cell>
          <table:table-cell table:style-name="ce2" office:value-type="float" office:value="139.94">
            <text:p>139.94</text:p>
          </table:table-cell>
          <table:table-cell table:style-name="ce7" office:value-type="float" office:value="23.3993256378174">
            <text:p>23.40</text:p>
          </table:table-cell>
          <table:table-cell office:value-type="float" office:value="1011867008.20801">
            <text:p>1,011,867,008.21</text:p>
          </table:table-cell>
          <table:table-cell table:style-name="ce20" office:value-type="percentage" office:value="1">
            <text:p>100.00%</text:p>
          </table:table-cell>
          <table:table-cell table:style-name="ce20" office:value-type="percentage" office:value="0">
            <text:p>0.00%</text:p>
          </table:table-cell>
          <table:table-cell table:style-name="ce20" office:value-type="percentage" office:value="0">
            <text:p>0.00%</text:p>
          </table:table-cell>
          <table:table-cell table:style-name="ce23" office:value-type="percentage" office:value="0.996610257785259">
            <text:p>99.66%</text:p>
          </table:table-cell>
          <table:table-cell table:style-name="ce24" office:value-type="percentage" office:value="-2.89371897535147">
            <text:p>-289.37%</text:p>
          </table:table-cell>
          <table:table-cell table:style-name="ce2" office:value-type="float" office:value="112.19">
            <text:p>112.19</text:p>
          </table:table-cell>
          <table:table-cell table:style-name="ce7" office:value-type="float" office:value="31.6250500774384">
            <text:p>31.63</text:p>
          </table:table-cell>
          <table:table-cell table:style-name="ce10" office:value-type="float" office:value="2809336496.91968">
            <text:p>2,809,336,496.92</text:p>
          </table:table-cell>
          <table:table-cell table:style-name="ce20" office:value-type="percentage" office:value="1">
            <text:p>100.00%</text:p>
          </table:table-cell>
          <table:table-cell table:style-name="ce20" office:value-type="percentage" office:value="0">
            <text:p>0.00%</text:p>
          </table:table-cell>
          <table:table-cell table:style-name="ce23" office:value-type="percentage" office:value="-0.356917962965835">
            <text:p>-35.69%</text:p>
          </table:table-cell>
          <table:table-cell table:style-name="ce24" office:value-type="percentage" office:value="0.388274483060396">
            <text:p>38.83%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SA maximum time [s]</text:p>
          </table:table-cell>
          <table:table-cell table:style-name="ce6" office:value-type="string">
            <text:p>SA maximum memory [MB]</text:p>
          </table:table-cell>
          <table:table-cell office:value-type="string">
            <text:p>SA maximum cost</text:p>
          </table:table-cell>
          <table:table-cell table:style-name="ce1" office:value-type="string">
            <text:p>OSA maximum time [s]</text:p>
          </table:table-cell>
          <table:table-cell table:style-name="ce6" office:value-type="string">
            <text:p>OSA maximum memory [MB]</text:p>
          </table:table-cell>
          <table:table-cell office:value-type="string">
            <text:p>OSA maximum cost</text:p>
          </table:table-cell>
          <table:table-cell table:style-name="ce19" office:value-type="string">
            <text:p>(lower is better)</text:p>
          </table:table-cell>
          <table:table-cell table:style-name="ce21"/>
          <table:table-cell table:style-name="ce19" office:value-type="string">
            <text:p>(higher is better)</text:p>
          </table:table-cell>
          <table:table-cell table:style-name="ce1" office:value-type="string">
            <text:p>(higher is better)</text:p>
          </table:table-cell>
          <table:table-cell table:style-name="ce6" office:value-type="string">
            <text:p>(lower is better)</text:p>
          </table:table-cell>
          <table:table-cell table:style-name="ce1" office:value-type="string">
            <text:p>BB maximum time [s]</text:p>
          </table:table-cell>
          <table:table-cell table:style-name="ce6" office:value-type="string">
            <text:p>BB maximum memory [MB]</text:p>
          </table:table-cell>
          <table:table-cell table:style-name="ce10" office:value-type="string">
            <text:p>BB maximum cost</text:p>
          </table:table-cell>
          <table:table-cell table:style-name="ce19" office:value-type="string">
            <text:p>(higher is better)</text:p>
          </table:table-cell>
          <table:table-cell table:style-name="ce19"/>
          <table:table-cell table:style-name="ce1" office:value-type="string">
            <text:p>(higher is better)</text:p>
          </table:table-cell>
          <table:table-cell table:style-name="ce6" office:value-type="string">
            <text:p>(higher is better)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float" office:value="48228.689985">
            <text:p>48,228.69</text:p>
          </table:table-cell>
          <table:table-cell table:style-name="ce8" office:value-type="float" office:value="12.9164433430691">
            <text:p>12.92</text:p>
          </table:table-cell>
          <table:table-cell office:value-type="float" office:value="1009444797.59863">
            <text:p>1,009,444,797.60</text:p>
          </table:table-cell>
          <table:table-cell table:style-name="ce2" office:value-type="float" office:value="166.33">
            <text:p>166.33</text:p>
          </table:table-cell>
          <table:table-cell table:style-name="ce8" office:value-type="float" office:value="37.304284696579">
            <text:p>37.30</text:p>
          </table:table-cell>
          <table:table-cell office:value-type="float" office:value="1061787254.35278">
            <text:p>1,061,787,254.35</text:p>
          </table:table-cell>
          <table:table-cell table:number-columns-repeated="2"/>
          <table:table-cell table:style-name="Default"/>
          <table:table-cell table:number-columns-repeated="2"/>
          <table:table-cell table:style-name="ce2" office:value-type="float" office:value="128.86">
            <text:p>128.86</text:p>
          </table:table-cell>
          <table:table-cell table:style-name="ce8" office:value-type="float" office:value="84.8257114124298">
            <text:p>84.83</text:p>
          </table:table-cell>
          <table:table-cell table:style-name="ce10" office:value-type="float" office:value="4080240108.36987">
            <text:p>4,080,240,108.37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SA average time [s]</text:p>
          </table:table-cell>
          <table:table-cell table:style-name="ce6" office:value-type="string">
            <text:p>SA average memory [MB]</text:p>
          </table:table-cell>
          <table:table-cell office:value-type="string">
            <text:p>SA average cost</text:p>
          </table:table-cell>
          <table:table-cell table:style-name="ce1" office:value-type="string">
            <text:p>OSA average time [s]</text:p>
          </table:table-cell>
          <table:table-cell table:style-name="ce6" office:value-type="string">
            <text:p>OSA average memory [MB]</text:p>
          </table:table-cell>
          <table:table-cell office:value-type="string">
            <text:p>OSA average cost</text:p>
          </table:table-cell>
          <table:table-cell table:number-columns-repeated="2"/>
          <table:table-cell table:style-name="Default"/>
          <table:table-cell table:number-columns-repeated="2"/>
          <table:table-cell table:style-name="ce1" office:value-type="string">
            <text:p>BB average time [s]</text:p>
          </table:table-cell>
          <table:table-cell table:style-name="ce6" office:value-type="string">
            <text:p>BB average memory [MB]</text:p>
          </table:table-cell>
          <table:table-cell table:style-name="ce10" office:value-type="string">
            <text:p>BB average cost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3" office:value-type="float" office:value="45568.8827408">
            <text:p>45,568.88</text:p>
          </table:table-cell>
          <table:table-cell table:style-name="ce8" office:value-type="float" office:value="8.34745910283331">
            <text:p>8.35</text:p>
          </table:table-cell>
          <table:table-cell office:value-type="float" office:value="1007120989.36558">
            <text:p>1,007,120,989.37</text:p>
          </table:table-cell>
          <table:table-cell table:style-name="ce3" office:value-type="float" office:value="154.9352">
            <text:p>154.94</text:p>
          </table:table-cell>
          <table:table-cell table:style-name="ce8" office:value-type="float" office:value="29.5381838750839">
            <text:p>29.54</text:p>
          </table:table-cell>
          <table:table-cell office:value-type="float" office:value="1028753600.85646">
            <text:p>1,028,753,600.86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float" office:value="114.221">
            <text:p>114.22</text:p>
          </table:table-cell>
          <table:table-cell table:style-name="ce8" office:value-type="float" office:value="49.4538406357765">
            <text:p>49.45</text:p>
          </table:table-cell>
          <table:table-cell table:style-name="ce10" office:value-type="float" office:value="3363056859.90794">
            <text:p>3,363,056,859.91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A # minimum cost</text:p>
          </table:table-cell>
          <table:table-cell table:number-columns-repeated="2"/>
          <table:table-cell office:value-type="string">
            <text:p>OSA # minimum cost</text:p>
          </table:table-cell>
          <table:table-cell table:number-columns-repeated="2"/>
          <table:table-cell table:style-name="Default"/>
          <table:table-cell table:number-columns-repeated="4"/>
          <table:table-cell table:style-name="ce10" office:value-type="string">
            <text:p>BB # minimum cost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11" office:value-type="percentage" office:value="0.001">
            <text:p>0.10%</text:p>
          </table:table-cell>
          <table:table-cell table:number-columns-repeated="2"/>
          <table:table-cell table:style-name="ce11" office:value-type="percentage" office:value="0.01">
            <text:p>1.00%</text:p>
          </table:table-cell>
          <table:table-cell table:number-columns-repeated="2"/>
          <table:table-cell table:style-name="Default"/>
          <table:table-cell table:number-columns-repeated="4"/>
          <table:table-cell table:style-name="ce11" office:value-type="percentage" office:value="0.01">
            <text:p>1.00%</text:p>
          </table:table-cell>
          <table:table-cell table:number-columns-repeated="4"/>
          <table:table-cell table:style-name="Default"/>
          <table:table-cell table:number-columns-repeated="4"/>
        </table:table-row>
      </table:table>
      <table:table table:name="chart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row table:style-name="ro1">
          <table:table-cell office:value-type="string">
            <text:p>Benchmark</text:p>
          </table:table-cell>
          <table:table-cell office:value-type="string">
            <text:p>Max. user time</text:p>
          </table:table-cell>
          <table:table-cell office:value-type="string">
            <text:p>Min. user time</text:p>
          </table:table-cell>
          <table:table-cell office:value-type="string">
            <text:p>Average user time</text:p>
          </table:table-cell>
          <table:table-cell>
            <draw:frame table:end-cell-address="chart.N34" table:end-x="0.8189in" table:end-y="0.0315in" draw:z-index="0" draw:style-name="gr1" svg:width="9.9559in" svg:height="5.8571in" svg:x="0.0362in" svg:y="0.0417in">
              <draw:object draw:notify-on-update-of-ranges="chart.A2:chart.A15 chart.B1:chart.B1 chart.B2:chart.B15 chart.C1:chart.C1 chart.C2:chart.C15 chart.D1:chart.D1 chart.D2:chart.D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table:formula="of:=[data.$A$1]" office:value-type="string" office:string-value="auto-indust">
            <text:p>auto-indust</text:p>
          </table:table-cell>
          <table:table-cell table:formula="of:=[data.$A$5]" office:value-type="float" office:value="919.14">
            <text:p>919.14</text:p>
          </table:table-cell>
          <table:table-cell table:formula="of:=INDIRECT(&quot;data.A&quot;&amp;ROW([data.$A$5]) - 2 )" office:value-type="float" office:value="586.65">
            <text:p>586.65</text:p>
          </table:table-cell>
          <table:table-cell table:formula="of:=INDIRECT(&quot;data.A&quot;&amp;ROW([data.$A$5]) + 2 )" office:value-type="float" office:value="770.938470000001">
            <text:p>770.94</text:p>
          </table:table-cell>
          <table:table-cell table:number-columns-repeated="5"/>
        </table:table-row>
        <table:table-row table:style-name="ro1">
          <table:table-cell table:formula="of:=[data.$A$13]" office:value-type="string" office:string-value="consumer">
            <text:p>consumer</text:p>
          </table:table-cell>
          <table:table-cell table:formula="of:=[data.$A$17]" office:value-type="float" office:value="38.11">
            <text:p>38.11</text:p>
          </table:table-cell>
          <table:table-cell table:formula="of:=INDIRECT(&quot;data.A&quot;&amp;ROW([data.$A$17]) - 2 )" office:value-type="float" office:value="30.36">
            <text:p>30.36</text:p>
          </table:table-cell>
          <table:table-cell table:formula="of:=INDIRECT(&quot;data.A&quot;&amp;ROW([data.$A$17]) + 2 )" office:value-type="float" office:value="32.45669">
            <text:p>32.46</text:p>
          </table:table-cell>
          <table:table-cell table:number-columns-repeated="5"/>
        </table:table-row>
        <table:table-row table:style-name="ro1">
          <table:table-cell table:formula="of:=[data.$A$25]" office:value-type="string" office:string-value="networking">
            <text:p>networking</text:p>
          </table:table-cell>
          <table:table-cell table:formula="of:=[data.$A$29]" office:value-type="float" office:value="98.58">
            <text:p>98.58</text:p>
          </table:table-cell>
          <table:table-cell table:formula="of:=INDIRECT(&quot;data.A&quot;&amp;ROW([data.$A$29]) - 2 )" office:value-type="float" office:value="79.36">
            <text:p>79.36</text:p>
          </table:table-cell>
          <table:table-cell table:formula="of:=INDIRECT(&quot;data.A&quot;&amp;ROW([data.$A$29]) + 2 )" office:value-type="float" office:value="86.5016100000001">
            <text:p>86.5</text:p>
          </table:table-cell>
          <table:table-cell table:number-columns-repeated="5"/>
        </table:table-row>
        <table:table-row table:style-name="ro1">
          <table:table-cell table:formula="of:=[data.$A$37]" office:value-type="string" office:string-value="office-automation">
            <text:p>office-automation</text:p>
          </table:table-cell>
          <table:table-cell table:formula="of:=[data.$A$41]" office:value-type="float" office:value="4.33">
            <text:p>4.33</text:p>
          </table:table-cell>
          <table:table-cell table:formula="of:=INDIRECT(&quot;data.A&quot;&amp;ROW([data.$A$41]) - 2 )" office:value-type="float" office:value="3.15">
            <text:p>3.15</text:p>
          </table:table-cell>
          <table:table-cell table:formula="of:=INDIRECT(&quot;data.A&quot;&amp;ROW([data.$A$41]) + 2 )" office:value-type="float" office:value="3.22014999999999">
            <text:p>3.22</text:p>
          </table:table-cell>
          <table:table-cell table:number-columns-repeated="5"/>
        </table:table-row>
        <table:table-row table:style-name="ro1">
          <table:table-cell table:formula="of:=[data.$A$49]" office:value-type="string" office:string-value="telecom">
            <text:p>telecom</text:p>
          </table:table-cell>
          <table:table-cell table:formula="of:=[data.$A$53]" office:value-type="float" office:value="2164.71">
            <text:p>2164.71</text:p>
          </table:table-cell>
          <table:table-cell table:formula="of:=INDIRECT(&quot;data.A&quot;&amp;ROW([data.$A$53]) - 2 )" office:value-type="float" office:value="1352.03">
            <text:p>1352.03</text:p>
          </table:table-cell>
          <table:table-cell table:formula="of:=INDIRECT(&quot;data.A&quot;&amp;ROW([data.$A$53]) + 2 )" office:value-type="float" office:value="1517.31882">
            <text:p>1517.32</text:p>
          </table:table-cell>
          <table:table-cell table:number-columns-repeated="5"/>
        </table:table-row>
        <table:table-row table:style-name="ro1">
          <table:table-cell table:formula="of:=[data.$A$61]" office:value-type="string" office:string-value="PIP">
            <text:p>PIP</text:p>
          </table:table-cell>
          <table:table-cell table:formula="of:=[data.$A$65]" office:value-type="float" office:value="11.57">
            <text:p>11.57</text:p>
          </table:table-cell>
          <table:table-cell table:formula="of:=INDIRECT(&quot;data.A&quot;&amp;ROW([data.$A$65]) - 2 )" office:value-type="float" office:value="8.09">
            <text:p>8.09</text:p>
          </table:table-cell>
          <table:table-cell table:formula="of:=INDIRECT(&quot;data.A&quot;&amp;ROW([data.$A$65]) + 2 )" office:value-type="float" office:value="8.39924000000002">
            <text:p>8.4</text:p>
          </table:table-cell>
          <table:table-cell table:number-columns-repeated="5"/>
        </table:table-row>
        <table:table-row table:style-name="ro1">
          <table:table-cell table:formula="of:=[data.$A$73]" office:value-type="string" office:string-value="MPEG4">
            <text:p>MPEG4</text:p>
          </table:table-cell>
          <table:table-cell table:formula="of:=[data.$A$77]" office:value-type="float" office:value="59.52">
            <text:p>59.52</text:p>
          </table:table-cell>
          <table:table-cell table:formula="of:=INDIRECT(&quot;data.A&quot;&amp;ROW([data.$A$77]) - 2 )" office:value-type="float" office:value="43.87">
            <text:p>43.87</text:p>
          </table:table-cell>
          <table:table-cell table:formula="of:=INDIRECT(&quot;data.A&quot;&amp;ROW([data.$A$77]) + 2 )" office:value-type="float" office:value="45.60847">
            <text:p>45.61</text:p>
          </table:table-cell>
          <table:table-cell table:number-columns-repeated="5"/>
        </table:table-row>
        <table:table-row table:style-name="ro1">
          <table:table-cell table:formula="of:=[data.$A$85]" office:value-type="string" office:string-value="MWD">
            <text:p>MWD</text:p>
          </table:table-cell>
          <table:table-cell table:formula="of:=[data.$A$89]" office:value-type="float" office:value="36.92">
            <text:p>36.92</text:p>
          </table:table-cell>
          <table:table-cell table:formula="of:=INDIRECT(&quot;data.A&quot;&amp;ROW([data.$A$89]) - 2 )" office:value-type="float" office:value="26.14">
            <text:p>26.14</text:p>
          </table:table-cell>
          <table:table-cell table:formula="of:=INDIRECT(&quot;data.A&quot;&amp;ROW([data.$A$89]) + 2 )" office:value-type="float" office:value="30.61803">
            <text:p>30.62</text:p>
          </table:table-cell>
          <table:table-cell table:number-columns-repeated="5"/>
        </table:table-row>
        <table:table-row table:style-name="ro1">
          <table:table-cell table:formula="of:=[data.$A$97]" office:value-type="string" office:string-value="H.264 ctg 0">
            <text:p>H.264 ctg 0</text:p>
          </table:table-cell>
          <table:table-cell table:formula="of:=[data.$A$101]" office:value-type="float" office:value="285.39">
            <text:p>285.39</text:p>
          </table:table-cell>
          <table:table-cell table:formula="of:=INDIRECT(&quot;data.A&quot;&amp;ROW([data.$A$101]) - 2 )" office:value-type="float" office:value="114.85">
            <text:p>114.85</text:p>
          </table:table-cell>
          <table:table-cell table:formula="of:=INDIRECT(&quot;data.A&quot;&amp;ROW([data.$A$101]) + 2 )" office:value-type="float" office:value="135.88184">
            <text:p>135.88</text:p>
          </table:table-cell>
          <table:table-cell table:number-columns-repeated="5"/>
        </table:table-row>
        <table:table-row table:style-name="ro1">
          <table:table-cell table:formula="of:=[data.$A$109]" office:value-type="string" office:string-value="H.264 ctg 1">
            <text:p>H.264 ctg 1</text:p>
          </table:table-cell>
          <table:table-cell table:formula="of:=[data.$A$113]" office:value-type="float" office:value="181.77">
            <text:p>181.77</text:p>
          </table:table-cell>
          <table:table-cell table:formula="of:=INDIRECT(&quot;data.A&quot;&amp;ROW([data.$A$113]) - 2 )" office:value-type="float" office:value="105.78">
            <text:p>105.78</text:p>
          </table:table-cell>
          <table:table-cell table:formula="of:=INDIRECT(&quot;data.A&quot;&amp;ROW([data.$A$113]) + 2 )" office:value-type="float" office:value="136.62386">
            <text:p>136.62</text:p>
          </table:table-cell>
          <table:table-cell table:number-columns-repeated="5"/>
        </table:table-row>
        <table:table-row table:style-name="ro1">
          <table:table-cell table:formula="of:=[data.$A$121]" office:value-type="string" office:string-value="VOPD ctg 1">
            <text:p>VOPD ctg 1</text:p>
          </table:table-cell>
          <table:table-cell table:formula="of:=[data.$A$125]" office:value-type="float" office:value="48.45">
            <text:p>48.45</text:p>
          </table:table-cell>
          <table:table-cell table:formula="of:=INDIRECT(&quot;data.A&quot;&amp;ROW([data.$A$125]) - 2 )" office:value-type="float" office:value="34.78">
            <text:p>34.78</text:p>
          </table:table-cell>
          <table:table-cell table:formula="of:=INDIRECT(&quot;data.A&quot;&amp;ROW([data.$A$125]) + 2 )" office:value-type="float" office:value="39.94357">
            <text:p>39.94</text:p>
          </table:table-cell>
          <table:table-cell table:number-columns-repeated="5"/>
        </table:table-row>
        <table:table-row table:style-name="ro1">
          <table:table-cell table:formula="of:=[data.$A$133]" office:value-type="string" office:string-value="VOPD ctg 0">
            <text:p>VOPD ctg 0</text:p>
          </table:table-cell>
          <table:table-cell table:formula="of:=[data.$A$137]" office:value-type="float" office:value="183.08">
            <text:p>183.08</text:p>
          </table:table-cell>
          <table:table-cell table:formula="of:=INDIRECT(&quot;data.A&quot;&amp;ROW([data.$A$137]) - 2 )" office:value-type="float" office:value="117.71">
            <text:p>117.71</text:p>
          </table:table-cell>
          <table:table-cell table:formula="of:=INDIRECT(&quot;data.A&quot;&amp;ROW([data.$A$137]) + 2 )" office:value-type="float" office:value="142.77815">
            <text:p>142.78</text:p>
          </table:table-cell>
          <table:table-cell table:number-columns-repeated="5"/>
        </table:table-row>
        <table:table-row table:style-name="ro1">
          <table:table-cell table:formula="of:=[data.$A$145]" office:value-type="string" office:string-value="MMS ctg 0">
            <text:p>MMS ctg 0</text:p>
          </table:table-cell>
          <table:table-cell table:formula="of:=[data.$A$149]" office:value-type="float" office:value="233.74">
            <text:p>233.74</text:p>
          </table:table-cell>
          <table:table-cell table:formula="of:=INDIRECT(&quot;data.A&quot;&amp;ROW([data.$A$149]) - 2 )" office:value-type="float" office:value="140.7">
            <text:p>140.7</text:p>
          </table:table-cell>
          <table:table-cell table:formula="of:=INDIRECT(&quot;data.A&quot;&amp;ROW([data.$A$149]) + 2 )" office:value-type="float" office:value="177.42279">
            <text:p>177.42</text:p>
          </table:table-cell>
          <table:table-cell table:number-columns-repeated="5"/>
        </table:table-row>
        <table:table-row table:style-name="ro1">
          <table:table-cell table:formula="of:=[data.$A$157]" office:value-type="string" office:string-value="MMS ctg 1">
            <text:p>MMS ctg 1</text:p>
          </table:table-cell>
          <table:table-cell table:formula="of:=[data.$A$161]" office:value-type="float" office:value="1478.41">
            <text:p>1478.41</text:p>
          </table:table-cell>
          <table:table-cell table:formula="of:=INDIRECT(&quot;data.A&quot;&amp;ROW([data.$A$161]) - 2 )" office:value-type="float" office:value="82.17">
            <text:p>82.17</text:p>
          </table:table-cell>
          <table:table-cell table:formula="of:=INDIRECT(&quot;data.A&quot;&amp;ROW([data.$A$161]) + 2 )" office:value-type="float" office:value="961.45429">
            <text:p>961.45</text:p>
          </table:table-cell>
          <table:table-cell table:number-columns-repeated="5"/>
        </table:table-row>
        <table:table-row table:style-name="ro1" table:number-rows-repeated="19">
          <table:table-cell table:number-columns-repeated="9"/>
        </table:table-row>
        <table:table-row table:style-name="ro1">
          <table:table-cell office:value-type="string">
            <text:p>Benchmark</text:p>
          </table:table-cell>
          <table:table-cell office:value-type="string">
            <text:p>Max. user time</text:p>
          </table:table-cell>
          <table:table-cell office:value-type="string">
            <text:p>Min. user time</text:p>
          </table:table-cell>
          <table:table-cell office:value-type="string">
            <text:p>Average user time</text:p>
            <draw:frame table:end-cell-address="chart.N67" table:end-x="0.7744in" table:end-y="0.1677in" draw:z-index="1" draw:style-name="gr1" svg:width="9.9559in" svg:height="5.8571in" svg:x="1.4413in" svg:y="0.0004in">
              <draw:object draw:notify-on-update-of-ranges="chart.A36:chart.A49 chart.B35:chart.B35 chart.B36:chart.B49 chart.C35:chart.C35 chart.C36:chart.C49 chart.D35:chart.D35 chart.D36:chart.D4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formula="of:=[data.$A$1]" office:value-type="string" office:string-value="auto-indust">
            <text:p>auto-indust</text:p>
          </table:table-cell>
          <table:table-cell table:formula="of:=[data.$G$5]" office:value-type="float" office:value="4.28">
            <text:p>4.28</text:p>
          </table:table-cell>
          <table:table-cell table:formula="of:=INDIRECT(&quot;data.G&quot;&amp;ROW([data.$G$5]) - 2 )" office:value-type="float" office:value="3.4">
            <text:p>3.4</text:p>
          </table:table-cell>
          <table:table-cell table:formula="of:=INDIRECT(&quot;data.G&quot;&amp;ROW([data.$G$5]) + 2 )" office:value-type="float" office:value="3.65242">
            <text:p>3.65</text:p>
          </table:table-cell>
          <table:table-cell table:number-columns-repeated="5"/>
        </table:table-row>
        <table:table-row table:style-name="ro1">
          <table:table-cell table:formula="of:=[data.$A$13]" office:value-type="string" office:string-value="consumer">
            <text:p>consumer</text:p>
          </table:table-cell>
          <table:table-cell table:formula="of:=[data.$G$17]" office:value-type="float" office:value="0.38">
            <text:p>0.38</text:p>
          </table:table-cell>
          <table:table-cell table:formula="of:=INDIRECT(&quot;data.G&quot;&amp;ROW([data.$G$17]) - 2 )" office:value-type="float" office:value="0.3">
            <text:p>0.3</text:p>
          </table:table-cell>
          <table:table-cell table:formula="of:=INDIRECT(&quot;data.G&quot;&amp;ROW([data.$G$17]) + 2 )" office:value-type="float" office:value="0.328219999999999">
            <text:p>0.33</text:p>
          </table:table-cell>
          <table:table-cell table:number-columns-repeated="5"/>
        </table:table-row>
        <table:table-row table:style-name="ro1">
          <table:table-cell table:formula="of:=[data.$A$25]" office:value-type="string" office:string-value="networking">
            <text:p>networking</text:p>
          </table:table-cell>
          <table:table-cell table:formula="of:=[data.$G$29]" office:value-type="float" office:value="0.76">
            <text:p>0.76</text:p>
          </table:table-cell>
          <table:table-cell table:formula="of:=INDIRECT(&quot;data.G&quot;&amp;ROW([data.$G$29]) - 2 )" office:value-type="float" office:value="0.58">
            <text:p>0.58</text:p>
          </table:table-cell>
          <table:table-cell table:formula="of:=INDIRECT(&quot;data.G&quot;&amp;ROW([data.$G$29]) + 2 )" office:value-type="float" office:value="0.608530000000006">
            <text:p>0.61</text:p>
          </table:table-cell>
          <table:table-cell table:number-columns-repeated="5"/>
        </table:table-row>
        <table:table-row table:style-name="ro1">
          <table:table-cell table:formula="of:=[data.$A$37]" office:value-type="string" office:string-value="office-automation">
            <text:p>office-automation</text:p>
          </table:table-cell>
          <table:table-cell table:formula="of:=[data.$G$41]" office:value-type="float" office:value="0.13">
            <text:p>0.13</text:p>
          </table:table-cell>
          <table:table-cell table:formula="of:=INDIRECT(&quot;data.G&quot;&amp;ROW([data.$G$41]) - 2 )" office:value-type="float" office:value="0.09">
            <text:p>0.09</text:p>
          </table:table-cell>
          <table:table-cell table:formula="of:=INDIRECT(&quot;data.G&quot;&amp;ROW([data.$G$41]) + 2 )" office:value-type="float" office:value="0.11183">
            <text:p>0.11</text:p>
          </table:table-cell>
          <table:table-cell table:number-columns-repeated="5"/>
        </table:table-row>
        <table:table-row table:style-name="ro1">
          <table:table-cell table:formula="of:=[data.$A$49]" office:value-type="string" office:string-value="telecom">
            <text:p>telecom</text:p>
          </table:table-cell>
          <table:table-cell table:formula="of:=[data.$G$53]" office:value-type="float" office:value="8.74">
            <text:p>8.74</text:p>
          </table:table-cell>
          <table:table-cell table:formula="of:=INDIRECT(&quot;data.G&quot;&amp;ROW([data.$G$53]) - 2 )" office:value-type="float" office:value="6.28">
            <text:p>6.28</text:p>
          </table:table-cell>
          <table:table-cell table:formula="of:=INDIRECT(&quot;data.G&quot;&amp;ROW([data.$G$53]) + 2 )" office:value-type="float" office:value="6.96052000000001">
            <text:p>6.96</text:p>
          </table:table-cell>
          <table:table-cell table:number-columns-repeated="5"/>
        </table:table-row>
        <table:table-row table:style-name="ro1">
          <table:table-cell table:formula="of:=[data.$A$61]" office:value-type="string" office:string-value="PIP">
            <text:p>PIP</text:p>
          </table:table-cell>
          <table:table-cell table:formula="of:=[data.$G$65]" office:value-type="float" office:value="0.26">
            <text:p>0.26</text:p>
          </table:table-cell>
          <table:table-cell table:formula="of:=INDIRECT(&quot;data.G&quot;&amp;ROW([data.$G$65]) - 2 )" office:value-type="float" office:value="0.17">
            <text:p>0.17</text:p>
          </table:table-cell>
          <table:table-cell table:formula="of:=INDIRECT(&quot;data.G&quot;&amp;ROW([data.$G$65]) + 2 )" office:value-type="float" office:value="0.200539999999999">
            <text:p>0.2</text:p>
          </table:table-cell>
          <table:table-cell table:number-columns-repeated="5"/>
        </table:table-row>
        <table:table-row table:style-name="ro1">
          <table:table-cell table:formula="of:=[data.$A$73]" office:value-type="string" office:string-value="MPEG4">
            <text:p>MPEG4</text:p>
          </table:table-cell>
          <table:table-cell table:formula="of:=[data.$G$77]" office:value-type="float" office:value="0.43">
            <text:p>0.43</text:p>
          </table:table-cell>
          <table:table-cell table:formula="of:=INDIRECT(&quot;data.G&quot;&amp;ROW([data.$G$77]) - 2 )" office:value-type="float" office:value="0.34">
            <text:p>0.34</text:p>
          </table:table-cell>
          <table:table-cell table:formula="of:=INDIRECT(&quot;data.G&quot;&amp;ROW([data.$G$77]) + 2 )" office:value-type="float" office:value="0.372220000000002">
            <text:p>0.37</text:p>
          </table:table-cell>
          <table:table-cell table:number-columns-repeated="5"/>
        </table:table-row>
        <table:table-row table:style-name="ro1">
          <table:table-cell table:formula="of:=[data.$A$85]" office:value-type="string" office:string-value="MWD">
            <text:p>MWD</text:p>
          </table:table-cell>
          <table:table-cell table:formula="of:=[data.$G$89]" office:value-type="float" office:value="0.38">
            <text:p>0.38</text:p>
          </table:table-cell>
          <table:table-cell table:formula="of:=INDIRECT(&quot;data.G&quot;&amp;ROW([data.$G$89]) - 2 )" office:value-type="float" office:value="0.3">
            <text:p>0.3</text:p>
          </table:table-cell>
          <table:table-cell table:formula="of:=INDIRECT(&quot;data.G&quot;&amp;ROW([data.$G$89]) + 2 )" office:value-type="float" office:value="0.337719999999999">
            <text:p>0.34</text:p>
          </table:table-cell>
          <table:table-cell table:number-columns-repeated="5"/>
        </table:table-row>
        <table:table-row table:style-name="ro1">
          <table:table-cell table:formula="of:=[data.$A$97]" office:value-type="string" office:string-value="H.264 ctg 0">
            <text:p>H.264 ctg 0</text:p>
          </table:table-cell>
          <table:table-cell table:formula="of:=[data.$G$101]" office:value-type="float" office:value="0.77">
            <text:p>0.77</text:p>
          </table:table-cell>
          <table:table-cell table:formula="of:=INDIRECT(&quot;data.G&quot;&amp;ROW([data.$G$101]) - 2 )" office:value-type="float" office:value="0.69">
            <text:p>0.69</text:p>
          </table:table-cell>
          <table:table-cell table:formula="of:=INDIRECT(&quot;data.G&quot;&amp;ROW([data.$G$101]) + 2 )" office:value-type="float" office:value="0.719580000000011">
            <text:p>0.72</text:p>
          </table:table-cell>
          <table:table-cell table:number-columns-repeated="5"/>
        </table:table-row>
        <table:table-row table:style-name="ro1">
          <table:table-cell table:formula="of:=[data.$A$109]" office:value-type="string" office:string-value="H.264 ctg 1">
            <text:p>H.264 ctg 1</text:p>
          </table:table-cell>
          <table:table-cell table:formula="of:=[data.$G$113]" office:value-type="float" office:value="0.8">
            <text:p>0.8</text:p>
          </table:table-cell>
          <table:table-cell table:formula="of:=INDIRECT(&quot;data.G&quot;&amp;ROW([data.$G$113]) - 2 )" office:value-type="float" office:value="0.71">
            <text:p>0.71</text:p>
          </table:table-cell>
          <table:table-cell table:formula="of:=INDIRECT(&quot;data.G&quot;&amp;ROW([data.$G$113]) + 2 )" office:value-type="float" office:value="0.746790000000002">
            <text:p>0.75</text:p>
          </table:table-cell>
          <table:table-cell table:number-columns-repeated="5"/>
        </table:table-row>
        <table:table-row table:style-name="ro1">
          <table:table-cell table:formula="of:=[data.$A$121]" office:value-type="string" office:string-value="VOPD ctg 1">
            <text:p>VOPD ctg 1</text:p>
          </table:table-cell>
          <table:table-cell table:formula="of:=[data.$G$125]" office:value-type="float" office:value="0.39">
            <text:p>0.39</text:p>
          </table:table-cell>
          <table:table-cell table:formula="of:=INDIRECT(&quot;data.G&quot;&amp;ROW([data.$G$125]) - 2 )" office:value-type="float" office:value="0.31">
            <text:p>0.31</text:p>
          </table:table-cell>
          <table:table-cell table:formula="of:=INDIRECT(&quot;data.G&quot;&amp;ROW([data.$G$125]) + 2 )" office:value-type="float" office:value="0.34185">
            <text:p>0.34</text:p>
          </table:table-cell>
          <table:table-cell table:number-columns-repeated="5"/>
        </table:table-row>
        <table:table-row table:style-name="ro1">
          <table:table-cell table:formula="of:=[data.$A$133]" office:value-type="string" office:string-value="VOPD ctg 0">
            <text:p>VOPD ctg 0</text:p>
          </table:table-cell>
          <table:table-cell table:formula="of:=[data.$G$137]" office:value-type="float" office:value="0.81">
            <text:p>0.81</text:p>
          </table:table-cell>
          <table:table-cell table:formula="of:=INDIRECT(&quot;data.G&quot;&amp;ROW([data.$G$137]) - 2 )" office:value-type="float" office:value="0.71">
            <text:p>0.71</text:p>
          </table:table-cell>
          <table:table-cell table:formula="of:=INDIRECT(&quot;data.G&quot;&amp;ROW([data.$G$137]) + 2 )" office:value-type="float" office:value="0.74916">
            <text:p>0.75</text:p>
          </table:table-cell>
          <table:table-cell table:number-columns-repeated="5"/>
        </table:table-row>
        <table:table-row table:style-name="ro1">
          <table:table-cell table:formula="of:=[data.$A$145]" office:value-type="string" office:string-value="MMS ctg 0">
            <text:p>MMS ctg 0</text:p>
          </table:table-cell>
          <table:table-cell table:formula="of:=[data.$G$149]" office:value-type="float" office:value="0.92">
            <text:p>0.92</text:p>
          </table:table-cell>
          <table:table-cell table:formula="of:=INDIRECT(&quot;data.G&quot;&amp;ROW([data.$G$149]) - 2 )" office:value-type="float" office:value="0.78">
            <text:p>0.78</text:p>
          </table:table-cell>
          <table:table-cell table:formula="of:=INDIRECT(&quot;data.G&quot;&amp;ROW([data.$G$149]) + 2 )" office:value-type="float" office:value="0.821040000000003">
            <text:p>0.82</text:p>
          </table:table-cell>
          <table:table-cell table:number-columns-repeated="5"/>
        </table:table-row>
        <table:table-row table:style-name="ro1">
          <table:table-cell table:formula="of:=[data.$A$157]" office:value-type="string" office:string-value="MMS ctg 1">
            <text:p>MMS ctg 1</text:p>
          </table:table-cell>
          <table:table-cell table:formula="of:=[data.$G$161]" office:value-type="float" office:value="5.04">
            <text:p>5.04</text:p>
          </table:table-cell>
          <table:table-cell table:formula="of:=INDIRECT(&quot;data.G&quot;&amp;ROW([data.$G$161]) - 2 )" office:value-type="float" office:value="3.85">
            <text:p>3.85</text:p>
          </table:table-cell>
          <table:table-cell table:formula="of:=INDIRECT(&quot;data.G&quot;&amp;ROW([data.$G$161]) + 2 )" office:value-type="float" office:value="4.15754">
            <text:p>4.16</text:p>
          </table:table-cell>
          <table:table-cell table:number-columns-repeated="5"/>
        </table:table-row>
        <table:table-row table:style-name="ro1" table:number-rows-repeated="19">
          <table:table-cell table:number-columns-repeated="9"/>
        </table:table-row>
        <table:table-row table:style-name="ro1">
          <table:table-cell office:value-type="string">
            <text:p>Benchmark</text:p>
          </table:table-cell>
          <table:table-cell office:value-type="string">
            <text:p>Max. user time</text:p>
          </table:table-cell>
          <table:table-cell office:value-type="string">
            <text:p>Min. user time</text:p>
          </table:table-cell>
          <table:table-cell office:value-type="string">
            <text:p>Average user time</text:p>
            <draw:frame table:end-cell-address="chart.N101" table:end-x="0.7744in" table:end-y="0.1677in" draw:z-index="2" draw:style-name="gr1" svg:width="9.9559in" svg:height="5.8571in" svg:x="1.4413in" svg:y="0.0004in">
              <draw:object draw:notify-on-update-of-ranges="chart.A70:chart.A83 chart.B69:chart.B69 chart.B70:chart.B83 chart.C69:chart.C69 chart.C70:chart.C83 chart.D69:chart.D69 chart.D70:chart.D8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formula="of:=[data.$A$1]" office:value-type="string" office:string-value="auto-indust">
            <text:p>auto-indust</text:p>
          </table:table-cell>
          <table:table-cell table:formula="of:=[data.$Q$5]" office:value-type="float" office:value="3.54">
            <text:p>3.54</text:p>
          </table:table-cell>
          <table:table-cell table:formula="of:=INDIRECT(&quot;data.Q&quot;&amp;ROW([data.$Q$5]) - 2 )" office:value-type="float" office:value="2.73">
            <text:p>2.73</text:p>
          </table:table-cell>
          <table:table-cell table:formula="of:=INDIRECT(&quot;data.Q&quot;&amp;ROW([data.$Q$5]) + 2 )" office:value-type="float" office:value="3.04531">
            <text:p>3.05</text:p>
          </table:table-cell>
          <table:table-cell table:number-columns-repeated="5"/>
        </table:table-row>
        <table:table-row table:style-name="ro1">
          <table:table-cell table:formula="of:=[data.$A$13]" office:value-type="string" office:string-value="consumer">
            <text:p>consumer</text:p>
          </table:table-cell>
          <table:table-cell table:formula="of:=[data.$Q$17]" office:value-type="float" office:value="0.78">
            <text:p>0.78</text:p>
          </table:table-cell>
          <table:table-cell table:formula="of:=INDIRECT(&quot;data.Q&quot;&amp;ROW([data.$Q$17]) - 2 )" office:value-type="float" office:value="0.53">
            <text:p>0.53</text:p>
          </table:table-cell>
          <table:table-cell table:formula="of:=INDIRECT(&quot;data.Q&quot;&amp;ROW([data.$Q$17]) + 2 )" office:value-type="float" office:value="0.62699">
            <text:p>0.63</text:p>
          </table:table-cell>
          <table:table-cell table:number-columns-repeated="5"/>
        </table:table-row>
        <table:table-row table:style-name="ro1">
          <table:table-cell table:formula="of:=[data.$A$25]" office:value-type="string" office:string-value="networking">
            <text:p>networking</text:p>
          </table:table-cell>
          <table:table-cell table:formula="of:=[data.$Q$29]" office:value-type="float" office:value="1.15">
            <text:p>1.15</text:p>
          </table:table-cell>
          <table:table-cell table:formula="of:=INDIRECT(&quot;data.Q&quot;&amp;ROW([data.$Q$29]) - 2 )" office:value-type="float" office:value="0.91">
            <text:p>0.91</text:p>
          </table:table-cell>
          <table:table-cell table:formula="of:=INDIRECT(&quot;data.Q&quot;&amp;ROW([data.$Q$29]) + 2 )" office:value-type="float" office:value="1.00958">
            <text:p>1.01</text:p>
          </table:table-cell>
          <table:table-cell table:number-columns-repeated="5"/>
        </table:table-row>
        <table:table-row table:style-name="ro1">
          <table:table-cell table:formula="of:=[data.$A$37]" office:value-type="string" office:string-value="office-automation">
            <text:p>office-automation</text:p>
          </table:table-cell>
          <table:table-cell table:formula="of:=[data.$Q$41]" office:value-type="float" office:value="0.02">
            <text:p>0.02</text:p>
          </table:table-cell>
          <table:table-cell table:formula="of:=INDIRECT(&quot;data.Q&quot;&amp;ROW([data.$Q$41]) - 2 )" office:value-type="float" office:value="0">
            <text:p>0</text:p>
          </table:table-cell>
          <table:table-cell table:formula="of:=INDIRECT(&quot;data.Q&quot;&amp;ROW([data.$Q$41]) + 2 )" office:value-type="float" office:value="0.00841999999999987">
            <text:p>0.01</text:p>
          </table:table-cell>
          <table:table-cell table:number-columns-repeated="5"/>
        </table:table-row>
        <table:table-row table:style-name="ro1">
          <table:table-cell table:formula="of:=[data.$A$49]" office:value-type="string" office:string-value="telecom">
            <text:p>telecom</text:p>
          </table:table-cell>
          <table:table-cell table:formula="of:=[data.$Q$53]" office:value-type="float" office:value="12.71">
            <text:p>12.71</text:p>
          </table:table-cell>
          <table:table-cell table:formula="of:=INDIRECT(&quot;data.Q&quot;&amp;ROW([data.$Q$53]) - 2 )" office:value-type="float" office:value="11.44">
            <text:p>11.44</text:p>
          </table:table-cell>
          <table:table-cell table:formula="of:=INDIRECT(&quot;data.Q&quot;&amp;ROW([data.$Q$53]) + 2 )" office:value-type="float" office:value="11.80744">
            <text:p>11.81</text:p>
          </table:table-cell>
          <table:table-cell table:number-columns-repeated="5"/>
        </table:table-row>
        <table:table-row table:style-name="ro1">
          <table:table-cell table:formula="of:=[data.$A$61]" office:value-type="string" office:string-value="PIP">
            <text:p>PIP</text:p>
          </table:table-cell>
          <table:table-cell table:formula="of:=[data.$Q$65]" office:value-type="float" office:value="0.3">
            <text:p>0.3</text:p>
          </table:table-cell>
          <table:table-cell table:formula="of:=INDIRECT(&quot;data.Q&quot;&amp;ROW([data.$Q$65]) - 2 )" office:value-type="float" office:value="0.11">
            <text:p>0.11</text:p>
          </table:table-cell>
          <table:table-cell table:formula="of:=INDIRECT(&quot;data.Q&quot;&amp;ROW([data.$Q$65]) + 2 )" office:value-type="float" office:value="0.20311">
            <text:p>0.2</text:p>
          </table:table-cell>
          <table:table-cell table:number-columns-repeated="5"/>
        </table:table-row>
        <table:table-row table:style-name="ro1">
          <table:table-cell table:formula="of:=[data.$A$73]" office:value-type="string" office:string-value="MPEG4">
            <text:p>MPEG4</text:p>
          </table:table-cell>
          <table:table-cell table:formula="of:=[data.$Q$77]" office:value-type="float" office:value="0.15">
            <text:p>0.15</text:p>
          </table:table-cell>
          <table:table-cell table:formula="of:=INDIRECT(&quot;data.Q&quot;&amp;ROW([data.$Q$77]) - 2 )" office:value-type="float" office:value="0.06">
            <text:p>0.06</text:p>
          </table:table-cell>
          <table:table-cell table:formula="of:=INDIRECT(&quot;data.Q&quot;&amp;ROW([data.$Q$77]) + 2 )" office:value-type="float" office:value="0.11982">
            <text:p>0.12</text:p>
          </table:table-cell>
          <table:table-cell table:number-columns-repeated="5"/>
        </table:table-row>
        <table:table-row table:style-name="ro1">
          <table:table-cell table:formula="of:=[data.$A$85]" office:value-type="string" office:string-value="MWD">
            <text:p>MWD</text:p>
          </table:table-cell>
          <table:table-cell table:formula="of:=[data.$Q$89]" office:value-type="float" office:value="0.47">
            <text:p>0.47</text:p>
          </table:table-cell>
          <table:table-cell table:formula="of:=INDIRECT(&quot;data.Q&quot;&amp;ROW([data.$Q$89]) - 2 )" office:value-type="float" office:value="0.28">
            <text:p>0.28</text:p>
          </table:table-cell>
          <table:table-cell table:formula="of:=INDIRECT(&quot;data.Q&quot;&amp;ROW([data.$Q$89]) + 2 )" office:value-type="float" office:value="0.37535">
            <text:p>0.38</text:p>
          </table:table-cell>
          <table:table-cell table:number-columns-repeated="5"/>
        </table:table-row>
        <table:table-row table:style-name="ro1">
          <table:table-cell table:formula="of:=[data.$A$97]" office:value-type="string" office:string-value="H.264 ctg 0">
            <text:p>H.264 ctg 0</text:p>
          </table:table-cell>
          <table:table-cell table:formula="of:=[data.$Q$101]" office:value-type="float" office:value="0.45">
            <text:p>0.45</text:p>
          </table:table-cell>
          <table:table-cell table:formula="of:=INDIRECT(&quot;data.Q&quot;&amp;ROW([data.$Q$101]) - 2 )" office:value-type="float" office:value="0.18">
            <text:p>0.18</text:p>
          </table:table-cell>
          <table:table-cell table:formula="of:=INDIRECT(&quot;data.Q&quot;&amp;ROW([data.$Q$101]) + 2 )" office:value-type="float" office:value="0.28849">
            <text:p>0.29</text:p>
          </table:table-cell>
          <table:table-cell table:number-columns-repeated="5"/>
        </table:table-row>
        <table:table-row table:style-name="ro1">
          <table:table-cell table:formula="of:=[data.$A$109]" office:value-type="string" office:string-value="H.264 ctg 1">
            <text:p>H.264 ctg 1</text:p>
          </table:table-cell>
          <table:table-cell table:formula="of:=[data.$Q$113]" office:value-type="float" office:value="0.48">
            <text:p>0.48</text:p>
          </table:table-cell>
          <table:table-cell table:formula="of:=INDIRECT(&quot;data.Q&quot;&amp;ROW([data.$Q$113]) - 2 )" office:value-type="float" office:value="0.2">
            <text:p>0.2</text:p>
          </table:table-cell>
          <table:table-cell table:formula="of:=INDIRECT(&quot;data.Q&quot;&amp;ROW([data.$Q$113]) + 2 )" office:value-type="float" office:value="0.31844">
            <text:p>0.32</text:p>
          </table:table-cell>
          <table:table-cell table:number-columns-repeated="5"/>
        </table:table-row>
        <table:table-row table:style-name="ro1">
          <table:table-cell table:formula="of:=[data.$A$121]" office:value-type="string" office:string-value="VOPD ctg 1">
            <text:p>VOPD ctg 1</text:p>
          </table:table-cell>
          <table:table-cell table:formula="of:=[data.$Q$125]" office:value-type="float" office:value="0.45">
            <text:p>0.45</text:p>
          </table:table-cell>
          <table:table-cell table:formula="of:=INDIRECT(&quot;data.Q&quot;&amp;ROW([data.$Q$125]) - 2 )" office:value-type="float" office:value="0.19">
            <text:p>0.19</text:p>
          </table:table-cell>
          <table:table-cell table:formula="of:=INDIRECT(&quot;data.Q&quot;&amp;ROW([data.$Q$125]) + 2 )" office:value-type="float" office:value="0.31238">
            <text:p>0.31</text:p>
          </table:table-cell>
          <table:table-cell table:number-columns-repeated="5"/>
        </table:table-row>
        <table:table-row table:style-name="ro1">
          <table:table-cell table:formula="of:=[data.$A$133]" office:value-type="string" office:string-value="VOPD ctg 0">
            <text:p>VOPD ctg 0</text:p>
          </table:table-cell>
          <table:table-cell table:formula="of:=[data.$Q$137]" office:value-type="float" office:value="1.46">
            <text:p>1.46</text:p>
          </table:table-cell>
          <table:table-cell table:formula="of:=INDIRECT(&quot;data.Q&quot;&amp;ROW([data.$Q$137]) - 2 )" office:value-type="float" office:value="1.18">
            <text:p>1.18</text:p>
          </table:table-cell>
          <table:table-cell table:formula="of:=INDIRECT(&quot;data.Q&quot;&amp;ROW([data.$Q$137]) + 2 )" office:value-type="float" office:value="1.26704">
            <text:p>1.27</text:p>
          </table:table-cell>
          <table:table-cell table:number-columns-repeated="5"/>
        </table:table-row>
        <table:table-row table:style-name="ro1">
          <table:table-cell table:formula="of:=[data.$A$145]" office:value-type="string" office:string-value="MMS ctg 0">
            <text:p>MMS ctg 0</text:p>
          </table:table-cell>
          <table:table-cell table:formula="of:=[data.$Q$149]" office:value-type="float" office:value="1.15">
            <text:p>1.15</text:p>
          </table:table-cell>
          <table:table-cell table:formula="of:=INDIRECT(&quot;data.Q&quot;&amp;ROW([data.$Q$149]) - 2 )" office:value-type="float" office:value="0.85">
            <text:p>0.85</text:p>
          </table:table-cell>
          <table:table-cell table:formula="of:=INDIRECT(&quot;data.Q&quot;&amp;ROW([data.$Q$149]) + 2 )" office:value-type="float" office:value="0.972789999999999">
            <text:p>0.97</text:p>
          </table:table-cell>
          <table:table-cell table:number-columns-repeated="5"/>
        </table:table-row>
        <table:table-row table:style-name="ro1">
          <table:table-cell table:formula="of:=[data.$A$157]" office:value-type="string" office:string-value="MMS ctg 1">
            <text:p>MMS ctg 1</text:p>
          </table:table-cell>
          <table:table-cell table:formula="of:=[data.$Q$161]" office:value-type="float" office:value="6.35">
            <text:p>6.35</text:p>
          </table:table-cell>
          <table:table-cell table:formula="of:=INDIRECT(&quot;data.Q&quot;&amp;ROW([data.$Q$161]) - 2 )" office:value-type="float" office:value="5.21">
            <text:p>5.21</text:p>
          </table:table-cell>
          <table:table-cell table:formula="of:=INDIRECT(&quot;data.Q&quot;&amp;ROW([data.$Q$161]) + 2 )" office:value-type="float" office:value="5.54808">
            <text:p>5.55</text:p>
          </table:table-cell>
          <table:table-cell table:number-columns-repeated="5"/>
        </table:table-row>
        <table:table-row table:style-name="ro1" table:number-rows-repeated="19">
          <table:table-cell table:number-columns-repeated="9"/>
        </table:table-row>
        <table:table-row table:style-name="ro1">
          <table:table-cell office:value-type="string">
            <text:p>Benchmark</text:p>
          </table:table-cell>
          <table:table-cell office:value-type="string">
            <text:p>OSA speedup over SA</text:p>
          </table:table-cell>
          <table:table-cell table:number-columns-repeated="2"/>
          <table:table-cell>
            <draw:frame table:end-cell-address="chart.N125" table:end-x="0.7409in" table:end-y="0.1154in" draw:z-index="3" draw:style-name="gr1" svg:width="9.9004in" svg:height="3.9748in" svg:x="0.0138in" svg:y="0.0524in">
              <draw:object draw:notify-on-update-of-ranges="chart.A104:chart.A118 chart.B103:chart.B103 chart.B104:chart.B11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table:formula="of:=[data.$A$1]" office:value-type="string" office:string-value="auto-indust">
            <text:p>auto-indust</text:p>
          </table:table-cell>
          <table:table-cell table:formula="of:=INDIRECT(&quot;data.O&quot;&amp;ROW([data.$O$5]) - 2 )" office:value-type="percentage" office:value="0.995252132226412">
            <text:p>99.53%</text:p>
          </table:table-cell>
          <table:table-cell table:number-columns-repeated="7"/>
        </table:table-row>
        <table:table-row table:style-name="ro1">
          <table:table-cell table:formula="of:=[data.$A$13]" office:value-type="string" office:string-value="consumer">
            <text:p>consumer</text:p>
          </table:table-cell>
          <table:table-cell table:formula="of:=INDIRECT(&quot;data.O&quot;&amp;ROW([data.$O$17]) - 2 )" office:value-type="percentage" office:value="0.989865770829487">
            <text:p>98.99%</text:p>
          </table:table-cell>
          <table:table-cell table:number-columns-repeated="7"/>
        </table:table-row>
        <table:table-row table:style-name="ro1">
          <table:table-cell table:formula="of:=[data.$A$25]" office:value-type="string" office:string-value="networking">
            <text:p>networking</text:p>
          </table:table-cell>
          <table:table-cell table:formula="of:=INDIRECT(&quot;data.O&quot;&amp;ROW([data.$O$29]) - 2 )" office:value-type="percentage" office:value="0.99296069930728">
            <text:p>99.30%</text:p>
          </table:table-cell>
          <table:table-cell table:number-columns-repeated="7"/>
        </table:table-row>
        <table:table-row table:style-name="ro1">
          <table:table-cell table:formula="of:=[data.$A$37]" office:value-type="string" office:string-value="office-automation">
            <text:p>office-automation</text:p>
          </table:table-cell>
          <table:table-cell table:formula="of:=INDIRECT(&quot;data.O&quot;&amp;ROW([data.$O$41]) - 2 )" office:value-type="percentage" office:value="0.965260609575591">
            <text:p>96.53%</text:p>
          </table:table-cell>
          <table:table-cell table:number-columns-repeated="7"/>
        </table:table-row>
        <table:table-row table:style-name="ro1">
          <table:table-cell table:formula="of:=[data.$A$49]" office:value-type="string" office:string-value="telecom">
            <text:p>telecom</text:p>
          </table:table-cell>
          <table:table-cell table:formula="of:=INDIRECT(&quot;data.O&quot;&amp;ROW([data.$O$53]) - 2 )" office:value-type="percentage" office:value="0.995405675962468">
            <text:p>99.54%</text:p>
          </table:table-cell>
          <table:table-cell table:number-columns-repeated="7"/>
        </table:table-row>
        <table:table-row table:style-name="ro1">
          <table:table-cell table:formula="of:=[data.$A$61]" office:value-type="string" office:string-value="PIP">
            <text:p>PIP</text:p>
          </table:table-cell>
          <table:table-cell table:formula="of:=INDIRECT(&quot;data.O&quot;&amp;ROW([data.$O$65]) - 2 )" office:value-type="percentage" office:value="0.976103211321865">
            <text:p>97.61%</text:p>
          </table:table-cell>
          <table:table-cell table:number-columns-repeated="7"/>
        </table:table-row>
        <table:table-row table:style-name="ro1">
          <table:table-cell table:formula="of:=[data.$A$73]" office:value-type="string" office:string-value="MPEG4">
            <text:p>MPEG4</text:p>
          </table:table-cell>
          <table:table-cell table:formula="of:=INDIRECT(&quot;data.O&quot;&amp;ROW([data.$O$77]) - 2 )" office:value-type="percentage" office:value="0.99183609004399">
            <text:p>99.18%</text:p>
          </table:table-cell>
          <table:table-cell table:number-columns-repeated="7"/>
        </table:table-row>
        <table:table-row table:style-name="ro1">
          <table:table-cell table:formula="of:=[data.$A$85]" office:value-type="string" office:string-value="MWD">
            <text:p>MWD</text:p>
          </table:table-cell>
          <table:table-cell table:formula="of:=INDIRECT(&quot;data.O&quot;&amp;ROW([data.$O$89]) - 2 )" office:value-type="percentage" office:value="0.988821974957021">
            <text:p>98.88%</text:p>
          </table:table-cell>
          <table:table-cell table:number-columns-repeated="7"/>
        </table:table-row>
        <table:table-row table:style-name="ro1">
          <table:table-cell table:formula="of:=[data.$A$97]" office:value-type="string" office:string-value="H.264 ctg 0">
            <text:p>H.264 ctg 0</text:p>
          </table:table-cell>
          <table:table-cell table:formula="of:=INDIRECT(&quot;data.O&quot;&amp;ROW([data.$O$101]) - 2 )" office:value-type="percentage" office:value="0.994603014023643">
            <text:p>99.46%</text:p>
          </table:table-cell>
          <table:table-cell table:number-columns-repeated="7"/>
        </table:table-row>
        <table:table-row table:style-name="ro1">
          <table:table-cell table:formula="of:=[data.$A$109]" office:value-type="string" office:string-value="H.264 ctg 1">
            <text:p>H.264 ctg 1</text:p>
          </table:table-cell>
          <table:table-cell table:formula="of:=INDIRECT(&quot;data.O&quot;&amp;ROW([data.$O$113]) - 2 )" office:value-type="percentage" office:value="0.994435964451317">
            <text:p>99.44%</text:p>
          </table:table-cell>
          <table:table-cell table:number-columns-repeated="7"/>
        </table:table-row>
        <table:table-row table:style-name="ro1">
          <table:table-cell table:formula="of:=[data.$A$121]" office:value-type="string" office:string-value="VOPD ctg 1">
            <text:p>VOPD ctg 1</text:p>
          </table:table-cell>
          <table:table-cell table:formula="of:=INDIRECT(&quot;data.O&quot;&amp;ROW([data.$O$125]) - 2 )" office:value-type="percentage" office:value="0.991357570724955">
            <text:p>99.14%</text:p>
          </table:table-cell>
          <table:table-cell table:number-columns-repeated="7"/>
        </table:table-row>
        <table:table-row table:style-name="ro1">
          <table:table-cell table:formula="of:=[data.$A$133]" office:value-type="string" office:string-value="VOPD ctg 0">
            <text:p>VOPD ctg 0</text:p>
          </table:table-cell>
          <table:table-cell table:formula="of:=INDIRECT(&quot;data.O&quot;&amp;ROW([data.$O$137]) - 2 )" office:value-type="percentage" office:value="0.99472734193888">
            <text:p>99.47%</text:p>
          </table:table-cell>
          <table:table-cell table:number-columns-repeated="7"/>
        </table:table-row>
        <table:table-row table:style-name="ro1">
          <table:table-cell table:formula="of:=[data.$A$145]" office:value-type="string" office:string-value="MMS ctg 0">
            <text:p>MMS ctg 0</text:p>
          </table:table-cell>
          <table:table-cell table:formula="of:=INDIRECT(&quot;data.O&quot;&amp;ROW([data.$O$149]) - 2 )" office:value-type="percentage" office:value="0.995307882475506">
            <text:p>99.53%</text:p>
          </table:table-cell>
          <table:table-cell table:number-columns-repeated="7"/>
        </table:table-row>
        <table:table-row table:style-name="ro1">
          <table:table-cell table:formula="of:=[data.$A$157]" office:value-type="string" office:string-value="MMS ctg 1">
            <text:p>MMS ctg 1</text:p>
          </table:table-cell>
          <table:table-cell table:formula="of:=INDIRECT(&quot;data.O&quot;&amp;ROW([data.$O$161]) - 2 )" office:value-type="percentage" office:value="0.987756596140333">
            <text:p>98.78%</text:p>
          </table:table-cell>
          <table:table-cell table:number-columns-repeated="7"/>
        </table:table-row>
        <table:table-row table:style-name="ro1">
          <table:table-cell office:value-type="string">
            <text:p>AVERAGE</text:p>
          </table:table-cell>
          <table:table-cell table:formula="of:=AVERAGE([.B104:.B117])" office:value-type="percentage" office:value="0.989549609569911">
            <text:p>98.95%</text:p>
          </table:table-cell>
          <table:table-cell table:number-columns-repeated="7"/>
        </table:table-row>
        <table:table-row table:style-name="ro1" table:number-rows-repeated="7">
          <table:table-cell table:number-columns-repeated="9"/>
        </table:table-row>
        <table:table-row table:style-name="ro1">
          <table:table-cell office:value-type="string">
            <text:p>Benchmark</text:p>
          </table:table-cell>
          <table:table-cell office:value-type="string">
            <text:p>OSA speedup over BB</text:p>
          </table:table-cell>
          <table:table-cell/>
          <table:table-cell>
            <draw:frame table:end-cell-address="chart.N150" table:end-x="0.7744in" table:end-y="0.0209in" draw:z-index="4" draw:style-name="gr1" svg:width="9.9488in" svg:height="4.2488in" svg:x="1.4484in" svg:y="0.0394in">
              <draw:object draw:notify-on-update-of-ranges="chart.A127:chart.A141 chart.B126:chart.B126 chart.B127:chart.B14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formula="of:=[data.$A$1]" office:value-type="string" office:string-value="auto-indust">
            <text:p>auto-indust</text:p>
          </table:table-cell>
          <table:table-cell table:formula="of:=INDIRECT(&quot;data.V&quot;&amp;ROW([data.$V$5]) - 2 )" office:value-type="percentage" office:value="-0.20198539363914">
            <text:p>-20.20%</text:p>
          </table:table-cell>
          <table:table-cell table:number-columns-repeated="7"/>
        </table:table-row>
        <table:table-row table:style-name="ro1">
          <table:table-cell table:formula="of:=[data.$A$13]" office:value-type="string" office:string-value="consumer">
            <text:p>consumer</text:p>
          </table:table-cell>
          <table:table-cell table:formula="of:=INDIRECT(&quot;data.V&quot;&amp;ROW([data.$V$17]) - 2 )" office:value-type="percentage" office:value="0.474062354211816">
            <text:p>47.41%</text:p>
          </table:table-cell>
          <table:table-cell table:number-columns-repeated="7"/>
        </table:table-row>
        <table:table-row table:style-name="ro1">
          <table:table-cell table:formula="of:=[data.$A$25]" office:value-type="string" office:string-value="networking">
            <text:p>networking</text:p>
          </table:table-cell>
          <table:table-cell table:formula="of:=INDIRECT(&quot;data.V&quot;&amp;ROW([data.$V$29]) - 2 )" office:value-type="percentage" office:value="0.395918784806797">
            <text:p>39.59%</text:p>
          </table:table-cell>
          <table:table-cell table:number-columns-repeated="7"/>
        </table:table-row>
        <table:table-row table:style-name="ro1">
          <table:table-cell table:formula="of:=[data.$A$37]" office:value-type="string" office:string-value="office-automation">
            <text:p>office-automation</text:p>
          </table:table-cell>
          <table:table-cell table:formula="of:=INDIRECT(&quot;data.V&quot;&amp;ROW([data.$V$41]) - 2 )" office:value-type="percentage" office:value="-0.1">
            <text:p>-10.00%</text:p>
          </table:table-cell>
          <table:table-cell table:number-columns-repeated="7"/>
        </table:table-row>
        <table:table-row table:style-name="ro1">
          <table:table-cell table:formula="of:=[data.$A$49]" office:value-type="string" office:string-value="telecom">
            <text:p>telecom</text:p>
          </table:table-cell>
          <table:table-cell table:formula="of:=INDIRECT(&quot;data.V&quot;&amp;ROW([data.$V$53]) - 2 )" office:value-type="percentage" office:value="0.410304454653173">
            <text:p>41.03%</text:p>
          </table:table-cell>
          <table:table-cell table:number-columns-repeated="7"/>
        </table:table-row>
        <table:table-row table:style-name="ro1">
          <table:table-cell table:formula="of:=[data.$A$61]" office:value-type="string" office:string-value="PIP">
            <text:p>PIP</text:p>
          </table:table-cell>
          <table:table-cell table:formula="of:=INDIRECT(&quot;data.V&quot;&amp;ROW([data.$V$65]) - 2 )" office:value-type="percentage" office:value="-0.0167421294068898">
            <text:p>-1.67%</text:p>
          </table:table-cell>
          <table:table-cell table:number-columns-repeated="7"/>
        </table:table-row>
        <table:table-row table:style-name="ro1">
          <table:table-cell table:formula="of:=[data.$A$73]" office:value-type="string" office:string-value="MPEG4">
            <text:p>MPEG4</text:p>
          </table:table-cell>
          <table:table-cell table:formula="of:=INDIRECT(&quot;data.V&quot;&amp;ROW([data.$V$77]) - 2 )" office:value-type="percentage" office:value="-2.1411548090798">
            <text:p>-214.12%</text:p>
          </table:table-cell>
          <table:table-cell table:number-columns-repeated="7"/>
        </table:table-row>
        <table:table-row table:style-name="ro1">
          <table:table-cell table:formula="of:=[data.$A$85]" office:value-type="string" office:string-value="MWD">
            <text:p>MWD</text:p>
          </table:table-cell>
          <table:table-cell table:formula="of:=INDIRECT(&quot;data.V&quot;&amp;ROW([data.$V$89]) - 2 )" office:value-type="percentage" office:value="0.0890726622698618">
            <text:p>8.91%</text:p>
          </table:table-cell>
          <table:table-cell table:number-columns-repeated="7"/>
        </table:table-row>
        <table:table-row table:style-name="ro1">
          <table:table-cell table:formula="of:=[data.$A$97]" office:value-type="string" office:string-value="H.264 ctg 0">
            <text:p>H.264 ctg 0</text:p>
          </table:table-cell>
          <table:table-cell table:formula="of:=INDIRECT(&quot;data.V&quot;&amp;ROW([data.$V$101]) - 2 )" office:value-type="percentage" office:value="-1.58166282454243">
            <text:p>-158.17%</text:p>
          </table:table-cell>
          <table:table-cell table:number-columns-repeated="7"/>
        </table:table-row>
        <table:table-row table:style-name="ro1">
          <table:table-cell table:formula="of:=[data.$A$109]" office:value-type="string" office:string-value="H.264 ctg 1">
            <text:p>H.264 ctg 1</text:p>
          </table:table-cell>
          <table:table-cell table:formula="of:=INDIRECT(&quot;data.V&quot;&amp;ROW([data.$V$113]) - 2 )" office:value-type="percentage" office:value="-1.40801842341245">
            <text:p>-140.80%</text:p>
          </table:table-cell>
          <table:table-cell table:number-columns-repeated="7"/>
        </table:table-row>
        <table:table-row table:style-name="ro1">
          <table:table-cell table:formula="of:=[data.$A$121]" office:value-type="string" office:string-value="VOPD ctg 1">
            <text:p>VOPD ctg 1</text:p>
          </table:table-cell>
          <table:table-cell table:formula="of:=INDIRECT(&quot;data.V&quot;&amp;ROW([data.$V$125]) - 2 )" office:value-type="percentage" office:value="-0.121309565024695">
            <text:p>-12.13%</text:p>
          </table:table-cell>
          <table:table-cell table:number-columns-repeated="7"/>
        </table:table-row>
        <table:table-row table:style-name="ro1">
          <table:table-cell table:formula="of:=[data.$A$133]" office:value-type="string" office:string-value="VOPD ctg 0">
            <text:p>VOPD ctg 0</text:p>
          </table:table-cell>
          <table:table-cell table:formula="of:=INDIRECT(&quot;data.V&quot;&amp;ROW([data.$V$137]) - 2 )" office:value-type="percentage" office:value="0.407977235438171">
            <text:p>40.80%</text:p>
          </table:table-cell>
          <table:table-cell table:number-columns-repeated="7"/>
        </table:table-row>
        <table:table-row table:style-name="ro1">
          <table:table-cell table:formula="of:=[data.$A$145]" office:value-type="string" office:string-value="MMS ctg 0">
            <text:p>MMS ctg 0</text:p>
          </table:table-cell>
          <table:table-cell table:formula="of:=INDIRECT(&quot;data.V&quot;&amp;ROW([data.$V$149]) - 2 )" office:value-type="percentage" office:value="0.153779217916651">
            <text:p>15.38%</text:p>
          </table:table-cell>
          <table:table-cell table:number-columns-repeated="7"/>
        </table:table-row>
        <table:table-row table:style-name="ro1">
          <table:table-cell table:formula="of:=[data.$A$157]" office:value-type="string" office:string-value="MMS ctg 1">
            <text:p>MMS ctg 1</text:p>
          </table:table-cell>
          <table:table-cell table:formula="of:=INDIRECT(&quot;data.V&quot;&amp;ROW([data.$V$161]) - 2 )" office:value-type="percentage" office:value="0.250028653084672">
            <text:p>25.00%</text:p>
          </table:table-cell>
          <table:table-cell table:number-columns-repeated="7"/>
        </table:table-row>
        <table:table-row table:style-name="ro1">
          <table:table-cell office:value-type="string">
            <text:p>AVERAGE</text:p>
          </table:table-cell>
          <table:table-cell table:formula="of:=AVERAGE([.B127:.B140])" office:value-type="percentage" office:value="-0.242123555908876">
            <text:p>-24.21%</text:p>
          </table:table-cell>
          <table:table-cell table:number-columns-repeated="7"/>
        </table:table-row>
        <table:table-row table:style-name="ro1" table:number-rows-repeated="9">
          <table:table-cell table:number-columns-repeated="9"/>
        </table:table-row>
        <table:table-row table:style-name="ro1">
          <table:table-cell office:value-type="string">
            <text:p>Benchmark</text:p>
          </table:table-cell>
          <table:table-cell office:value-type="string">
            <text:p>Max. memory</text:p>
          </table:table-cell>
          <table:table-cell office:value-type="string">
            <text:p>Min. memory</text:p>
          </table:table-cell>
          <table:table-cell office:value-type="string">
            <text:p>Average memory</text:p>
          </table:table-cell>
          <table:table-cell>
            <draw:frame table:end-cell-address="chart.N174" table:end-x="0.7634in" table:end-y="0.1673in" draw:z-index="5" draw:style-name="gr1" svg:width="9.9004in" svg:height="4.2146in" svg:x="0.0362in" svg:y="0.0425in">
              <draw:object draw:notify-on-update-of-ranges="chart.A152:chart.A165 chart.B151:chart.B151 chart.B152:chart.B165 chart.C151:chart.C151 chart.C152:chart.C165 chart.D151:chart.D151 chart.D152:chart.D165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table:formula="of:=[data.$A$1]" office:value-type="string" office:string-value="auto-indust">
            <text:p>auto-indust</text:p>
          </table:table-cell>
          <table:table-cell table:formula="of:=[data.$B$5]" office:value-type="float" office:value="33.5155467033386">
            <text:p>33.52</text:p>
          </table:table-cell>
          <table:table-cell table:formula="of:=INDIRECT(&quot;data.B&quot;&amp;ROW([data.$B$5]) - 2 )" office:value-type="float" office:value="7.70087533950806">
            <text:p>7.7</text:p>
          </table:table-cell>
          <table:table-cell table:formula="of:=INDIRECT(&quot;data.B&quot;&amp;ROW([data.$B$5]) + 2 )" office:value-type="float" office:value="13.8494639350605">
            <text:p>13.85</text:p>
          </table:table-cell>
          <table:table-cell table:number-columns-repeated="5"/>
        </table:table-row>
        <table:table-row table:style-name="ro1">
          <table:table-cell table:formula="of:=[data.$A$13]" office:value-type="string" office:string-value="consumer">
            <text:p>consumer</text:p>
          </table:table-cell>
          <table:table-cell table:formula="of:=[data.$B$17]" office:value-type="float" office:value="21.365707025528">
            <text:p>21.37</text:p>
          </table:table-cell>
          <table:table-cell table:formula="of:=INDIRECT(&quot;data.B&quot;&amp;ROW([data.$B$17]) - 2 )" office:value-type="float" office:value="10.2975493907928">
            <text:p>10.3</text:p>
          </table:table-cell>
          <table:table-cell table:formula="of:=INDIRECT(&quot;data.B&quot;&amp;ROW([data.$B$17]) + 2 )" office:value-type="float" office:value="13.8648166873741">
            <text:p>13.86</text:p>
          </table:table-cell>
          <table:table-cell table:number-columns-repeated="5"/>
        </table:table-row>
        <table:table-row table:style-name="ro1">
          <table:table-cell table:formula="of:=[data.$A$25]" office:value-type="string" office:string-value="networking">
            <text:p>networking</text:p>
          </table:table-cell>
          <table:table-cell table:formula="of:=[data.$B$29]" office:value-type="float" office:value="34.73822265625">
            <text:p>34.74</text:p>
          </table:table-cell>
          <table:table-cell table:formula="of:=INDIRECT(&quot;data.B&quot;&amp;ROW([data.$B$29]) - 2 )" office:value-type="float" office:value="9.98023077964783">
            <text:p>9.98</text:p>
          </table:table-cell>
          <table:table-cell table:formula="of:=INDIRECT(&quot;data.B&quot;&amp;ROW([data.$B$29]) + 2 )" office:value-type="float" office:value="16.672558383503">
            <text:p>16.67</text:p>
          </table:table-cell>
          <table:table-cell table:number-columns-repeated="5"/>
        </table:table-row>
        <table:table-row table:style-name="ro1">
          <table:table-cell table:formula="of:=[data.$A$37]" office:value-type="string" office:string-value="office-automation">
            <text:p>office-automation</text:p>
          </table:table-cell>
          <table:table-cell table:formula="of:=[data.$B$41]" office:value-type="float" office:value="22.6737649059296">
            <text:p>22.67</text:p>
          </table:table-cell>
          <table:table-cell table:formula="of:=INDIRECT(&quot;data.B&quot;&amp;ROW([data.$B$41]) - 2 )" office:value-type="float" office:value="9.17079598426819">
            <text:p>9.17</text:p>
          </table:table-cell>
          <table:table-cell table:formula="of:=INDIRECT(&quot;data.B&quot;&amp;ROW([data.$B$41]) + 2 )" office:value-type="float" office:value="13.6821282775974">
            <text:p>13.68</text:p>
          </table:table-cell>
          <table:table-cell table:number-columns-repeated="5"/>
        </table:table-row>
        <table:table-row table:style-name="ro1">
          <table:table-cell table:formula="of:=[data.$A$49]" office:value-type="string" office:string-value="telecom">
            <text:p>telecom</text:p>
          </table:table-cell>
          <table:table-cell table:formula="of:=[data.$B$53]" office:value-type="float" office:value="60.0783563137054">
            <text:p>60.08</text:p>
          </table:table-cell>
          <table:table-cell table:formula="of:=INDIRECT(&quot;data.B&quot;&amp;ROW([data.$B$53]) - 2 )" office:value-type="float" office:value="7.25651960372925">
            <text:p>7.26</text:p>
          </table:table-cell>
          <table:table-cell table:formula="of:=INDIRECT(&quot;data.B&quot;&amp;ROW([data.$B$53]) + 2 )" office:value-type="float" office:value="12.6945477147579">
            <text:p>12.69</text:p>
          </table:table-cell>
          <table:table-cell table:number-columns-repeated="5"/>
        </table:table-row>
        <table:table-row table:style-name="ro1">
          <table:table-cell table:formula="of:=[data.$A$61]" office:value-type="string" office:string-value="PIP">
            <text:p>PIP</text:p>
          </table:table-cell>
          <table:table-cell table:formula="of:=[data.$B$65]" office:value-type="float" office:value="20.6163351249695">
            <text:p>20.62</text:p>
          </table:table-cell>
          <table:table-cell table:formula="of:=INDIRECT(&quot;data.B&quot;&amp;ROW([data.$B$65]) - 2 )" office:value-type="float" office:value="10.0386765384674">
            <text:p>10.04</text:p>
          </table:table-cell>
          <table:table-cell table:formula="of:=INDIRECT(&quot;data.B&quot;&amp;ROW([data.$B$65]) + 2 )" office:value-type="float" office:value="12.2434013236999">
            <text:p>12.24</text:p>
          </table:table-cell>
          <table:table-cell table:number-columns-repeated="5"/>
        </table:table-row>
        <table:table-row table:style-name="ro1">
          <table:table-cell table:formula="of:=[data.$A$73]" office:value-type="string" office:string-value="MPEG4">
            <text:p>MPEG4</text:p>
          </table:table-cell>
          <table:table-cell table:formula="of:=[data.$B$77]" office:value-type="float" office:value="21.2986715984344">
            <text:p>21.3</text:p>
          </table:table-cell>
          <table:table-cell table:formula="of:=INDIRECT(&quot;data.B&quot;&amp;ROW([data.$B$77]) - 2 )" office:value-type="float" office:value="10.3752662658691">
            <text:p>10.38</text:p>
          </table:table-cell>
          <table:table-cell table:formula="of:=INDIRECT(&quot;data.B&quot;&amp;ROW([data.$B$77]) + 2 )" office:value-type="float" office:value="12.9057682611275">
            <text:p>12.91</text:p>
          </table:table-cell>
          <table:table-cell table:number-columns-repeated="5"/>
        </table:table-row>
        <table:table-row table:style-name="ro1">
          <table:table-cell table:formula="of:=[data.$A$85]" office:value-type="string" office:string-value="MWD">
            <text:p>MWD</text:p>
          </table:table-cell>
          <table:table-cell table:formula="of:=[data.$B$89]" office:value-type="float" office:value="30.4848252487183">
            <text:p>30.48</text:p>
          </table:table-cell>
          <table:table-cell table:formula="of:=INDIRECT(&quot;data.B&quot;&amp;ROW([data.$B$89]) - 2 )" office:value-type="float" office:value="10.3536698055267">
            <text:p>10.35</text:p>
          </table:table-cell>
          <table:table-cell table:formula="of:=INDIRECT(&quot;data.B&quot;&amp;ROW([data.$B$89]) + 2 )" office:value-type="float" office:value="13.4538647030449">
            <text:p>13.45</text:p>
          </table:table-cell>
          <table:table-cell table:number-columns-repeated="5"/>
        </table:table-row>
        <table:table-row table:style-name="ro1">
          <table:table-cell table:formula="of:=[data.$A$97]" office:value-type="string" office:string-value="H.264 ctg 0">
            <text:p>H.264 ctg 0</text:p>
          </table:table-cell>
          <table:table-cell table:formula="of:=[data.$B$101]" office:value-type="float" office:value="34.3243621349335">
            <text:p>34.32</text:p>
          </table:table-cell>
          <table:table-cell table:formula="of:=INDIRECT(&quot;data.B&quot;&amp;ROW([data.$B$101]) - 2 )" office:value-type="float" office:value="7.45815419197083">
            <text:p>7.46</text:p>
          </table:table-cell>
          <table:table-cell table:formula="of:=INDIRECT(&quot;data.B&quot;&amp;ROW([data.$B$101]) + 2 )" office:value-type="float" office:value="15.7492570173836">
            <text:p>15.75</text:p>
          </table:table-cell>
          <table:table-cell table:number-columns-repeated="5"/>
        </table:table-row>
        <table:table-row table:style-name="ro1">
          <table:table-cell table:formula="of:=[data.$A$109]" office:value-type="string" office:string-value="H.264 ctg 1">
            <text:p>H.264 ctg 1</text:p>
          </table:table-cell>
          <table:table-cell table:formula="of:=[data.$B$113]" office:value-type="float" office:value="34.6532223892212">
            <text:p>34.65</text:p>
          </table:table-cell>
          <table:table-cell table:formula="of:=INDIRECT(&quot;data.B&quot;&amp;ROW([data.$B$113]) - 2 )" office:value-type="float" office:value="9.01754321098328">
            <text:p>9.02</text:p>
          </table:table-cell>
          <table:table-cell table:formula="of:=INDIRECT(&quot;data.B&quot;&amp;ROW([data.$B$113]) + 2 )" office:value-type="float" office:value="14.8542707344246">
            <text:p>14.85</text:p>
          </table:table-cell>
          <table:table-cell table:number-columns-repeated="5"/>
        </table:table-row>
        <table:table-row table:style-name="ro1">
          <table:table-cell table:formula="of:=[data.$A$121]" office:value-type="string" office:string-value="VOPD ctg 1">
            <text:p>VOPD ctg 1</text:p>
          </table:table-cell>
          <table:table-cell table:formula="of:=[data.$B$125]" office:value-type="float" office:value="32.9271771812439">
            <text:p>32.93</text:p>
          </table:table-cell>
          <table:table-cell table:formula="of:=INDIRECT(&quot;data.B&quot;&amp;ROW([data.$B$125]) - 2 )" office:value-type="float" office:value="10.2059880638123">
            <text:p>10.21</text:p>
          </table:table-cell>
          <table:table-cell table:formula="of:=INDIRECT(&quot;data.B&quot;&amp;ROW([data.$B$125]) + 2 )" office:value-type="float" office:value="13.0650483446026">
            <text:p>13.07</text:p>
          </table:table-cell>
          <table:table-cell table:number-columns-repeated="5"/>
        </table:table-row>
        <table:table-row table:style-name="ro1">
          <table:table-cell table:formula="of:=[data.$A$133]" office:value-type="string" office:string-value="VOPD ctg 0">
            <text:p>VOPD ctg 0</text:p>
          </table:table-cell>
          <table:table-cell table:formula="of:=[data.$B$137]" office:value-type="float" office:value="34.4906939029694">
            <text:p>34.49</text:p>
          </table:table-cell>
          <table:table-cell table:formula="of:=INDIRECT(&quot;data.B&quot;&amp;ROW([data.$B$137]) - 2 )" office:value-type="float" office:value="9.43764880180359">
            <text:p>9.44</text:p>
          </table:table-cell>
          <table:table-cell table:formula="of:=INDIRECT(&quot;data.B&quot;&amp;ROW([data.$B$137]) + 2 )" office:value-type="float" office:value="15.5516206140423">
            <text:p>15.55</text:p>
          </table:table-cell>
          <table:table-cell table:number-columns-repeated="5"/>
        </table:table-row>
        <table:table-row table:style-name="ro1">
          <table:table-cell table:formula="of:=[data.$A$145]" office:value-type="string" office:string-value="MMS ctg 0">
            <text:p>MMS ctg 0</text:p>
          </table:table-cell>
          <table:table-cell table:formula="of:=[data.$B$149]" office:value-type="float" office:value="34.2942004203796">
            <text:p>34.29</text:p>
          </table:table-cell>
          <table:table-cell table:formula="of:=INDIRECT(&quot;data.B&quot;&amp;ROW([data.$B$149]) - 2 )" office:value-type="float" office:value="8.7338907623291">
            <text:p>8.73</text:p>
          </table:table-cell>
          <table:table-cell table:formula="of:=INDIRECT(&quot;data.B&quot;&amp;ROW([data.$B$149]) + 2 )" office:value-type="float" office:value="15.1068705061817">
            <text:p>15.11</text:p>
          </table:table-cell>
          <table:table-cell table:number-columns-repeated="5"/>
        </table:table-row>
        <table:table-row table:style-name="ro1">
          <table:table-cell table:formula="of:=[data.$A$157]" office:value-type="string" office:string-value="MMS ctg 1">
            <text:p>MMS ctg 1</text:p>
          </table:table-cell>
          <table:table-cell table:formula="of:=[data.$B$161]" office:value-type="float" office:value="31.5461542892456">
            <text:p>31.55</text:p>
          </table:table-cell>
          <table:table-cell table:formula="of:=INDIRECT(&quot;data.B&quot;&amp;ROW([data.$B$161]) - 2 )" office:value-type="float" office:value="6.77855036735535">
            <text:p>6.78</text:p>
          </table:table-cell>
          <table:table-cell table:formula="of:=INDIRECT(&quot;data.B&quot;&amp;ROW([data.$B$161]) + 2 )" office:value-type="float" office:value="11.9702603822231">
            <text:p>11.97</text:p>
          </table:table-cell>
          <table:table-cell table:number-columns-repeated="5"/>
        </table:table-row>
        <table:table-row table:style-name="ro1" table:number-rows-repeated="10">
          <table:table-cell table:number-columns-repeated="9"/>
        </table:table-row>
        <table:table-row table:style-name="ro1">
          <table:table-cell office:value-type="string">
            <text:p>Benchmark</text:p>
          </table:table-cell>
          <table:table-cell office:value-type="string">
            <text:p>Max. memory</text:p>
          </table:table-cell>
          <table:table-cell office:value-type="string">
            <text:p>Min. memory</text:p>
          </table:table-cell>
          <table:table-cell office:value-type="string">
            <text:p>Average memory</text:p>
          </table:table-cell>
          <table:table-cell>
            <draw:frame table:end-cell-address="chart.N199" table:end-x="0.7634in" table:end-y="0.1256in" draw:z-index="6" draw:style-name="gr1" svg:width="9.9004in" svg:height="4.1728in" svg:x="0.0362in" svg:y="0.0421in">
              <draw:object draw:notify-on-update-of-ranges="chart.A177:chart.A190 chart.B176:chart.B176 chart.B177:chart.B190 chart.C176:chart.C176 chart.C177:chart.C190 chart.D176:chart.D176 chart.D177:chart.D190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table:formula="of:=[data.$A$1]" office:value-type="string" office:string-value="auto-indust">
            <text:p>auto-indust</text:p>
          </table:table-cell>
          <table:table-cell table:formula="of:=[data.$H$5]" office:value-type="float" office:value="25.998987197876">
            <text:p>26</text:p>
          </table:table-cell>
          <table:table-cell table:formula="of:=INDIRECT(&quot;data.H&quot;&amp;ROW([data.$H$5]) - 2 )" office:value-type="float" office:value="11.7507257461548">
            <text:p>11.75</text:p>
          </table:table-cell>
          <table:table-cell table:formula="of:=INDIRECT(&quot;data.H&quot;&amp;ROW([data.$H$5]) + 2 )" office:value-type="float" office:value="20.0434790130234">
            <text:p>20.04</text:p>
          </table:table-cell>
          <table:table-cell table:number-columns-repeated="5"/>
        </table:table-row>
        <table:table-row table:style-name="ro1">
          <table:table-cell table:formula="of:=[data.$A$13]" office:value-type="string" office:string-value="consumer">
            <text:p>consumer</text:p>
          </table:table-cell>
          <table:table-cell table:formula="of:=[data.$H$17]" office:value-type="float" office:value="19.259765625">
            <text:p>19.26</text:p>
          </table:table-cell>
          <table:table-cell table:formula="of:=INDIRECT(&quot;data.H&quot;&amp;ROW([data.$H$17]) - 2 )" office:value-type="float" office:value="11.6517677307129">
            <text:p>11.65</text:p>
          </table:table-cell>
          <table:table-cell table:formula="of:=INDIRECT(&quot;data.H&quot;&amp;ROW([data.$H$17]) + 2 )" office:value-type="float" office:value="19.1237017021179">
            <text:p>19.12</text:p>
          </table:table-cell>
          <table:table-cell table:number-columns-repeated="5"/>
        </table:table-row>
        <table:table-row table:style-name="ro1">
          <table:table-cell table:formula="of:=[data.$A$25]" office:value-type="string" office:string-value="networking">
            <text:p>networking</text:p>
          </table:table-cell>
          <table:table-cell table:formula="of:=[data.$H$29]" office:value-type="float" office:value="10.4292755126953">
            <text:p>10.43</text:p>
          </table:table-cell>
          <table:table-cell table:formula="of:=INDIRECT(&quot;data.H&quot;&amp;ROW([data.$H$29]) - 2 )" office:value-type="float" office:value="8.79846572875977">
            <text:p>8.8</text:p>
          </table:table-cell>
          <table:table-cell table:formula="of:=INDIRECT(&quot;data.H&quot;&amp;ROW([data.$H$29]) + 2 )" office:value-type="float" office:value="9.77500978469849">
            <text:p>9.78</text:p>
          </table:table-cell>
          <table:table-cell table:number-columns-repeated="5"/>
        </table:table-row>
        <table:table-row table:style-name="ro1">
          <table:table-cell table:formula="of:=[data.$A$37]" office:value-type="string" office:string-value="office-automation">
            <text:p>office-automation</text:p>
          </table:table-cell>
          <table:table-cell table:formula="of:=[data.$H$41]" office:value-type="float" office:value="11.6215209960938">
            <text:p>11.62</text:p>
          </table:table-cell>
          <table:table-cell table:formula="of:=INDIRECT(&quot;data.H&quot;&amp;ROW([data.$H$41]) - 2 )" office:value-type="float" office:value="11.4339752197266">
            <text:p>11.43</text:p>
          </table:table-cell>
          <table:table-cell table:formula="of:=INDIRECT(&quot;data.H&quot;&amp;ROW([data.$H$41]) + 2 )" office:value-type="float" office:value="11.528290977478">
            <text:p>11.53</text:p>
          </table:table-cell>
          <table:table-cell table:number-columns-repeated="5"/>
        </table:table-row>
        <table:table-row table:style-name="ro1">
          <table:table-cell table:formula="of:=[data.$A$49]" office:value-type="string" office:string-value="telecom">
            <text:p>telecom</text:p>
          </table:table-cell>
          <table:table-cell table:formula="of:=[data.$H$53]" office:value-type="float" office:value="24.7714096069336">
            <text:p>24.77</text:p>
          </table:table-cell>
          <table:table-cell table:formula="of:=INDIRECT(&quot;data.H&quot;&amp;ROW([data.$H$53]) - 2 )" office:value-type="float" office:value="11.1564959049225">
            <text:p>11.16</text:p>
          </table:table-cell>
          <table:table-cell table:formula="of:=INDIRECT(&quot;data.H&quot;&amp;ROW([data.$H$53]) + 2 )" office:value-type="float" office:value="18.5028808172894">
            <text:p>18.5</text:p>
          </table:table-cell>
          <table:table-cell table:number-columns-repeated="5"/>
        </table:table-row>
        <table:table-row table:style-name="ro1">
          <table:table-cell table:formula="of:=[data.$A$61]" office:value-type="string" office:string-value="PIP">
            <text:p>PIP</text:p>
          </table:table-cell>
          <table:table-cell table:formula="of:=[data.$H$65]" office:value-type="float" office:value="15.1093368530273">
            <text:p>15.11</text:p>
          </table:table-cell>
          <table:table-cell table:formula="of:=INDIRECT(&quot;data.H&quot;&amp;ROW([data.$H$65]) - 2 )" office:value-type="float" office:value="14.9218368530273">
            <text:p>14.92</text:p>
          </table:table-cell>
          <table:table-cell table:formula="of:=INDIRECT(&quot;data.H&quot;&amp;ROW([data.$H$65]) + 2 )" office:value-type="float" office:value="15.020045135498">
            <text:p>15.02</text:p>
          </table:table-cell>
          <table:table-cell table:number-columns-repeated="5"/>
        </table:table-row>
        <table:table-row table:style-name="ro1">
          <table:table-cell table:formula="of:=[data.$A$73]" office:value-type="string" office:string-value="MPEG4">
            <text:p>MPEG4</text:p>
          </table:table-cell>
          <table:table-cell table:formula="of:=[data.$H$77]" office:value-type="float" office:value="18.5817413330078">
            <text:p>18.58</text:p>
          </table:table-cell>
          <table:table-cell table:formula="of:=INDIRECT(&quot;data.H&quot;&amp;ROW([data.$H$77]) - 2 )" office:value-type="float" office:value="10.9383277893066">
            <text:p>10.94</text:p>
          </table:table-cell>
          <table:table-cell table:formula="of:=INDIRECT(&quot;data.H&quot;&amp;ROW([data.$H$77]) + 2 )" office:value-type="float" office:value="18.4196478767395">
            <text:p>18.42</text:p>
          </table:table-cell>
          <table:table-cell table:number-columns-repeated="5"/>
        </table:table-row>
        <table:table-row table:style-name="ro1">
          <table:table-cell table:formula="of:=[data.$A$85]" office:value-type="string" office:string-value="MWD">
            <text:p>MWD</text:p>
          </table:table-cell>
          <table:table-cell table:formula="of:=[data.$H$89]" office:value-type="float" office:value="18.5928192138672">
            <text:p>18.59</text:p>
          </table:table-cell>
          <table:table-cell table:formula="of:=INDIRECT(&quot;data.H&quot;&amp;ROW([data.$H$89]) - 2 )" office:value-type="float" office:value="18.4052734375">
            <text:p>18.41</text:p>
          </table:table-cell>
          <table:table-cell table:formula="of:=INDIRECT(&quot;data.H&quot;&amp;ROW([data.$H$89]) + 2 )" office:value-type="float" office:value="18.506069732666">
            <text:p>18.51</text:p>
          </table:table-cell>
          <table:table-cell table:number-columns-repeated="5"/>
        </table:table-row>
        <table:table-row table:style-name="ro1">
          <table:table-cell table:formula="of:=[data.$A$97]" office:value-type="string" office:string-value="H.264 ctg 0">
            <text:p>H.264 ctg 0</text:p>
          </table:table-cell>
          <table:table-cell table:formula="of:=[data.$H$101]" office:value-type="float" office:value="7.35044097900391">
            <text:p>7.35</text:p>
          </table:table-cell>
          <table:table-cell table:formula="of:=INDIRECT(&quot;data.H&quot;&amp;ROW([data.$H$101]) - 2 )" office:value-type="float" office:value="6.13770294189453">
            <text:p>6.14</text:p>
          </table:table-cell>
          <table:table-cell table:formula="of:=INDIRECT(&quot;data.H&quot;&amp;ROW([data.$H$101]) + 2 )" office:value-type="float" office:value="6.92891521835327">
            <text:p>6.93</text:p>
          </table:table-cell>
          <table:table-cell table:number-columns-repeated="5"/>
        </table:table-row>
        <table:table-row table:style-name="ro1">
          <table:table-cell table:formula="of:=[data.$A$109]" office:value-type="string" office:string-value="H.264 ctg 1">
            <text:p>H.264 ctg 1</text:p>
          </table:table-cell>
          <table:table-cell table:formula="of:=[data.$H$113]" office:value-type="float" office:value="7.41239929199219">
            <text:p>7.41</text:p>
          </table:table-cell>
          <table:table-cell table:formula="of:=INDIRECT(&quot;data.H&quot;&amp;ROW([data.$H$113]) - 2 )" office:value-type="float" office:value="6.05169296264648">
            <text:p>6.05</text:p>
          </table:table-cell>
          <table:table-cell table:formula="of:=INDIRECT(&quot;data.H&quot;&amp;ROW([data.$H$113]) + 2 )" office:value-type="float" office:value="6.85672605895996">
            <text:p>6.86</text:p>
          </table:table-cell>
          <table:table-cell table:number-columns-repeated="5"/>
        </table:table-row>
        <table:table-row table:style-name="ro1">
          <table:table-cell table:formula="of:=[data.$A$121]" office:value-type="string" office:string-value="VOPD ctg 1">
            <text:p>VOPD ctg 1</text:p>
          </table:table-cell>
          <table:table-cell table:formula="of:=[data.$H$125]" office:value-type="float" office:value="18.7125244140625">
            <text:p>18.71</text:p>
          </table:table-cell>
          <table:table-cell table:formula="of:=INDIRECT(&quot;data.H&quot;&amp;ROW([data.$H$125]) - 2 )" office:value-type="float" office:value="18.5250244140625">
            <text:p>18.53</text:p>
          </table:table-cell>
          <table:table-cell table:formula="of:=INDIRECT(&quot;data.H&quot;&amp;ROW([data.$H$125]) + 2 )" office:value-type="float" office:value="18.6266406326294">
            <text:p>18.63</text:p>
          </table:table-cell>
          <table:table-cell table:number-columns-repeated="5"/>
        </table:table-row>
        <table:table-row table:style-name="ro1">
          <table:table-cell table:formula="of:=[data.$A$133]" office:value-type="string" office:string-value="VOPD ctg 0">
            <text:p>VOPD ctg 0</text:p>
          </table:table-cell>
          <table:table-cell table:formula="of:=[data.$H$137]" office:value-type="float" office:value="7.36587142944336">
            <text:p>7.37</text:p>
          </table:table-cell>
          <table:table-cell table:formula="of:=INDIRECT(&quot;data.H&quot;&amp;ROW([data.$H$137]) - 2 )" office:value-type="float" office:value="6.08303070068359">
            <text:p>6.08</text:p>
          </table:table-cell>
          <table:table-cell table:formula="of:=INDIRECT(&quot;data.H&quot;&amp;ROW([data.$H$137]) + 2 )" office:value-type="float" office:value="6.90506406402588">
            <text:p>6.91</text:p>
          </table:table-cell>
          <table:table-cell table:number-columns-repeated="5"/>
        </table:table-row>
        <table:table-row table:style-name="ro1">
          <table:table-cell table:formula="of:=[data.$A$145]" office:value-type="string" office:string-value="MMS ctg 0">
            <text:p>MMS ctg 0</text:p>
          </table:table-cell>
          <table:table-cell table:formula="of:=[data.$H$149]" office:value-type="float" office:value="7.28776168823242">
            <text:p>7.29</text:p>
          </table:table-cell>
          <table:table-cell table:formula="of:=INDIRECT(&quot;data.H&quot;&amp;ROW([data.$H$149]) - 2 )" office:value-type="float" office:value="5.85947418212891">
            <text:p>5.86</text:p>
          </table:table-cell>
          <table:table-cell table:formula="of:=INDIRECT(&quot;data.H&quot;&amp;ROW([data.$H$149]) + 2 )" office:value-type="float" office:value="6.62981001281738">
            <text:p>6.63</text:p>
          </table:table-cell>
          <table:table-cell table:number-columns-repeated="5"/>
        </table:table-row>
        <table:table-row table:style-name="ro1">
          <table:table-cell table:formula="of:=[data.$A$157]" office:value-type="string" office:string-value="MMS ctg 1">
            <text:p>MMS ctg 1</text:p>
          </table:table-cell>
          <table:table-cell table:formula="of:=[data.$H$161]" office:value-type="float" office:value="23.9692984676361">
            <text:p>23.97</text:p>
          </table:table-cell>
          <table:table-cell table:formula="of:=INDIRECT(&quot;data.H&quot;&amp;ROW([data.$H$161]) - 2 )" office:value-type="float" office:value="11.3739344310761">
            <text:p>11.37</text:p>
          </table:table-cell>
          <table:table-cell table:formula="of:=INDIRECT(&quot;data.H&quot;&amp;ROW([data.$H$161]) + 2 )" office:value-type="float" office:value="17.4431077847481">
            <text:p>17.44</text:p>
          </table:table-cell>
          <table:table-cell table:number-columns-repeated="5"/>
        </table:table-row>
        <table:table-row table:style-name="ro1" table:number-rows-repeated="9">
          <table:table-cell table:number-columns-repeated="9"/>
        </table:table-row>
        <table:table-row table:style-name="ro1">
          <table:table-cell office:value-type="string">
            <text:p>Benchmark</text:p>
          </table:table-cell>
          <table:table-cell office:value-type="string">
            <text:p>Max. memory</text:p>
          </table:table-cell>
          <table:table-cell office:value-type="string">
            <text:p>Min. memory</text:p>
          </table:table-cell>
          <table:table-cell office:value-type="string">
            <text:p>Average memory</text:p>
            <draw:frame table:end-cell-address="chart.N223" table:end-x="0.7193in" table:end-y="0.0839in" draw:z-index="7" draw:style-name="gr1" svg:width="9.9004in" svg:height="4.1728in" svg:x="1.4417in" svg:y="0.0004in">
              <draw:object draw:notify-on-update-of-ranges="chart.A201:chart.A214 chart.B200:chart.B200 chart.B201:chart.B214 chart.C200:chart.C200 chart.C201:chart.C214 chart.D200:chart.D200 chart.D201:chart.D214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formula="of:=[data.$A$1]" office:value-type="string" office:string-value="auto-indust">
            <text:p>auto-indust</text:p>
          </table:table-cell>
          <table:table-cell table:formula="of:=[data.$R$5]" office:value-type="float" office:value="26.8769280529022">
            <text:p>26.88</text:p>
          </table:table-cell>
          <table:table-cell table:formula="of:=INDIRECT(&quot;data.R&quot;&amp;ROW([data.$R$5]) - 2 )" office:value-type="float" office:value="9.33946119308472">
            <text:p>9.34</text:p>
          </table:table-cell>
          <table:table-cell table:formula="of:=INDIRECT(&quot;data.R&quot;&amp;ROW([data.$R$5]) + 2 )" office:value-type="float" office:value="20.1664744696331">
            <text:p>20.17</text:p>
          </table:table-cell>
          <table:table-cell table:number-columns-repeated="5"/>
        </table:table-row>
        <table:table-row table:style-name="ro1">
          <table:table-cell table:formula="of:=[data.$A$13]" office:value-type="string" office:string-value="consumer">
            <text:p>consumer</text:p>
          </table:table-cell>
          <table:table-cell table:formula="of:=[data.$R$17]" office:value-type="float" office:value="17.9851531982422">
            <text:p>17.99</text:p>
          </table:table-cell>
          <table:table-cell table:formula="of:=INDIRECT(&quot;data.R&quot;&amp;ROW([data.$R$17]) - 2 )" office:value-type="float" office:value="11.8717231750488">
            <text:p>11.87</text:p>
          </table:table-cell>
          <table:table-cell table:formula="of:=INDIRECT(&quot;data.R&quot;&amp;ROW([data.$R$17]) + 2 )" office:value-type="float" office:value="15.5853695831299">
            <text:p>15.59</text:p>
          </table:table-cell>
          <table:table-cell table:number-columns-repeated="5"/>
        </table:table-row>
        <table:table-row table:style-name="ro1">
          <table:table-cell table:formula="of:=[data.$A$25]" office:value-type="string" office:string-value="networking">
            <text:p>networking</text:p>
          </table:table-cell>
          <table:table-cell table:formula="of:=[data.$R$29]" office:value-type="float" office:value="21.4304478931427">
            <text:p>21.43</text:p>
          </table:table-cell>
          <table:table-cell table:formula="of:=INDIRECT(&quot;data.R&quot;&amp;ROW([data.$R$29]) - 2 )" office:value-type="float" office:value="4.06293995857239">
            <text:p>4.06</text:p>
          </table:table-cell>
          <table:table-cell table:formula="of:=INDIRECT(&quot;data.R&quot;&amp;ROW([data.$R$29]) + 2 )" office:value-type="float" office:value="13.2338612746048">
            <text:p>13.23</text:p>
          </table:table-cell>
          <table:table-cell table:number-columns-repeated="5"/>
        </table:table-row>
        <table:table-row table:style-name="ro1">
          <table:table-cell table:formula="of:=[data.$A$37]" office:value-type="string" office:string-value="office-automation">
            <text:p>office-automation</text:p>
          </table:table-cell>
          <table:table-cell table:formula="of:=[data.$R$41]" office:value-type="float" office:value="11.7798385620117">
            <text:p>11.78</text:p>
          </table:table-cell>
          <table:table-cell table:formula="of:=INDIRECT(&quot;data.R&quot;&amp;ROW([data.$R$41]) - 2 )" office:value-type="float" office:value="0">
            <text:p>0</text:p>
          </table:table-cell>
          <table:table-cell table:formula="of:=INDIRECT(&quot;data.R&quot;&amp;ROW([data.$R$41]) + 2 )" office:value-type="float" office:value="11.3091658096313">
            <text:p>11.31</text:p>
          </table:table-cell>
          <table:table-cell table:number-columns-repeated="5"/>
        </table:table-row>
        <table:table-row table:style-name="ro1">
          <table:table-cell table:formula="of:=[data.$A$49]" office:value-type="string" office:string-value="telecom">
            <text:p>telecom</text:p>
          </table:table-cell>
          <table:table-cell table:formula="of:=[data.$R$53]" office:value-type="float" office:value="50.0696563720703">
            <text:p>50.07</text:p>
          </table:table-cell>
          <table:table-cell table:formula="of:=INDIRECT(&quot;data.R&quot;&amp;ROW([data.$R$53]) - 2 )" office:value-type="float" office:value="13.6447378540039">
            <text:p>13.64</text:p>
          </table:table-cell>
          <table:table-cell table:formula="of:=INDIRECT(&quot;data.R&quot;&amp;ROW([data.$R$53]) + 2 )" office:value-type="float" office:value="29.2757425688648">
            <text:p>29.28</text:p>
          </table:table-cell>
          <table:table-cell table:number-columns-repeated="5"/>
        </table:table-row>
        <table:table-row table:style-name="ro1">
          <table:table-cell table:formula="of:=[data.$A$61]" office:value-type="string" office:string-value="PIP">
            <text:p>PIP</text:p>
          </table:table-cell>
          <table:table-cell table:formula="of:=[data.$R$65]" office:value-type="float" office:value="15.2598190307617">
            <text:p>15.26</text:p>
          </table:table-cell>
          <table:table-cell table:formula="of:=INDIRECT(&quot;data.R&quot;&amp;ROW([data.$R$65]) - 2 )" office:value-type="float" office:value="14.6727447509766">
            <text:p>14.67</text:p>
          </table:table-cell>
          <table:table-cell table:formula="of:=INDIRECT(&quot;data.R&quot;&amp;ROW([data.$R$65]) + 2 )" office:value-type="float" office:value="15.0024632720947">
            <text:p>15</text:p>
          </table:table-cell>
          <table:table-cell table:number-columns-repeated="5"/>
        </table:table-row>
        <table:table-row table:style-name="ro1">
          <table:table-cell table:formula="of:=[data.$A$73]" office:value-type="string" office:string-value="MPEG4">
            <text:p>MPEG4</text:p>
          </table:table-cell>
          <table:table-cell table:formula="of:=[data.$R$77]" office:value-type="float" office:value="18.6160736083984">
            <text:p>18.62</text:p>
          </table:table-cell>
          <table:table-cell table:formula="of:=INDIRECT(&quot;data.R&quot;&amp;ROW([data.$R$77]) - 2 )" office:value-type="float" office:value="18.4132461547852">
            <text:p>18.41</text:p>
          </table:table-cell>
          <table:table-cell table:formula="of:=INDIRECT(&quot;data.R&quot;&amp;ROW([data.$R$77]) + 2 )" office:value-type="float" office:value="18.5054925842285">
            <text:p>18.51</text:p>
          </table:table-cell>
          <table:table-cell table:number-columns-repeated="5"/>
        </table:table-row>
        <table:table-row table:style-name="ro1">
          <table:table-cell table:formula="of:=[data.$A$85]" office:value-type="string" office:string-value="MWD">
            <text:p>MWD</text:p>
          </table:table-cell>
          <table:table-cell table:formula="of:=[data.$R$89]" office:value-type="float" office:value="18.6200637817383">
            <text:p>18.62</text:p>
          </table:table-cell>
          <table:table-cell table:formula="of:=INDIRECT(&quot;data.R&quot;&amp;ROW([data.$R$89]) - 2 )" office:value-type="float" office:value="14.6827278137207">
            <text:p>14.68</text:p>
          </table:table-cell>
          <table:table-cell table:formula="of:=INDIRECT(&quot;data.R&quot;&amp;ROW([data.$R$89]) + 2 )" office:value-type="float" office:value="18.4890218162537">
            <text:p>18.49</text:p>
          </table:table-cell>
          <table:table-cell table:number-columns-repeated="5"/>
        </table:table-row>
        <table:table-row table:style-name="ro1">
          <table:table-cell table:formula="of:=[data.$A$97]" office:value-type="string" office:string-value="H.264 ctg 0">
            <text:p>H.264 ctg 0</text:p>
          </table:table-cell>
          <table:table-cell table:formula="of:=[data.$R$101]" office:value-type="float" office:value="8.08848571777344">
            <text:p>8.09</text:p>
          </table:table-cell>
          <table:table-cell table:formula="of:=INDIRECT(&quot;data.R&quot;&amp;ROW([data.$R$101]) - 2 )" office:value-type="float" office:value="4.14309692382813">
            <text:p>4.14</text:p>
          </table:table-cell>
          <table:table-cell table:formula="of:=INDIRECT(&quot;data.R&quot;&amp;ROW([data.$R$101]) + 2 )" office:value-type="float" office:value="4.69627662658691">
            <text:p>4.7</text:p>
          </table:table-cell>
          <table:table-cell table:number-columns-repeated="5"/>
        </table:table-row>
        <table:table-row table:style-name="ro1">
          <table:table-cell table:formula="of:=[data.$A$109]" office:value-type="string" office:string-value="H.264 ctg 1">
            <text:p>H.264 ctg 1</text:p>
          </table:table-cell>
          <table:table-cell table:formula="of:=[data.$R$113]" office:value-type="float" office:value="8.05052947998047">
            <text:p>8.05</text:p>
          </table:table-cell>
          <table:table-cell table:formula="of:=INDIRECT(&quot;data.R&quot;&amp;ROW([data.$R$113]) - 2 )" office:value-type="float" office:value="4.51092529296875">
            <text:p>4.51</text:p>
          </table:table-cell>
          <table:table-cell table:formula="of:=INDIRECT(&quot;data.R&quot;&amp;ROW([data.$R$113]) + 2 )" office:value-type="float" office:value="4.79950901794434">
            <text:p>4.8</text:p>
          </table:table-cell>
          <table:table-cell table:number-columns-repeated="5"/>
        </table:table-row>
        <table:table-row table:style-name="ro1">
          <table:table-cell table:formula="of:=[data.$A$121]" office:value-type="string" office:string-value="VOPD ctg 1">
            <text:p>VOPD ctg 1</text:p>
          </table:table-cell>
          <table:table-cell table:formula="of:=[data.$R$125]" office:value-type="float" office:value="18.6086349487305">
            <text:p>18.61</text:p>
          </table:table-cell>
          <table:table-cell table:formula="of:=INDIRECT(&quot;data.R&quot;&amp;ROW([data.$R$125]) - 2 )" office:value-type="float" office:value="11.5801124572754">
            <text:p>11.58</text:p>
          </table:table-cell>
          <table:table-cell table:formula="of:=INDIRECT(&quot;data.R&quot;&amp;ROW([data.$R$125]) + 2 )" office:value-type="float" office:value="18.4724353103638">
            <text:p>18.47</text:p>
          </table:table-cell>
          <table:table-cell table:number-columns-repeated="5"/>
        </table:table-row>
        <table:table-row table:style-name="ro1">
          <table:table-cell table:formula="of:=[data.$A$133]" office:value-type="string" office:string-value="VOPD ctg 0">
            <text:p>VOPD ctg 0</text:p>
          </table:table-cell>
          <table:table-cell table:formula="of:=[data.$R$137]" office:value-type="float" office:value="20.7653274536133">
            <text:p>20.77</text:p>
          </table:table-cell>
          <table:table-cell table:formula="of:=INDIRECT(&quot;data.R&quot;&amp;ROW([data.$R$137]) - 2 )" office:value-type="float" office:value="7.20585886955261">
            <text:p>7.21</text:p>
          </table:table-cell>
          <table:table-cell table:formula="of:=INDIRECT(&quot;data.R&quot;&amp;ROW([data.$R$137]) + 2 )" office:value-type="float" office:value="12.6577368279076">
            <text:p>12.66</text:p>
          </table:table-cell>
          <table:table-cell table:number-columns-repeated="5"/>
        </table:table-row>
        <table:table-row table:style-name="ro1">
          <table:table-cell table:formula="of:=[data.$A$145]" office:value-type="string" office:string-value="MMS ctg 0">
            <text:p>MMS ctg 0</text:p>
          </table:table-cell>
          <table:table-cell table:formula="of:=[data.$R$149]" office:value-type="float" office:value="21.1597366333008">
            <text:p>21.16</text:p>
          </table:table-cell>
          <table:table-cell table:formula="of:=INDIRECT(&quot;data.R&quot;&amp;ROW([data.$R$149]) - 2 )" office:value-type="float" office:value="6.98133087158203">
            <text:p>6.98</text:p>
          </table:table-cell>
          <table:table-cell table:formula="of:=INDIRECT(&quot;data.R&quot;&amp;ROW([data.$R$149]) + 2 )" office:value-type="float" office:value="11.904414615612">
            <text:p>11.9</text:p>
          </table:table-cell>
          <table:table-cell table:number-columns-repeated="5"/>
        </table:table-row>
        <table:table-row table:style-name="ro1">
          <table:table-cell table:formula="of:=[data.$A$157]" office:value-type="string" office:string-value="MMS ctg 1">
            <text:p>MMS ctg 1</text:p>
          </table:table-cell>
          <table:table-cell table:formula="of:=[data.$R$161]" office:value-type="float" office:value="33.2426853179932">
            <text:p>33.24</text:p>
          </table:table-cell>
          <table:table-cell table:formula="of:=INDIRECT(&quot;data.R&quot;&amp;ROW([data.$R$161]) - 2 )" office:value-type="float" office:value="8.31679465293884">
            <text:p>8.32</text:p>
          </table:table-cell>
          <table:table-cell table:formula="of:=INDIRECT(&quot;data.R&quot;&amp;ROW([data.$R$161]) + 2 )" office:value-type="float" office:value="18.7157905437469">
            <text:p>18.72</text:p>
          </table:table-cell>
          <table:table-cell table:number-columns-repeated="5"/>
        </table:table-row>
        <table:table-row table:style-name="ro1" table:number-rows-repeated="9">
          <table:table-cell table:number-columns-repeated="9"/>
        </table:table-row>
        <table:table-row table:style-name="ro1">
          <table:table-cell office:value-type="string">
            <text:p>Benchmark</text:p>
          </table:table-cell>
          <table:table-cell office:value-type="string">
            <text:p>OSA compared to SA in terms of heap memory consumption (a positive value means OSA consumes less memory)</text:p>
          </table:table-cell>
          <table:table-cell/>
          <table:table-cell>
            <draw:frame table:end-cell-address="chart.N247" table:end-x="0.7673in" table:end-y="0.1598in" draw:z-index="8" draw:style-name="gr1" svg:width="9.9488in" svg:height="4.2488in" svg:x="1.4413in" svg:y="0.0004in">
              <draw:object draw:notify-on-update-of-ranges="chart.A225:chart.A239 chart.B224:chart.B224 chart.B225:chart.B239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formula="of:=[data.$A$1]" office:value-type="string" office:string-value="auto-indust">
            <text:p>auto-indust</text:p>
          </table:table-cell>
          <table:table-cell table:formula="of:=INDIRECT(&quot;data.P&quot;&amp;ROW([data.$P$5]) - 2 )" office:value-type="percentage" office:value="-0.688910441828602">
            <text:p>-68.89%</text:p>
          </table:table-cell>
          <table:table-cell table:number-columns-repeated="7"/>
        </table:table-row>
        <table:table-row table:style-name="ro1">
          <table:table-cell table:formula="of:=[data.$A$13]" office:value-type="string" office:string-value="consumer">
            <text:p>consumer</text:p>
          </table:table-cell>
          <table:table-cell table:formula="of:=INDIRECT(&quot;data.P&quot;&amp;ROW([data.$P$17]) - 2 )" office:value-type="percentage" office:value="-0.491995318761841">
            <text:p>-49.20%</text:p>
          </table:table-cell>
          <table:table-cell table:number-columns-repeated="7"/>
        </table:table-row>
        <table:table-row table:style-name="ro1">
          <table:table-cell table:formula="of:=[data.$A$25]" office:value-type="string" office:string-value="networking">
            <text:p>networking</text:p>
          </table:table-cell>
          <table:table-cell table:formula="of:=INDIRECT(&quot;data.P&quot;&amp;ROW([data.$P$29]) - 2 )" office:value-type="percentage" office:value="0.334374904970984">
            <text:p>33.44%</text:p>
          </table:table-cell>
          <table:table-cell table:number-columns-repeated="7"/>
        </table:table-row>
        <table:table-row table:style-name="ro1">
          <table:table-cell table:formula="of:=[data.$A$37]" office:value-type="string" office:string-value="office-automation">
            <text:p>office-automation</text:p>
          </table:table-cell>
          <table:table-cell table:formula="of:=INDIRECT(&quot;data.P&quot;&amp;ROW([data.$P$41]) - 2 )" office:value-type="percentage" office:value="0.114580363711045">
            <text:p>11.46%</text:p>
          </table:table-cell>
          <table:table-cell table:number-columns-repeated="7"/>
        </table:table-row>
        <table:table-row table:style-name="ro1">
          <table:table-cell table:formula="of:=[data.$A$49]" office:value-type="string" office:string-value="telecom">
            <text:p>telecom</text:p>
          </table:table-cell>
          <table:table-cell table:formula="of:=INDIRECT(&quot;data.P&quot;&amp;ROW([data.$P$53]) - 2 )" office:value-type="percentage" office:value="-0.571127546808865">
            <text:p>-57.11%</text:p>
          </table:table-cell>
          <table:table-cell table:number-columns-repeated="7"/>
        </table:table-row>
        <table:table-row table:style-name="ro1">
          <table:table-cell table:formula="of:=[data.$A$61]" office:value-type="string" office:string-value="PIP">
            <text:p>PIP</text:p>
          </table:table-cell>
          <table:table-cell table:formula="of:=INDIRECT(&quot;data.P&quot;&amp;ROW([data.$P$65]) - 2 )" office:value-type="percentage" office:value="-0.264452922776474">
            <text:p>-26.45%</text:p>
          </table:table-cell>
          <table:table-cell table:number-columns-repeated="7"/>
        </table:table-row>
        <table:table-row table:style-name="ro1">
          <table:table-cell table:formula="of:=[data.$A$73]" office:value-type="string" office:string-value="MPEG4">
            <text:p>MPEG4</text:p>
          </table:table-cell>
          <table:table-cell table:formula="of:=INDIRECT(&quot;data.P&quot;&amp;ROW([data.$P$77]) - 2 )" office:value-type="percentage" office:value="-0.525628210119598">
            <text:p>-52.56%</text:p>
          </table:table-cell>
          <table:table-cell table:number-columns-repeated="7"/>
        </table:table-row>
        <table:table-row table:style-name="ro1">
          <table:table-cell table:formula="of:=[data.$A$85]" office:value-type="string" office:string-value="MWD">
            <text:p>MWD</text:p>
          </table:table-cell>
          <table:table-cell table:formula="of:=INDIRECT(&quot;data.P&quot;&amp;ROW([data.$P$89]) - 2 )" office:value-type="percentage" office:value="-0.468875574481483">
            <text:p>-46.89%</text:p>
          </table:table-cell>
          <table:table-cell table:number-columns-repeated="7"/>
        </table:table-row>
        <table:table-row table:style-name="ro1">
          <table:table-cell table:formula="of:=[data.$A$97]" office:value-type="string" office:string-value="H.264 ctg 0">
            <text:p>H.264 ctg 0</text:p>
          </table:table-cell>
          <table:table-cell table:formula="of:=INDIRECT(&quot;data.P&quot;&amp;ROW([data.$P$101]) - 2 )" office:value-type="percentage" office:value="0.49015626134674">
            <text:p>49.02%</text:p>
          </table:table-cell>
          <table:table-cell table:number-columns-repeated="7"/>
        </table:table-row>
        <table:table-row table:style-name="ro1">
          <table:table-cell table:formula="of:=[data.$A$109]" office:value-type="string" office:string-value="H.264 ctg 1">
            <text:p>H.264 ctg 1</text:p>
          </table:table-cell>
          <table:table-cell table:formula="of:=INDIRECT(&quot;data.P&quot;&amp;ROW([data.$P$113]) - 2 )" office:value-type="percentage" office:value="0.471213677867134">
            <text:p>47.12%</text:p>
          </table:table-cell>
          <table:table-cell table:number-columns-repeated="7"/>
        </table:table-row>
        <table:table-row table:style-name="ro1">
          <table:table-cell table:formula="of:=[data.$A$121]" office:value-type="string" office:string-value="VOPD ctg 1">
            <text:p>VOPD ctg 1</text:p>
          </table:table-cell>
          <table:table-cell table:formula="of:=INDIRECT(&quot;data.P&quot;&amp;ROW([data.$P$125]) - 2 )" office:value-type="percentage" office:value="-0.524424360602435">
            <text:p>-52.44%</text:p>
          </table:table-cell>
          <table:table-cell table:number-columns-repeated="7"/>
        </table:table-row>
        <table:table-row table:style-name="ro1">
          <table:table-cell table:formula="of:=[data.$A$133]" office:value-type="string" office:string-value="VOPD ctg 0">
            <text:p>VOPD ctg 0</text:p>
          </table:table-cell>
          <table:table-cell table:formula="of:=INDIRECT(&quot;data.P&quot;&amp;ROW([data.$P$137]) - 2 )" office:value-type="percentage" office:value="0.492043319524066">
            <text:p>49.20%</text:p>
          </table:table-cell>
          <table:table-cell table:number-columns-repeated="7"/>
        </table:table-row>
        <table:table-row table:style-name="ro1">
          <table:table-cell table:formula="of:=[data.$A$145]" office:value-type="string" office:string-value="MMS ctg 0">
            <text:p>MMS ctg 0</text:p>
          </table:table-cell>
          <table:table-cell table:formula="of:=INDIRECT(&quot;data.P&quot;&amp;ROW([data.$P$149]) - 2 )" office:value-type="percentage" office:value="0.493674979100037">
            <text:p>49.37%</text:p>
          </table:table-cell>
          <table:table-cell table:number-columns-repeated="7"/>
        </table:table-row>
        <table:table-row table:style-name="ro1">
          <table:table-cell table:formula="of:=[data.$A$157]" office:value-type="string" office:string-value="MMS ctg 1">
            <text:p>MMS ctg 1</text:p>
          </table:table-cell>
          <table:table-cell table:formula="of:=INDIRECT(&quot;data.P&quot;&amp;ROW([data.$P$161]) - 2 )" office:value-type="percentage" office:value="-0.681923383814261">
            <text:p>-68.19%</text:p>
          </table:table-cell>
          <table:table-cell table:number-columns-repeated="7"/>
        </table:table-row>
        <table:table-row table:style-name="ro1">
          <table:table-cell office:value-type="string">
            <text:p>AVERAGE</text:p>
          </table:table-cell>
          <table:table-cell table:formula="of:=AVERAGE([.B225:.B238])" office:value-type="percentage" office:value="-0.13009244661954">
            <text:p>-13.01%</text:p>
          </table:table-cell>
          <table:table-cell table:number-columns-repeated="7"/>
        </table:table-row>
        <table:table-row table:style-name="ro1" table:number-rows-repeated="9">
          <table:table-cell table:number-columns-repeated="9"/>
        </table:table-row>
        <table:table-row table:style-name="ro1">
          <table:table-cell office:value-type="string">
            <text:p>Benchmark</text:p>
          </table:table-cell>
          <table:table-cell office:value-type="string">
            <text:p>OSA compared to BB in terms of heap memory consumption (a positive value means OSA consumes less memory)</text:p>
          </table:table-cell>
          <table:table-cell table:number-columns-repeated="7"/>
        </table:table-row>
        <table:table-row table:style-name="ro1">
          <table:table-cell table:formula="of:=[data.$A$1]" office:value-type="string" office:string-value="auto-indust">
            <text:p>auto-indust</text:p>
          </table:table-cell>
          <table:table-cell table:formula="of:=INDIRECT(&quot;data.W&quot;&amp;ROW([data.$W$5]) - 2 )" office:value-type="percentage" office:value="-0.0487572974432162">
            <text:p>-4.88%</text:p>
          </table:table-cell>
          <table:table-cell/>
          <table:table-cell>
            <draw:frame table:end-cell-address="chart.N273" table:end-x="0.7673in" table:end-y="0.1594in" draw:z-index="9" draw:style-name="gr1" svg:width="9.9488in" svg:height="4.2488in" svg:x="1.4413in" svg:y="0.0004in">
              <draw:object draw:notify-on-update-of-ranges="chart.A250:chart.A264 chart.B249:chart.B249 chart.B250:chart.B264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formula="of:=[data.$A$13]" office:value-type="string" office:string-value="consumer">
            <text:p>consumer</text:p>
          </table:table-cell>
          <table:table-cell table:formula="of:=INDIRECT(&quot;data.W&quot;&amp;ROW([data.$W$17]) - 2 )" office:value-type="percentage" office:value="-0.234831835137944">
            <text:p>-23.48%</text:p>
          </table:table-cell>
          <table:table-cell table:number-columns-repeated="7"/>
        </table:table-row>
        <table:table-row table:style-name="ro1">
          <table:table-cell table:formula="of:=[data.$A$25]" office:value-type="string" office:string-value="networking">
            <text:p>networking</text:p>
          </table:table-cell>
          <table:table-cell table:formula="of:=INDIRECT(&quot;data.W&quot;&amp;ROW([data.$W$29]) - 2 )" office:value-type="percentage" office:value="0.203894253461834">
            <text:p>20.39%</text:p>
          </table:table-cell>
          <table:table-cell table:number-columns-repeated="7"/>
        </table:table-row>
        <table:table-row table:style-name="ro1">
          <table:table-cell table:formula="of:=[data.$A$37]" office:value-type="string" office:string-value="office-automation">
            <text:p>office-automation</text:p>
          </table:table-cell>
          <table:table-cell table:formula="of:=INDIRECT(&quot;data.W&quot;&amp;ROW([data.$W$41]) - 2 )" office:value-type="percentage" office:value="-0.0194">
            <text:p>-1.94%</text:p>
          </table:table-cell>
          <table:table-cell table:number-columns-repeated="7"/>
        </table:table-row>
        <table:table-row table:style-name="ro1">
          <table:table-cell table:formula="of:=[data.$A$49]" office:value-type="string" office:string-value="telecom">
            <text:p>telecom</text:p>
          </table:table-cell>
          <table:table-cell table:formula="of:=INDIRECT(&quot;data.W&quot;&amp;ROW([data.$W$53]) - 2 )" office:value-type="percentage" office:value="0.338613427551964">
            <text:p>33.86%</text:p>
          </table:table-cell>
          <table:table-cell table:number-columns-repeated="7"/>
        </table:table-row>
        <table:table-row table:style-name="ro1">
          <table:table-cell table:formula="of:=[data.$A$61]" office:value-type="string" office:string-value="PIP">
            <text:p>PIP</text:p>
          </table:table-cell>
          <table:table-cell table:formula="of:=INDIRECT(&quot;data.W&quot;&amp;ROW([data.$W$65]) - 2 )" office:value-type="percentage" office:value="-0.00134927383867442">
            <text:p>-0.13%</text:p>
          </table:table-cell>
          <table:table-cell table:number-columns-repeated="7"/>
        </table:table-row>
        <table:table-row table:style-name="ro1">
          <table:table-cell table:formula="of:=[data.$A$73]" office:value-type="string" office:string-value="MPEG4">
            <text:p>MPEG4</text:p>
          </table:table-cell>
          <table:table-cell table:formula="of:=INDIRECT(&quot;data.W&quot;&amp;ROW([data.$W$77]) - 2 )" office:value-type="percentage" office:value="0.00463820008441092">
            <text:p>0.46%</text:p>
          </table:table-cell>
          <table:table-cell table:number-columns-repeated="7"/>
        </table:table-row>
        <table:table-row table:style-name="ro1">
          <table:table-cell table:formula="of:=[data.$A$85]" office:value-type="string" office:string-value="MWD">
            <text:p>MWD</text:p>
          </table:table-cell>
          <table:table-cell table:formula="of:=INDIRECT(&quot;data.W&quot;&amp;ROW([data.$W$89]) - 2 )" office:value-type="percentage" office:value="-0.00107065914594886">
            <text:p>-0.11%</text:p>
          </table:table-cell>
          <table:table-cell table:number-columns-repeated="7"/>
        </table:table-row>
        <table:table-row table:style-name="ro1">
          <table:table-cell table:formula="of:=[data.$A$97]" office:value-type="string" office:string-value="H.264 ctg 0">
            <text:p>H.264 ctg 0</text:p>
          </table:table-cell>
          <table:table-cell table:formula="of:=INDIRECT(&quot;data.W&quot;&amp;ROW([data.$W$101]) - 2 )" office:value-type="percentage" office:value="-0.484913918826806">
            <text:p>-48.49%</text:p>
          </table:table-cell>
          <table:table-cell table:number-columns-repeated="7"/>
        </table:table-row>
        <table:table-row table:style-name="ro1">
          <table:table-cell table:formula="of:=[data.$A$109]" office:value-type="string" office:string-value="H.264 ctg 1">
            <text:p>H.264 ctg 1</text:p>
          </table:table-cell>
          <table:table-cell table:formula="of:=INDIRECT(&quot;data.W&quot;&amp;ROW([data.$W$113]) - 2 )" office:value-type="percentage" office:value="-0.434965848390842">
            <text:p>-43.50%</text:p>
          </table:table-cell>
          <table:table-cell table:number-columns-repeated="7"/>
        </table:table-row>
        <table:table-row table:style-name="ro1">
          <table:table-cell table:formula="of:=[data.$A$121]" office:value-type="string" office:string-value="VOPD ctg 1">
            <text:p>VOPD ctg 1</text:p>
          </table:table-cell>
          <table:table-cell table:formula="of:=INDIRECT(&quot;data.W&quot;&amp;ROW([data.$W$125]) - 2 )" office:value-type="percentage" office:value="-0.00954712392620344">
            <text:p>-0.95%</text:p>
          </table:table-cell>
          <table:table-cell table:number-columns-repeated="7"/>
        </table:table-row>
        <table:table-row table:style-name="ro1">
          <table:table-cell table:formula="of:=[data.$A$133]" office:value-type="string" office:string-value="VOPD ctg 0">
            <text:p>VOPD ctg 0</text:p>
          </table:table-cell>
          <table:table-cell table:formula="of:=INDIRECT(&quot;data.W&quot;&amp;ROW([data.$W$137]) - 2 )" office:value-type="percentage" office:value="0.402046209707777">
            <text:p>40.20%</text:p>
          </table:table-cell>
          <table:table-cell table:number-columns-repeated="7"/>
        </table:table-row>
        <table:table-row table:style-name="ro1">
          <table:table-cell table:formula="of:=[data.$A$145]" office:value-type="string" office:string-value="MMS ctg 0">
            <text:p>MMS ctg 0</text:p>
          </table:table-cell>
          <table:table-cell table:formula="of:=INDIRECT(&quot;data.W&quot;&amp;ROW([data.$W$149]) - 2 )" office:value-type="percentage" office:value="0.393763543908225">
            <text:p>39.38%</text:p>
          </table:table-cell>
          <table:table-cell table:number-columns-repeated="7"/>
        </table:table-row>
        <table:table-row table:style-name="ro1">
          <table:table-cell table:formula="of:=[data.$A$157]" office:value-type="string" office:string-value="MMS ctg 1">
            <text:p>MMS ctg 1</text:p>
          </table:table-cell>
          <table:table-cell table:formula="of:=INDIRECT(&quot;data.W&quot;&amp;ROW([data.$W$161]) - 2 )" office:value-type="percentage" office:value="-0.00870428156380562">
            <text:p>-0.87%</text:p>
          </table:table-cell>
          <table:table-cell table:number-columns-repeated="7"/>
        </table:table-row>
        <table:table-row table:style-name="ro1">
          <table:table-cell office:value-type="string">
            <text:p>AVERAGE</text:p>
          </table:table-cell>
          <table:table-cell table:formula="of:=AVERAGE([.B250:.B263])" office:value-type="percentage" office:value="0.00710109974576932">
            <text:p>0.71%</text:p>
          </table:table-cell>
          <table:table-cell table:number-columns-repeated="7"/>
        </table:table-row>
        <table:table-row table:style-name="ro1" table:number-rows-repeated="9">
          <table:table-cell table:number-columns-repeated="9"/>
        </table:table-row>
        <table:table-row table:style-name="ro1">
          <table:table-cell office:value-type="string">
            <text:p>Benchmark</text:p>
          </table:table-cell>
          <table:table-cell table:style-name="ce19" office:value-type="string">
            <text:p>SA &lt; OSA</text:p>
          </table:table-cell>
          <table:table-cell table:style-name="ce19" office:value-type="string">
            <text:p>SA = OSA</text:p>
          </table:table-cell>
          <table:table-cell table:style-name="ce19" office:value-type="string">
            <text:p>OSA &lt; SA</text:p>
          </table:table-cell>
          <table:table-cell>
            <draw:frame table:end-cell-address="chart.N298" table:end-x="0.7524in" table:end-y="0.0315in" draw:z-index="10" draw:style-name="gr1" svg:width="9.8894in" svg:height="4.2567in" svg:x="0.0362in" svg:y="0.0421in">
              <draw:object draw:notify-on-update-of-ranges="chart.A275:chart.A288 chart.B274:chart.B274 chart.B275:chart.B288 chart.C274:chart.C274 chart.C275:chart.C288 chart.D274:chart.D274 chart.D275:chart.D288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table:formula="of:=[data.$A$1]" office:value-type="string" office:string-value="auto-indust">
            <text:p>auto-indust</text:p>
          </table:table-cell>
          <table:table-cell table:formula="of:=INDIRECT(&quot;data.K&quot;&amp;ROW([data.$K$5]) - 2 )" office:value-type="percentage" office:value="0.027">
            <text:p>2.70%</text:p>
          </table:table-cell>
          <table:table-cell table:formula="of:=INDIRECT(&quot;data.M&quot;&amp;ROW([data.$M$5]) - 2 )" office:value-type="percentage" office:value="0.718">
            <text:p>71.80%</text:p>
          </table:table-cell>
          <table:table-cell table:formula="of:=INDIRECT(&quot;data.N&quot;&amp;ROW([data.$N$5]) - 2 )" office:value-type="percentage" office:value="0.255">
            <text:p>25.50%</text:p>
          </table:table-cell>
          <table:table-cell table:number-columns-repeated="5"/>
        </table:table-row>
        <table:table-row table:style-name="ro1">
          <table:table-cell table:formula="of:=[data.$A$13]" office:value-type="string" office:string-value="consumer">
            <text:p>consumer</text:p>
          </table:table-cell>
          <table:table-cell table:formula="of:=INDIRECT(&quot;data.K&quot;&amp;ROW([data.$K$17]) - 2 )" office:value-type="percentage" office:value="0.006">
            <text:p>0.60%</text:p>
          </table:table-cell>
          <table:table-cell table:formula="of:=INDIRECT(&quot;data.M&quot;&amp;ROW([data.$M$17]) - 2 )" office:value-type="percentage" office:value="0.992">
            <text:p>99.20%</text:p>
          </table:table-cell>
          <table:table-cell table:formula="of:=INDIRECT(&quot;data.N&quot;&amp;ROW([data.$N$17]) - 2 )" office:value-type="percentage" office:value="0.002">
            <text:p>0.20%</text:p>
          </table:table-cell>
          <table:table-cell table:number-columns-repeated="5"/>
        </table:table-row>
        <table:table-row table:style-name="ro1">
          <table:table-cell table:formula="of:=[data.$A$25]" office:value-type="string" office:string-value="networking">
            <text:p>networking</text:p>
          </table:table-cell>
          <table:table-cell table:formula="of:=INDIRECT(&quot;data.K&quot;&amp;ROW([data.$K$29]) - 2 )" office:value-type="percentage" office:value="0">
            <text:p>0.00%</text:p>
          </table:table-cell>
          <table:table-cell table:formula="of:=INDIRECT(&quot;data.M&quot;&amp;ROW([data.$M$29]) - 2 )" office:value-type="percentage" office:value="1">
            <text:p>100.00%</text:p>
          </table:table-cell>
          <table:table-cell table:formula="of:=INDIRECT(&quot;data.N&quot;&amp;ROW([data.$N$29]) - 2 )" office:value-type="percentage" office:value="0">
            <text:p>0.00%</text:p>
          </table:table-cell>
          <table:table-cell table:number-columns-repeated="5"/>
        </table:table-row>
        <table:table-row table:style-name="ro1">
          <table:table-cell table:formula="of:=[data.$A$37]" office:value-type="string" office:string-value="office-automation">
            <text:p>office-automation</text:p>
          </table:table-cell>
          <table:table-cell table:formula="of:=INDIRECT(&quot;data.K&quot;&amp;ROW([data.$K$41]) - 2 )" office:value-type="percentage" office:value="0">
            <text:p>0.00%</text:p>
          </table:table-cell>
          <table:table-cell table:formula="of:=INDIRECT(&quot;data.M&quot;&amp;ROW([data.$M$41]) - 2 )" office:value-type="percentage" office:value="1">
            <text:p>100.00%</text:p>
          </table:table-cell>
          <table:table-cell table:formula="of:=INDIRECT(&quot;data.N&quot;&amp;ROW([data.$N$41]) - 2 )" office:value-type="percentage" office:value="0">
            <text:p>0.00%</text:p>
          </table:table-cell>
          <table:table-cell table:number-columns-repeated="5"/>
        </table:table-row>
        <table:table-row table:style-name="ro1">
          <table:table-cell table:formula="of:=[data.$A$49]" office:value-type="string" office:string-value="telecom">
            <text:p>telecom</text:p>
          </table:table-cell>
          <table:table-cell table:formula="of:=INDIRECT(&quot;data.K&quot;&amp;ROW([data.$K$53]) - 2 )" office:value-type="percentage" office:value="0.001">
            <text:p>0.10%</text:p>
          </table:table-cell>
          <table:table-cell table:formula="of:=INDIRECT(&quot;data.M&quot;&amp;ROW([data.$M$53]) - 2 )" office:value-type="percentage" office:value="0.986">
            <text:p>98.60%</text:p>
          </table:table-cell>
          <table:table-cell table:formula="of:=INDIRECT(&quot;data.N&quot;&amp;ROW([data.$N$53]) - 2 )" office:value-type="percentage" office:value="0.013">
            <text:p>1.30%</text:p>
          </table:table-cell>
          <table:table-cell table:number-columns-repeated="5"/>
        </table:table-row>
        <table:table-row table:style-name="ro1">
          <table:table-cell table:formula="of:=[data.$A$61]" office:value-type="string" office:string-value="PIP">
            <text:p>PIP</text:p>
          </table:table-cell>
          <table:table-cell table:formula="of:=INDIRECT(&quot;data.K&quot;&amp;ROW([data.$K$65]) - 2 )" office:value-type="percentage" office:value="0">
            <text:p>0.00%</text:p>
          </table:table-cell>
          <table:table-cell table:formula="of:=INDIRECT(&quot;data.M&quot;&amp;ROW([data.$M$65]) - 2 )" office:value-type="percentage" office:value="1">
            <text:p>100.00%</text:p>
          </table:table-cell>
          <table:table-cell table:formula="of:=INDIRECT(&quot;data.N&quot;&amp;ROW([data.$N$65]) - 2 )" office:value-type="percentage" office:value="0">
            <text:p>0.00%</text:p>
          </table:table-cell>
          <table:table-cell table:number-columns-repeated="5"/>
        </table:table-row>
        <table:table-row table:style-name="ro1">
          <table:table-cell table:formula="of:=[data.$A$73]" office:value-type="string" office:string-value="MPEG4">
            <text:p>MPEG4</text:p>
          </table:table-cell>
          <table:table-cell table:formula="of:=INDIRECT(&quot;data.K&quot;&amp;ROW([data.$K$77]) - 2 )" office:value-type="percentage" office:value="0.359">
            <text:p>35.90%</text:p>
          </table:table-cell>
          <table:table-cell table:formula="of:=INDIRECT(&quot;data.M&quot;&amp;ROW([data.$M$77]) - 2 )" office:value-type="percentage" office:value="0.354">
            <text:p>35.40%</text:p>
          </table:table-cell>
          <table:table-cell table:formula="of:=INDIRECT(&quot;data.N&quot;&amp;ROW([data.$N$77]) - 2 )" office:value-type="percentage" office:value="0.287">
            <text:p>28.70%</text:p>
          </table:table-cell>
          <table:table-cell table:number-columns-repeated="5"/>
        </table:table-row>
        <table:table-row table:style-name="ro1">
          <table:table-cell table:formula="of:=[data.$A$85]" office:value-type="string" office:string-value="MWD">
            <text:p>MWD</text:p>
          </table:table-cell>
          <table:table-cell table:formula="of:=INDIRECT(&quot;data.K&quot;&amp;ROW([data.$K$89]) - 2 )" office:value-type="percentage" office:value="0.143">
            <text:p>14.30%</text:p>
          </table:table-cell>
          <table:table-cell table:formula="of:=INDIRECT(&quot;data.M&quot;&amp;ROW([data.$M$89]) - 2 )" office:value-type="percentage" office:value="0.85">
            <text:p>85.00%</text:p>
          </table:table-cell>
          <table:table-cell table:formula="of:=INDIRECT(&quot;data.N&quot;&amp;ROW([data.$N$89]) - 2 )" office:value-type="percentage" office:value="0.007">
            <text:p>0.70%</text:p>
          </table:table-cell>
          <table:table-cell table:number-columns-repeated="5"/>
        </table:table-row>
        <table:table-row table:style-name="ro1">
          <table:table-cell table:formula="of:=[data.$A$97]" office:value-type="string" office:string-value="H.264 ctg 0">
            <text:p>H.264 ctg 0</text:p>
          </table:table-cell>
          <table:table-cell table:formula="of:=INDIRECT(&quot;data.K&quot;&amp;ROW([data.$K$101]) - 2 )" office:value-type="percentage" office:value="0.384">
            <text:p>38.40%</text:p>
          </table:table-cell>
          <table:table-cell table:formula="of:=INDIRECT(&quot;data.M&quot;&amp;ROW([data.$M$101]) - 2 )" office:value-type="percentage" office:value="0.256">
            <text:p>25.60%</text:p>
          </table:table-cell>
          <table:table-cell table:formula="of:=INDIRECT(&quot;data.N&quot;&amp;ROW([data.$N$101]) - 2 )" office:value-type="percentage" office:value="0.36">
            <text:p>36.00%</text:p>
          </table:table-cell>
          <table:table-cell table:number-columns-repeated="5"/>
        </table:table-row>
        <table:table-row table:style-name="ro1">
          <table:table-cell table:formula="of:=[data.$A$109]" office:value-type="string" office:string-value="H.264 ctg 1">
            <text:p>H.264 ctg 1</text:p>
          </table:table-cell>
          <table:table-cell table:formula="of:=INDIRECT(&quot;data.K&quot;&amp;ROW([data.$K$113]) - 2 )" office:value-type="percentage" office:value="0.475">
            <text:p>47.50%</text:p>
          </table:table-cell>
          <table:table-cell table:formula="of:=INDIRECT(&quot;data.M&quot;&amp;ROW([data.$M$113]) - 2 )" office:value-type="percentage" office:value="0.05">
            <text:p>5.00%</text:p>
          </table:table-cell>
          <table:table-cell table:formula="of:=INDIRECT(&quot;data.N&quot;&amp;ROW([data.$N$113]) - 2 )" office:value-type="percentage" office:value="0.475">
            <text:p>47.50%</text:p>
          </table:table-cell>
          <table:table-cell table:number-columns-repeated="5"/>
        </table:table-row>
        <table:table-row table:style-name="ro1">
          <table:table-cell table:formula="of:=[data.$A$121]" office:value-type="string" office:string-value="VOPD ctg 1">
            <text:p>VOPD ctg 1</text:p>
          </table:table-cell>
          <table:table-cell table:formula="of:=INDIRECT(&quot;data.K&quot;&amp;ROW([data.$K$125]) - 2 )" office:value-type="percentage" office:value="0.053">
            <text:p>5.30%</text:p>
          </table:table-cell>
          <table:table-cell table:formula="of:=INDIRECT(&quot;data.M&quot;&amp;ROW([data.$M$125]) - 2 )" office:value-type="percentage" office:value="0.499">
            <text:p>49.90%</text:p>
          </table:table-cell>
          <table:table-cell table:formula="of:=INDIRECT(&quot;data.N&quot;&amp;ROW([data.$N$125]) - 2 )" office:value-type="percentage" office:value="0.448">
            <text:p>44.80%</text:p>
          </table:table-cell>
          <table:table-cell table:number-columns-repeated="5"/>
        </table:table-row>
        <table:table-row table:style-name="ro1">
          <table:table-cell table:formula="of:=[data.$A$133]" office:value-type="string" office:string-value="VOPD ctg 0">
            <text:p>VOPD ctg 0</text:p>
          </table:table-cell>
          <table:table-cell table:formula="of:=INDIRECT(&quot;data.K&quot;&amp;ROW([data.$K$137]) - 2 )" office:value-type="percentage" office:value="0.366">
            <text:p>36.60%</text:p>
          </table:table-cell>
          <table:table-cell table:formula="of:=INDIRECT(&quot;data.M&quot;&amp;ROW([data.$M$137]) - 2 )" office:value-type="percentage" office:value="0.177">
            <text:p>17.70%</text:p>
          </table:table-cell>
          <table:table-cell table:formula="of:=INDIRECT(&quot;data.N&quot;&amp;ROW([data.$N$137]) - 2 )" office:value-type="percentage" office:value="0.457">
            <text:p>45.70%</text:p>
          </table:table-cell>
          <table:table-cell table:number-columns-repeated="5"/>
        </table:table-row>
        <table:table-row table:style-name="ro1">
          <table:table-cell table:formula="of:=[data.$A$145]" office:value-type="string" office:string-value="MMS ctg 0">
            <text:p>MMS ctg 0</text:p>
          </table:table-cell>
          <table:table-cell table:formula="of:=INDIRECT(&quot;data.K&quot;&amp;ROW([data.$K$149]) - 2 )" office:value-type="percentage" office:value="0.606">
            <text:p>60.60%</text:p>
          </table:table-cell>
          <table:table-cell table:formula="of:=INDIRECT(&quot;data.M&quot;&amp;ROW([data.$M$149]) - 2 )" office:value-type="percentage" office:value="0.008">
            <text:p>0.80%</text:p>
          </table:table-cell>
          <table:table-cell table:formula="of:=INDIRECT(&quot;data.N&quot;&amp;ROW([data.$N$149]) - 2 )" office:value-type="percentage" office:value="0.386">
            <text:p>38.60%</text:p>
          </table:table-cell>
          <table:table-cell table:number-columns-repeated="5"/>
        </table:table-row>
        <table:table-row table:style-name="ro1">
          <table:table-cell table:formula="of:=[data.$A$157]" office:value-type="string" office:string-value="MMS ctg 1">
            <text:p>MMS ctg 1</text:p>
          </table:table-cell>
          <table:table-cell table:formula="of:=INDIRECT(&quot;data.K&quot;&amp;ROW([data.$K$161]) - 2 )" office:value-type="percentage" office:value="0.57">
            <text:p>57.00%</text:p>
          </table:table-cell>
          <table:table-cell table:formula="of:=INDIRECT(&quot;data.M&quot;&amp;ROW([data.$M$161]) - 2 )" office:value-type="percentage" office:value="0.002">
            <text:p>0.20%</text:p>
          </table:table-cell>
          <table:table-cell table:formula="of:=INDIRECT(&quot;data.N&quot;&amp;ROW([data.$N$161]) - 2 )" office:value-type="percentage" office:value="0.428">
            <text:p>42.80%</text:p>
          </table:table-cell>
          <table:table-cell table:number-columns-repeated="5"/>
        </table:table-row>
        <table:table-row table:style-name="ro1" table:number-rows-repeated="9">
          <table:table-cell table:number-columns-repeated="9"/>
        </table:table-row>
        <table:table-row table:style-name="ro1">
          <table:table-cell office:value-type="string">
            <text:p>Benchmark</text:p>
          </table:table-cell>
          <table:table-cell table:style-name="ce19" office:value-type="string">
            <text:p>SA min. energy</text:p>
          </table:table-cell>
          <table:table-cell table:style-name="ce19" office:value-type="string">
            <text:p>OSA min. energy</text:p>
          </table:table-cell>
          <table:table-cell table:style-name="ce19" office:value-type="string">
            <text:p>BB min. energy</text:p>
          </table:table-cell>
          <table:table-cell office:value-type="string">
            <text:p>Min. cost</text:p>
          </table:table-cell>
          <table:table-cell office:value-type="string">
            <text:p>SA VS minimum energy</text:p>
          </table:table-cell>
          <table:table-cell office:value-type="string">
            <text:p>OSA VS minimum energy</text:p>
          </table:table-cell>
          <table:table-cell office:value-type="string">
            <text:p>BB VS minimum energy</text:p>
          </table:table-cell>
          <table:table-cell>
            <draw:frame table:end-cell-address="chart.R322" table:end-x="0.8091in" table:end-y="0.126in" draw:z-index="11" draw:style-name="gr1" svg:width="8.7681in" svg:height="4.3512in" svg:x="0.0421in" svg:y="0.0421in">
              <draw:object draw:notify-on-update-of-ranges="chart.A299:chart.A312 chart.F298:chart.F298 chart.F299:chart.F312 chart.G298:chart.G298 chart.G299:chart.G312 chart.H298:chart.H298 chart.H299:chart.H312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</table:table-row>
        <table:table-row table:style-name="ro1">
          <table:table-cell table:formula="of:=[data.$A$1]" office:value-type="string" office:string-value="auto-indust">
            <text:p>auto-indust</text:p>
          </table:table-cell>
          <table:table-cell table:formula="of:=INDIRECT(&quot;data.C&quot;&amp;ROW([data.$C$5]) - 2 )" office:value-type="float" office:value="1013285.00256109">
            <text:p>1013285</text:p>
          </table:table-cell>
          <table:table-cell table:formula="of:=INDIRECT(&quot;data.I&quot;&amp;ROW([data.$I$5]) - 2 )" office:value-type="float" office:value="1013285.00256109">
            <text:p>1013285</text:p>
          </table:table-cell>
          <table:table-cell table:formula="of:=INDIRECT(&quot;data.S&quot;&amp;ROW([data.$S$5]) - 2 )" office:value-type="float" office:value="1077965.00270462">
            <text:p>1077965</text:p>
          </table:table-cell>
          <table:table-cell table:formula="of:=MINA([.B299:.D299])" office:value-type="float" office:value="1013285.00256109">
            <text:p>1013285</text:p>
          </table:table-cell>
          <table:table-cell table:style-name="ce22" table:formula="of:=1 - [.B299] / [.$E299]" office:value-type="percentage" office:value="0">
            <text:p>0.00%</text:p>
          </table:table-cell>
          <table:table-cell table:style-name="ce22" table:formula="of:=1 - [.C299] / [.$E299]" office:value-type="percentage" office:value="0">
            <text:p>0.00%</text:p>
          </table:table-cell>
          <table:table-cell table:style-name="ce22" table:formula="of:=1 - [.D299] / [.$E299]" office:value-type="percentage" office:value="-0.0638319919667718">
            <text:p>-6.38%</text:p>
          </table:table-cell>
          <table:table-cell/>
        </table:table-row>
        <table:table-row table:style-name="ro1">
          <table:table-cell table:formula="of:=[data.$A$13]" office:value-type="string" office:string-value="consumer">
            <text:p>consumer</text:p>
          </table:table-cell>
          <table:table-cell table:formula="of:=INDIRECT(&quot;data.C&quot;&amp;ROW([data.$C$17]) - 2 )" office:value-type="float" office:value="312410000.78392">
            <text:p>312410000.78</text:p>
          </table:table-cell>
          <table:table-cell table:formula="of:=INDIRECT(&quot;data.I&quot;&amp;ROW([data.$I$17]) - 2 )" office:value-type="float" office:value="312410000.78392">
            <text:p>312410000.78</text:p>
          </table:table-cell>
          <table:table-cell table:formula="of:=INDIRECT(&quot;data.S&quot;&amp;ROW([data.$S$17]) - 2 )" office:value-type="float" office:value="312410000.78392">
            <text:p>312410000.78</text:p>
          </table:table-cell>
          <table:table-cell table:formula="of:=MINA([.B300:.D300])" office:value-type="float" office:value="312410000.78392">
            <text:p>312410000.78</text:p>
          </table:table-cell>
          <table:table-cell table:style-name="ce22" table:formula="of:=1 - [.B300] / [.$E300]" office:value-type="percentage" office:value="0">
            <text:p>0.00%</text:p>
          </table:table-cell>
          <table:table-cell table:style-name="ce22" table:formula="of:=1 - [.C300] / [.$E300]" office:value-type="percentage" office:value="0">
            <text:p>0.00%</text:p>
          </table:table-cell>
          <table:table-cell table:style-name="ce22" table:formula="of:=1 - [.D300] / [.$E300]" office:value-type="percentage" office:value="0">
            <text:p>0.00%</text:p>
          </table:table-cell>
          <table:table-cell/>
        </table:table-row>
        <table:table-row table:style-name="ro1">
          <table:table-cell table:formula="of:=[data.$A$25]" office:value-type="string" office:string-value="networking">
            <text:p>networking</text:p>
          </table:table-cell>
          <table:table-cell table:formula="of:=INDIRECT(&quot;data.C&quot;&amp;ROW([data.$C$29]) - 2 )" office:value-type="float" office:value="681301787.25">
            <text:p>681301787.25</text:p>
          </table:table-cell>
          <table:table-cell table:formula="of:=INDIRECT(&quot;data.I&quot;&amp;ROW([data.$I$29]) - 2 )" office:value-type="float" office:value="681301787.25">
            <text:p>681301787.25</text:p>
          </table:table-cell>
          <table:table-cell table:formula="of:=INDIRECT(&quot;data.S&quot;&amp;ROW([data.$S$29]) - 2 )" office:value-type="float" office:value="681301787.25">
            <text:p>681301787.25</text:p>
          </table:table-cell>
          <table:table-cell table:formula="of:=MINA([.B301:.D301])" office:value-type="float" office:value="681301787.25">
            <text:p>681301787.25</text:p>
          </table:table-cell>
          <table:table-cell table:style-name="ce22" table:formula="of:=1 - [.B301] / [.$E301]" office:value-type="percentage" office:value="0">
            <text:p>0.00%</text:p>
          </table:table-cell>
          <table:table-cell table:style-name="ce22" table:formula="of:=1 - [.C301] / [.$E301]" office:value-type="percentage" office:value="0">
            <text:p>0.00%</text:p>
          </table:table-cell>
          <table:table-cell table:style-name="ce22" table:formula="of:=1 - [.D301] / [.$E301]" office:value-type="percentage" office:value="0">
            <text:p>0.00%</text:p>
          </table:table-cell>
          <table:table-cell/>
        </table:table-row>
        <table:table-row table:style-name="ro1">
          <table:table-cell table:formula="of:=[data.$A$37]" office:value-type="string" office:string-value="office-automation">
            <text:p>office-automation</text:p>
          </table:table-cell>
          <table:table-cell table:formula="of:=INDIRECT(&quot;data.C&quot;&amp;ROW([data.$C$41]) - 2 )" office:value-type="float" office:value="18282425.0462077">
            <text:p>18282425.05</text:p>
          </table:table-cell>
          <table:table-cell table:formula="of:=INDIRECT(&quot;data.I&quot;&amp;ROW([data.$I$41]) - 2 )" office:value-type="float" office:value="18282425.0462077">
            <text:p>18282425.05</text:p>
          </table:table-cell>
          <table:table-cell table:formula="of:=INDIRECT(&quot;data.S&quot;&amp;ROW([data.$S$41]) - 2 )" office:value-type="float" office:value="18282425.0462077">
            <text:p>18282425.05</text:p>
          </table:table-cell>
          <table:table-cell table:formula="of:=MINA([.B302:.D302])" office:value-type="float" office:value="18282425.0462077">
            <text:p>18282425.05</text:p>
          </table:table-cell>
          <table:table-cell table:style-name="ce22" table:formula="of:=1 - [.B302] / [.$E302]" office:value-type="percentage" office:value="0">
            <text:p>0.00%</text:p>
          </table:table-cell>
          <table:table-cell table:style-name="ce22" table:formula="of:=1 - [.C302] / [.$E302]" office:value-type="percentage" office:value="0">
            <text:p>0.00%</text:p>
          </table:table-cell>
          <table:table-cell table:style-name="ce22" table:formula="of:=1 - [.D302] / [.$E302]" office:value-type="percentage" office:value="0">
            <text:p>0.00%</text:p>
          </table:table-cell>
          <table:table-cell/>
        </table:table-row>
        <table:table-row table:style-name="ro1">
          <table:table-cell table:formula="of:=[data.$A$49]" office:value-type="string" office:string-value="telecom">
            <text:p>telecom</text:p>
          </table:table-cell>
          <table:table-cell table:formula="of:=INDIRECT(&quot;data.C&quot;&amp;ROW([data.$C$53]) - 2 )" office:value-type="float" office:value="722260.001812697">
            <text:p>722260</text:p>
          </table:table-cell>
          <table:table-cell table:formula="of:=INDIRECT(&quot;data.I&quot;&amp;ROW([data.$I$53]) - 2 )" office:value-type="float" office:value="722260.001812697">
            <text:p>722260</text:p>
          </table:table-cell>
          <table:table-cell table:formula="of:=INDIRECT(&quot;data.S&quot;&amp;ROW([data.$S$53]) - 2 )" office:value-type="float" office:value="722260.001812697">
            <text:p>722260</text:p>
          </table:table-cell>
          <table:table-cell table:formula="of:=MINA([.B303:.D303])" office:value-type="float" office:value="722260.001812697">
            <text:p>722260</text:p>
          </table:table-cell>
          <table:table-cell table:style-name="ce22" table:formula="of:=1 - [.B303] / [.$E303]" office:value-type="percentage" office:value="0">
            <text:p>0.00%</text:p>
          </table:table-cell>
          <table:table-cell table:style-name="ce22" table:formula="of:=1 - [.C303] / [.$E303]" office:value-type="percentage" office:value="0">
            <text:p>0.00%</text:p>
          </table:table-cell>
          <table:table-cell table:style-name="ce22" table:formula="of:=1 - [.D303] / [.$E303]" office:value-type="percentage" office:value="0">
            <text:p>0.00%</text:p>
          </table:table-cell>
          <table:table-cell/>
        </table:table-row>
        <table:table-row table:style-name="ro1">
          <table:table-cell table:formula="of:=[data.$A$61]" office:value-type="string" office:string-value="PIP">
            <text:p>PIP</text:p>
          </table:table-cell>
          <table:table-cell table:formula="of:=INDIRECT(&quot;data.C&quot;&amp;ROW([data.$C$65]) - 2 )" office:value-type="float" office:value="38920520.640625">
            <text:p>38920520.64</text:p>
          </table:table-cell>
          <table:table-cell table:formula="of:=INDIRECT(&quot;data.I&quot;&amp;ROW([data.$I$65]) - 2 )" office:value-type="float" office:value="38920520.640625">
            <text:p>38920520.64</text:p>
          </table:table-cell>
          <table:table-cell table:formula="of:=INDIRECT(&quot;data.S&quot;&amp;ROW([data.$S$65]) - 2 )" office:value-type="float" office:value="38920520.640625">
            <text:p>38920520.64</text:p>
          </table:table-cell>
          <table:table-cell table:formula="of:=MINA([.B304:.D304])" office:value-type="float" office:value="38920520.640625">
            <text:p>38920520.64</text:p>
          </table:table-cell>
          <table:table-cell table:style-name="ce22" table:formula="of:=1 - [.B304] / [.$E304]" office:value-type="percentage" office:value="0">
            <text:p>0.00%</text:p>
          </table:table-cell>
          <table:table-cell table:style-name="ce22" table:formula="of:=1 - [.C304] / [.$E304]" office:value-type="percentage" office:value="0">
            <text:p>0.00%</text:p>
          </table:table-cell>
          <table:table-cell table:style-name="ce22" table:formula="of:=1 - [.D304] / [.$E304]" office:value-type="percentage" office:value="0">
            <text:p>0.00%</text:p>
          </table:table-cell>
          <table:table-cell/>
        </table:table-row>
        <table:table-row table:style-name="ro1">
          <table:table-cell table:formula="of:=[data.$A$73]" office:value-type="string" office:string-value="MPEG4">
            <text:p>MPEG4</text:p>
          </table:table-cell>
          <table:table-cell table:formula="of:=INDIRECT(&quot;data.C&quot;&amp;ROW([data.$C$77]) - 2 )" office:value-type="float" office:value="443790956.408691">
            <text:p>443790956.41</text:p>
          </table:table-cell>
          <table:table-cell table:formula="of:=INDIRECT(&quot;data.I&quot;&amp;ROW([data.$I$77]) - 2 )" office:value-type="float" office:value="443790956.408691">
            <text:p>443790956.41</text:p>
          </table:table-cell>
          <table:table-cell table:formula="of:=INDIRECT(&quot;data.S&quot;&amp;ROW([data.$S$77]) - 2 )" office:value-type="float" office:value="443790956.408691">
            <text:p>443790956.41</text:p>
          </table:table-cell>
          <table:table-cell table:formula="of:=MINA([.B305:.D305])" office:value-type="float" office:value="443790956.408691">
            <text:p>443790956.41</text:p>
          </table:table-cell>
          <table:table-cell table:style-name="ce22" table:formula="of:=1 - [.B305] / [.$E305]" office:value-type="percentage" office:value="0">
            <text:p>0.00%</text:p>
          </table:table-cell>
          <table:table-cell table:style-name="ce22" table:formula="of:=1 - [.C305] / [.$E305]" office:value-type="percentage" office:value="0">
            <text:p>0.00%</text:p>
          </table:table-cell>
          <table:table-cell table:style-name="ce22" table:formula="of:=1 - [.D305] / [.$E305]" office:value-type="percentage" office:value="0">
            <text:p>0.00%</text:p>
          </table:table-cell>
          <table:table-cell/>
        </table:table-row>
        <table:table-row table:style-name="ro1">
          <table:table-cell table:formula="of:=[data.$A$85]" office:value-type="string" office:string-value="MWD">
            <text:p>MWD</text:p>
          </table:table-cell>
          <table:table-cell table:formula="of:=INDIRECT(&quot;data.C&quot;&amp;ROW([data.$C$89]) - 2 )" office:value-type="float" office:value="73391146.34375">
            <text:p>73391146.34</text:p>
          </table:table-cell>
          <table:table-cell table:formula="of:=INDIRECT(&quot;data.I&quot;&amp;ROW([data.$I$89]) - 2 )" office:value-type="float" office:value="73391146.34375">
            <text:p>73391146.34</text:p>
          </table:table-cell>
          <table:table-cell table:formula="of:=INDIRECT(&quot;data.S&quot;&amp;ROW([data.$S$89]) - 2 )" office:value-type="float" office:value="73391146.34375">
            <text:p>73391146.34</text:p>
          </table:table-cell>
          <table:table-cell table:formula="of:=MINA([.B306:.D306])" office:value-type="float" office:value="73391146.34375">
            <text:p>73391146.34</text:p>
          </table:table-cell>
          <table:table-cell table:style-name="ce22" table:formula="of:=1 - [.B306] / [.$E306]" office:value-type="percentage" office:value="0">
            <text:p>0.00%</text:p>
          </table:table-cell>
          <table:table-cell table:style-name="ce22" table:formula="of:=1 - [.C306] / [.$E306]" office:value-type="percentage" office:value="0">
            <text:p>0.00%</text:p>
          </table:table-cell>
          <table:table-cell table:style-name="ce22" table:formula="of:=1 - [.D306] / [.$E306]" office:value-type="percentage" office:value="0">
            <text:p>0.00%</text:p>
          </table:table-cell>
          <table:table-cell/>
        </table:table-row>
        <table:table-row table:style-name="ro1">
          <table:table-cell table:formula="of:=[data.$A$97]" office:value-type="string" office:string-value="H.264 ctg 0">
            <text:p>H.264 ctg 0</text:p>
          </table:table-cell>
          <table:table-cell table:formula="of:=INDIRECT(&quot;data.C&quot;&amp;ROW([data.$C$101]) - 2 )" office:value-type="float" office:value="33839456.6646069">
            <text:p>33839456.66</text:p>
          </table:table-cell>
          <table:table-cell table:formula="of:=INDIRECT(&quot;data.I&quot;&amp;ROW([data.$I$101]) - 2 )" office:value-type="float" office:value="33839456.6646069">
            <text:p>33839456.66</text:p>
          </table:table-cell>
          <table:table-cell table:formula="of:=INDIRECT(&quot;data.S&quot;&amp;ROW([data.$S$101]) - 2 )" office:value-type="float" office:value="33839456.6646069">
            <text:p>33839456.66</text:p>
          </table:table-cell>
          <table:table-cell table:formula="of:=MINA([.B307:.D307])" office:value-type="float" office:value="33839456.6646069">
            <text:p>33839456.66</text:p>
          </table:table-cell>
          <table:table-cell table:style-name="ce22" table:formula="of:=1 - [.B307] / [.$E307]" office:value-type="percentage" office:value="0">
            <text:p>0.00%</text:p>
          </table:table-cell>
          <table:table-cell table:style-name="ce22" table:formula="of:=1 - [.C307] / [.$E307]" office:value-type="percentage" office:value="0">
            <text:p>0.00%</text:p>
          </table:table-cell>
          <table:table-cell table:style-name="ce22" table:formula="of:=1 - [.D307] / [.$E307]" office:value-type="percentage" office:value="0">
            <text:p>0.00%</text:p>
          </table:table-cell>
          <table:table-cell/>
        </table:table-row>
        <table:table-row table:style-name="ro1">
          <table:table-cell table:formula="of:=[data.$A$109]" office:value-type="string" office:string-value="H.264 ctg 1">
            <text:p>H.264 ctg 1</text:p>
          </table:table-cell>
          <table:table-cell table:formula="of:=INDIRECT(&quot;data.C&quot;&amp;ROW([data.$C$113]) - 2 )" office:value-type="float" office:value="85530361.3959798">
            <text:p>85530361.4</text:p>
          </table:table-cell>
          <table:table-cell table:formula="of:=INDIRECT(&quot;data.I&quot;&amp;ROW([data.$I$113]) - 2 )" office:value-type="float" office:value="85530361.3959798">
            <text:p>85530361.4</text:p>
          </table:table-cell>
          <table:table-cell table:formula="of:=INDIRECT(&quot;data.S&quot;&amp;ROW([data.$S$113]) - 2 )" office:value-type="float" office:value="85530361.3959798">
            <text:p>85530361.4</text:p>
          </table:table-cell>
          <table:table-cell table:formula="of:=MINA([.B308:.D308])" office:value-type="float" office:value="85530361.3959798">
            <text:p>85530361.4</text:p>
          </table:table-cell>
          <table:table-cell table:style-name="ce22" table:formula="of:=1 - [.B308] / [.$E308]" office:value-type="percentage" office:value="0">
            <text:p>0.00%</text:p>
          </table:table-cell>
          <table:table-cell table:style-name="ce22" table:formula="of:=1 - [.C308] / [.$E308]" office:value-type="percentage" office:value="0">
            <text:p>0.00%</text:p>
          </table:table-cell>
          <table:table-cell table:style-name="ce22" table:formula="of:=1 - [.D308] / [.$E308]" office:value-type="percentage" office:value="0">
            <text:p>0.00%</text:p>
          </table:table-cell>
          <table:table-cell/>
        </table:table-row>
        <table:table-row table:style-name="ro1">
          <table:table-cell table:formula="of:=[data.$A$121]" office:value-type="string" office:string-value="VOPD ctg 1">
            <text:p>VOPD ctg 1</text:p>
          </table:table-cell>
          <table:table-cell table:formula="of:=INDIRECT(&quot;data.C&quot;&amp;ROW([data.$C$125]) - 2 )" office:value-type="float" office:value="235098361.187988">
            <text:p>235098361.19</text:p>
          </table:table-cell>
          <table:table-cell table:formula="of:=INDIRECT(&quot;data.I&quot;&amp;ROW([data.$I$125]) - 2 )" office:value-type="float" office:value="235098361.187988">
            <text:p>235098361.19</text:p>
          </table:table-cell>
          <table:table-cell table:formula="of:=INDIRECT(&quot;data.S&quot;&amp;ROW([data.$S$125]) - 2 )" office:value-type="float" office:value="235098361.187988">
            <text:p>235098361.19</text:p>
          </table:table-cell>
          <table:table-cell table:formula="of:=MINA([.B309:.D309])" office:value-type="float" office:value="235098361.187988">
            <text:p>235098361.19</text:p>
          </table:table-cell>
          <table:table-cell table:style-name="ce22" table:formula="of:=1 - [.B309] / [.$E309]" office:value-type="percentage" office:value="0">
            <text:p>0.00%</text:p>
          </table:table-cell>
          <table:table-cell table:style-name="ce22" table:formula="of:=1 - [.C309] / [.$E309]" office:value-type="percentage" office:value="0">
            <text:p>0.00%</text:p>
          </table:table-cell>
          <table:table-cell table:style-name="ce22" table:formula="of:=1 - [.D309] / [.$E309]" office:value-type="percentage" office:value="0">
            <text:p>0.00%</text:p>
          </table:table-cell>
          <table:table-cell/>
        </table:table-row>
        <table:table-row table:style-name="ro1">
          <table:table-cell table:formula="of:=[data.$A$133]" office:value-type="string" office:string-value="VOPD ctg 0">
            <text:p>VOPD ctg 0</text:p>
          </table:table-cell>
          <table:table-cell table:formula="of:=INDIRECT(&quot;data.C&quot;&amp;ROW([data.$C$137]) - 2 )" office:value-type="float" office:value="251036553.011719">
            <text:p>251036553.01</text:p>
          </table:table-cell>
          <table:table-cell table:formula="of:=INDIRECT(&quot;data.I&quot;&amp;ROW([data.$I$137]) - 2 )" office:value-type="float" office:value="251036553.011719">
            <text:p>251036553.01</text:p>
          </table:table-cell>
          <table:table-cell table:formula="of:=INDIRECT(&quot;data.S&quot;&amp;ROW([data.$S$137]) - 2 )" office:value-type="float" office:value="251036553.011719">
            <text:p>251036553.01</text:p>
          </table:table-cell>
          <table:table-cell table:formula="of:=MINA([.B310:.D310])" office:value-type="float" office:value="251036553.011719">
            <text:p>251036553.01</text:p>
          </table:table-cell>
          <table:table-cell table:style-name="ce22" table:formula="of:=1 - [.B310] / [.$E310]" office:value-type="percentage" office:value="0">
            <text:p>0.00%</text:p>
          </table:table-cell>
          <table:table-cell table:style-name="ce22" table:formula="of:=1 - [.C310] / [.$E310]" office:value-type="percentage" office:value="0">
            <text:p>0.00%</text:p>
          </table:table-cell>
          <table:table-cell table:style-name="ce22" table:formula="of:=1 - [.D310] / [.$E310]" office:value-type="percentage" office:value="0">
            <text:p>0.00%</text:p>
          </table:table-cell>
          <table:table-cell/>
        </table:table-row>
        <table:table-row table:style-name="ro1">
          <table:table-cell table:formula="of:=[data.$A$145]" office:value-type="string" office:string-value="MMS ctg 0">
            <text:p>MMS ctg 0</text:p>
          </table:table-cell>
          <table:table-cell table:formula="of:=INDIRECT(&quot;data.C&quot;&amp;ROW([data.$C$149]) - 2 )" office:value-type="float" office:value="3946942529.80985">
            <text:p>3946942529.81</text:p>
          </table:table-cell>
          <table:table-cell table:formula="of:=INDIRECT(&quot;data.I&quot;&amp;ROW([data.$I$149]) - 2 )" office:value-type="float" office:value="3946942529.80985">
            <text:p>3946942529.81</text:p>
          </table:table-cell>
          <table:table-cell table:formula="of:=INDIRECT(&quot;data.S&quot;&amp;ROW([data.$S$149]) - 2 )" office:value-type="float" office:value="3946942529.80985">
            <text:p>3946942529.81</text:p>
          </table:table-cell>
          <table:table-cell table:formula="of:=MINA([.B311:.D311])" office:value-type="float" office:value="3946942529.80985">
            <text:p>3946942529.81</text:p>
          </table:table-cell>
          <table:table-cell table:style-name="ce22" table:formula="of:=1 - [.B311] / [.$E311]" office:value-type="percentage" office:value="0">
            <text:p>0.00%</text:p>
          </table:table-cell>
          <table:table-cell table:style-name="ce22" table:formula="of:=1 - [.C311] / [.$E311]" office:value-type="percentage" office:value="0">
            <text:p>0.00%</text:p>
          </table:table-cell>
          <table:table-cell table:style-name="ce22" table:formula="of:=1 - [.D311] / [.$E311]" office:value-type="percentage" office:value="0">
            <text:p>0.00%</text:p>
          </table:table-cell>
          <table:table-cell/>
        </table:table-row>
        <table:table-row table:style-name="ro1">
          <table:table-cell table:formula="of:=[data.$A$157]" office:value-type="string" office:string-value="MMS ctg 1">
            <text:p>MMS ctg 1</text:p>
          </table:table-cell>
          <table:table-cell table:formula="of:=INDIRECT(&quot;data.C&quot;&amp;ROW([data.$C$161]) - 2 )" office:value-type="float" office:value="4201866362.61453">
            <text:p>4201866362.61</text:p>
          </table:table-cell>
          <table:table-cell table:formula="of:=INDIRECT(&quot;data.I&quot;&amp;ROW([data.$I$161]) - 2 )" office:value-type="float" office:value="4201866362.61453">
            <text:p>4201866362.61</text:p>
          </table:table-cell>
          <table:table-cell table:formula="of:=INDIRECT(&quot;data.S&quot;&amp;ROW([data.$S$161]) - 2 )" office:value-type="float" office:value="4205901803.39636">
            <text:p>4205901803.4</text:p>
          </table:table-cell>
          <table:table-cell table:formula="of:=MINA([.B312:.D312])" office:value-type="float" office:value="4201866362.61453">
            <text:p>4201866362.61</text:p>
          </table:table-cell>
          <table:table-cell table:style-name="ce22" table:formula="of:=1 - [.B312] / [.$E312]" office:value-type="percentage" office:value="0">
            <text:p>0.00%</text:p>
          </table:table-cell>
          <table:table-cell table:style-name="ce22" table:formula="of:=1 - [.C312] / [.$E312]" office:value-type="percentage" office:value="0">
            <text:p>0.00%</text:p>
          </table:table-cell>
          <table:table-cell table:style-name="ce22" table:formula="of:=1 - [.D312] / [.$E312]" office:value-type="percentage" office:value="-0.00096039246220081">
            <text:p>-0.10%</text:p>
          </table:table-cell>
          <table:table-cell/>
        </table:table-row>
        <table:table-row table:style-name="ro1" table:number-rows-repeated="10">
          <table:table-cell table:number-columns-repeated="9"/>
        </table:table-row>
        <table:table-row table:style-name="ro1">
          <table:table-cell office:value-type="string">
            <text:p>Benchmark</text:p>
          </table:table-cell>
          <table:table-cell table:style-name="ce34" office:value-type="string">
            <text:p>SA # best solution</text:p>
          </table:table-cell>
          <table:table-cell table:style-name="ce34" office:value-type="string">
            <text:p>OSA # best solution</text:p>
          </table:table-cell>
          <table:table-cell table:style-name="ce34" office:value-type="string">
            <text:p>BB # best solution</text:p>
          </table:table-cell>
          <table:table-cell>
            <draw:frame table:end-cell-address="chart.N347" table:end-x="0.6929in" table:end-y="0.1469in" draw:z-index="12" draw:style-name="gr1" svg:width="9.8252in" svg:height="4.372in" svg:x="0.0409in" svg:y="0.0421in">
              <draw:object draw:notify-on-update-of-ranges="chart.A324:chart.A337 chart.B323:chart.B323 chart.B324:chart.B337 chart.C323:chart.C323 chart.C324:chart.C337 chart.D323:chart.D323 chart.D324:chart.D337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table:formula="of:=[data.$A$1]" office:value-type="string" office:string-value="auto-indust">
            <text:p>auto-indust</text:p>
          </table:table-cell>
          <table:table-cell table:formula="of:=INDIRECT(&quot;data.C&quot;&amp;ROW([data.$C$5]) + 4 )" office:value-type="percentage" office:value="0.738">
            <text:p>73.80%</text:p>
          </table:table-cell>
          <table:table-cell table:formula="of:=INDIRECT(&quot;data.I&quot;&amp;ROW([data.$I$5]) + 4 )" office:value-type="percentage" office:value="0.972">
            <text:p>97.20%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data.$A$13]" office:value-type="string" office:string-value="consumer">
            <text:p>consumer</text:p>
          </table:table-cell>
          <table:table-cell table:formula="of:=INDIRECT(&quot;data.C&quot;&amp;ROW([data.$C$17]) + 4 )" office:value-type="percentage" office:value="0.998">
            <text:p>99.80%</text:p>
          </table:table-cell>
          <table:table-cell table:formula="of:=INDIRECT(&quot;data.I&quot;&amp;ROW([data.$I$17]) + 4 )" office:value-type="percentage" office:value="0.994">
            <text:p>99.40%</text:p>
          </table:table-cell>
          <table:table-cell table:formula="of:=INDIRECT(&quot;data.S&quot;&amp;ROW([data.$S$17]) + 4 )" office:value-type="percentage" office:value="1">
            <text:p>100.00%</text:p>
          </table:table-cell>
          <table:table-cell table:number-columns-repeated="5"/>
        </table:table-row>
        <table:table-row table:style-name="ro1">
          <table:table-cell table:formula="of:=[data.$A$25]" office:value-type="string" office:string-value="networking">
            <text:p>networking</text:p>
          </table:table-cell>
          <table:table-cell table:formula="of:=INDIRECT(&quot;data.C&quot;&amp;ROW([data.$C$29]) + 4 )" office:value-type="percentage" office:value="1">
            <text:p>100.00%</text:p>
          </table:table-cell>
          <table:table-cell table:formula="of:=INDIRECT(&quot;data.I&quot;&amp;ROW([data.$I$29]) + 4 )" office:value-type="percentage" office:value="1">
            <text:p>100.00%</text:p>
          </table:table-cell>
          <table:table-cell table:formula="of:=INDIRECT(&quot;data.S&quot;&amp;ROW([data.$S$29]) + 4 )" office:value-type="percentage" office:value="1">
            <text:p>100.00%</text:p>
          </table:table-cell>
          <table:table-cell table:number-columns-repeated="5"/>
        </table:table-row>
        <table:table-row table:style-name="ro1">
          <table:table-cell table:formula="of:=[data.$A$37]" office:value-type="string" office:string-value="office-automation">
            <text:p>office-automation</text:p>
          </table:table-cell>
          <table:table-cell table:formula="of:=INDIRECT(&quot;data.C&quot;&amp;ROW([data.$C$41]) + 4 )" office:value-type="percentage" office:value="1">
            <text:p>100.00%</text:p>
          </table:table-cell>
          <table:table-cell table:formula="of:=INDIRECT(&quot;data.I&quot;&amp;ROW([data.$I$41]) + 4 )" office:value-type="percentage" office:value="1">
            <text:p>100.00%</text:p>
          </table:table-cell>
          <table:table-cell table:formula="of:=INDIRECT(&quot;data.S&quot;&amp;ROW([data.$S$41]) + 4 )" office:value-type="percentage" office:value="1">
            <text:p>100.00%</text:p>
          </table:table-cell>
          <table:table-cell table:number-columns-repeated="5"/>
        </table:table-row>
        <table:table-row table:style-name="ro1">
          <table:table-cell table:formula="of:=[data.$A$49]" office:value-type="string" office:string-value="telecom">
            <text:p>telecom</text:p>
          </table:table-cell>
          <table:table-cell table:formula="of:=INDIRECT(&quot;data.C&quot;&amp;ROW([data.$C$53]) + 4 )" office:value-type="percentage" office:value="0.987">
            <text:p>98.70%</text:p>
          </table:table-cell>
          <table:table-cell table:formula="of:=INDIRECT(&quot;data.I&quot;&amp;ROW([data.$I$53]) + 4 )" office:value-type="percentage" office:value="0.999">
            <text:p>99.90%</text:p>
          </table:table-cell>
          <table:table-cell table:formula="of:=INDIRECT(&quot;data.S&quot;&amp;ROW([data.$S$53]) + 4 )" office:value-type="percentage" office:value="1">
            <text:p>100.00%</text:p>
          </table:table-cell>
          <table:table-cell table:number-columns-repeated="5"/>
        </table:table-row>
        <table:table-row table:style-name="ro1">
          <table:table-cell table:formula="of:=[data.$A$61]" office:value-type="string" office:string-value="PIP">
            <text:p>PIP</text:p>
          </table:table-cell>
          <table:table-cell table:formula="of:=INDIRECT(&quot;data.C&quot;&amp;ROW([data.$C$65]) + 4 )" office:value-type="percentage" office:value="1">
            <text:p>100.00%</text:p>
          </table:table-cell>
          <table:table-cell table:formula="of:=INDIRECT(&quot;data.I&quot;&amp;ROW([data.$I$65]) + 4 )" office:value-type="percentage" office:value="1">
            <text:p>100.00%</text:p>
          </table:table-cell>
          <table:table-cell table:formula="of:=INDIRECT(&quot;data.S&quot;&amp;ROW([data.$S$65]) + 4 )" office:value-type="percentage" office:value="1">
            <text:p>100.00%</text:p>
          </table:table-cell>
          <table:table-cell table:number-columns-repeated="5"/>
        </table:table-row>
        <table:table-row table:style-name="ro1">
          <table:table-cell table:formula="of:=[data.$A$73]" office:value-type="string" office:string-value="MPEG4">
            <text:p>MPEG4</text:p>
          </table:table-cell>
          <table:table-cell table:formula="of:=INDIRECT(&quot;data.C&quot;&amp;ROW([data.$C$77]) + 4 )" office:value-type="percentage" office:value="0.287">
            <text:p>28.70%</text:p>
          </table:table-cell>
          <table:table-cell table:formula="of:=INDIRECT(&quot;data.I&quot;&amp;ROW([data.$I$77]) + 4 )" office:value-type="percentage" office:value="0.375">
            <text:p>37.50%</text:p>
          </table:table-cell>
          <table:table-cell table:formula="of:=INDIRECT(&quot;data.S&quot;&amp;ROW([data.$S$77]) + 4 )" office:value-type="percentage" office:value="1">
            <text:p>100.00%</text:p>
          </table:table-cell>
          <table:table-cell table:number-columns-repeated="5"/>
        </table:table-row>
        <table:table-row table:style-name="ro1">
          <table:table-cell table:formula="of:=[data.$A$85]" office:value-type="string" office:string-value="MWD">
            <text:p>MWD</text:p>
          </table:table-cell>
          <table:table-cell table:formula="of:=INDIRECT(&quot;data.C&quot;&amp;ROW([data.$C$89]) + 4 )" office:value-type="percentage" office:value="0.993">
            <text:p>99.30%</text:p>
          </table:table-cell>
          <table:table-cell table:formula="of:=INDIRECT(&quot;data.I&quot;&amp;ROW([data.$I$89]) + 4 )" office:value-type="percentage" office:value="0.857">
            <text:p>85.70%</text:p>
          </table:table-cell>
          <table:table-cell table:formula="of:=INDIRECT(&quot;data.S&quot;&amp;ROW([data.$S$89]) + 4 )" office:value-type="percentage" office:value="1">
            <text:p>100.00%</text:p>
          </table:table-cell>
          <table:table-cell table:number-columns-repeated="5"/>
        </table:table-row>
        <table:table-row table:style-name="ro1">
          <table:table-cell table:formula="of:=[data.$A$97]" office:value-type="string" office:string-value="H.264 ctg 0">
            <text:p>H.264 ctg 0</text:p>
          </table:table-cell>
          <table:table-cell table:formula="of:=INDIRECT(&quot;data.C&quot;&amp;ROW([data.$C$101]) + 4 )" office:value-type="percentage" office:value="0.398">
            <text:p>39.80%</text:p>
          </table:table-cell>
          <table:table-cell table:formula="of:=INDIRECT(&quot;data.I&quot;&amp;ROW([data.$I$101]) + 4 )" office:value-type="percentage" office:value="0.418">
            <text:p>41.80%</text:p>
          </table:table-cell>
          <table:table-cell table:formula="of:=INDIRECT(&quot;data.S&quot;&amp;ROW([data.$S$101]) + 4 )" office:value-type="percentage" office:value="1">
            <text:p>100.00%</text:p>
          </table:table-cell>
          <table:table-cell table:number-columns-repeated="5"/>
        </table:table-row>
        <table:table-row table:style-name="ro1">
          <table:table-cell table:formula="of:=[data.$A$109]" office:value-type="string" office:string-value="H.264 ctg 1">
            <text:p>H.264 ctg 1</text:p>
          </table:table-cell>
          <table:table-cell table:formula="of:=INDIRECT(&quot;data.C&quot;&amp;ROW([data.$C$113]) + 4 )" office:value-type="percentage" office:value="0.096">
            <text:p>9.60%</text:p>
          </table:table-cell>
          <table:table-cell table:formula="of:=INDIRECT(&quot;data.I&quot;&amp;ROW([data.$I$113]) + 4 )" office:value-type="percentage" office:value="0.038">
            <text:p>3.80%</text:p>
          </table:table-cell>
          <table:table-cell table:formula="of:=INDIRECT(&quot;data.S&quot;&amp;ROW([data.$S$113]) + 4 )" office:value-type="percentage" office:value="1">
            <text:p>100.00%</text:p>
          </table:table-cell>
          <table:table-cell table:number-columns-repeated="5"/>
        </table:table-row>
        <table:table-row table:style-name="ro1">
          <table:table-cell table:formula="of:=[data.$A$121]" office:value-type="string" office:string-value="VOPD ctg 1">
            <text:p>VOPD ctg 1</text:p>
          </table:table-cell>
          <table:table-cell table:formula="of:=INDIRECT(&quot;data.C&quot;&amp;ROW([data.$C$125]) + 4 )" office:value-type="percentage" office:value="0.478">
            <text:p>47.80%</text:p>
          </table:table-cell>
          <table:table-cell table:formula="of:=INDIRECT(&quot;data.I&quot;&amp;ROW([data.$I$125]) + 4 )" office:value-type="percentage" office:value="0.876">
            <text:p>87.60%</text:p>
          </table:table-cell>
          <table:table-cell table:formula="of:=INDIRECT(&quot;data.S&quot;&amp;ROW([data.$S$125]) + 4 )" office:value-type="percentage" office:value="1">
            <text:p>100.00%</text:p>
          </table:table-cell>
          <table:table-cell table:number-columns-repeated="5"/>
        </table:table-row>
        <table:table-row table:style-name="ro1">
          <table:table-cell table:formula="of:=[data.$A$133]" office:value-type="string" office:string-value="VOPD ctg 0">
            <text:p>VOPD ctg 0</text:p>
          </table:table-cell>
          <table:table-cell table:formula="of:=INDIRECT(&quot;data.C&quot;&amp;ROW([data.$C$137]) + 4 )" office:value-type="percentage" office:value="0.107">
            <text:p>10.70%</text:p>
          </table:table-cell>
          <table:table-cell table:formula="of:=INDIRECT(&quot;data.I&quot;&amp;ROW([data.$I$137]) + 4 )" office:value-type="percentage" office:value="0.086">
            <text:p>8.60%</text:p>
          </table:table-cell>
          <table:table-cell table:formula="of:=INDIRECT(&quot;data.S&quot;&amp;ROW([data.$S$137]) + 4 )" office:value-type="percentage" office:value="1">
            <text:p>100.00%</text:p>
          </table:table-cell>
          <table:table-cell table:number-columns-repeated="5"/>
        </table:table-row>
        <table:table-row table:style-name="ro1">
          <table:table-cell table:formula="of:=[data.$A$145]" office:value-type="string" office:string-value="MMS ctg 0">
            <text:p>MMS ctg 0</text:p>
          </table:table-cell>
          <table:table-cell table:formula="of:=INDIRECT(&quot;data.C&quot;&amp;ROW([data.$C$149]) + 4 )" office:value-type="percentage" office:value="0.025">
            <text:p>2.50%</text:p>
          </table:table-cell>
          <table:table-cell table:formula="of:=INDIRECT(&quot;data.I&quot;&amp;ROW([data.$I$149]) + 4 )" office:value-type="percentage" office:value="0.01">
            <text:p>1.00%</text:p>
          </table:table-cell>
          <table:table-cell table:formula="of:=INDIRECT(&quot;data.S&quot;&amp;ROW([data.$S$149]) + 4 )" office:value-type="percentage" office:value="1">
            <text:p>100.00%</text:p>
          </table:table-cell>
          <table:table-cell table:number-columns-repeated="5"/>
        </table:table-row>
        <table:table-row table:style-name="ro1">
          <table:table-cell table:formula="of:=[data.$A$157]" office:value-type="string" office:string-value="MMS ctg 1">
            <text:p>MMS ctg 1</text:p>
          </table:table-cell>
          <table:table-cell table:formula="of:=INDIRECT(&quot;data.C&quot;&amp;ROW([data.$C$161]) + 4 )" office:value-type="percentage" office:value="0.012">
            <text:p>1.20%</text:p>
          </table:table-cell>
          <table:table-cell table:formula="of:=INDIRECT(&quot;data.I&quot;&amp;ROW([data.$I$161]) + 4 )" office:value-type="percentage" office:value="0.002">
            <text:p>0.20%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 table:number-rows-repeated="10">
          <table:table-cell table:number-columns-repeated="9"/>
        </table:table-row>
        <table:table-row table:style-name="ro1">
          <table:table-cell office:value-type="string">
            <text:p>Benchmark</text:p>
          </table:table-cell>
          <table:table-cell table:style-name="ce19" office:value-type="string">
            <text:p>SA avg. energy</text:p>
          </table:table-cell>
          <table:table-cell table:style-name="ce19" office:value-type="string">
            <text:p>OSA avg. energy</text:p>
          </table:table-cell>
          <table:table-cell table:style-name="ce19" office:value-type="string">
            <text:p>BB avg. energy</text:p>
          </table:table-cell>
          <table:table-cell office:value-type="string">
            <text:p>Min. avg. cost</text:p>
          </table:table-cell>
          <table:table-cell office:value-type="string">
            <text:p>SA VS minimum average energy</text:p>
          </table:table-cell>
          <table:table-cell office:value-type="string">
            <text:p>OSA VS minimum average energy</text:p>
          </table:table-cell>
          <table:table-cell office:value-type="string">
            <text:p>BB VS minimum average energy</text:p>
          </table:table-cell>
          <table:table-cell>
            <draw:frame table:end-cell-address="chart.R380" table:end-x="0.8205in" table:end-y="0.1358in" draw:z-index="13" draw:style-name="gr1" svg:width="8.7795in" svg:height="5.7839in" svg:x="0.0421in" svg:y="0.0417in">
              <draw:object draw:notify-on-update-of-ranges="chart.A349:chart.A362 chart.F348:chart.F348 chart.F349:chart.F362 chart.G348:chart.G348 chart.G349:chart.G362 chart.H348:chart.H348 chart.H349:chart.H362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</table:table-row>
        <table:table-row table:style-name="ro1">
          <table:table-cell table:formula="of:=[data.$A$1]" office:value-type="string" office:string-value="auto-indust">
            <text:p>auto-indust</text:p>
          </table:table-cell>
          <table:table-cell table:formula="of:=INDIRECT(&quot;data.C&quot;&amp;ROW([data.$C$5]) + 2 )" office:value-type="float" office:value="1014957.4425648">
            <text:p>1014957.44</text:p>
          </table:table-cell>
          <table:table-cell table:formula="of:=INDIRECT(&quot;data.I&quot;&amp;ROW([data.$I$5]) + 2 )" office:value-type="float" office:value="1013654.60256191">
            <text:p>1013654.6</text:p>
          </table:table-cell>
          <table:table-cell table:formula="of:=INDIRECT(&quot;data.S&quot;&amp;ROW([data.$S$5]) + 2 )" office:value-type="float" office:value="1077965.00270462">
            <text:p>1077965</text:p>
          </table:table-cell>
          <table:table-cell table:formula="of:=MINA([.B349:.D349])" office:value-type="float" office:value="1013654.60256191">
            <text:p>1013654.6</text:p>
          </table:table-cell>
          <table:table-cell table:style-name="ce22" table:formula="of:=1 - [.B349] / [.$E349]" office:value-type="percentage" office:value="-0.00128528988039633">
            <text:p>-0.13%</text:p>
          </table:table-cell>
          <table:table-cell table:style-name="ce22" table:formula="of:=1 - [.C349] / [.$E349]" office:value-type="percentage" office:value="0">
            <text:p>0.00%</text:p>
          </table:table-cell>
          <table:table-cell table:style-name="ce22" table:formula="of:=1 - [.D349] / [.$E349]" office:value-type="percentage" office:value="-0.0634440962238734">
            <text:p>-6.34%</text:p>
          </table:table-cell>
          <table:table-cell/>
        </table:table-row>
        <table:table-row table:style-name="ro1">
          <table:table-cell table:formula="of:=[data.$A$13]" office:value-type="string" office:string-value="consumer">
            <text:p>consumer</text:p>
          </table:table-cell>
          <table:table-cell table:formula="of:=INDIRECT(&quot;data.C&quot;&amp;ROW([data.$C$17]) + 2 )" office:value-type="float" office:value="312419240.783936">
            <text:p>312419240.78</text:p>
          </table:table-cell>
          <table:table-cell table:formula="of:=INDIRECT(&quot;data.I&quot;&amp;ROW([data.$I$17]) + 2 )" office:value-type="float" office:value="312456200.784018">
            <text:p>312456200.78</text:p>
          </table:table-cell>
          <table:table-cell table:formula="of:=INDIRECT(&quot;data.S&quot;&amp;ROW([data.$S$17]) + 2 )" office:value-type="float" office:value="312410000.783915">
            <text:p>312410000.78</text:p>
          </table:table-cell>
          <table:table-cell table:formula="of:=MINA([.B350:.D350])" office:value-type="float" office:value="312410000.783915">
            <text:p>312410000.78</text:p>
          </table:table-cell>
          <table:table-cell table:style-name="ce22" table:formula="of:=1 - [.B350] / [.$E350]" office:value-type="percentage" office:value="-0.000029576518030261">
            <text:p>0.00%</text:p>
          </table:table-cell>
          <table:table-cell table:style-name="ce22" table:formula="of:=1 - [.C350] / [.$E350]" office:value-type="percentage" office:value="-0.000147882590144643">
            <text:p>-0.01%</text:p>
          </table:table-cell>
          <table:table-cell table:style-name="ce22" table:formula="of:=1 - [.D350] / [.$E350]" office:value-type="percentage" office:value="0">
            <text:p>0.00%</text:p>
          </table:table-cell>
          <table:table-cell/>
        </table:table-row>
        <table:table-row table:style-name="ro1">
          <table:table-cell table:formula="of:=[data.$A$25]" office:value-type="string" office:string-value="networking">
            <text:p>networking</text:p>
          </table:table-cell>
          <table:table-cell table:formula="of:=INDIRECT(&quot;data.C&quot;&amp;ROW([data.$C$29]) + 2 )" office:value-type="float" office:value="681301787.25">
            <text:p>681301787.25</text:p>
          </table:table-cell>
          <table:table-cell table:formula="of:=INDIRECT(&quot;data.I&quot;&amp;ROW([data.$I$29]) + 2 )" office:value-type="float" office:value="681301787.25">
            <text:p>681301787.25</text:p>
          </table:table-cell>
          <table:table-cell table:formula="of:=INDIRECT(&quot;data.S&quot;&amp;ROW([data.$S$29]) + 2 )" office:value-type="float" office:value="681301787.25">
            <text:p>681301787.25</text:p>
          </table:table-cell>
          <table:table-cell table:formula="of:=MINA([.B351:.D351])" office:value-type="float" office:value="681301787.25">
            <text:p>681301787.25</text:p>
          </table:table-cell>
          <table:table-cell table:style-name="ce22" table:formula="of:=1 - [.B351] / [.$E351]" office:value-type="percentage" office:value="0">
            <text:p>0.00%</text:p>
          </table:table-cell>
          <table:table-cell table:style-name="ce22" table:formula="of:=1 - [.C351] / [.$E351]" office:value-type="percentage" office:value="0">
            <text:p>0.00%</text:p>
          </table:table-cell>
          <table:table-cell table:style-name="ce22" table:formula="of:=1 - [.D351] / [.$E351]" office:value-type="percentage" office:value="0">
            <text:p>0.00%</text:p>
          </table:table-cell>
          <table:table-cell/>
        </table:table-row>
        <table:table-row table:style-name="ro1">
          <table:table-cell table:formula="of:=[data.$A$37]" office:value-type="string" office:string-value="office-automation">
            <text:p>office-automation</text:p>
          </table:table-cell>
          <table:table-cell table:formula="of:=INDIRECT(&quot;data.C&quot;&amp;ROW([data.$C$41]) + 2 )" office:value-type="float" office:value="18282425.0462075">
            <text:p>18282425.05</text:p>
          </table:table-cell>
          <table:table-cell table:formula="of:=INDIRECT(&quot;data.I&quot;&amp;ROW([data.$I$41]) + 2 )" office:value-type="float" office:value="18282425.0462075">
            <text:p>18282425.05</text:p>
          </table:table-cell>
          <table:table-cell table:formula="of:=INDIRECT(&quot;data.S&quot;&amp;ROW([data.$S$41]) + 2 )" office:value-type="float" office:value="18282425.0462075">
            <text:p>18282425.05</text:p>
          </table:table-cell>
          <table:table-cell table:formula="of:=MINA([.B352:.D352])" office:value-type="float" office:value="18282425.0462075">
            <text:p>18282425.05</text:p>
          </table:table-cell>
          <table:table-cell table:style-name="ce22" table:formula="of:=1 - [.B352] / [.$E352]" office:value-type="percentage" office:value="0">
            <text:p>0.00%</text:p>
          </table:table-cell>
          <table:table-cell table:style-name="ce22" table:formula="of:=1 - [.C352] / [.$E352]" office:value-type="percentage" office:value="0">
            <text:p>0.00%</text:p>
          </table:table-cell>
          <table:table-cell table:style-name="ce22" table:formula="of:=1 - [.D352] / [.$E352]" office:value-type="percentage" office:value="0">
            <text:p>0.00%</text:p>
          </table:table-cell>
          <table:table-cell/>
        </table:table-row>
        <table:table-row table:style-name="ro1">
          <table:table-cell table:formula="of:=[data.$A$49]" office:value-type="string" office:string-value="telecom">
            <text:p>telecom</text:p>
          </table:table-cell>
          <table:table-cell table:formula="of:=INDIRECT(&quot;data.C&quot;&amp;ROW([data.$C$53]) + 2 )" office:value-type="float" office:value="722324.68181284">
            <text:p>722324.68</text:p>
          </table:table-cell>
          <table:table-cell table:formula="of:=INDIRECT(&quot;data.I&quot;&amp;ROW([data.$I$53]) + 2 )" office:value-type="float" office:value="722273.861812727">
            <text:p>722273.86</text:p>
          </table:table-cell>
          <table:table-cell table:formula="of:=INDIRECT(&quot;data.S&quot;&amp;ROW([data.$S$53]) + 2 )" office:value-type="float" office:value="722260.001812697">
            <text:p>722260</text:p>
          </table:table-cell>
          <table:table-cell table:formula="of:=MINA([.B353:.D353])" office:value-type="float" office:value="722260.001812697">
            <text:p>722260</text:p>
          </table:table-cell>
          <table:table-cell table:style-name="ce22" table:formula="of:=1 - [.B353] / [.$E353]" office:value-type="percentage" office:value="-0.0000895522387791559">
            <text:p>-0.01%</text:p>
          </table:table-cell>
          <table:table-cell table:style-name="ce22" table:formula="of:=1 - [.C353] / [.$E353]" office:value-type="percentage" office:value="-0.000019189765451566">
            <text:p>0.00%</text:p>
          </table:table-cell>
          <table:table-cell table:style-name="ce22" table:formula="of:=1 - [.D353] / [.$E353]" office:value-type="percentage" office:value="0">
            <text:p>0.00%</text:p>
          </table:table-cell>
          <table:table-cell/>
        </table:table-row>
        <table:table-row table:style-name="ro1">
          <table:table-cell table:formula="of:=[data.$A$61]" office:value-type="string" office:string-value="PIP">
            <text:p>PIP</text:p>
          </table:table-cell>
          <table:table-cell table:formula="of:=INDIRECT(&quot;data.C&quot;&amp;ROW([data.$C$65]) + 2 )" office:value-type="float" office:value="38920520.640625">
            <text:p>38920520.64</text:p>
          </table:table-cell>
          <table:table-cell table:formula="of:=INDIRECT(&quot;data.I&quot;&amp;ROW([data.$I$65]) + 2 )" office:value-type="float" office:value="38920520.640625">
            <text:p>38920520.64</text:p>
          </table:table-cell>
          <table:table-cell table:formula="of:=INDIRECT(&quot;data.S&quot;&amp;ROW([data.$S$65]) + 2 )" office:value-type="float" office:value="38920520.640625">
            <text:p>38920520.64</text:p>
          </table:table-cell>
          <table:table-cell table:formula="of:=MINA([.B354:.D354])" office:value-type="float" office:value="38920520.640625">
            <text:p>38920520.64</text:p>
          </table:table-cell>
          <table:table-cell table:style-name="ce22" table:formula="of:=1 - [.B354] / [.$E354]" office:value-type="percentage" office:value="0">
            <text:p>0.00%</text:p>
          </table:table-cell>
          <table:table-cell table:style-name="ce22" table:formula="of:=1 - [.C354] / [.$E354]" office:value-type="percentage" office:value="0">
            <text:p>0.00%</text:p>
          </table:table-cell>
          <table:table-cell table:style-name="ce22" table:formula="of:=1 - [.D354] / [.$E354]" office:value-type="percentage" office:value="0">
            <text:p>0.00%</text:p>
          </table:table-cell>
          <table:table-cell/>
        </table:table-row>
        <table:table-row table:style-name="ro1">
          <table:table-cell table:formula="of:=[data.$A$73]" office:value-type="string" office:string-value="MPEG4">
            <text:p>MPEG4</text:p>
          </table:table-cell>
          <table:table-cell table:formula="of:=INDIRECT(&quot;data.C&quot;&amp;ROW([data.$C$77]) + 2 )" office:value-type="float" office:value="448187381.947782">
            <text:p>448187381.95</text:p>
          </table:table-cell>
          <table:table-cell table:formula="of:=INDIRECT(&quot;data.I&quot;&amp;ROW([data.$I$77]) + 2 )" office:value-type="float" office:value="448423926.046432">
            <text:p>448423926.05</text:p>
          </table:table-cell>
          <table:table-cell table:formula="of:=INDIRECT(&quot;data.S&quot;&amp;ROW([data.$S$77]) + 2 )" office:value-type="float" office:value="443790956.408691">
            <text:p>443790956.41</text:p>
          </table:table-cell>
          <table:table-cell table:formula="of:=MINA([.B355:.D355])" office:value-type="float" office:value="443790956.408691">
            <text:p>443790956.41</text:p>
          </table:table-cell>
          <table:table-cell table:style-name="ce22" table:formula="of:=1 - [.B355] / [.$E355]" office:value-type="percentage" office:value="-0.00990652350076804">
            <text:p>-0.99%</text:p>
          </table:table-cell>
          <table:table-cell table:style-name="ce22" table:formula="of:=1 - [.C355] / [.$E355]" office:value-type="percentage" office:value="-0.0104395314299159">
            <text:p>-1.04%</text:p>
          </table:table-cell>
          <table:table-cell table:style-name="ce22" table:formula="of:=1 - [.D355] / [.$E355]" office:value-type="percentage" office:value="0">
            <text:p>0.00%</text:p>
          </table:table-cell>
          <table:table-cell/>
        </table:table-row>
        <table:table-row table:style-name="ro1">
          <table:table-cell table:formula="of:=[data.$A$85]" office:value-type="string" office:string-value="MWD">
            <text:p>MWD</text:p>
          </table:table-cell>
          <table:table-cell table:formula="of:=INDIRECT(&quot;data.C&quot;&amp;ROW([data.$C$89]) + 2 )" office:value-type="float" office:value="73399624.0808828">
            <text:p>73399624.08</text:p>
          </table:table-cell>
          <table:table-cell table:formula="of:=INDIRECT(&quot;data.I&quot;&amp;ROW([data.$I$89]) + 2 )" office:value-type="float" office:value="73575234.3500625">
            <text:p>73575234.35</text:p>
          </table:table-cell>
          <table:table-cell table:formula="of:=INDIRECT(&quot;data.S&quot;&amp;ROW([data.$S$89]) + 2 )" office:value-type="float" office:value="73391146.34375">
            <text:p>73391146.34</text:p>
          </table:table-cell>
          <table:table-cell table:formula="of:=MINA([.B356:.D356])" office:value-type="float" office:value="73391146.34375">
            <text:p>73391146.34</text:p>
          </table:table-cell>
          <table:table-cell table:style-name="ce22" table:formula="of:=1 - [.B356] / [.$E356]" office:value-type="percentage" office:value="-0.000115514439481546">
            <text:p>-0.01%</text:p>
          </table:table-cell>
          <table:table-cell table:style-name="ce22" table:formula="of:=1 - [.C356] / [.$E356]" office:value-type="percentage" office:value="-0.00250831354302972">
            <text:p>-0.25%</text:p>
          </table:table-cell>
          <table:table-cell table:style-name="ce22" table:formula="of:=1 - [.D356] / [.$E356]" office:value-type="percentage" office:value="0">
            <text:p>0.00%</text:p>
          </table:table-cell>
          <table:table-cell/>
        </table:table-row>
        <table:table-row table:style-name="ro1">
          <table:table-cell table:formula="of:=[data.$A$97]" office:value-type="string" office:string-value="H.264 ctg 0">
            <text:p>H.264 ctg 0</text:p>
          </table:table-cell>
          <table:table-cell table:formula="of:=INDIRECT(&quot;data.C&quot;&amp;ROW([data.$C$101]) + 2 )" office:value-type="float" office:value="33952287.835896">
            <text:p>33952287.84</text:p>
          </table:table-cell>
          <table:table-cell table:formula="of:=INDIRECT(&quot;data.I&quot;&amp;ROW([data.$I$101]) + 2 )" office:value-type="float" office:value="33969204.2894153">
            <text:p>33969204.29</text:p>
          </table:table-cell>
          <table:table-cell table:formula="of:=INDIRECT(&quot;data.S&quot;&amp;ROW([data.$S$101]) + 2 )" office:value-type="float" office:value="33839456.6646073">
            <text:p>33839456.66</text:p>
          </table:table-cell>
          <table:table-cell table:formula="of:=MINA([.B357:.D357])" office:value-type="float" office:value="33839456.6646073">
            <text:p>33839456.66</text:p>
          </table:table-cell>
          <table:table-cell table:style-name="ce22" table:formula="of:=1 - [.B357] / [.$E357]" office:value-type="percentage" office:value="-0.00333430800639034">
            <text:p>-0.33%</text:p>
          </table:table-cell>
          <table:table-cell table:style-name="ce22" table:formula="of:=1 - [.C357] / [.$E357]" office:value-type="percentage" office:value="-0.00383421123140248">
            <text:p>-0.38%</text:p>
          </table:table-cell>
          <table:table-cell table:style-name="ce22" table:formula="of:=1 - [.D357] / [.$E357]" office:value-type="percentage" office:value="0">
            <text:p>0.00%</text:p>
          </table:table-cell>
          <table:table-cell/>
        </table:table-row>
        <table:table-row table:style-name="ro1">
          <table:table-cell table:formula="of:=[data.$A$109]" office:value-type="string" office:string-value="H.264 ctg 1">
            <text:p>H.264 ctg 1</text:p>
          </table:table-cell>
          <table:table-cell table:formula="of:=INDIRECT(&quot;data.C&quot;&amp;ROW([data.$C$113]) + 2 )" office:value-type="float" office:value="87494952.1390466">
            <text:p>87494952.14</text:p>
          </table:table-cell>
          <table:table-cell table:formula="of:=INDIRECT(&quot;data.I&quot;&amp;ROW([data.$I$113]) + 2 )" office:value-type="float" office:value="87566069.0760982">
            <text:p>87566069.08</text:p>
          </table:table-cell>
          <table:table-cell table:formula="of:=INDIRECT(&quot;data.S&quot;&amp;ROW([data.$S$113]) + 2 )" office:value-type="float" office:value="85530361.3959805">
            <text:p>85530361.4</text:p>
          </table:table-cell>
          <table:table-cell table:formula="of:=MINA([.B358:.D358])" office:value-type="float" office:value="85530361.3959805">
            <text:p>85530361.4</text:p>
          </table:table-cell>
          <table:table-cell table:style-name="ce22" table:formula="of:=1 - [.B358] / [.$E358]" office:value-type="percentage" office:value="-0.0229695129425516">
            <text:p>-2.30%</text:p>
          </table:table-cell>
          <table:table-cell table:style-name="ce22" table:formula="of:=1 - [.C358] / [.$E358]" office:value-type="percentage" office:value="-0.0238009947215465">
            <text:p>-2.38%</text:p>
          </table:table-cell>
          <table:table-cell table:style-name="ce22" table:formula="of:=1 - [.D358] / [.$E358]" office:value-type="percentage" office:value="0">
            <text:p>0.00%</text:p>
          </table:table-cell>
          <table:table-cell/>
        </table:table-row>
        <table:table-row table:style-name="ro1">
          <table:table-cell table:formula="of:=[data.$A$121]" office:value-type="string" office:string-value="VOPD ctg 1">
            <text:p>VOPD ctg 1</text:p>
          </table:table-cell>
          <table:table-cell table:formula="of:=INDIRECT(&quot;data.C&quot;&amp;ROW([data.$C$125]) + 2 )" office:value-type="float" office:value="235295922.781597">
            <text:p>235295922.78</text:p>
          </table:table-cell>
          <table:table-cell table:formula="of:=INDIRECT(&quot;data.I&quot;&amp;ROW([data.$I$125]) + 2 )" office:value-type="float" office:value="235152179.689575">
            <text:p>235152179.69</text:p>
          </table:table-cell>
          <table:table-cell table:formula="of:=INDIRECT(&quot;data.S&quot;&amp;ROW([data.$S$125]) + 2 )" office:value-type="float" office:value="235098361.187988">
            <text:p>235098361.19</text:p>
          </table:table-cell>
          <table:table-cell table:formula="of:=MINA([.B359:.D359])" office:value-type="float" office:value="235098361.187988">
            <text:p>235098361.19</text:p>
          </table:table-cell>
          <table:table-cell table:style-name="ce22" table:formula="of:=1 - [.B359] / [.$E359]" office:value-type="percentage" office:value="-0.000840335902856371">
            <text:p>-0.08%</text:p>
          </table:table-cell>
          <table:table-cell table:style-name="ce22" table:formula="of:=1 - [.C359] / [.$E359]" office:value-type="percentage" office:value="-0.000228919084399593">
            <text:p>-0.02%</text:p>
          </table:table-cell>
          <table:table-cell table:style-name="ce22" table:formula="of:=1 - [.D359] / [.$E359]" office:value-type="percentage" office:value="0">
            <text:p>0.00%</text:p>
          </table:table-cell>
          <table:table-cell/>
        </table:table-row>
        <table:table-row table:style-name="ro1">
          <table:table-cell table:formula="of:=[data.$A$133]" office:value-type="string" office:string-value="VOPD ctg 0">
            <text:p>VOPD ctg 0</text:p>
          </table:table-cell>
          <table:table-cell table:formula="of:=INDIRECT(&quot;data.C&quot;&amp;ROW([data.$C$137]) + 2 )" office:value-type="float" office:value="251768817.515472">
            <text:p>251768817.52</text:p>
          </table:table-cell>
          <table:table-cell table:formula="of:=INDIRECT(&quot;data.I&quot;&amp;ROW([data.$I$137]) + 2 )" office:value-type="float" office:value="251730213.539041">
            <text:p>251730213.54</text:p>
          </table:table-cell>
          <table:table-cell table:formula="of:=INDIRECT(&quot;data.S&quot;&amp;ROW([data.$S$137]) + 2 )" office:value-type="float" office:value="251036553.011719">
            <text:p>251036553.01</text:p>
          </table:table-cell>
          <table:table-cell table:formula="of:=MINA([.B360:.D360])" office:value-type="float" office:value="251036553.011719">
            <text:p>251036553.01</text:p>
          </table:table-cell>
          <table:table-cell table:style-name="ce22" table:formula="of:=1 - [.B360] / [.$E360]" office:value-type="percentage" office:value="-0.0029169636651234">
            <text:p>-0.29%</text:p>
          </table:table-cell>
          <table:table-cell table:style-name="ce22" table:formula="of:=1 - [.C360] / [.$E360]" office:value-type="percentage" office:value="-0.0027631853568737">
            <text:p>-0.28%</text:p>
          </table:table-cell>
          <table:table-cell table:style-name="ce22" table:formula="of:=1 - [.D360] / [.$E360]" office:value-type="percentage" office:value="0">
            <text:p>0.00%</text:p>
          </table:table-cell>
          <table:table-cell/>
        </table:table-row>
        <table:table-row table:style-name="ro1">
          <table:table-cell table:formula="of:=[data.$A$145]" office:value-type="string" office:string-value="MMS ctg 0">
            <text:p>MMS ctg 0</text:p>
          </table:table-cell>
          <table:table-cell table:formula="of:=INDIRECT(&quot;data.C&quot;&amp;ROW([data.$C$149]) + 2 )" office:value-type="float" office:value="3988949608.5946">
            <text:p>3988949608.59</text:p>
          </table:table-cell>
          <table:table-cell table:formula="of:=INDIRECT(&quot;data.I&quot;&amp;ROW([data.$I$149]) + 2 )" office:value-type="float" office:value="3994290341.69364">
            <text:p>3994290341.69</text:p>
          </table:table-cell>
          <table:table-cell table:formula="of:=INDIRECT(&quot;data.S&quot;&amp;ROW([data.$S$149]) + 2 )" office:value-type="float" office:value="3946942529.80993">
            <text:p>3946942529.81</text:p>
          </table:table-cell>
          <table:table-cell table:formula="of:=MINA([.B361:.D361])" office:value-type="float" office:value="3946942529.80993">
            <text:p>3946942529.81</text:p>
          </table:table-cell>
          <table:table-cell table:style-name="ce22" table:formula="of:=1 - [.B361] / [.$E361]" office:value-type="percentage" office:value="-0.0106429415851397">
            <text:p>-1.06%</text:p>
          </table:table-cell>
          <table:table-cell table:style-name="ce22" table:formula="of:=1 - [.C361] / [.$E361]" office:value-type="percentage" office:value="-0.0119960732962561">
            <text:p>-1.20%</text:p>
          </table:table-cell>
          <table:table-cell table:style-name="ce22" table:formula="of:=1 - [.D361] / [.$E361]" office:value-type="percentage" office:value="0">
            <text:p>0.00%</text:p>
          </table:table-cell>
          <table:table-cell/>
        </table:table-row>
        <table:table-row table:style-name="ro1">
          <table:table-cell table:formula="of:=[data.$A$157]" office:value-type="string" office:string-value="MMS ctg 1">
            <text:p>MMS ctg 1</text:p>
          </table:table-cell>
          <table:table-cell table:formula="of:=INDIRECT(&quot;data.C&quot;&amp;ROW([data.$C$161]) + 2 )" office:value-type="float" office:value="5654145116.02801">
            <text:p>5654145116.03</text:p>
          </table:table-cell>
          <table:table-cell table:formula="of:=INDIRECT(&quot;data.I&quot;&amp;ROW([data.$I$161]) + 2 )" office:value-type="float" office:value="4210349985.13016">
            <text:p>4210349985.13</text:p>
          </table:table-cell>
          <table:table-cell table:formula="of:=INDIRECT(&quot;data.S&quot;&amp;ROW([data.$S$161]) + 2 )" office:value-type="float" office:value="4205901803.39639">
            <text:p>4205901803.4</text:p>
          </table:table-cell>
          <table:table-cell table:formula="of:=MINA([.B362:.D362])" office:value-type="float" office:value="4205901803.39639">
            <text:p>4205901803.4</text:p>
          </table:table-cell>
          <table:table-cell table:style-name="ce22" table:formula="of:=1 - [.B362] / [.$E362]" office:value-type="percentage" office:value="-0.344335978424917">
            <text:p>-34.43%</text:p>
          </table:table-cell>
          <table:table-cell table:style-name="ce22" table:formula="of:=1 - [.C362] / [.$E362]" office:value-type="percentage" office:value="-0.00105760475201255">
            <text:p>-0.11%</text:p>
          </table:table-cell>
          <table:table-cell table:style-name="ce22" table:formula="of:=1 - [.D362] / [.$E362]" office:value-type="percentage" office:value="0">
            <text:p>0.00%</text:p>
          </table:table-cell>
          <table:table-cell/>
        </table:table-row>
        <table:table-row table:style-name="ro1" table:number-rows-repeated="19">
          <table:table-cell table:number-columns-repeated="9"/>
        </table:table-row>
        <table:table-row table:style-name="ro1">
          <table:table-cell office:value-type="string">
            <text:p>MPEG4</text:p>
          </table:table-cell>
          <table:table-cell table:number-columns-repeated="2"/>
          <table:table-cell>
            <draw:frame table:end-cell-address="chart.I398" table:end-x="0.8098in" table:end-y="0.0528in" draw:z-index="14" draw:style-name="gr1" svg:width="6.9433in" svg:height="2.7508in" svg:x="0.0441in" svg:y="0.1469in">
              <draw:object draw:notify-on-update-of-ranges="chart.A384:chart.A387 chart.B383:chart.B383 chart.B384:chart.B387 chart.C383:chart.C383 chart.C384:chart.C387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string">
            <text:p>OSA Initial temperature</text:p>
          </table:table-cell>
          <table:table-cell office:value-type="string">
            <text:p>SA &lt; OSA</text:p>
          </table:table-cell>
          <table:table-cell office:value-type="string">
            <text:p>OSA &lt; SA</text:p>
          </table:table-cell>
          <table:table-cell table:number-columns-repeated="6"/>
        </table:table-row>
        <table:table-row table:style-name="ro1">
          <table:table-cell table:style-name="ce33" office:value-type="float" office:value="1">
            <text:p>1E+00</text:p>
          </table:table-cell>
          <table:table-cell table:style-name="ce22" office:value-type="percentage" office:value="0.359">
            <text:p>35.90%</text:p>
          </table:table-cell>
          <table:table-cell table:style-name="ce22" office:value-type="percentage" office:value="0.287">
            <text:p>28.70%</text:p>
          </table:table-cell>
          <table:table-cell table:number-columns-repeated="6"/>
        </table:table-row>
        <table:table-row table:style-name="ro1">
          <table:table-cell table:style-name="ce33" office:value-type="float" office:value="100">
            <text:p>1E+02</text:p>
          </table:table-cell>
          <table:table-cell table:style-name="ce22" office:value-type="percentage" office:value="0.351">
            <text:p>35.10%</text:p>
          </table:table-cell>
          <table:table-cell table:style-name="ce22" office:value-type="percentage" office:value="0.306">
            <text:p>30.60%</text:p>
          </table:table-cell>
          <table:table-cell table:number-columns-repeated="6"/>
        </table:table-row>
        <table:table-row table:style-name="ro1">
          <table:table-cell table:style-name="ce33" office:value-type="float" office:value="100000">
            <text:p>1E+05</text:p>
          </table:table-cell>
          <table:table-cell table:style-name="ce22" office:value-type="percentage" office:value="0.334">
            <text:p>33.40%</text:p>
          </table:table-cell>
          <table:table-cell table:style-name="ce22" office:value-type="percentage" office:value="0.299">
            <text:p>29.90%</text:p>
          </table:table-cell>
          <table:table-cell table:number-columns-repeated="6"/>
        </table:table-row>
        <table:table-row table:style-name="ro1">
          <table:table-cell table:style-name="ce33" office:value-type="float" office:value="10000000000">
            <text:p>1E+10</text:p>
          </table:table-cell>
          <table:table-cell table:style-name="ce22" office:value-type="percentage" office:value="0.282">
            <text:p>28.20%</text:p>
          </table:table-cell>
          <table:table-cell table:style-name="ce22" office:value-type="percentage" office:value="0.355">
            <text:p>35.50%</text:p>
          </table:table-cell>
          <table:table-cell table:number-columns-repeated="6"/>
        </table:table-row>
        <table:table-row table:style-name="ro1" table:number-rows-repeated="11">
          <table:table-cell table:number-columns-repeated="9"/>
        </table:table-row>
        <table:table-row table:style-name="ro1">
          <table:table-cell office:value-type="string">
            <text:p>MWD</text:p>
          </table:table-cell>
          <table:table-cell table:number-columns-repeated="8"/>
        </table:table-row>
        <table:table-row table:style-name="ro1">
          <table:table-cell office:value-type="string">
            <text:p>OSA Initial temperature</text:p>
          </table:table-cell>
          <table:table-cell office:value-type="string">
            <text:p>SA &lt; OSA</text:p>
          </table:table-cell>
          <table:table-cell office:value-type="string">
            <text:p>OSA &lt; SA</text:p>
          </table:table-cell>
          <table:table-cell>
            <draw:frame table:end-cell-address="chart.I415" table:end-x="0.7654in" table:end-y="0.0843in" draw:z-index="15" draw:style-name="gr1" svg:width="6.9433in" svg:height="2.7508in" svg:x="-0.0004in" svg:y="0.0008in">
              <draw:object draw:notify-on-update-of-ranges="chart.A401:chart.A405 chart.B400:chart.B400 chart.B401:chart.B405 chart.C400:chart.C400 chart.C401:chart.C405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style-name="ce33" office:value-type="float" office:value="1">
            <text:p>1E+00</text:p>
          </table:table-cell>
          <table:table-cell table:style-name="ce22" office:value-type="percentage" office:value="0.143">
            <text:p>14.30%</text:p>
          </table:table-cell>
          <table:table-cell table:style-name="ce22" office:value-type="percentage" office:value="0.007">
            <text:p>0.70%</text:p>
          </table:table-cell>
          <table:table-cell table:number-columns-repeated="6"/>
        </table:table-row>
        <table:table-row table:style-name="ro1">
          <table:table-cell table:style-name="ce33" office:value-type="float" office:value="2">
            <text:p>2E+00</text:p>
          </table:table-cell>
          <table:table-cell table:style-name="ce22" office:value-type="percentage" office:value="0.154">
            <text:p>15.40%</text:p>
          </table:table-cell>
          <table:table-cell table:style-name="ce22" office:value-type="percentage" office:value="0.007">
            <text:p>0.70%</text:p>
          </table:table-cell>
          <table:table-cell table:number-columns-repeated="6"/>
        </table:table-row>
        <table:table-row table:style-name="ro1">
          <table:table-cell table:style-name="ce33" office:value-type="float" office:value="100">
            <text:p>1E+02</text:p>
          </table:table-cell>
          <table:table-cell table:style-name="ce22" office:value-type="percentage" office:value="0.048">
            <text:p>4.80%</text:p>
          </table:table-cell>
          <table:table-cell table:style-name="ce22" office:value-type="percentage" office:value="0.007">
            <text:p>0.70%</text:p>
          </table:table-cell>
          <table:table-cell table:number-columns-repeated="6"/>
        </table:table-row>
        <table:table-row table:style-name="ro1">
          <table:table-cell table:style-name="ce33" office:value-type="float" office:value="100000">
            <text:p>1E+05</text:p>
          </table:table-cell>
          <table:table-cell table:style-name="ce22" office:value-type="percentage" office:value="0.038">
            <text:p>3.80%</text:p>
          </table:table-cell>
          <table:table-cell table:style-name="ce22" office:value-type="percentage" office:value="0.007">
            <text:p>0.70%</text:p>
          </table:table-cell>
          <table:table-cell table:number-columns-repeated="6"/>
        </table:table-row>
        <table:table-row table:style-name="ro1">
          <table:table-cell table:style-name="ce33" office:value-type="float" office:value="10000000000">
            <text:p>1E+10</text:p>
          </table:table-cell>
          <table:table-cell table:style-name="ce22" office:value-type="percentage" office:value="0.005">
            <text:p>0.50%</text:p>
          </table:table-cell>
          <table:table-cell table:style-name="ce22" office:value-type="percentage" office:value="0.007">
            <text:p>0.70%</text:p>
          </table:table-cell>
          <table:table-cell table:number-columns-repeated="6"/>
        </table:table-row>
        <table:table-row table:style-name="ro1" table:number-rows-repeated="10">
          <table:table-cell table:number-columns-repeated="9"/>
        </table:table-row>
        <table:table-row table:style-name="ro1">
          <table:table-cell office:value-type="string">
            <text:p>H.264 ctg 0</text:p>
          </table:table-cell>
          <table:table-cell table:number-columns-repeated="8"/>
        </table:table-row>
        <table:table-row table:style-name="ro1">
          <table:table-cell office:value-type="string">
            <text:p>OSA Initial temperature</text:p>
          </table:table-cell>
          <table:table-cell office:value-type="string">
            <text:p>SA &lt; OSA</text:p>
          </table:table-cell>
          <table:table-cell office:value-type="string">
            <text:p>OSA &lt; SA</text:p>
          </table:table-cell>
          <table:table-cell>
            <draw:frame table:end-cell-address="chart.I432" table:end-x="0.7654in" table:end-y="0.0846in" draw:z-index="16" draw:style-name="gr1" svg:width="6.9433in" svg:height="2.7508in" svg:x="-0.0004in" svg:y="0.0008in">
              <draw:object draw:notify-on-update-of-ranges="chart.A418:chart.A419 chart.B417:chart.B417 chart.B418:chart.B419 chart.C417:chart.C417 chart.C418:chart.C419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style-name="ce33" office:value-type="float" office:value="1">
            <text:p>1E+00</text:p>
          </table:table-cell>
          <table:table-cell table:style-name="ce22" office:value-type="percentage" office:value="0.384">
            <text:p>38.40%</text:p>
          </table:table-cell>
          <table:table-cell table:style-name="ce22" office:value-type="percentage" office:value="0.36">
            <text:p>36.00%</text:p>
          </table:table-cell>
          <table:table-cell table:number-columns-repeated="6"/>
        </table:table-row>
        <table:table-row table:style-name="ro1">
          <table:table-cell table:style-name="ce33" office:value-type="float" office:value="100">
            <text:p>1E+02</text:p>
          </table:table-cell>
          <table:table-cell table:style-name="ce22" office:value-type="percentage" office:value="0.375">
            <text:p>37.50%</text:p>
          </table:table-cell>
          <table:table-cell table:style-name="ce22" office:value-type="percentage" office:value="0.382">
            <text:p>38.20%</text:p>
          </table:table-cell>
          <table:table-cell table:number-columns-repeated="6"/>
        </table:table-row>
        <table:table-row table:style-name="ro1" table:number-rows-repeated="13">
          <table:table-cell table:number-columns-repeated="9"/>
        </table:table-row>
        <table:table-row table:style-name="ro1">
          <table:table-cell office:value-type="string">
            <text:p>MMS ctg 0</text:p>
          </table:table-cell>
          <table:table-cell table:number-columns-repeated="8"/>
        </table:table-row>
        <table:table-row table:style-name="ro1">
          <table:table-cell office:value-type="string">
            <text:p>OSA Initial temperature</text:p>
          </table:table-cell>
          <table:table-cell office:value-type="string">
            <text:p>SA &lt; OSA</text:p>
          </table:table-cell>
          <table:table-cell office:value-type="string">
            <text:p>OSA &lt; SA</text:p>
          </table:table-cell>
          <table:table-cell>
            <draw:frame table:end-cell-address="chart.I449" table:end-x="0.7654in" table:end-y="0.0843in" draw:z-index="17" draw:style-name="gr1" svg:width="6.9433in" svg:height="2.7508in" svg:x="-0.0004in" svg:y="0.0008in">
              <draw:object draw:notify-on-update-of-ranges="chart.A435:chart.A443 chart.B434:chart.B434 chart.B435:chart.B443 chart.C434:chart.C434 chart.C435:chart.C443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style-name="ce33" office:value-type="float" office:value="1">
            <text:p>1E+00</text:p>
          </table:table-cell>
          <table:table-cell table:style-name="ce22" office:value-type="percentage" office:value="0.606">
            <text:p>60.60%</text:p>
          </table:table-cell>
          <table:table-cell table:style-name="ce22" office:value-type="percentage" office:value="0.386">
            <text:p>38.60%</text:p>
          </table:table-cell>
          <table:table-cell table:number-columns-repeated="6"/>
        </table:table-row>
        <table:table-row table:style-name="ro1">
          <table:table-cell table:style-name="ce33" office:value-type="float" office:value="2">
            <text:p>2E+00</text:p>
          </table:table-cell>
          <table:table-cell table:style-name="ce22" office:value-type="percentage" office:value="0.575">
            <text:p>57.50%</text:p>
          </table:table-cell>
          <table:table-cell table:style-name="ce22" office:value-type="percentage" office:value="0.413">
            <text:p>41.30%</text:p>
          </table:table-cell>
          <table:table-cell table:number-columns-repeated="6"/>
        </table:table-row>
        <table:table-row table:style-name="ro1">
          <table:table-cell table:style-name="ce33" office:value-type="float" office:value="10">
            <text:p>1E+01</text:p>
          </table:table-cell>
          <table:table-cell table:style-name="ce22" office:value-type="percentage" office:value="0.561">
            <text:p>56.10%</text:p>
          </table:table-cell>
          <table:table-cell table:style-name="ce22" office:value-type="percentage" office:value="0.432">
            <text:p>43.20%</text:p>
          </table:table-cell>
          <table:table-cell table:number-columns-repeated="6"/>
        </table:table-row>
        <table:table-row table:style-name="ro1">
          <table:table-cell table:style-name="ce33" office:value-type="float" office:value="20">
            <text:p>2E+01</text:p>
          </table:table-cell>
          <table:table-cell table:style-name="ce22" office:value-type="percentage" office:value="0.58">
            <text:p>58.00%</text:p>
          </table:table-cell>
          <table:table-cell table:style-name="ce22" office:value-type="percentage" office:value="0.41">
            <text:p>41.00%</text:p>
          </table:table-cell>
          <table:table-cell table:number-columns-repeated="6"/>
        </table:table-row>
        <table:table-row table:style-name="ro1">
          <table:table-cell table:style-name="ce33" office:value-type="float" office:value="100">
            <text:p>1E+02</text:p>
          </table:table-cell>
          <table:table-cell table:style-name="ce22" office:value-type="percentage" office:value="0.546">
            <text:p>54.60%</text:p>
          </table:table-cell>
          <table:table-cell table:style-name="ce22" office:value-type="percentage" office:value="0.443">
            <text:p>44.30%</text:p>
          </table:table-cell>
          <table:table-cell table:number-columns-repeated="6"/>
        </table:table-row>
        <table:table-row table:style-name="ro1">
          <table:table-cell table:style-name="ce33" office:value-type="float" office:value="1000">
            <text:p>1E+03</text:p>
          </table:table-cell>
          <table:table-cell table:style-name="ce22" office:value-type="percentage" office:value="0.551">
            <text:p>55.10%</text:p>
          </table:table-cell>
          <table:table-cell table:style-name="ce22" office:value-type="percentage" office:value="0.438">
            <text:p>43.80%</text:p>
          </table:table-cell>
          <table:table-cell table:number-columns-repeated="6"/>
        </table:table-row>
        <table:table-row table:style-name="ro1">
          <table:table-cell table:style-name="ce33" office:value-type="float" office:value="10000">
            <text:p>1E+04</text:p>
          </table:table-cell>
          <table:table-cell table:style-name="ce22" office:value-type="percentage" office:value="0.543">
            <text:p>54.30%</text:p>
          </table:table-cell>
          <table:table-cell table:style-name="ce22" office:value-type="percentage" office:value="0.446">
            <text:p>44.60%</text:p>
          </table:table-cell>
          <table:table-cell table:number-columns-repeated="6"/>
        </table:table-row>
        <table:table-row table:style-name="ro1">
          <table:table-cell table:style-name="ce33" office:value-type="float" office:value="1000000000000">
            <text:p>1E+12</text:p>
          </table:table-cell>
          <table:table-cell table:style-name="ce22" office:value-type="percentage" office:value="0.512">
            <text:p>51.20%</text:p>
          </table:table-cell>
          <table:table-cell table:style-name="ce22" office:value-type="percentage" office:value="0.472">
            <text:p>47.20%</text:p>
          </table:table-cell>
          <table:table-cell table:number-columns-repeated="6"/>
        </table:table-row>
        <table:table-row table:style-name="ro1">
          <table:table-cell table:style-name="ce33" office:value-type="float" office:value="1E+017">
            <text:p>1E+17</text:p>
          </table:table-cell>
          <table:table-cell table:style-name="ce22" office:value-type="percentage" office:value="0.489">
            <text:p>48.90%</text:p>
          </table:table-cell>
          <table:table-cell table:style-name="ce22" office:value-type="percentage" office:value="0.5">
            <text:p>50.00%</text:p>
          </table:table-cell>
          <table:table-cell table:number-columns-repeated="6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>
            <text:p>MMS ctg 1</text:p>
          </table:table-cell>
          <table:table-cell table:number-columns-repeated="8"/>
        </table:table-row>
        <table:table-row table:style-name="ro1">
          <table:table-cell office:value-type="string">
            <text:p>OSA Initial temperature</text:p>
          </table:table-cell>
          <table:table-cell office:value-type="string">
            <text:p>SA &lt; OSA</text:p>
          </table:table-cell>
          <table:table-cell office:value-type="string">
            <text:p>OSA &lt; SA</text:p>
          </table:table-cell>
          <table:table-cell>
            <draw:frame table:end-cell-address="chart.I466" table:end-x="0.7654in" table:end-y="0.0843in" draw:z-index="18" draw:style-name="gr1" svg:width="6.9433in" svg:height="2.7508in" svg:x="-0.0004in" svg:y="0.0008in">
              <draw:object draw:notify-on-update-of-ranges="chart.A452:chart.A461 chart.B451:chart.B451 chart.B452:chart.B461 chart.C451:chart.C451 chart.C452:chart.C461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style-name="ce33" office:value-type="float" office:value="1">
            <text:p>1E+00</text:p>
          </table:table-cell>
          <table:table-cell table:style-name="ce22" office:value-type="percentage" office:value="0.57">
            <text:p>57.00%</text:p>
          </table:table-cell>
          <table:table-cell table:style-name="ce22" office:value-type="percentage" office:value="0.428">
            <text:p>42.80%</text:p>
          </table:table-cell>
          <table:table-cell table:number-columns-repeated="6"/>
        </table:table-row>
        <table:table-row table:style-name="ro1">
          <table:table-cell table:style-name="ce33" office:value-type="float" office:value="100000">
            <text:p>1E+05</text:p>
          </table:table-cell>
          <table:table-cell table:style-name="ce22" office:value-type="percentage" office:value="0.554">
            <text:p>55.40%</text:p>
          </table:table-cell>
          <table:table-cell table:style-name="ce22" office:value-type="percentage" office:value="0.442">
            <text:p>44.20%</text:p>
          </table:table-cell>
          <table:table-cell table:number-columns-repeated="6"/>
        </table:table-row>
        <table:table-row table:style-name="ro1">
          <table:table-cell table:style-name="ce33" office:value-type="float" office:value="1000000000">
            <text:p>1E+09</text:p>
          </table:table-cell>
          <table:table-cell table:style-name="ce22" office:value-type="percentage" office:value="0.57">
            <text:p>57.00%</text:p>
          </table:table-cell>
          <table:table-cell table:style-name="ce22" office:value-type="percentage" office:value="0.428">
            <text:p>42.80%</text:p>
          </table:table-cell>
          <table:table-cell table:number-columns-repeated="6"/>
        </table:table-row>
        <table:table-row table:style-name="ro1">
          <table:table-cell table:style-name="ce33" office:value-type="float" office:value="1000000000000">
            <text:p>1E+12</text:p>
          </table:table-cell>
          <table:table-cell table:style-name="ce22" office:value-type="percentage" office:value="0.597">
            <text:p>59.70%</text:p>
          </table:table-cell>
          <table:table-cell table:style-name="ce22" office:value-type="percentage" office:value="0.403">
            <text:p>40.30%</text:p>
          </table:table-cell>
          <table:table-cell table:number-columns-repeated="6"/>
        </table:table-row>
        <table:table-row table:style-name="ro1">
          <table:table-cell table:style-name="ce33" office:value-type="float" office:value="1E+017">
            <text:p>1E+17</text:p>
          </table:table-cell>
          <table:table-cell table:style-name="ce22" office:value-type="percentage" office:value="0.561">
            <text:p>56.10%</text:p>
          </table:table-cell>
          <table:table-cell table:style-name="ce22" office:value-type="percentage" office:value="0.438">
            <text:p>43.80%</text:p>
          </table:table-cell>
          <table:table-cell table:number-columns-repeated="6"/>
        </table:table-row>
        <table:table-row table:style-name="ro1">
          <table:table-cell table:style-name="ce33" office:value-type="float" office:value="1E+022">
            <text:p>1E+22</text:p>
          </table:table-cell>
          <table:table-cell table:style-name="ce22" office:value-type="percentage" office:value="0.551">
            <text:p>55.10%</text:p>
          </table:table-cell>
          <table:table-cell table:style-name="ce22" office:value-type="percentage" office:value="0.448">
            <text:p>44.80%</text:p>
          </table:table-cell>
          <table:table-cell table:number-columns-repeated="6"/>
        </table:table-row>
        <table:table-row table:style-name="ro1">
          <table:table-cell table:style-name="ce33" office:value-type="float" office:value="1E+027">
            <text:p>1E+27</text:p>
          </table:table-cell>
          <table:table-cell table:style-name="ce22" office:value-type="percentage" office:value="0.567">
            <text:p>56.70%</text:p>
          </table:table-cell>
          <table:table-cell table:style-name="ce22" office:value-type="percentage" office:value="0.424">
            <text:p>42.40%</text:p>
          </table:table-cell>
          <table:table-cell table:number-columns-repeated="6"/>
        </table:table-row>
        <table:table-row table:style-name="ro1">
          <table:table-cell table:style-name="ce33" office:value-type="float" office:value="1E+037">
            <text:p>1E+37</text:p>
          </table:table-cell>
          <table:table-cell table:style-name="ce22" office:value-type="percentage" office:value="0.558">
            <text:p>55.80%</text:p>
          </table:table-cell>
          <table:table-cell table:style-name="ce22" office:value-type="percentage" office:value="0.438">
            <text:p>43.80%</text:p>
          </table:table-cell>
          <table:table-cell table:number-columns-repeated="6"/>
        </table:table-row>
        <table:table-row table:style-name="ro1">
          <table:table-cell table:style-name="ce33" office:value-type="float" office:value="1E+057">
            <text:p>1E+57</text:p>
          </table:table-cell>
          <table:table-cell table:style-name="ce22" office:value-type="percentage" office:value="0.584">
            <text:p>58.40%</text:p>
          </table:table-cell>
          <table:table-cell table:style-name="ce22" office:value-type="percentage" office:value="0.411">
            <text:p>41.10%</text:p>
          </table:table-cell>
          <table:table-cell table:number-columns-repeated="6"/>
        </table:table-row>
        <table:table-row table:style-name="ro1">
          <table:table-cell table:style-name="ce33" office:value-type="float" office:value="1E+107">
            <text:p>1E+107</text:p>
          </table:table-cell>
          <table:table-cell table:style-name="ce22" office:value-type="percentage" office:value="0.58">
            <text:p>58.00%</text:p>
          </table:table-cell>
          <table:table-cell table:style-name="ce22" office:value-type="percentage" office:value="0.418">
            <text:p>41.80%</text:p>
          </table:table-cell>
          <table:table-cell table:number-columns-repeated="6"/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>
            <text:p>consumer</text:p>
          </table:table-cell>
          <table:table-cell table:number-columns-repeated="8"/>
        </table:table-row>
        <table:table-row table:style-name="ro1">
          <table:table-cell office:value-type="string">
            <text:p>OSA Initial temperature</text:p>
          </table:table-cell>
          <table:table-cell office:value-type="string">
            <text:p>SA &lt; OSA</text:p>
          </table:table-cell>
          <table:table-cell office:value-type="string">
            <text:p>OSA &lt; SA</text:p>
          </table:table-cell>
          <table:table-cell>
            <draw:frame table:end-cell-address="chart.I483" table:end-x="0.7654in" table:end-y="0.0846in" draw:z-index="19" draw:style-name="gr1" svg:width="6.9433in" svg:height="2.7508in" svg:x="-0.0004in" svg:y="0.0008in">
              <draw:object draw:notify-on-update-of-ranges="chart.A469:chart.A470 chart.B468:chart.B468 chart.B469:chart.B470 chart.C468:chart.C468 chart.C469:chart.C470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style-name="ce33" office:value-type="float" office:value="1">
            <text:p>1E+00</text:p>
          </table:table-cell>
          <table:table-cell table:style-name="ce22" office:value-type="percentage" office:value="0.006">
            <text:p>0.60%</text:p>
          </table:table-cell>
          <table:table-cell table:style-name="ce22" office:value-type="percentage" office:value="0.002">
            <text:p>0.20%</text:p>
          </table:table-cell>
          <table:table-cell table:number-columns-repeated="6"/>
        </table:table-row>
        <table:table-row table:style-name="ro1">
          <table:table-cell table:style-name="ce33" office:value-type="float" office:value="2">
            <text:p>2E+00</text:p>
          </table:table-cell>
          <table:table-cell table:style-name="ce22" office:value-type="percentage" office:value="0.002">
            <text:p>0.20%</text:p>
          </table:table-cell>
          <table:table-cell table:style-name="ce22" office:value-type="percentage" office:value="0.002">
            <text:p>0.20%</text:p>
          </table:table-cell>
          <table:table-cell table:number-columns-repeated="6"/>
        </table:table-row>
        <table:table-row table:style-name="ro1" table:number-rows-repeated="8">
          <table:table-cell table:style-name="ce33"/>
          <table:table-cell table:style-name="ce22" table:number-columns-repeated="2"/>
          <table:table-cell table:number-columns-repeated="6"/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>
            <text:p>Benchmark</text:p>
          </table:table-cell>
          <table:table-cell table:style-name="ce34" office:value-type="string">
            <text:p>OSA w/o clustering # best solution</text:p>
          </table:table-cell>
          <table:table-cell table:style-name="ce34" office:value-type="string">
            <text:p>OSA # best solution</text:p>
          </table:table-cell>
          <table:table-cell>
            <draw:frame table:end-cell-address="chart.M508" table:end-x="0.1354in" table:end-y="0.1264in" draw:z-index="20" draw:style-name="gr1" svg:width="9.8252in" svg:height="4.372in" svg:x="0.0441in" svg:y="0.0217in">
              <draw:object draw:notify-on-update-of-ranges="chart.A485:chart.A498 chart.B484:chart.B484 chart.B485:chart.B498 chart.C484:chart.C484 chart.C485:chart.C498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formula="of:=[data.$A$1]" office:value-type="string" office:string-value="auto-indust">
            <text:p>auto-indust</text:p>
          </table:table-cell>
          <table:table-cell table:formula="of:=INDIRECT(&quot;data.F&quot;&amp;ROW([data.$F$5]) + 4 )" office:value-type="percentage" office:value="0.29">
            <text:p>29.00%</text:p>
          </table:table-cell>
          <table:table-cell table:formula="of:=INDIRECT(&quot;data.I&quot;&amp;ROW([data.$I$5]) + 4 )" office:value-type="percentage" office:value="0.972">
            <text:p>97.20%</text:p>
          </table:table-cell>
          <table:table-cell table:number-columns-repeated="6"/>
        </table:table-row>
        <table:table-row table:style-name="ro1">
          <table:table-cell table:formula="of:=[data.$A$13]" office:value-type="string" office:string-value="consumer">
            <text:p>consumer</text:p>
          </table:table-cell>
          <table:table-cell table:formula="of:=INDIRECT(&quot;data.F&quot;&amp;ROW([data.$F$17]) + 4 )" office:value-type="percentage" office:value="0.496">
            <text:p>49.60%</text:p>
          </table:table-cell>
          <table:table-cell table:formula="of:=INDIRECT(&quot;data.I&quot;&amp;ROW([data.$I$17]) + 4 )" office:value-type="percentage" office:value="0.994">
            <text:p>99.40%</text:p>
          </table:table-cell>
          <table:table-cell table:number-columns-repeated="6"/>
        </table:table-row>
        <table:table-row table:style-name="ro1">
          <table:table-cell table:formula="of:=[data.$A$25]" office:value-type="string" office:string-value="networking">
            <text:p>networking</text:p>
          </table:table-cell>
          <table:table-cell table:formula="of:=INDIRECT(&quot;data.F&quot;&amp;ROW([data.$F$29]) + 4 )" office:value-type="percentage" office:value="1">
            <text:p>100.00%</text:p>
          </table:table-cell>
          <table:table-cell table:formula="of:=INDIRECT(&quot;data.I&quot;&amp;ROW([data.$I$29]) + 4 )" office:value-type="percentage" office:value="1">
            <text:p>100.00%</text:p>
          </table:table-cell>
          <table:table-cell table:number-columns-repeated="6"/>
        </table:table-row>
        <table:table-row table:style-name="ro1">
          <table:table-cell table:formula="of:=[data.$A$37]" office:value-type="string" office:string-value="office-automation">
            <text:p>office-automation</text:p>
          </table:table-cell>
          <table:table-cell table:formula="of:=INDIRECT(&quot;data.F&quot;&amp;ROW([data.$F$41]) + 4 )" office:value-type="percentage" office:value="1">
            <text:p>100.00%</text:p>
          </table:table-cell>
          <table:table-cell table:formula="of:=INDIRECT(&quot;data.I&quot;&amp;ROW([data.$I$41]) + 4 )" office:value-type="percentage" office:value="1">
            <text:p>100.00%</text:p>
          </table:table-cell>
          <table:table-cell table:number-columns-repeated="6"/>
        </table:table-row>
        <table:table-row table:style-name="ro1">
          <table:table-cell table:formula="of:=[data.$A$49]" office:value-type="string" office:string-value="telecom">
            <text:p>telecom</text:p>
          </table:table-cell>
          <table:table-cell table:formula="of:=INDIRECT(&quot;data.F&quot;&amp;ROW([data.$F$53]) + 4 )" office:value-type="percentage" office:value="0.731">
            <text:p>73.10%</text:p>
          </table:table-cell>
          <table:table-cell table:formula="of:=INDIRECT(&quot;data.I&quot;&amp;ROW([data.$I$53]) + 4 )" office:value-type="percentage" office:value="0.999">
            <text:p>99.90%</text:p>
          </table:table-cell>
          <table:table-cell table:number-columns-repeated="6"/>
        </table:table-row>
        <table:table-row table:style-name="ro1">
          <table:table-cell table:formula="of:=[data.$A$61]" office:value-type="string" office:string-value="PIP">
            <text:p>PIP</text:p>
          </table:table-cell>
          <table:table-cell table:formula="of:=INDIRECT(&quot;data.F&quot;&amp;ROW([data.$F$65]) + 4 )" office:value-type="percentage" office:value="1">
            <text:p>100.00%</text:p>
          </table:table-cell>
          <table:table-cell table:formula="of:=INDIRECT(&quot;data.I&quot;&amp;ROW([data.$I$65]) + 4 )" office:value-type="percentage" office:value="1">
            <text:p>100.00%</text:p>
          </table:table-cell>
          <table:table-cell table:number-columns-repeated="6"/>
        </table:table-row>
        <table:table-row table:style-name="ro1">
          <table:table-cell table:formula="of:=[data.$A$73]" office:value-type="string" office:string-value="MPEG4">
            <text:p>MPEG4</text:p>
          </table:table-cell>
          <table:table-cell table:formula="of:=INDIRECT(&quot;data.F&quot;&amp;ROW([data.$F$77]) + 4 )" office:value-type="percentage" office:value="0.278">
            <text:p>27.80%</text:p>
          </table:table-cell>
          <table:table-cell table:formula="of:=INDIRECT(&quot;data.I&quot;&amp;ROW([data.$I$77]) + 4 )" office:value-type="percentage" office:value="0.375">
            <text:p>37.50%</text:p>
          </table:table-cell>
          <table:table-cell table:number-columns-repeated="6"/>
        </table:table-row>
        <table:table-row table:style-name="ro1">
          <table:table-cell table:formula="of:=[data.$A$85]" office:value-type="string" office:string-value="MWD">
            <text:p>MWD</text:p>
          </table:table-cell>
          <table:table-cell table:formula="of:=INDIRECT(&quot;data.F&quot;&amp;ROW([data.$F$89]) + 4 )" office:value-type="percentage" office:value="0.504">
            <text:p>50.40%</text:p>
          </table:table-cell>
          <table:table-cell table:formula="of:=INDIRECT(&quot;data.I&quot;&amp;ROW([data.$I$89]) + 4 )" office:value-type="percentage" office:value="0.857">
            <text:p>85.70%</text:p>
          </table:table-cell>
          <table:table-cell table:number-columns-repeated="6"/>
        </table:table-row>
        <table:table-row table:style-name="ro1">
          <table:table-cell table:formula="of:=[data.$A$97]" office:value-type="string" office:string-value="H.264 ctg 0">
            <text:p>H.264 ctg 0</text:p>
          </table:table-cell>
          <table:table-cell table:formula="of:=INDIRECT(&quot;data.F&quot;&amp;ROW([data.$F$101]) + 4 )" office:value-type="percentage" office:value="0.128">
            <text:p>12.80%</text:p>
          </table:table-cell>
          <table:table-cell table:formula="of:=INDIRECT(&quot;data.I&quot;&amp;ROW([data.$I$101]) + 4 )" office:value-type="percentage" office:value="0.418">
            <text:p>41.80%</text:p>
          </table:table-cell>
          <table:table-cell table:number-columns-repeated="6"/>
        </table:table-row>
        <table:table-row table:style-name="ro1">
          <table:table-cell table:formula="of:=[data.$A$109]" office:value-type="string" office:string-value="H.264 ctg 1">
            <text:p>H.264 ctg 1</text:p>
          </table:table-cell>
          <table:table-cell table:formula="of:=INDIRECT(&quot;data.F&quot;&amp;ROW([data.$F$113]) + 4 )" office:value-type="percentage" office:value="0.029">
            <text:p>2.90%</text:p>
          </table:table-cell>
          <table:table-cell table:formula="of:=INDIRECT(&quot;data.I&quot;&amp;ROW([data.$I$113]) + 4 )" office:value-type="percentage" office:value="0.038">
            <text:p>3.80%</text:p>
          </table:table-cell>
          <table:table-cell table:number-columns-repeated="6"/>
        </table:table-row>
        <table:table-row table:style-name="ro1">
          <table:table-cell table:formula="of:=[data.$A$121]" office:value-type="string" office:string-value="VOPD ctg 1">
            <text:p>VOPD ctg 1</text:p>
          </table:table-cell>
          <table:table-cell table:formula="of:=INDIRECT(&quot;data.F&quot;&amp;ROW([data.$F$125]) + 4 )" office:value-type="percentage" office:value="0.613">
            <text:p>61.30%</text:p>
          </table:table-cell>
          <table:table-cell table:formula="of:=INDIRECT(&quot;data.I&quot;&amp;ROW([data.$I$125]) + 4 )" office:value-type="percentage" office:value="0.876">
            <text:p>87.60%</text:p>
          </table:table-cell>
          <table:table-cell table:number-columns-repeated="6"/>
        </table:table-row>
        <table:table-row table:style-name="ro1">
          <table:table-cell table:formula="of:=[data.$A$133]" office:value-type="string" office:string-value="VOPD ctg 0">
            <text:p>VOPD ctg 0</text:p>
          </table:table-cell>
          <table:table-cell table:formula="of:=INDIRECT(&quot;data.F&quot;&amp;ROW([data.$F$137]) + 4 )" office:value-type="percentage" office:value="0.025">
            <text:p>2.50%</text:p>
          </table:table-cell>
          <table:table-cell table:formula="of:=INDIRECT(&quot;data.I&quot;&amp;ROW([data.$I$137]) + 4 )" office:value-type="percentage" office:value="0.086">
            <text:p>8.60%</text:p>
          </table:table-cell>
          <table:table-cell table:number-columns-repeated="6"/>
        </table:table-row>
        <table:table-row table:style-name="ro1">
          <table:table-cell table:formula="of:=[data.$A$145]" office:value-type="string" office:string-value="MMS ctg 0">
            <text:p>MMS ctg 0</text:p>
          </table:table-cell>
          <table:table-cell table:formula="of:=INDIRECT(&quot;data.F&quot;&amp;ROW([data.$F$149]) + 4 )" office:value-type="percentage" office:value="0.003">
            <text:p>0.30%</text:p>
          </table:table-cell>
          <table:table-cell table:formula="of:=INDIRECT(&quot;data.I&quot;&amp;ROW([data.$I$149]) + 4 )" office:value-type="percentage" office:value="0.01">
            <text:p>1.00%</text:p>
          </table:table-cell>
          <table:table-cell table:number-columns-repeated="6"/>
        </table:table-row>
        <table:table-row table:style-name="ro1">
          <table:table-cell table:formula="of:=[data.$A$157]" office:value-type="string" office:string-value="MMS ctg 1">
            <text:p>MMS ctg 1</text:p>
          </table:table-cell>
          <table:table-cell table:formula="of:=INDIRECT(&quot;data.F&quot;&amp;ROW([data.$F$161]) + 4 )" office:value-type="percentage" office:value="0.001">
            <text:p>0.10%</text:p>
          </table:table-cell>
          <table:table-cell table:formula="of:=INDIRECT(&quot;data.I&quot;&amp;ROW([data.$I$161]) + 4 )" office:value-type="percentage" office:value="0.002">
            <text:p>0.20%</text:p>
          </table:table-cell>
          <table:table-cell table:number-columns-repeated="6"/>
        </table:table-row>
        <table:table-row table:style-name="ro1" table:number-rows-repeated="10">
          <table:table-cell table:number-columns-repeated="9"/>
        </table:table-row>
        <table:table-row table:style-name="ro1">
          <table:table-cell office:value-type="string">
            <text:p>Benchmark</text:p>
          </table:table-cell>
          <table:table-cell table:style-name="ce19" office:value-type="string">
            <text:p>OSA w/o clustering min. energy</text:p>
          </table:table-cell>
          <table:table-cell table:style-name="ce19" office:value-type="string">
            <text:p>OSA min. energy</text:p>
          </table:table-cell>
          <table:table-cell office:value-type="string">
            <text:p>Min. cost</text:p>
          </table:table-cell>
          <table:table-cell office:value-type="string">
            <text:p>OSA w/o clustering VS minimum energy</text:p>
          </table:table-cell>
          <table:table-cell office:value-type="string">
            <text:p>OSA VS minimum energy</text:p>
          </table:table-cell>
          <table:table-cell table:number-columns-repeated="3"/>
        </table:table-row>
        <table:table-row table:style-name="ro1">
          <table:table-cell table:formula="of:=[data.$A$1]" office:value-type="string" office:string-value="auto-indust">
            <text:p>auto-indust</text:p>
          </table:table-cell>
          <table:table-cell table:formula="of:=INDIRECT(&quot;data.F&quot;&amp;ROW([data.$F$5]) - 2 )" office:value-type="float" office:value="1013285.00256109">
            <text:p>1013285</text:p>
          </table:table-cell>
          <table:table-cell table:formula="of:=INDIRECT(&quot;data.I&quot;&amp;ROW([data.$I$5]) - 2 )" office:value-type="float" office:value="1013285.00256109">
            <text:p>1013285</text:p>
          </table:table-cell>
          <table:table-cell table:formula="of:=MINA([.B510:.C510])" office:value-type="float" office:value="1013285.00256109">
            <text:p>1013285</text:p>
          </table:table-cell>
          <table:table-cell table:style-name="ce22" table:formula="of:=1 - [.B510] / [.$D510]" office:value-type="percentage" office:value="0">
            <text:p>0.00%</text:p>
          </table:table-cell>
          <table:table-cell table:style-name="ce22" table:formula="of:=1 - [.C510] / [.$D510]" office:value-type="percentage" office:value="0">
            <text:p>0.00%</text:p>
          </table:table-cell>
          <table:table-cell table:number-columns-repeated="3"/>
        </table:table-row>
        <table:table-row table:style-name="ro1">
          <table:table-cell table:formula="of:=[data.$A$13]" office:value-type="string" office:string-value="consumer">
            <text:p>consumer</text:p>
          </table:table-cell>
          <table:table-cell table:formula="of:=INDIRECT(&quot;data.F&quot;&amp;ROW([data.$F$17]) - 2 )" office:value-type="float" office:value="312410000.78392">
            <text:p>312410000.78</text:p>
          </table:table-cell>
          <table:table-cell table:formula="of:=INDIRECT(&quot;data.I&quot;&amp;ROW([data.$I$17]) - 2 )" office:value-type="float" office:value="312410000.78392">
            <text:p>312410000.78</text:p>
          </table:table-cell>
          <table:table-cell table:formula="of:=MINA([.B511:.C511])" office:value-type="float" office:value="312410000.78392">
            <text:p>312410000.78</text:p>
          </table:table-cell>
          <table:table-cell table:style-name="ce22" table:formula="of:=1 - [.B511] / [.$D511]" office:value-type="percentage" office:value="0">
            <text:p>0.00%</text:p>
          </table:table-cell>
          <table:table-cell table:style-name="ce22" table:formula="of:=1 - [.C511] / [.$D511]" office:value-type="percentage" office:value="0">
            <text:p>0.00%</text:p>
          </table:table-cell>
          <table:table-cell table:number-columns-repeated="3"/>
        </table:table-row>
        <table:table-row table:style-name="ro1">
          <table:table-cell table:formula="of:=[data.$A$25]" office:value-type="string" office:string-value="networking">
            <text:p>networking</text:p>
          </table:table-cell>
          <table:table-cell table:formula="of:=INDIRECT(&quot;data.F&quot;&amp;ROW([data.$F$29]) - 2 )" office:value-type="float" office:value="681301787.25">
            <text:p>681301787.25</text:p>
          </table:table-cell>
          <table:table-cell table:formula="of:=INDIRECT(&quot;data.I&quot;&amp;ROW([data.$I$29]) - 2 )" office:value-type="float" office:value="681301787.25">
            <text:p>681301787.25</text:p>
          </table:table-cell>
          <table:table-cell table:formula="of:=MINA([.B512:.C512])" office:value-type="float" office:value="681301787.25">
            <text:p>681301787.25</text:p>
          </table:table-cell>
          <table:table-cell table:style-name="ce22" table:formula="of:=1 - [.B512] / [.$D512]" office:value-type="percentage" office:value="0">
            <text:p>0.00%</text:p>
          </table:table-cell>
          <table:table-cell table:style-name="ce22" table:formula="of:=1 - [.C512] / [.$D512]" office:value-type="percentage" office:value="0">
            <text:p>0.00%</text:p>
          </table:table-cell>
          <table:table-cell table:number-columns-repeated="3"/>
        </table:table-row>
        <table:table-row table:style-name="ro1">
          <table:table-cell table:formula="of:=[data.$A$37]" office:value-type="string" office:string-value="office-automation">
            <text:p>office-automation</text:p>
          </table:table-cell>
          <table:table-cell table:formula="of:=INDIRECT(&quot;data.F&quot;&amp;ROW([data.$F$41]) - 2 )" office:value-type="float" office:value="18282425.0462077">
            <text:p>18282425.05</text:p>
          </table:table-cell>
          <table:table-cell table:formula="of:=INDIRECT(&quot;data.I&quot;&amp;ROW([data.$I$41]) - 2 )" office:value-type="float" office:value="18282425.0462077">
            <text:p>18282425.05</text:p>
          </table:table-cell>
          <table:table-cell table:formula="of:=MINA([.B513:.C513])" office:value-type="float" office:value="18282425.0462077">
            <text:p>18282425.05</text:p>
          </table:table-cell>
          <table:table-cell table:style-name="ce22" table:formula="of:=1 - [.B513] / [.$D513]" office:value-type="percentage" office:value="0">
            <text:p>0.00%</text:p>
          </table:table-cell>
          <table:table-cell table:style-name="ce22" table:formula="of:=1 - [.C513] / [.$D513]" office:value-type="percentage" office:value="0">
            <text:p>0.00%</text:p>
          </table:table-cell>
          <table:table-cell table:number-columns-repeated="3"/>
        </table:table-row>
        <table:table-row table:style-name="ro1">
          <table:table-cell table:formula="of:=[data.$A$49]" office:value-type="string" office:string-value="telecom">
            <text:p>telecom</text:p>
          </table:table-cell>
          <table:table-cell table:formula="of:=INDIRECT(&quot;data.F&quot;&amp;ROW([data.$F$53]) - 2 )" office:value-type="float" office:value="722260.001812697">
            <text:p>722260</text:p>
          </table:table-cell>
          <table:table-cell table:formula="of:=INDIRECT(&quot;data.I&quot;&amp;ROW([data.$I$53]) - 2 )" office:value-type="float" office:value="722260.001812697">
            <text:p>722260</text:p>
          </table:table-cell>
          <table:table-cell table:formula="of:=MINA([.B514:.C514])" office:value-type="float" office:value="722260.001812697">
            <text:p>722260</text:p>
          </table:table-cell>
          <table:table-cell table:style-name="ce22" table:formula="of:=1 - [.B514] / [.$D514]" office:value-type="percentage" office:value="0">
            <text:p>0.00%</text:p>
          </table:table-cell>
          <table:table-cell table:style-name="ce22" table:formula="of:=1 - [.C514] / [.$D514]" office:value-type="percentage" office:value="0">
            <text:p>0.00%</text:p>
          </table:table-cell>
          <table:table-cell table:number-columns-repeated="3"/>
        </table:table-row>
        <table:table-row table:style-name="ro1">
          <table:table-cell table:formula="of:=[data.$A$61]" office:value-type="string" office:string-value="PIP">
            <text:p>PIP</text:p>
          </table:table-cell>
          <table:table-cell table:formula="of:=INDIRECT(&quot;data.F&quot;&amp;ROW([data.$F$65]) - 2 )" office:value-type="float" office:value="38920520.640625">
            <text:p>38920520.64</text:p>
          </table:table-cell>
          <table:table-cell table:formula="of:=INDIRECT(&quot;data.I&quot;&amp;ROW([data.$I$65]) - 2 )" office:value-type="float" office:value="38920520.640625">
            <text:p>38920520.64</text:p>
          </table:table-cell>
          <table:table-cell table:formula="of:=MINA([.B515:.C515])" office:value-type="float" office:value="38920520.640625">
            <text:p>38920520.64</text:p>
          </table:table-cell>
          <table:table-cell table:style-name="ce22" table:formula="of:=1 - [.B515] / [.$D515]" office:value-type="percentage" office:value="0">
            <text:p>0.00%</text:p>
          </table:table-cell>
          <table:table-cell table:style-name="ce22" table:formula="of:=1 - [.C515] / [.$D515]" office:value-type="percentage" office:value="0">
            <text:p>0.00%</text:p>
          </table:table-cell>
          <table:table-cell table:number-columns-repeated="3"/>
        </table:table-row>
        <table:table-row table:style-name="ro1">
          <table:table-cell table:formula="of:=[data.$A$73]" office:value-type="string" office:string-value="MPEG4">
            <text:p>MPEG4</text:p>
          </table:table-cell>
          <table:table-cell table:formula="of:=INDIRECT(&quot;data.F&quot;&amp;ROW([data.$F$77]) - 2 )" office:value-type="float" office:value="443790956.408691">
            <text:p>443790956.41</text:p>
          </table:table-cell>
          <table:table-cell table:formula="of:=INDIRECT(&quot;data.I&quot;&amp;ROW([data.$I$77]) - 2 )" office:value-type="float" office:value="443790956.408691">
            <text:p>443790956.41</text:p>
          </table:table-cell>
          <table:table-cell table:formula="of:=MINA([.B516:.C516])" office:value-type="float" office:value="443790956.408691">
            <text:p>443790956.41</text:p>
          </table:table-cell>
          <table:table-cell table:style-name="ce22" table:formula="of:=1 - [.B516] / [.$D516]" office:value-type="percentage" office:value="0">
            <text:p>0.00%</text:p>
          </table:table-cell>
          <table:table-cell table:style-name="ce22" table:formula="of:=1 - [.C516] / [.$D516]" office:value-type="percentage" office:value="0">
            <text:p>0.00%</text:p>
          </table:table-cell>
          <table:table-cell table:number-columns-repeated="3"/>
        </table:table-row>
        <table:table-row table:style-name="ro1">
          <table:table-cell table:formula="of:=[data.$A$85]" office:value-type="string" office:string-value="MWD">
            <text:p>MWD</text:p>
          </table:table-cell>
          <table:table-cell table:formula="of:=INDIRECT(&quot;data.F&quot;&amp;ROW([data.$F$89]) - 2 )" office:value-type="float" office:value="73391146.34375">
            <text:p>73391146.34</text:p>
          </table:table-cell>
          <table:table-cell table:formula="of:=INDIRECT(&quot;data.I&quot;&amp;ROW([data.$I$89]) - 2 )" office:value-type="float" office:value="73391146.34375">
            <text:p>73391146.34</text:p>
          </table:table-cell>
          <table:table-cell table:formula="of:=MINA([.B517:.C517])" office:value-type="float" office:value="73391146.34375">
            <text:p>73391146.34</text:p>
          </table:table-cell>
          <table:table-cell table:style-name="ce22" table:formula="of:=1 - [.B517] / [.$D517]" office:value-type="percentage" office:value="0">
            <text:p>0.00%</text:p>
          </table:table-cell>
          <table:table-cell table:style-name="ce22" table:formula="of:=1 - [.C517] / [.$D517]" office:value-type="percentage" office:value="0">
            <text:p>0.00%</text:p>
          </table:table-cell>
          <table:table-cell table:number-columns-repeated="3"/>
        </table:table-row>
        <table:table-row table:style-name="ro1">
          <table:table-cell table:formula="of:=[data.$A$97]" office:value-type="string" office:string-value="H.264 ctg 0">
            <text:p>H.264 ctg 0</text:p>
          </table:table-cell>
          <table:table-cell table:formula="of:=INDIRECT(&quot;data.F&quot;&amp;ROW([data.$F$101]) - 2 )" office:value-type="float" office:value="33839456.6646069">
            <text:p>33839456.66</text:p>
          </table:table-cell>
          <table:table-cell table:formula="of:=INDIRECT(&quot;data.I&quot;&amp;ROW([data.$I$101]) - 2 )" office:value-type="float" office:value="33839456.6646069">
            <text:p>33839456.66</text:p>
          </table:table-cell>
          <table:table-cell table:formula="of:=MINA([.B518:.C518])" office:value-type="float" office:value="33839456.6646069">
            <text:p>33839456.66</text:p>
          </table:table-cell>
          <table:table-cell table:style-name="ce22" table:formula="of:=1 - [.B518] / [.$D518]" office:value-type="percentage" office:value="0">
            <text:p>0.00%</text:p>
          </table:table-cell>
          <table:table-cell table:style-name="ce22" table:formula="of:=1 - [.C518] / [.$D518]" office:value-type="percentage" office:value="0">
            <text:p>0.00%</text:p>
          </table:table-cell>
          <table:table-cell table:number-columns-repeated="3"/>
        </table:table-row>
        <table:table-row table:style-name="ro1">
          <table:table-cell table:formula="of:=[data.$A$109]" office:value-type="string" office:string-value="H.264 ctg 1">
            <text:p>H.264 ctg 1</text:p>
          </table:table-cell>
          <table:table-cell table:formula="of:=INDIRECT(&quot;data.F&quot;&amp;ROW([data.$F$113]) - 2 )" office:value-type="float" office:value="85530361.3959798">
            <text:p>85530361.4</text:p>
          </table:table-cell>
          <table:table-cell table:formula="of:=INDIRECT(&quot;data.I&quot;&amp;ROW([data.$I$113]) - 2 )" office:value-type="float" office:value="85530361.3959798">
            <text:p>85530361.4</text:p>
          </table:table-cell>
          <table:table-cell table:formula="of:=MINA([.B519:.C519])" office:value-type="float" office:value="85530361.3959798">
            <text:p>85530361.4</text:p>
          </table:table-cell>
          <table:table-cell table:style-name="ce22" table:formula="of:=1 - [.B519] / [.$D519]" office:value-type="percentage" office:value="0">
            <text:p>0.00%</text:p>
          </table:table-cell>
          <table:table-cell table:style-name="ce22" table:formula="of:=1 - [.C519] / [.$D519]" office:value-type="percentage" office:value="0">
            <text:p>0.00%</text:p>
          </table:table-cell>
          <table:table-cell table:number-columns-repeated="3"/>
        </table:table-row>
        <table:table-row table:style-name="ro1">
          <table:table-cell table:formula="of:=[data.$A$121]" office:value-type="string" office:string-value="VOPD ctg 1">
            <text:p>VOPD ctg 1</text:p>
          </table:table-cell>
          <table:table-cell table:formula="of:=INDIRECT(&quot;data.F&quot;&amp;ROW([data.$F$125]) - 2 )" office:value-type="float" office:value="235098361.187988">
            <text:p>235098361.19</text:p>
          </table:table-cell>
          <table:table-cell table:formula="of:=INDIRECT(&quot;data.I&quot;&amp;ROW([data.$I$125]) - 2 )" office:value-type="float" office:value="235098361.187988">
            <text:p>235098361.19</text:p>
          </table:table-cell>
          <table:table-cell table:formula="of:=MINA([.B520:.C520])" office:value-type="float" office:value="235098361.187988">
            <text:p>235098361.19</text:p>
          </table:table-cell>
          <table:table-cell table:style-name="ce22" table:formula="of:=1 - [.B520] / [.$D520]" office:value-type="percentage" office:value="0">
            <text:p>0.00%</text:p>
          </table:table-cell>
          <table:table-cell table:style-name="ce22" table:formula="of:=1 - [.C520] / [.$D520]" office:value-type="percentage" office:value="0">
            <text:p>0.00%</text:p>
          </table:table-cell>
          <table:table-cell table:number-columns-repeated="3"/>
        </table:table-row>
        <table:table-row table:style-name="ro1">
          <table:table-cell table:formula="of:=[data.$A$133]" office:value-type="string" office:string-value="VOPD ctg 0">
            <text:p>VOPD ctg 0</text:p>
          </table:table-cell>
          <table:table-cell table:formula="of:=INDIRECT(&quot;data.F&quot;&amp;ROW([data.$F$137]) - 2 )" office:value-type="float" office:value="251036553.011719">
            <text:p>251036553.01</text:p>
          </table:table-cell>
          <table:table-cell table:formula="of:=INDIRECT(&quot;data.I&quot;&amp;ROW([data.$I$137]) - 2 )" office:value-type="float" office:value="251036553.011719">
            <text:p>251036553.01</text:p>
          </table:table-cell>
          <table:table-cell table:formula="of:=MINA([.B521:.C521])" office:value-type="float" office:value="251036553.011719">
            <text:p>251036553.01</text:p>
          </table:table-cell>
          <table:table-cell table:style-name="ce22" table:formula="of:=1 - [.B521] / [.$D521]" office:value-type="percentage" office:value="0">
            <text:p>0.00%</text:p>
          </table:table-cell>
          <table:table-cell table:style-name="ce22" table:formula="of:=1 - [.C521] / [.$D521]" office:value-type="percentage" office:value="0">
            <text:p>0.00%</text:p>
          </table:table-cell>
          <table:table-cell table:number-columns-repeated="3"/>
        </table:table-row>
        <table:table-row table:style-name="ro1">
          <table:table-cell table:formula="of:=[data.$A$145]" office:value-type="string" office:string-value="MMS ctg 0">
            <text:p>MMS ctg 0</text:p>
          </table:table-cell>
          <table:table-cell table:formula="of:=INDIRECT(&quot;data.F&quot;&amp;ROW([data.$F$149]) - 2 )" office:value-type="float" office:value="3946942529.80985">
            <text:p>3946942529.81</text:p>
          </table:table-cell>
          <table:table-cell table:formula="of:=INDIRECT(&quot;data.I&quot;&amp;ROW([data.$I$149]) - 2 )" office:value-type="float" office:value="3946942529.80985">
            <text:p>3946942529.81</text:p>
          </table:table-cell>
          <table:table-cell table:formula="of:=MINA([.B522:.C522])" office:value-type="float" office:value="3946942529.80985">
            <text:p>3946942529.81</text:p>
          </table:table-cell>
          <table:table-cell table:style-name="ce22" table:formula="of:=1 - [.B522] / [.$D522]" office:value-type="percentage" office:value="0">
            <text:p>0.00%</text:p>
          </table:table-cell>
          <table:table-cell table:style-name="ce22" table:formula="of:=1 - [.C522] / [.$D522]" office:value-type="percentage" office:value="0">
            <text:p>0.00%</text:p>
          </table:table-cell>
          <table:table-cell table:number-columns-repeated="3"/>
        </table:table-row>
        <table:table-row table:style-name="ro1">
          <table:table-cell table:formula="of:=[data.$A$157]" office:value-type="string" office:string-value="MMS ctg 1">
            <text:p>MMS ctg 1</text:p>
          </table:table-cell>
          <table:table-cell table:formula="of:=INDIRECT(&quot;data.F&quot;&amp;ROW([data.$F$161]) - 2 )" office:value-type="float" office:value="4202547609.36404">
            <text:p>4202547609.36</text:p>
          </table:table-cell>
          <table:table-cell table:formula="of:=INDIRECT(&quot;data.I&quot;&amp;ROW([data.$I$161]) - 2 )" office:value-type="float" office:value="4201866362.61453">
            <text:p>4201866362.61</text:p>
          </table:table-cell>
          <table:table-cell table:formula="of:=MINA([.B523:.C523])" office:value-type="float" office:value="4201866362.61453">
            <text:p>4201866362.61</text:p>
          </table:table-cell>
          <table:table-cell table:style-name="ce22" table:formula="of:=1 - [.B523] / [.$D523]" office:value-type="percentage" office:value="-0.000162129561180446">
            <text:p>-0.02%</text:p>
          </table:table-cell>
          <table:table-cell table:style-name="ce22" table:formula="of:=1 - [.C523] / [.$D523]" office:value-type="percentage" office:value="0">
            <text:p>0.00%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Benchmark</text:p>
          </table:table-cell>
          <table:table-cell table:style-name="ce19" office:value-type="string">
            <text:p>SA avg. energy</text:p>
          </table:table-cell>
          <table:table-cell table:style-name="ce19" office:value-type="string">
            <text:p>OSA avg. energy</text:p>
          </table:table-cell>
          <table:table-cell office:value-type="string">
            <text:p>Min. avg. cost</text:p>
          </table:table-cell>
          <table:table-cell office:value-type="string">
            <text:p>OSA w/o clustering VS minimum average energy</text:p>
          </table:table-cell>
          <table:table-cell office:value-type="string">
            <text:p>OSA VS minimum average energy</text:p>
            <draw:frame table:end-cell-address="chart.P557" table:end-x="0.3283in" table:end-y="0.0953in" draw:z-index="21" draw:style-name="gr1" svg:width="8.7795in" svg:height="5.7839in" svg:x="1.25in" svg:y="0.0012in">
              <draw:object draw:notify-on-update-of-ranges="chart.A526:chart.A539 chart.E525:chart.E525 chart.E526:chart.E539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formula="of:=[data.$A$1]" office:value-type="string" office:string-value="auto-indust">
            <text:p>auto-indust</text:p>
          </table:table-cell>
          <table:table-cell table:formula="of:=INDIRECT(&quot;data.F&quot;&amp;ROW([data.$F$5]) + 2 )" office:value-type="float" office:value="1026105.50258954">
            <text:p>1026105.5</text:p>
          </table:table-cell>
          <table:table-cell table:formula="of:=INDIRECT(&quot;data.I&quot;&amp;ROW([data.$I$5]) + 2 )" office:value-type="float" office:value="1013654.60256191">
            <text:p>1013654.6</text:p>
          </table:table-cell>
          <table:table-cell table:formula="of:=MINA([.B526:.C526])" office:value-type="float" office:value="1013654.60256191">
            <text:p>1013654.6</text:p>
          </table:table-cell>
          <table:table-cell table:style-name="ce22" table:formula="of:=1 - [.B526] / [.$D526]" office:value-type="percentage" office:value="-0.0122831781123092">
            <text:p>-1.23%</text:p>
          </table:table-cell>
          <table:table-cell table:style-name="ce22" table:formula="of:=1 - [.C526] / [.$D526]" office:value-type="percentage" office:value="0">
            <text:p>0.00%</text:p>
          </table:table-cell>
          <table:table-cell table:number-columns-repeated="3"/>
        </table:table-row>
        <table:table-row table:style-name="ro1">
          <table:table-cell table:formula="of:=[data.$A$13]" office:value-type="string" office:string-value="consumer">
            <text:p>consumer</text:p>
          </table:table-cell>
          <table:table-cell table:formula="of:=INDIRECT(&quot;data.F&quot;&amp;ROW([data.$F$17]) + 2 )" office:value-type="float" office:value="315052640.789781">
            <text:p>315052640.79</text:p>
          </table:table-cell>
          <table:table-cell table:formula="of:=INDIRECT(&quot;data.I&quot;&amp;ROW([data.$I$17]) + 2 )" office:value-type="float" office:value="312456200.784018">
            <text:p>312456200.78</text:p>
          </table:table-cell>
          <table:table-cell table:formula="of:=MINA([.B527:.C527])" office:value-type="float" office:value="312456200.784018">
            <text:p>312456200.78</text:p>
          </table:table-cell>
          <table:table-cell table:style-name="ce22" table:formula="of:=1 - [.B527] / [.$D527]" office:value-type="percentage" office:value="-0.00830977269533451">
            <text:p>-0.83%</text:p>
          </table:table-cell>
          <table:table-cell table:style-name="ce22" table:formula="of:=1 - [.C527] / [.$D527]" office:value-type="percentage" office:value="0">
            <text:p>0.00%</text:p>
          </table:table-cell>
          <table:table-cell table:number-columns-repeated="3"/>
        </table:table-row>
        <table:table-row table:style-name="ro1">
          <table:table-cell table:formula="of:=[data.$A$25]" office:value-type="string" office:string-value="networking">
            <text:p>networking</text:p>
          </table:table-cell>
          <table:table-cell table:formula="of:=INDIRECT(&quot;data.F&quot;&amp;ROW([data.$F$29]) + 2 )" office:value-type="float" office:value="681301787.25">
            <text:p>681301787.25</text:p>
          </table:table-cell>
          <table:table-cell table:formula="of:=INDIRECT(&quot;data.I&quot;&amp;ROW([data.$I$29]) + 2 )" office:value-type="float" office:value="681301787.25">
            <text:p>681301787.25</text:p>
          </table:table-cell>
          <table:table-cell table:formula="of:=MINA([.B528:.C528])" office:value-type="float" office:value="681301787.25">
            <text:p>681301787.25</text:p>
          </table:table-cell>
          <table:table-cell table:style-name="ce22" table:formula="of:=1 - [.B528] / [.$D528]" office:value-type="percentage" office:value="0">
            <text:p>0.00%</text:p>
          </table:table-cell>
          <table:table-cell table:style-name="ce22" table:formula="of:=1 - [.C528] / [.$D528]" office:value-type="percentage" office:value="0">
            <text:p>0.00%</text:p>
          </table:table-cell>
          <table:table-cell table:number-columns-repeated="3"/>
        </table:table-row>
        <table:table-row table:style-name="ro1">
          <table:table-cell table:formula="of:=[data.$A$37]" office:value-type="string" office:string-value="office-automation">
            <text:p>office-automation</text:p>
          </table:table-cell>
          <table:table-cell table:formula="of:=INDIRECT(&quot;data.F&quot;&amp;ROW([data.$F$41]) + 2 )" office:value-type="float" office:value="18282425.0462075">
            <text:p>18282425.05</text:p>
          </table:table-cell>
          <table:table-cell table:formula="of:=INDIRECT(&quot;data.I&quot;&amp;ROW([data.$I$41]) + 2 )" office:value-type="float" office:value="18282425.0462075">
            <text:p>18282425.05</text:p>
          </table:table-cell>
          <table:table-cell table:formula="of:=MINA([.B529:.C529])" office:value-type="float" office:value="18282425.0462075">
            <text:p>18282425.05</text:p>
          </table:table-cell>
          <table:table-cell table:style-name="ce22" table:formula="of:=1 - [.B529] / [.$D529]" office:value-type="percentage" office:value="0">
            <text:p>0.00%</text:p>
          </table:table-cell>
          <table:table-cell table:style-name="ce22" table:formula="of:=1 - [.C529] / [.$D529]" office:value-type="percentage" office:value="0">
            <text:p>0.00%</text:p>
          </table:table-cell>
          <table:table-cell table:number-columns-repeated="3"/>
        </table:table-row>
        <table:table-row table:style-name="ro1">
          <table:table-cell table:formula="of:=[data.$A$49]" office:value-type="string" office:string-value="telecom">
            <text:p>telecom</text:p>
          </table:table-cell>
          <table:table-cell table:formula="of:=INDIRECT(&quot;data.F&quot;&amp;ROW([data.$F$53]) + 2 )" office:value-type="float" office:value="724593.101817874">
            <text:p>724593.1</text:p>
          </table:table-cell>
          <table:table-cell table:formula="of:=INDIRECT(&quot;data.I&quot;&amp;ROW([data.$I$53]) + 2 )" office:value-type="float" office:value="722273.861812727">
            <text:p>722273.86</text:p>
          </table:table-cell>
          <table:table-cell table:formula="of:=MINA([.B530:.C530])" office:value-type="float" office:value="722273.861812727">
            <text:p>722273.86</text:p>
          </table:table-cell>
          <table:table-cell table:style-name="ce22" table:formula="of:=1 - [.B530] / [.$D530]" office:value-type="percentage" office:value="-0.00321102580027799">
            <text:p>-0.32%</text:p>
          </table:table-cell>
          <table:table-cell table:style-name="ce22" table:formula="of:=1 - [.C530] / [.$D530]" office:value-type="percentage" office:value="0">
            <text:p>0.00%</text:p>
          </table:table-cell>
          <table:table-cell table:number-columns-repeated="3"/>
        </table:table-row>
        <table:table-row table:style-name="ro1">
          <table:table-cell table:formula="of:=[data.$A$61]" office:value-type="string" office:string-value="PIP">
            <text:p>PIP</text:p>
          </table:table-cell>
          <table:table-cell table:formula="of:=INDIRECT(&quot;data.F&quot;&amp;ROW([data.$F$65]) + 2 )" office:value-type="float" office:value="38920520.640625">
            <text:p>38920520.64</text:p>
          </table:table-cell>
          <table:table-cell table:formula="of:=INDIRECT(&quot;data.I&quot;&amp;ROW([data.$I$65]) + 2 )" office:value-type="float" office:value="38920520.640625">
            <text:p>38920520.64</text:p>
          </table:table-cell>
          <table:table-cell table:formula="of:=MINA([.B531:.C531])" office:value-type="float" office:value="38920520.640625">
            <text:p>38920520.64</text:p>
          </table:table-cell>
          <table:table-cell table:style-name="ce22" table:formula="of:=1 - [.B531] / [.$D531]" office:value-type="percentage" office:value="0">
            <text:p>0.00%</text:p>
          </table:table-cell>
          <table:table-cell table:style-name="ce22" table:formula="of:=1 - [.C531] / [.$D531]" office:value-type="percentage" office:value="0">
            <text:p>0.00%</text:p>
          </table:table-cell>
          <table:table-cell table:number-columns-repeated="3"/>
        </table:table-row>
        <table:table-row table:style-name="ro1">
          <table:table-cell table:formula="of:=[data.$A$73]" office:value-type="string" office:string-value="MPEG4">
            <text:p>MPEG4</text:p>
          </table:table-cell>
          <table:table-cell table:formula="of:=INDIRECT(&quot;data.F&quot;&amp;ROW([data.$F$77]) + 2 )" office:value-type="float" office:value="450423688.008044">
            <text:p>450423688.01</text:p>
          </table:table-cell>
          <table:table-cell table:formula="of:=INDIRECT(&quot;data.I&quot;&amp;ROW([data.$I$77]) + 2 )" office:value-type="float" office:value="448423926.046432">
            <text:p>448423926.05</text:p>
          </table:table-cell>
          <table:table-cell table:formula="of:=MINA([.B532:.C532])" office:value-type="float" office:value="448423926.046432">
            <text:p>448423926.05</text:p>
          </table:table-cell>
          <table:table-cell table:style-name="ce22" table:formula="of:=1 - [.B532] / [.$D532]" office:value-type="percentage" office:value="-0.00445953448390468">
            <text:p>-0.45%</text:p>
          </table:table-cell>
          <table:table-cell table:style-name="ce22" table:formula="of:=1 - [.C532] / [.$D532]" office:value-type="percentage" office:value="0">
            <text:p>0.00%</text:p>
          </table:table-cell>
          <table:table-cell table:number-columns-repeated="3"/>
        </table:table-row>
        <table:table-row table:style-name="ro1">
          <table:table-cell table:formula="of:=[data.$A$85]" office:value-type="string" office:string-value="MWD">
            <text:p>MWD</text:p>
          </table:table-cell>
          <table:table-cell table:formula="of:=INDIRECT(&quot;data.F&quot;&amp;ROW([data.$F$89]) + 2 )" office:value-type="float" office:value="74498096.5922344">
            <text:p>74498096.59</text:p>
          </table:table-cell>
          <table:table-cell table:formula="of:=INDIRECT(&quot;data.I&quot;&amp;ROW([data.$I$89]) + 2 )" office:value-type="float" office:value="73575234.3500625">
            <text:p>73575234.35</text:p>
          </table:table-cell>
          <table:table-cell table:formula="of:=MINA([.B533:.C533])" office:value-type="float" office:value="73575234.3500625">
            <text:p>73575234.35</text:p>
          </table:table-cell>
          <table:table-cell table:style-name="ce22" table:formula="of:=1 - [.B533] / [.$D533]" office:value-type="percentage" office:value="-0.0125431097885604">
            <text:p>-1.25%</text:p>
          </table:table-cell>
          <table:table-cell table:style-name="ce22" table:formula="of:=1 - [.C533] / [.$D533]" office:value-type="percentage" office:value="0">
            <text:p>0.00%</text:p>
          </table:table-cell>
          <table:table-cell table:number-columns-repeated="3"/>
        </table:table-row>
        <table:table-row table:style-name="ro1">
          <table:table-cell table:formula="of:=[data.$A$97]" office:value-type="string" office:string-value="H.264 ctg 0">
            <text:p>H.264 ctg 0</text:p>
          </table:table-cell>
          <table:table-cell table:formula="of:=INDIRECT(&quot;data.F&quot;&amp;ROW([data.$F$101]) + 2 )" office:value-type="float" office:value="34138923.0347389">
            <text:p>34138923.03</text:p>
          </table:table-cell>
          <table:table-cell table:formula="of:=INDIRECT(&quot;data.I&quot;&amp;ROW([data.$I$101]) + 2 )" office:value-type="float" office:value="33969204.2894153">
            <text:p>33969204.29</text:p>
          </table:table-cell>
          <table:table-cell table:formula="of:=MINA([.B534:.C534])" office:value-type="float" office:value="33969204.2894153">
            <text:p>33969204.29</text:p>
          </table:table-cell>
          <table:table-cell table:style-name="ce22" table:formula="of:=1 - [.B534] / [.$D534]" office:value-type="percentage" office:value="-0.00499625319090802">
            <text:p>-0.50%</text:p>
          </table:table-cell>
          <table:table-cell table:style-name="ce22" table:formula="of:=1 - [.C534] / [.$D534]" office:value-type="percentage" office:value="0">
            <text:p>0.00%</text:p>
          </table:table-cell>
          <table:table-cell table:number-columns-repeated="3"/>
        </table:table-row>
        <table:table-row table:style-name="ro1">
          <table:table-cell table:formula="of:=[data.$A$109]" office:value-type="string" office:string-value="H.264 ctg 1">
            <text:p>H.264 ctg 1</text:p>
          </table:table-cell>
          <table:table-cell table:formula="of:=INDIRECT(&quot;data.F&quot;&amp;ROW([data.$F$113]) + 2 )" office:value-type="float" office:value="88497001.3510712">
            <text:p>88497001.35</text:p>
          </table:table-cell>
          <table:table-cell table:formula="of:=INDIRECT(&quot;data.I&quot;&amp;ROW([data.$I$113]) + 2 )" office:value-type="float" office:value="87566069.0760982">
            <text:p>87566069.08</text:p>
          </table:table-cell>
          <table:table-cell table:formula="of:=MINA([.B535:.C535])" office:value-type="float" office:value="87566069.0760982">
            <text:p>87566069.08</text:p>
          </table:table-cell>
          <table:table-cell table:style-name="ce22" table:formula="of:=1 - [.B535] / [.$D535]" office:value-type="percentage" office:value="-0.0106311986457217">
            <text:p>-1.06%</text:p>
          </table:table-cell>
          <table:table-cell table:style-name="ce22" table:formula="of:=1 - [.C535] / [.$D535]" office:value-type="percentage" office:value="0">
            <text:p>0.00%</text:p>
          </table:table-cell>
          <table:table-cell table:number-columns-repeated="3"/>
        </table:table-row>
        <table:table-row table:style-name="ro1">
          <table:table-cell table:formula="of:=[data.$A$121]" office:value-type="string" office:string-value="VOPD ctg 1">
            <text:p>VOPD ctg 1</text:p>
          </table:table-cell>
          <table:table-cell table:formula="of:=INDIRECT(&quot;data.F&quot;&amp;ROW([data.$F$125]) + 2 )" office:value-type="float" office:value="235569670.409567">
            <text:p>235569670.41</text:p>
          </table:table-cell>
          <table:table-cell table:formula="of:=INDIRECT(&quot;data.I&quot;&amp;ROW([data.$I$125]) + 2 )" office:value-type="float" office:value="235152179.689575">
            <text:p>235152179.69</text:p>
          </table:table-cell>
          <table:table-cell table:formula="of:=MINA([.B536:.C536])" office:value-type="float" office:value="235152179.689575">
            <text:p>235152179.69</text:p>
          </table:table-cell>
          <table:table-cell table:style-name="ce22" table:formula="of:=1 - [.B536] / [.$D536]" office:value-type="percentage" office:value="-0.00177540654967845">
            <text:p>-0.18%</text:p>
          </table:table-cell>
          <table:table-cell table:style-name="ce22" table:formula="of:=1 - [.C536] / [.$D536]" office:value-type="percentage" office:value="0">
            <text:p>0.00%</text:p>
          </table:table-cell>
          <table:table-cell table:number-columns-repeated="3"/>
        </table:table-row>
        <table:table-row table:style-name="ro1">
          <table:table-cell table:formula="of:=[data.$A$133]" office:value-type="string" office:string-value="VOPD ctg 0">
            <text:p>VOPD ctg 0</text:p>
          </table:table-cell>
          <table:table-cell table:formula="of:=INDIRECT(&quot;data.F&quot;&amp;ROW([data.$F$137]) + 2 )" office:value-type="float" office:value="253002744.582643">
            <text:p>253002744.58</text:p>
          </table:table-cell>
          <table:table-cell table:formula="of:=INDIRECT(&quot;data.I&quot;&amp;ROW([data.$I$137]) + 2 )" office:value-type="float" office:value="251730213.539041">
            <text:p>251730213.54</text:p>
          </table:table-cell>
          <table:table-cell table:formula="of:=MINA([.B537:.C537])" office:value-type="float" office:value="251730213.539041">
            <text:p>251730213.54</text:p>
          </table:table-cell>
          <table:table-cell table:style-name="ce22" table:formula="of:=1 - [.B537] / [.$D537]" office:value-type="percentage" office:value="-0.00505513829949789">
            <text:p>-0.51%</text:p>
          </table:table-cell>
          <table:table-cell table:style-name="ce22" table:formula="of:=1 - [.C537] / [.$D537]" office:value-type="percentage" office:value="0">
            <text:p>0.00%</text:p>
          </table:table-cell>
          <table:table-cell table:number-columns-repeated="3"/>
        </table:table-row>
        <table:table-row table:style-name="ro1">
          <table:table-cell table:formula="of:=[data.$A$145]" office:value-type="string" office:string-value="MMS ctg 0">
            <text:p>MMS ctg 0</text:p>
          </table:table-cell>
          <table:table-cell table:formula="of:=INDIRECT(&quot;data.F&quot;&amp;ROW([data.$F$149]) + 2 )" office:value-type="float" office:value="4024830921.37204">
            <text:p>4024830921.37</text:p>
          </table:table-cell>
          <table:table-cell table:formula="of:=INDIRECT(&quot;data.I&quot;&amp;ROW([data.$I$149]) + 2 )" office:value-type="float" office:value="3994290341.69364">
            <text:p>3994290341.69</text:p>
          </table:table-cell>
          <table:table-cell table:formula="of:=MINA([.B538:.C538])" office:value-type="float" office:value="3994290341.69364">
            <text:p>3994290341.69</text:p>
          </table:table-cell>
          <table:table-cell table:style-name="ce22" table:formula="of:=1 - [.B538] / [.$D538]" office:value-type="percentage" office:value="-0.00764605901569238">
            <text:p>-0.76%</text:p>
          </table:table-cell>
          <table:table-cell table:style-name="ce22" table:formula="of:=1 - [.C538] / [.$D538]" office:value-type="percentage" office:value="0">
            <text:p>0.00%</text:p>
          </table:table-cell>
          <table:table-cell table:number-columns-repeated="3"/>
        </table:table-row>
        <table:table-row table:style-name="ro1">
          <table:table-cell table:formula="of:=[data.$A$157]" office:value-type="string" office:string-value="MMS ctg 1">
            <text:p>MMS ctg 1</text:p>
          </table:table-cell>
          <table:table-cell table:formula="of:=INDIRECT(&quot;data.F&quot;&amp;ROW([data.$F$161]) + 2 )" office:value-type="float" office:value="4230717938.0303">
            <text:p>4230717938.03</text:p>
          </table:table-cell>
          <table:table-cell table:formula="of:=INDIRECT(&quot;data.I&quot;&amp;ROW([data.$I$161]) + 2 )" office:value-type="float" office:value="4210349985.13016">
            <text:p>4210349985.13</text:p>
          </table:table-cell>
          <table:table-cell table:formula="of:=MINA([.B539:.C539])" office:value-type="float" office:value="4210349985.13016">
            <text:p>4210349985.13</text:p>
          </table:table-cell>
          <table:table-cell table:style-name="ce22" table:formula="of:=1 - [.B539] / [.$D539]" office:value-type="percentage" office:value="-0.00483759140500784">
            <text:p>-0.48%</text:p>
          </table:table-cell>
          <table:table-cell table:style-name="ce22" table:formula="of:=1 - [.C539] / [.$D539]" office:value-type="percentage" office:value="0">
            <text:p>0.00%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DejaVu Sans" style:language-asian="zxx" style:country-asian="none" style:font-name-complex="Bitstream Vera Sans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 number:grouping="true"/>
    </number:number-style>
    <number:number-style style:name="N118">
      <number:scientific-number number:decimal-places="0" number:min-integer-digits="1" number:min-exponent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5">02/15/2011</text:date>, <text:time>17:1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08-12-23T10:51:36</meta:creation-date>
    <meta:editing-cycles>70</meta:editing-cycles>
    <meta:editing-duration>PT10H43M51S</meta:editing-duration>
    <dc:date>2011-02-15T17:16:07.99</dc:date>
    <dc:creator>Ciprian Radu</dc:creator>
    <meta:document-statistic meta:table-count="2" meta:cell-count="2903" meta:object-count="2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8pt" style:font-size-complex="8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10" style:family="chart">
      <style:graphic-properties draw:fill-color="#ffffff"/>
    </style:style>
    <style:style style:name="ch11" style:family="chart">
      <style:graphic-properties svg:stroke-color="#b3b3b3" draw:fill-color="#000000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289cm" svg:height="14.878cm" xlink:href=".." chart:class="chart:stock" chart:style-name="ch1">
        <chart:title svg:x="7.405cm" svg:y="0.297cm" chart:style-name="ch2">
          <text:p>Simulated Annealing minimum, maximum and average 
runtimes</text:p>
        </chart:title>
        <chart:plot-area chart:style-name="ch3" table:cell-range-address="chart.A1:chart.D15" chart:data-source-has-labels="both" svg:x="0.809cm" svg:y="1.601cm" svg:width="23.975cm" svg:height="12.884cm">
          <chart:axis chart:dimension="x" chart:name="primary-x" chart:style-name="ch4">
            <chart:title svg:x="12.09cm" svg:y="14.104cm" chart:style-name="ch5">
              <text:p>Benchmark</text:p>
            </chart:title>
            <chart:categories table:cell-range-address="chart.A2:chart.A15"/>
          </chart:axis>
          <chart:axis chart:dimension="y" chart:name="primary-y" chart:style-name="ch6">
            <chart:title svg:x="0.506cm" svg:y="8.723cm" chart:style-name="ch7">
              <text:p>Runtime [s]</text:p>
            </chart:title>
            <chart:grid chart:style-name="ch8" chart:class="major"/>
          </chart:axis>
          <chart:axis chart:dimension="y" chart:name="secondary-y" chart:style-name="ch9"/>
          <chart:series chart:values-cell-range-address="chart.B2:chart.B15" chart:label-cell-address="chart.B1:chart.B1" chart:attached-axis="primary-y">
            <chart:data-point chart:repeated="14"/>
          </chart:series>
          <chart:series chart:values-cell-range-address="chart.C2:chart.C15" chart:label-cell-address="chart.C1:chart.C1" chart:attached-axis="primary-y">
            <chart:data-point chart:repeated="14"/>
          </chart:series>
          <chart:series chart:values-cell-range-address="chart.D2:chart.D15" chart:label-cell-address="chart.D1:chart.D1" chart:attached-axis="primary-y">
            <chart:data-point chart:repeated="14"/>
          </chart:series>
          <chart:stock-gain-marker chart:style-name="ch10"/>
          <chart:stock-loss-marker chart:style-name="ch11"/>
          <chart:stock-range-line chart:style-name="ch12"/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hart.B1:chart.B1">Max. user time</text:p>
              </table:table-cell>
              <table:table-cell office:value-type="string">
                <text:p text:id="chart.C1:chart.C1">Min. user time</text:p>
              </table:table-cell>
              <table:table-cell office:value-type="string">
                <text:p text:id="chart.D1:chart.D1">Average user time</text:p>
              </table:table-cell>
            </table:table-row>
          </table:table-header-rows>
          <table:table-rows>
            <table:table-row>
              <table:table-cell office:value-type="string">
                <text:p text:id="chart.A2:chart.A15">auto-indust</text:p>
              </table:table-cell>
              <table:table-cell office:value-type="float" office:value="919.14">
                <text:p text:id="chart.B2:chart.B15">919.14</text:p>
              </table:table-cell>
              <table:table-cell office:value-type="float" office:value="586.65">
                <text:p text:id="chart.C2:chart.C15">586.65</text:p>
              </table:table-cell>
              <table:table-cell office:value-type="float" office:value="770.938470000001">
                <text:p text:id="chart.D2:chart.D15">770.938470000001</text:p>
              </table:table-cell>
            </table:table-row>
            <table:table-row>
              <table:table-cell office:value-type="string">
                <text:p>consumer</text:p>
              </table:table-cell>
              <table:table-cell office:value-type="float" office:value="38.11">
                <text:p>38.11</text:p>
              </table:table-cell>
              <table:table-cell office:value-type="float" office:value="30.36">
                <text:p>30.36</text:p>
              </table:table-cell>
              <table:table-cell office:value-type="float" office:value="32.45669">
                <text:p>32.45669</text:p>
              </table:table-cell>
            </table:table-row>
            <table:table-row>
              <table:table-cell office:value-type="string">
                <text:p>networking</text:p>
              </table:table-cell>
              <table:table-cell office:value-type="float" office:value="98.58">
                <text:p>98.58</text:p>
              </table:table-cell>
              <table:table-cell office:value-type="float" office:value="79.36">
                <text:p>79.36</text:p>
              </table:table-cell>
              <table:table-cell office:value-type="float" office:value="86.5016100000001">
                <text:p>86.5016100000001</text:p>
              </table:table-cell>
            </table:table-row>
            <table:table-row>
              <table:table-cell office:value-type="string">
                <text:p>office-automation</text:p>
              </table:table-cell>
              <table:table-cell office:value-type="float" office:value="4.33">
                <text:p>4.33</text:p>
              </table:table-cell>
              <table:table-cell office:value-type="float" office:value="3.15">
                <text:p>3.15</text:p>
              </table:table-cell>
              <table:table-cell office:value-type="float" office:value="3.22014999999999">
                <text:p>3.22014999999999</text:p>
              </table:table-cell>
            </table:table-row>
            <table:table-row>
              <table:table-cell office:value-type="string">
                <text:p>telecom</text:p>
              </table:table-cell>
              <table:table-cell office:value-type="float" office:value="2164.71">
                <text:p>2164.71</text:p>
              </table:table-cell>
              <table:table-cell office:value-type="float" office:value="1352.03">
                <text:p>1352.03</text:p>
              </table:table-cell>
              <table:table-cell office:value-type="float" office:value="1517.31882">
                <text:p>1517.31882</text:p>
              </table:table-cell>
            </table:table-row>
            <table:table-row>
              <table:table-cell office:value-type="string">
                <text:p>PIP</text:p>
              </table:table-cell>
              <table:table-cell office:value-type="float" office:value="11.57">
                <text:p>11.57</text:p>
              </table:table-cell>
              <table:table-cell office:value-type="float" office:value="8.09">
                <text:p>8.09</text:p>
              </table:table-cell>
              <table:table-cell office:value-type="float" office:value="8.39924000000002">
                <text:p>8.39924000000002</text:p>
              </table:table-cell>
            </table:table-row>
            <table:table-row>
              <table:table-cell office:value-type="string">
                <text:p>MPEG4</text:p>
              </table:table-cell>
              <table:table-cell office:value-type="float" office:value="59.52">
                <text:p>59.52</text:p>
              </table:table-cell>
              <table:table-cell office:value-type="float" office:value="43.87">
                <text:p>43.87</text:p>
              </table:table-cell>
              <table:table-cell office:value-type="float" office:value="45.60847">
                <text:p>45.60847</text:p>
              </table:table-cell>
            </table:table-row>
            <table:table-row>
              <table:table-cell office:value-type="string">
                <text:p>MWD</text:p>
              </table:table-cell>
              <table:table-cell office:value-type="float" office:value="36.92">
                <text:p>36.92</text:p>
              </table:table-cell>
              <table:table-cell office:value-type="float" office:value="26.14">
                <text:p>26.14</text:p>
              </table:table-cell>
              <table:table-cell office:value-type="float" office:value="30.61803">
                <text:p>30.61803</text:p>
              </table:table-cell>
            </table:table-row>
            <table:table-row>
              <table:table-cell office:value-type="string">
                <text:p>H.264 ctg 0</text:p>
              </table:table-cell>
              <table:table-cell office:value-type="float" office:value="285.39">
                <text:p>285.39</text:p>
              </table:table-cell>
              <table:table-cell office:value-type="float" office:value="114.85">
                <text:p>114.85</text:p>
              </table:table-cell>
              <table:table-cell office:value-type="float" office:value="135.88184">
                <text:p>135.88184</text:p>
              </table:table-cell>
            </table:table-row>
            <table:table-row>
              <table:table-cell office:value-type="string">
                <text:p>H.264 ctg 1</text:p>
              </table:table-cell>
              <table:table-cell office:value-type="float" office:value="181.77">
                <text:p>181.77</text:p>
              </table:table-cell>
              <table:table-cell office:value-type="float" office:value="105.78">
                <text:p>105.78</text:p>
              </table:table-cell>
              <table:table-cell office:value-type="float" office:value="136.62386">
                <text:p>136.62386</text:p>
              </table:table-cell>
            </table:table-row>
            <table:table-row>
              <table:table-cell office:value-type="string">
                <text:p>VOPD ctg 1</text:p>
              </table:table-cell>
              <table:table-cell office:value-type="float" office:value="48.45">
                <text:p>48.45</text:p>
              </table:table-cell>
              <table:table-cell office:value-type="float" office:value="34.78">
                <text:p>34.78</text:p>
              </table:table-cell>
              <table:table-cell office:value-type="float" office:value="39.94357">
                <text:p>39.94357</text:p>
              </table:table-cell>
            </table:table-row>
            <table:table-row>
              <table:table-cell office:value-type="string">
                <text:p>VOPD ctg 0</text:p>
              </table:table-cell>
              <table:table-cell office:value-type="float" office:value="183.08">
                <text:p>183.08</text:p>
              </table:table-cell>
              <table:table-cell office:value-type="float" office:value="117.71">
                <text:p>117.71</text:p>
              </table:table-cell>
              <table:table-cell office:value-type="float" office:value="142.77815">
                <text:p>142.77815</text:p>
              </table:table-cell>
            </table:table-row>
            <table:table-row>
              <table:table-cell office:value-type="string">
                <text:p>MMS ctg 0</text:p>
              </table:table-cell>
              <table:table-cell office:value-type="float" office:value="233.74">
                <text:p>233.74</text:p>
              </table:table-cell>
              <table:table-cell office:value-type="float" office:value="140.7">
                <text:p>140.7</text:p>
              </table:table-cell>
              <table:table-cell office:value-type="float" office:value="177.42279">
                <text:p>177.42279</text:p>
              </table:table-cell>
            </table:table-row>
            <table:table-row>
              <table:table-cell office:value-type="string">
                <text:p>MMS ctg 1</text:p>
              </table:table-cell>
              <table:table-cell office:value-type="float" office:value="1478.41">
                <text:p>1478.41</text:p>
              </table:table-cell>
              <table:table-cell office:value-type="float" office:value="82.17">
                <text:p>82.17</text:p>
              </table:table-cell>
              <table:table-cell office:value-type="float" office:value="961.45429">
                <text:p>961.454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-2.5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-0.7" chart:maximum="0.5" chart:origin="-2.5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ata-label-number="value" chart:data-label-text="false" chart:data-label-symbol="false" chart:label-position="outside"/>
      <style:graphic-properties draw:fill-color="#004586"/>
      <style:text-properties fo:font-size="10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71cm" svg:height="10.793cm" xlink:href=".." chart:class="chart:bar" chart:style-name="ch1">
        <chart:title svg:x="6.801cm" svg:y="0.215cm" chart:style-name="ch2">
          <text:p>OSA compared to BB in terms of heap memory consumption
(a positive value means OSA consumes less memory)</text:p>
        </chart:title>
        <chart:plot-area chart:style-name="ch3" table:cell-range-address="chart.A249:chart.B264" chart:data-source-has-labels="both" svg:x="0.809cm" svg:y="1.437cm" svg:width="23.957cm" svg:height="9.127cm">
          <chart:axis chart:dimension="x" chart:name="primary-x" chart:style-name="ch4">
            <chart:title svg:x="12.253cm" svg:y="10.181cm" chart:style-name="ch5">
              <text:p>Benchmark</text:p>
            </chart:title>
            <chart:categories table:cell-range-address="chart.A250:chart.A264"/>
          </chart:axis>
          <chart:axis chart:dimension="y" chart:name="primary-y" chart:style-name="ch6">
            <chart:title svg:x="0.506cm" svg:y="7.011cm" chart:style-name="ch7">
              <text:p>Memory saved [%]</text:p>
            </chart:title>
            <chart:grid chart:style-name="ch8" chart:class="major"/>
          </chart:axis>
          <chart:series chart:style-name="ch9" chart:values-cell-range-address="chart.B250:chart.B264" chart:label-cell-address="chart.B249:chart.B249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hart.B249:chart.B249">OSA compared to BB in terms of heap memory consumption (a positive value means OSA consumes less memory)</text:p>
              </table:table-cell>
            </table:table-row>
          </table:table-header-rows>
          <table:table-rows>
            <table:table-row>
              <table:table-cell office:value-type="string">
                <text:p text:id="chart.A250:chart.A264">auto-indust</text:p>
              </table:table-cell>
              <table:table-cell office:value-type="float" office:value="-0.0487572974432162">
                <text:p text:id="chart.B250:chart.B264">-0.0487572974432162</text:p>
              </table:table-cell>
            </table:table-row>
            <table:table-row>
              <table:table-cell office:value-type="string">
                <text:p>consumer</text:p>
              </table:table-cell>
              <table:table-cell office:value-type="float" office:value="-0.234831835137944">
                <text:p>-0.234831835137944</text:p>
              </table:table-cell>
            </table:table-row>
            <table:table-row>
              <table:table-cell office:value-type="string">
                <text:p>networking</text:p>
              </table:table-cell>
              <table:table-cell office:value-type="float" office:value="0.203894253461834">
                <text:p>0.203894253461834</text:p>
              </table:table-cell>
            </table:table-row>
            <table:table-row>
              <table:table-cell office:value-type="string">
                <text:p>office-automation</text:p>
              </table:table-cell>
              <table:table-cell office:value-type="float" office:value="-0.0194">
                <text:p>-0.0194</text:p>
              </table:table-cell>
            </table:table-row>
            <table:table-row>
              <table:table-cell office:value-type="string">
                <text:p>telecom</text:p>
              </table:table-cell>
              <table:table-cell office:value-type="float" office:value="0.338613427551964">
                <text:p>0.338613427551964</text:p>
              </table:table-cell>
            </table:table-row>
            <table:table-row>
              <table:table-cell office:value-type="string">
                <text:p>PIP</text:p>
              </table:table-cell>
              <table:table-cell office:value-type="float" office:value="-0.00134927383867442">
                <text:p>-0.00134927383867442</text:p>
              </table:table-cell>
            </table:table-row>
            <table:table-row>
              <table:table-cell office:value-type="string">
                <text:p>MPEG4</text:p>
              </table:table-cell>
              <table:table-cell office:value-type="float" office:value="0.00463820008441092">
                <text:p>0.00463820008441092</text:p>
              </table:table-cell>
            </table:table-row>
            <table:table-row>
              <table:table-cell office:value-type="string">
                <text:p>MWD</text:p>
              </table:table-cell>
              <table:table-cell office:value-type="float" office:value="-0.00107065914594886">
                <text:p>-0.00107065914594886</text:p>
              </table:table-cell>
            </table:table-row>
            <table:table-row>
              <table:table-cell office:value-type="string">
                <text:p>H.264 ctg 0</text:p>
              </table:table-cell>
              <table:table-cell office:value-type="float" office:value="-0.484913918826806">
                <text:p>-0.484913918826806</text:p>
              </table:table-cell>
            </table:table-row>
            <table:table-row>
              <table:table-cell office:value-type="string">
                <text:p>H.264 ctg 1</text:p>
              </table:table-cell>
              <table:table-cell office:value-type="float" office:value="-0.434965848390842">
                <text:p>-0.434965848390842</text:p>
              </table:table-cell>
            </table:table-row>
            <table:table-row>
              <table:table-cell office:value-type="string">
                <text:p>VOPD ctg 1</text:p>
              </table:table-cell>
              <table:table-cell office:value-type="float" office:value="-0.00954712392620344">
                <text:p>-0.00954712392620344</text:p>
              </table:table-cell>
            </table:table-row>
            <table:table-row>
              <table:table-cell office:value-type="string">
                <text:p>VOPD ctg 0</text:p>
              </table:table-cell>
              <table:table-cell office:value-type="float" office:value="0.402046209707777">
                <text:p>0.402046209707777</text:p>
              </table:table-cell>
            </table:table-row>
            <table:table-row>
              <table:table-cell office:value-type="string">
                <text:p>MMS ctg 0</text:p>
              </table:table-cell>
              <table:table-cell office:value-type="float" office:value="0.393763543908225">
                <text:p>0.393763543908225</text:p>
              </table:table-cell>
            </table:table-row>
            <table:table-row>
              <table:table-cell office:value-type="string">
                <text:p>MMS ctg 1</text:p>
              </table:table-cell>
              <table:table-cell office:value-type="float" office:value="-0.00870428156380562">
                <text:p>-0.00870428156380562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00710109974576932">
                <text:p>0.0071010997457693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false" chart:data-label-number="value" chart:data-label-text="false" chart:data-label-symbol="false" chart:label-position="center"/>
      <style:graphic-properties draw:fill-color="#ff420e"/>
      <style:text-properties fo:font-size="12pt" fo:font-weight="bold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 style:data-style-name="N11">
      <style:chart-properties chart:link-data-style-to-source="false" chart:data-label-number="value" chart:data-label-text="false" chart:data-label-symbol="false" chart:label-position="center"/>
      <style:graphic-properties draw:fill-color="#579d1c"/>
      <style:text-properties fo:font-size="12pt" fo:font-weight="bold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12cm" svg:height="10.813cm" xlink:href=".." chart:class="chart:bar" chart:style-name="ch1">
        <chart:title svg:x="8.432cm" svg:y="0.217cm" chart:style-name="ch2">
          <text:p>OSA mappings, compared to SA mappings</text:p>
        </chart:title>
        <chart:legend chart:legend-position="bottom" svg:x="9.714cm" svg:y="9.981cm" chart:style-name="ch3"/>
        <chart:plot-area chart:style-name="ch4" table:cell-range-address="chart.A274:chart.D288" chart:data-source-has-labels="both" svg:x="0.502cm" svg:y="0.936cm" svg:width="23.614cm" svg:height="8.815cm">
          <chart:axis chart:dimension="x" chart:name="primary-x" chart:style-name="ch5">
            <chart:title svg:x="11.475cm" svg:y="9.369cm" chart:style-name="ch6">
              <text:p>Benchmark</text:p>
            </chart:title>
            <chart:categories table:cell-range-address="chart.A275:chart.A28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chart.B275:chart.B288" chart:label-cell-address="chart.B274:chart.B274" chart:class="chart:bar">
            <chart:data-point chart:repeated="14"/>
          </chart:series>
          <chart:series chart:style-name="ch10" chart:values-cell-range-address="chart.C275:chart.C288" chart:label-cell-address="chart.C274:chart.C274" chart:class="chart:bar">
            <chart:data-point chart:repeated="14"/>
          </chart:series>
          <chart:series chart:style-name="ch11" chart:values-cell-range-address="chart.D275:chart.D288" chart:label-cell-address="chart.D274:chart.D274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hart.B274:chart.B274">SA &lt; OSA</text:p>
              </table:table-cell>
              <table:table-cell office:value-type="string">
                <text:p text:id="chart.C274:chart.C274">SA = OSA</text:p>
              </table:table-cell>
              <table:table-cell office:value-type="string">
                <text:p text:id="chart.D274:chart.D274">OSA &lt; SA</text:p>
              </table:table-cell>
            </table:table-row>
          </table:table-header-rows>
          <table:table-rows>
            <table:table-row>
              <table:table-cell office:value-type="string">
                <text:p text:id="chart.A275:chart.A288">auto-indust</text:p>
              </table:table-cell>
              <table:table-cell office:value-type="float" office:value="0.027">
                <text:p text:id="chart.B275:chart.B288">0.027</text:p>
              </table:table-cell>
              <table:table-cell office:value-type="float" office:value="0.718">
                <text:p text:id="chart.C275:chart.C288">0.718</text:p>
              </table:table-cell>
              <table:table-cell office:value-type="float" office:value="0.255">
                <text:p text:id="chart.D275:chart.D288">0.255</text:p>
              </table:table-cell>
            </table:table-row>
            <table:table-row>
              <table:table-cell office:value-type="string">
                <text:p>consumer</text:p>
              </table:table-cell>
              <table:table-cell office:value-type="float" office:value="0.006">
                <text:p>0.006</text:p>
              </table:table-cell>
              <table:table-cell office:value-type="float" office:value="0.992">
                <text:p>0.99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networking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ffice-automatio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lecom</text:p>
              </table:table-cell>
              <table:table-cell office:value-type="float" office:value="0.001">
                <text:p>0.001</text:p>
              </table:table-cell>
              <table:table-cell office:value-type="float" office:value="0.986">
                <text:p>0.986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PIP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PEG4</text:p>
              </table:table-cell>
              <table:table-cell office:value-type="float" office:value="0.359">
                <text:p>0.359</text:p>
              </table:table-cell>
              <table:table-cell office:value-type="float" office:value="0.354">
                <text:p>0.354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string">
                <text:p>MWD</text:p>
              </table:table-cell>
              <table:table-cell office:value-type="float" office:value="0.143">
                <text:p>0.143</text:p>
              </table:table-cell>
              <table:table-cell office:value-type="float" office:value="0.85">
                <text:p>0.85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H.264 ctg 0</text:p>
              </table:table-cell>
              <table:table-cell office:value-type="float" office:value="0.384">
                <text:p>0.384</text:p>
              </table:table-cell>
              <table:table-cell office:value-type="float" office:value="0.256">
                <text:p>0.25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H.264 ctg 1</text:p>
              </table:table-cell>
              <table:table-cell office:value-type="float" office:value="0.475">
                <text:p>0.475</text:p>
              </table:table-cell>
              <table:table-cell office:value-type="float" office:value="0.05">
                <text:p>0.05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VOPD ctg 1</text:p>
              </table:table-cell>
              <table:table-cell office:value-type="float" office:value="0.053">
                <text:p>0.053</text:p>
              </table:table-cell>
              <table:table-cell office:value-type="float" office:value="0.499">
                <text:p>0.499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string">
                <text:p>VOPD ctg 0</text:p>
              </table:table-cell>
              <table:table-cell office:value-type="float" office:value="0.366">
                <text:p>0.366</text:p>
              </table:table-cell>
              <table:table-cell office:value-type="float" office:value="0.177">
                <text:p>0.177</text:p>
              </table:table-cell>
              <table:table-cell office:value-type="float" office:value="0.457">
                <text:p>0.457</text:p>
              </table:table-cell>
            </table:table-row>
            <table:table-row>
              <table:table-cell office:value-type="string">
                <text:p>MMS ctg 0</text:p>
              </table:table-cell>
              <table:table-cell office:value-type="float" office:value="0.606">
                <text:p>0.606</text:p>
              </table:table-cell>
              <table:table-cell office:value-type="float" office:value="0.008">
                <text:p>0.008</text:p>
              </table:table-cell>
              <table:table-cell office:value-type="float" office:value="0.386">
                <text:p>0.386</text:p>
              </table:table-cell>
            </table:table-row>
            <table:table-row>
              <table:table-cell office:value-type="string">
                <text:p>MMS ctg 1</text:p>
              </table:table-cell>
              <table:table-cell office:value-type="float" office:value="0.57">
                <text:p>0.57</text:p>
              </table:table-cell>
              <table:table-cell office:value-type="float" office:value="0.002">
                <text:p>0.002</text:p>
              </table:table-cell>
              <table:table-cell office:value-type="float" office:value="0.428">
                <text:p>0.42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near-axis-other-side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graphic-properties draw:fill-color="#004586"/>
      <style:text-properties fo:font-size="6pt" style:font-size-asian="6pt" style:font-size-complex="6pt"/>
    </style:style>
    <style:style style:name="ch11" style:family="chart" style:data-style-name="N11">
      <style:graphic-properties draw:fill-color="#ff420e"/>
      <style:text-properties fo:font-size="6pt" style:font-size-asian="6pt" style:font-size-complex="6pt"/>
    </style:style>
    <style:style style:name="ch12" style:family="chart" style:data-style-name="N11">
      <style:chart-properties chart:data-label-number="value" chart:data-label-text="false" chart:data-label-symbol="false" chart:label-position="bottom"/>
      <style:graphic-properties draw:fill-color="#ffd320"/>
      <style:text-properties fo:font-size="10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272cm" svg:height="11.053cm" xlink:href=".." chart:class="chart:bar" chart:column-mapping="0 1" chart:style-name="ch1">
        <chart:title svg:x="0.513cm" svg:y="0.222cm" chart:style-name="ch2">
          <text:p>How worse is the best solution found by an algorithm, compared to the best solution found by SA, OSA and BB</text:p>
        </chart:title>
        <chart:legend chart:legend-position="bottom" svg:x="5.697cm" svg:y="10.216cm" chart:style-name="ch3"/>
        <chart:plot-area chart:style-name="ch4" table:cell-range-address="chart.A299:chart.A312 chart.F298:chart.H312" chart:data-source-has-labels="both" svg:x="0.689cm" svg:y="0.946cm" svg:width="20.693cm" svg:height="9.03cm">
          <chart:axis chart:dimension="x" chart:name="primary-x" chart:style-name="ch5">
            <chart:title svg:x="10.501cm" svg:y="9.599cm" chart:style-name="ch6">
              <text:p>Benchmark</text:p>
            </chart:title>
            <chart:categories table:cell-range-address="chart.A299:chart.A312"/>
          </chart:axis>
          <chart:axis chart:dimension="y" chart:name="primary-y" chart:style-name="ch7">
            <chart:title svg:x="0.446cm" svg:y="6.286cm" chart:style-name="ch8">
              <text:p>Energy loss [%]</text:p>
            </chart:title>
            <chart:grid chart:style-name="ch9" chart:class="major"/>
          </chart:axis>
          <chart:series chart:style-name="ch10" chart:values-cell-range-address="chart.F299:chart.F312" chart:label-cell-address="chart.F298:chart.F298" chart:class="chart:bar">
            <chart:data-point chart:repeated="14"/>
          </chart:series>
          <chart:series chart:style-name="ch11" chart:values-cell-range-address="chart.G299:chart.G312" chart:label-cell-address="chart.G298:chart.G298" chart:class="chart:bar">
            <chart:data-point chart:repeated="14"/>
          </chart:series>
          <chart:series chart:style-name="ch12" chart:values-cell-range-address="chart.H299:chart.H312" chart:label-cell-address="chart.H298:chart.H298" chart:class="chart:bar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hart.F298:chart.F298">SA VS minimum energy</text:p>
              </table:table-cell>
              <table:table-cell office:value-type="string">
                <text:p text:id="chart.G298:chart.G298">OSA VS minimum energy</text:p>
              </table:table-cell>
              <table:table-cell office:value-type="string">
                <text:p text:id="chart.H298:chart.H298">BB VS minimum energy</text:p>
              </table:table-cell>
            </table:table-row>
          </table:table-header-rows>
          <table:table-rows>
            <table:table-row>
              <table:table-cell office:value-type="string">
                <text:p text:id="chart.A299:chart.A312">auto-indust</text:p>
              </table:table-cell>
              <table:table-cell office:value-type="float" office:value="0">
                <text:p text:id="chart.F299:chart.F312">0</text:p>
              </table:table-cell>
              <table:table-cell office:value-type="float" office:value="0">
                <text:p text:id="chart.G299:chart.G312">0</text:p>
              </table:table-cell>
              <table:table-cell office:value-type="float" office:value="-0.0638319919667718">
                <text:p text:id="chart.H299:chart.H312">-0.0638319919667718</text:p>
              </table:table-cell>
            </table:table-row>
            <table:table-row>
              <table:table-cell office:value-type="string">
                <text:p>consum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tworking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ffice-automatio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lecom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IP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PEG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W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.264 ctg 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.264 ctg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OPD ctg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OPD ctg 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MS ctg 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MS ctg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096039246220081">
                <text:p>-0.0009603924622008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11">
      <style:chart-properties chart:display-label="true" chart:logarithmic="false" chart:maximum="1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11">
      <style:graphic-properties draw:fill-color="#004586"/>
      <style:text-properties fo:font-size="6pt" style:font-size-asian="6pt" style:font-size-complex="6pt"/>
    </style:style>
    <style:style style:name="ch9" style:family="chart" style:data-style-name="N11">
      <style:graphic-properties draw:fill-color="#ff420e"/>
      <style:text-properties fo:font-size="6pt" style:font-size-asian="6pt" style:font-size-complex="6pt"/>
    </style:style>
    <style:style style:name="ch10" style:family="chart" style:data-style-name="N11"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957cm" svg:height="11.106cm" xlink:href=".." chart:class="chart:bar" chart:style-name="ch1">
        <chart:title svg:x="10.11cm" svg:y="0.223cm" chart:style-name="ch2">
          <text:p>Best solution percentage</text:p>
        </chart:title>
        <chart:legend chart:legend-position="bottom" svg:x="8.031cm" svg:y="10.268cm" chart:style-name="ch3"/>
        <chart:plot-area chart:style-name="ch4" table:cell-range-address="chart.A323:chart.D337" chart:data-source-has-labels="both" svg:x="0.499cm" svg:y="0.948cm" svg:width="23.46cm" svg:height="9.099cm">
          <chart:axis chart:dimension="x" chart:name="primary-x" chart:style-name="ch5">
            <chart:categories table:cell-range-address="chart.A324:chart.A33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hart.B324:chart.B337" chart:label-cell-address="chart.B323:chart.B323" chart:class="chart:bar">
            <chart:data-point chart:repeated="14"/>
          </chart:series>
          <chart:series chart:style-name="ch9" chart:values-cell-range-address="chart.C324:chart.C337" chart:label-cell-address="chart.C323:chart.C323" chart:class="chart:bar">
            <chart:data-point chart:repeated="14"/>
          </chart:series>
          <chart:series chart:style-name="ch10" chart:values-cell-range-address="chart.D324:chart.D337" chart:label-cell-address="chart.D323:chart.D323" chart:class="chart:ba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hart.B323:chart.B323">SA # best solution</text:p>
              </table:table-cell>
              <table:table-cell office:value-type="string">
                <text:p text:id="chart.C323:chart.C323">OSA # best solution</text:p>
              </table:table-cell>
              <table:table-cell office:value-type="string">
                <text:p text:id="chart.D323:chart.D323">BB # best solution</text:p>
              </table:table-cell>
            </table:table-row>
          </table:table-header-rows>
          <table:table-rows>
            <table:table-row>
              <table:table-cell office:value-type="string">
                <text:p text:id="chart.A324:chart.A337">auto-indust</text:p>
              </table:table-cell>
              <table:table-cell office:value-type="float" office:value="0.738">
                <text:p text:id="chart.B324:chart.B337">0.738</text:p>
              </table:table-cell>
              <table:table-cell office:value-type="float" office:value="0.972">
                <text:p text:id="chart.C324:chart.C337">0.972</text:p>
              </table:table-cell>
              <table:table-cell office:value-type="float" office:value="0">
                <text:p text:id="chart.D324:chart.D337">0</text:p>
              </table:table-cell>
            </table:table-row>
            <table:table-row>
              <table:table-cell office:value-type="string">
                <text:p>consumer</text:p>
              </table:table-cell>
              <table:table-cell office:value-type="float" office:value="0.998">
                <text:p>0.998</text:p>
              </table:table-cell>
              <table:table-cell office:value-type="float" office:value="0.994">
                <text:p>0.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etworking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ffice-automatio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lecom</text:p>
              </table:table-cell>
              <table:table-cell office:value-type="float" office:value="0.987">
                <text:p>0.987</text:p>
              </table:table-cell>
              <table:table-cell office:value-type="float" office:value="0.999">
                <text:p>0.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IP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PEG4</text:p>
              </table:table-cell>
              <table:table-cell office:value-type="float" office:value="0.287">
                <text:p>0.287</text:p>
              </table:table-cell>
              <table:table-cell office:value-type="float" office:value="0.375">
                <text:p>0.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WD</text:p>
              </table:table-cell>
              <table:table-cell office:value-type="float" office:value="0.993">
                <text:p>0.993</text:p>
              </table:table-cell>
              <table:table-cell office:value-type="float" office:value="0.857">
                <text:p>0.8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.264 ctg 0</text:p>
              </table:table-cell>
              <table:table-cell office:value-type="float" office:value="0.398">
                <text:p>0.398</text:p>
              </table:table-cell>
              <table:table-cell office:value-type="float" office:value="0.418">
                <text:p>0.4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.264 ctg 1</text:p>
              </table:table-cell>
              <table:table-cell office:value-type="float" office:value="0.096">
                <text:p>0.096</text:p>
              </table:table-cell>
              <table:table-cell office:value-type="float" office:value="0.038">
                <text:p>0.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OPD ctg 1</text:p>
              </table:table-cell>
              <table:table-cell office:value-type="float" office:value="0.478">
                <text:p>0.478</text:p>
              </table:table-cell>
              <table:table-cell office:value-type="float" office:value="0.876">
                <text:p>0.8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OPD ctg 0</text:p>
              </table:table-cell>
              <table:table-cell office:value-type="float" office:value="0.107">
                <text:p>0.107</text:p>
              </table:table-cell>
              <table:table-cell office:value-type="float" office:value="0.086">
                <text:p>0.0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MS ctg 0</text:p>
              </table:table-cell>
              <table:table-cell office:value-type="float" office:value="0.025">
                <text:p>0.025</text:p>
              </table:table-cell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MS ctg 1</text:p>
              </table:table-cell>
              <table:table-cell office:value-type="float" office:value="0.012">
                <text:p>0.012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maximum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data-label-number="value" chart:data-label-text="false" chart:data-label-symbol="false" chart:label-position="bottom" style:rotation-angle="90"/>
      <style:graphic-properties draw:fill-color="#004586"/>
      <style:text-properties fo:color="#004586" fo:font-size="10pt" style:font-size-asian="6pt" style:font-size-complex="6pt"/>
    </style:style>
    <style:style style:name="ch11" style:family="chart" style:data-style-name="N11">
      <style:chart-properties chart:data-label-number="value" chart:data-label-text="false" chart:data-label-symbol="false" chart:label-position="bottom" style:rotation-angle="90"/>
      <style:graphic-properties draw:fill-color="#ff420e"/>
      <style:text-properties fo:color="#ff420e" fo:font-size="10pt" style:font-size-asian="6pt" style:font-size-complex="6pt"/>
    </style:style>
    <style:style style:name="ch12" style:family="chart" style:data-style-name="N11">
      <style:chart-properties chart:data-label-number="value" chart:data-label-text="false" chart:data-label-symbol="false" chart:label-position="bottom" style:rotation-angle="90"/>
      <style:graphic-properties draw:fill-color="#ffd320"/>
      <style:text-properties fo:color="#000000" fo:font-size="10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01cm" svg:height="14.692cm" xlink:href=".." chart:class="chart:bar" chart:column-mapping="0 1" chart:style-name="ch1">
        <chart:title svg:x="2.379cm" svg:y="0.294cm" chart:style-name="ch2">
          <text:p>Average energy consumed by each algorithm, compared with the minimum average energy</text:p>
        </chart:title>
        <chart:legend chart:legend-position="bottom" svg:x="4.004cm" svg:y="13.783cm" chart:style-name="ch3"/>
        <chart:plot-area chart:style-name="ch4" table:cell-range-address="chart.A349:chart.A362 chart.F348:chart.H362" chart:data-source-has-labels="both" svg:x="0.691cm" svg:y="1.09cm" svg:width="20.718cm" svg:height="12.309cm">
          <chart:axis chart:dimension="x" chart:name="primary-x" chart:style-name="ch5">
            <chart:title svg:x="10.515cm" svg:y="13.094cm" chart:style-name="ch6">
              <text:p>Benchmark</text:p>
            </chart:title>
            <chart:categories table:cell-range-address="chart.A349:chart.A362"/>
          </chart:axis>
          <chart:axis chart:dimension="y" chart:name="primary-y" chart:style-name="ch7">
            <chart:title svg:x="0.447cm" svg:y="8.678cm" chart:style-name="ch8">
              <text:p>Average energy loss [%]</text:p>
            </chart:title>
            <chart:grid chart:style-name="ch9" chart:class="major"/>
          </chart:axis>
          <chart:series chart:style-name="ch10" chart:values-cell-range-address="chart.F349:chart.F362" chart:label-cell-address="chart.F348:chart.F348" chart:class="chart:bar">
            <chart:data-point chart:repeated="14"/>
          </chart:series>
          <chart:series chart:style-name="ch11" chart:values-cell-range-address="chart.G349:chart.G362" chart:label-cell-address="chart.G348:chart.G348" chart:class="chart:bar">
            <chart:data-point chart:repeated="14"/>
          </chart:series>
          <chart:series chart:style-name="ch12" chart:values-cell-range-address="chart.H349:chart.H362" chart:label-cell-address="chart.H348:chart.H348" chart:class="chart:bar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hart.F348:chart.F348">SA VS minimum average energy</text:p>
              </table:table-cell>
              <table:table-cell office:value-type="string">
                <text:p text:id="chart.G348:chart.G348">OSA VS minimum average energy</text:p>
              </table:table-cell>
              <table:table-cell office:value-type="string">
                <text:p text:id="chart.H348:chart.H348">BB VS minimum average energy</text:p>
              </table:table-cell>
            </table:table-row>
          </table:table-header-rows>
          <table:table-rows>
            <table:table-row>
              <table:table-cell office:value-type="string">
                <text:p text:id="chart.A349:chart.A362">auto-indust</text:p>
              </table:table-cell>
              <table:table-cell office:value-type="float" office:value="-0.00128528988039633">
                <text:p text:id="chart.F349:chart.F362">-0.00128528988039633</text:p>
              </table:table-cell>
              <table:table-cell office:value-type="float" office:value="0">
                <text:p text:id="chart.G349:chart.G362">0</text:p>
              </table:table-cell>
              <table:table-cell office:value-type="float" office:value="-0.0634440962238734">
                <text:p text:id="chart.H349:chart.H362">-0.0634440962238734</text:p>
              </table:table-cell>
            </table:table-row>
            <table:table-row>
              <table:table-cell office:value-type="string">
                <text:p>consumer</text:p>
              </table:table-cell>
              <table:table-cell office:value-type="float" office:value="-0.000029576518030261">
                <text:p>-0.000029576518030261</text:p>
              </table:table-cell>
              <table:table-cell office:value-type="float" office:value="-0.000147882590144643">
                <text:p>-0.000147882590144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tworking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ffice-automatio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lecom</text:p>
              </table:table-cell>
              <table:table-cell office:value-type="float" office:value="-0.0000895522387791559">
                <text:p>-0.0000895522387791559</text:p>
              </table:table-cell>
              <table:table-cell office:value-type="float" office:value="-0.000019189765451566">
                <text:p>-0.000019189765451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IP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PEG4</text:p>
              </table:table-cell>
              <table:table-cell office:value-type="float" office:value="-0.00990652350076804">
                <text:p>-0.00990652350076804</text:p>
              </table:table-cell>
              <table:table-cell office:value-type="float" office:value="-0.0104395314299159">
                <text:p>-0.0104395314299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WD</text:p>
              </table:table-cell>
              <table:table-cell office:value-type="float" office:value="-0.000115514439481546">
                <text:p>-0.000115514439481546</text:p>
              </table:table-cell>
              <table:table-cell office:value-type="float" office:value="-0.00250831354302972">
                <text:p>-0.00250831354302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.264 ctg 0</text:p>
              </table:table-cell>
              <table:table-cell office:value-type="float" office:value="-0.00333430800639034">
                <text:p>-0.00333430800639034</text:p>
              </table:table-cell>
              <table:table-cell office:value-type="float" office:value="-0.00383421123140248">
                <text:p>-0.00383421123140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.264 ctg 1</text:p>
              </table:table-cell>
              <table:table-cell office:value-type="float" office:value="-0.0229695129425516">
                <text:p>-0.0229695129425516</text:p>
              </table:table-cell>
              <table:table-cell office:value-type="float" office:value="-0.0238009947215465">
                <text:p>-0.0238009947215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OPD ctg 1</text:p>
              </table:table-cell>
              <table:table-cell office:value-type="float" office:value="-0.000840335902856371">
                <text:p>-0.000840335902856371</text:p>
              </table:table-cell>
              <table:table-cell office:value-type="float" office:value="-0.000228919084399593">
                <text:p>-0.000228919084399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OPD ctg 0</text:p>
              </table:table-cell>
              <table:table-cell office:value-type="float" office:value="-0.0029169636651234">
                <text:p>-0.0029169636651234</text:p>
              </table:table-cell>
              <table:table-cell office:value-type="float" office:value="-0.0027631853568737">
                <text:p>-0.0027631853568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MS ctg 0</text:p>
              </table:table-cell>
              <table:table-cell office:value-type="float" office:value="-0.0106429415851397">
                <text:p>-0.0106429415851397</text:p>
              </table:table-cell>
              <table:table-cell office:value-type="float" office:value="-0.0119960732962561">
                <text:p>-0.0119960732962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MS ctg 1</text:p>
              </table:table-cell>
              <table:table-cell office:value-type="float" office:value="-0.344335978424917">
                <text:p>-0.344335978424917</text:p>
              </table:table-cell>
              <table:table-cell office:value-type="float" office:value="-0.00105760475201255">
                <text:p>-0.0010576047520125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square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11">
      <style:chart-properties chart:symbol-type="named-symbol" chart:symbol-name="diamond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37cm" svg:height="6.988cm" xlink:href=".." chart:class="chart:line" chart:style-name="ch1">
        <chart:title svg:x="2.653cm" svg:y="0.14cm" chart:style-name="ch2">
          <text:p>Quality of solution comparison between SA and OSA on MPEG4</text:p>
        </chart:title>
        <chart:legend chart:legend-position="bottom" svg:x="6.902cm" svg:y="6.233cm" chart:style-name="ch3"/>
        <chart:plot-area chart:style-name="ch4" table:cell-range-address="chart.A383:chart.C387" chart:data-source-has-labels="both" svg:x="0.503cm" svg:y="0.782cm" svg:width="16.43cm" svg:height="5.375cm">
          <chart:axis chart:dimension="x" chart:name="primary-x" chart:style-name="ch5">
            <chart:title svg:x="7.35cm" svg:y="5.698cm" chart:style-name="ch6">
              <text:p>OSA initial temperature</text:p>
            </chart:title>
            <chart:categories table:cell-range-address="chart.A384:chart.A387"/>
          </chart:axis>
          <chart:axis chart:dimension="y" chart:name="primary-y" chart:style-name="ch7">
            <chart:title svg:x="0.353cm" svg:y="5.366cm" chart:style-name="ch8">
              <text:p>Percentage of 1000 mappings</text:p>
            </chart:title>
            <chart:grid chart:style-name="ch9" chart:class="major"/>
          </chart:axis>
          <chart:series chart:style-name="ch10" chart:values-cell-range-address="chart.B384:chart.B387" chart:label-cell-address="chart.B383:chart.B383" chart:class="chart:line">
            <chart:data-point chart:repeated="4"/>
          </chart:series>
          <chart:series chart:style-name="ch11" chart:values-cell-range-address="chart.C384:chart.C387" chart:label-cell-address="chart.C383:chart.C383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hart.B383:chart.B383">SA &lt; OSA</text:p>
              </table:table-cell>
              <table:table-cell office:value-type="string">
                <text:p text:id="chart.C383:chart.C383">OSA &lt; SA</text:p>
              </table:table-cell>
            </table:table-row>
          </table:table-header-rows>
          <table:table-rows>
            <table:table-row>
              <table:table-cell office:value-type="string">
                <text:p text:id="chart.A384:chart.A387">1E+00</text:p>
              </table:table-cell>
              <table:table-cell office:value-type="float" office:value="0.359">
                <text:p text:id="chart.B384:chart.B387">0.359</text:p>
              </table:table-cell>
              <table:table-cell office:value-type="float" office:value="0.287">
                <text:p text:id="chart.C384:chart.C387">0.287</text:p>
              </table:table-cell>
            </table:table-row>
            <table:table-row>
              <table:table-cell office:value-type="string">
                <text:p>1E+02</text:p>
              </table:table-cell>
              <table:table-cell office:value-type="float" office:value="0.351">
                <text:p>0.351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1E+05</text:p>
              </table:table-cell>
              <table:table-cell office:value-type="float" office:value="0.334">
                <text:p>0.334</text:p>
              </table:table-cell>
              <table:table-cell office:value-type="float" office:value="0.299">
                <text:p>0.299</text:p>
              </table:table-cell>
            </table:table-row>
            <table:table-row>
              <table:table-cell office:value-type="string">
                <text:p>1E+10</text:p>
              </table:table-cell>
              <table:table-cell office:value-type="float" office:value="0.282">
                <text:p>0.282</text:p>
              </table:table-cell>
              <table:table-cell office:value-type="float" office:value="0.355">
                <text:p>0.35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square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11">
      <style:chart-properties chart:symbol-type="named-symbol" chart:symbol-name="diamond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37cm" svg:height="6.988cm" xlink:href=".." chart:class="chart:line" chart:style-name="ch1">
        <chart:title svg:x="2.838cm" svg:y="0.14cm" chart:style-name="ch2">
          <text:p>Quality of solution comparison between SA and OSA on MWD</text:p>
        </chart:title>
        <chart:legend chart:legend-position="bottom" svg:x="6.902cm" svg:y="6.233cm" chart:style-name="ch3"/>
        <chart:plot-area chart:style-name="ch4" table:cell-range-address="chart.A400:chart.C405" chart:data-source-has-labels="both" svg:x="0.503cm" svg:y="0.782cm" svg:width="16.43cm" svg:height="5.375cm">
          <chart:axis chart:dimension="x" chart:name="primary-x" chart:style-name="ch5">
            <chart:title svg:x="7.35cm" svg:y="5.698cm" chart:style-name="ch6">
              <text:p>OSA initial temperature</text:p>
            </chart:title>
            <chart:categories table:cell-range-address="chart.A401:chart.A405"/>
          </chart:axis>
          <chart:axis chart:dimension="y" chart:name="primary-y" chart:style-name="ch7">
            <chart:title svg:x="0.353cm" svg:y="5.366cm" chart:style-name="ch8">
              <text:p>Percentage of 1000 mappings</text:p>
            </chart:title>
            <chart:grid chart:style-name="ch9" chart:class="major"/>
          </chart:axis>
          <chart:series chart:style-name="ch10" chart:values-cell-range-address="chart.B401:chart.B405" chart:label-cell-address="chart.B400:chart.B400" chart:class="chart:line">
            <chart:data-point chart:repeated="5"/>
          </chart:series>
          <chart:series chart:style-name="ch11" chart:values-cell-range-address="chart.C401:chart.C405" chart:label-cell-address="chart.C400:chart.C400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hart.B400:chart.B400">SA &lt; OSA</text:p>
              </table:table-cell>
              <table:table-cell office:value-type="string">
                <text:p text:id="chart.C400:chart.C400">OSA &lt; SA</text:p>
              </table:table-cell>
            </table:table-row>
          </table:table-header-rows>
          <table:table-rows>
            <table:table-row>
              <table:table-cell office:value-type="string">
                <text:p text:id="chart.A401:chart.A405">1E+00</text:p>
              </table:table-cell>
              <table:table-cell office:value-type="float" office:value="0.143">
                <text:p text:id="chart.B401:chart.B405">0.143</text:p>
              </table:table-cell>
              <table:table-cell office:value-type="float" office:value="0.007">
                <text:p text:id="chart.C401:chart.C405">0.007</text:p>
              </table:table-cell>
            </table:table-row>
            <table:table-row>
              <table:table-cell office:value-type="string">
                <text:p>2E+00</text:p>
              </table:table-cell>
              <table:table-cell office:value-type="float" office:value="0.154">
                <text:p>0.154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1E+02</text:p>
              </table:table-cell>
              <table:table-cell office:value-type="float" office:value="0.048">
                <text:p>0.048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1E+05</text:p>
              </table:table-cell>
              <table:table-cell office:value-type="float" office:value="0.038">
                <text:p>0.038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1E+10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square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11">
      <style:chart-properties chart:symbol-type="named-symbol" chart:symbol-name="diamond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37cm" svg:height="6.988cm" xlink:href=".." chart:class="chart:line" chart:style-name="ch1">
        <chart:title svg:x="1.978cm" svg:y="0.14cm" chart:style-name="ch2">
          <text:p>Quality of solution comparison between SA and OSA on H.264 (CTG 0)</text:p>
        </chart:title>
        <chart:legend chart:legend-position="bottom" svg:x="6.902cm" svg:y="6.233cm" chart:style-name="ch3"/>
        <chart:plot-area chart:style-name="ch4" table:cell-range-address="chart.A417:chart.C419" chart:data-source-has-labels="both" svg:x="0.503cm" svg:y="0.782cm" svg:width="16.43cm" svg:height="5.375cm">
          <chart:axis chart:dimension="x" chart:name="primary-x" chart:style-name="ch5">
            <chart:title svg:x="7.35cm" svg:y="5.698cm" chart:style-name="ch6">
              <text:p>OSA initial temperature</text:p>
            </chart:title>
            <chart:categories table:cell-range-address="chart.A418:chart.A419"/>
          </chart:axis>
          <chart:axis chart:dimension="y" chart:name="primary-y" chart:style-name="ch7">
            <chart:title svg:x="0.353cm" svg:y="5.366cm" chart:style-name="ch8">
              <text:p>Percentage of 1000 mappings</text:p>
            </chart:title>
            <chart:grid chart:style-name="ch9" chart:class="major"/>
          </chart:axis>
          <chart:series chart:style-name="ch10" chart:values-cell-range-address="chart.B418:chart.B419" chart:label-cell-address="chart.B417:chart.B417" chart:class="chart:line">
            <chart:data-point chart:repeated="2"/>
          </chart:series>
          <chart:series chart:style-name="ch11" chart:values-cell-range-address="chart.C418:chart.C419" chart:label-cell-address="chart.C417:chart.C417" chart:class="chart:line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hart.B417:chart.B417">SA &lt; OSA</text:p>
              </table:table-cell>
              <table:table-cell office:value-type="string">
                <text:p text:id="chart.C417:chart.C417">OSA &lt; SA</text:p>
              </table:table-cell>
            </table:table-row>
          </table:table-header-rows>
          <table:table-rows>
            <table:table-row>
              <table:table-cell office:value-type="string">
                <text:p text:id="chart.A418:chart.A419">1E+00</text:p>
              </table:table-cell>
              <table:table-cell office:value-type="float" office:value="0.384">
                <text:p text:id="chart.B418:chart.B419">0.384</text:p>
              </table:table-cell>
              <table:table-cell office:value-type="float" office:value="0.36">
                <text:p text:id="chart.C418:chart.C419">0.36</text:p>
              </table:table-cell>
            </table:table-row>
            <table:table-row>
              <table:table-cell office:value-type="string">
                <text:p>1E+02</text:p>
              </table:table-cell>
              <table:table-cell office:value-type="float" office:value="0.375">
                <text:p>0.375</text:p>
              </table:table-cell>
              <table:table-cell office:value-type="float" office:value="0.382">
                <text:p>0.38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square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11">
      <style:chart-properties chart:symbol-type="named-symbol" chart:symbol-name="diamond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37cm" svg:height="6.988cm" xlink:href=".." chart:class="chart:line" chart:style-name="ch1">
        <chart:title svg:x="2.058cm" svg:y="0.14cm" chart:style-name="ch2">
          <text:p>Quality of solution comparison between SA and OSA on MMS (CTG 0)</text:p>
        </chart:title>
        <chart:legend chart:legend-position="bottom" svg:x="6.902cm" svg:y="6.233cm" chart:style-name="ch3"/>
        <chart:plot-area chart:style-name="ch4" table:cell-range-address="chart.A434:chart.C443" chart:data-source-has-labels="both" svg:x="0.503cm" svg:y="0.782cm" svg:width="16.43cm" svg:height="5.375cm">
          <chart:axis chart:dimension="x" chart:name="primary-x" chart:style-name="ch5">
            <chart:title svg:x="7.35cm" svg:y="5.698cm" chart:style-name="ch6">
              <text:p>OSA initial temperature</text:p>
            </chart:title>
            <chart:categories table:cell-range-address="chart.A435:chart.A443"/>
          </chart:axis>
          <chart:axis chart:dimension="y" chart:name="primary-y" chart:style-name="ch7">
            <chart:title svg:x="0.353cm" svg:y="5.366cm" chart:style-name="ch8">
              <text:p>Percentage of 1000 mappings</text:p>
            </chart:title>
            <chart:grid chart:style-name="ch9" chart:class="major"/>
          </chart:axis>
          <chart:series chart:style-name="ch10" chart:values-cell-range-address="chart.B435:chart.B443" chart:label-cell-address="chart.B434:chart.B434" chart:class="chart:line">
            <chart:data-point chart:repeated="9"/>
          </chart:series>
          <chart:series chart:style-name="ch11" chart:values-cell-range-address="chart.C435:chart.C443" chart:label-cell-address="chart.C434:chart.C434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hart.B434:chart.B434">SA &lt; OSA</text:p>
              </table:table-cell>
              <table:table-cell office:value-type="string">
                <text:p text:id="chart.C434:chart.C434">OSA &lt; SA</text:p>
              </table:table-cell>
            </table:table-row>
          </table:table-header-rows>
          <table:table-rows>
            <table:table-row>
              <table:table-cell office:value-type="string">
                <text:p text:id="chart.A435:chart.A443">1E+00</text:p>
              </table:table-cell>
              <table:table-cell office:value-type="float" office:value="0.606">
                <text:p text:id="chart.B435:chart.B443">0.606</text:p>
              </table:table-cell>
              <table:table-cell office:value-type="float" office:value="0.386">
                <text:p text:id="chart.C435:chart.C443">0.386</text:p>
              </table:table-cell>
            </table:table-row>
            <table:table-row>
              <table:table-cell office:value-type="string">
                <text:p>2E+00</text:p>
              </table:table-cell>
              <table:table-cell office:value-type="float" office:value="0.575">
                <text:p>0.575</text:p>
              </table:table-cell>
              <table:table-cell office:value-type="float" office:value="0.413">
                <text:p>0.413</text:p>
              </table:table-cell>
            </table:table-row>
            <table:table-row>
              <table:table-cell office:value-type="string">
                <text:p>1E+01</text:p>
              </table:table-cell>
              <table:table-cell office:value-type="float" office:value="0.561">
                <text:p>0.561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2E+01</text:p>
              </table:table-cell>
              <table:table-cell office:value-type="float" office:value="0.58">
                <text:p>0.58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E+02</text:p>
              </table:table-cell>
              <table:table-cell office:value-type="float" office:value="0.546">
                <text:p>0.546</text:p>
              </table:table-cell>
              <table:table-cell office:value-type="float" office:value="0.443">
                <text:p>0.443</text:p>
              </table:table-cell>
            </table:table-row>
            <table:table-row>
              <table:table-cell office:value-type="string">
                <text:p>1E+03</text:p>
              </table:table-cell>
              <table:table-cell office:value-type="float" office:value="0.551">
                <text:p>0.551</text:p>
              </table:table-cell>
              <table:table-cell office:value-type="float" office:value="0.438">
                <text:p>0.438</text:p>
              </table:table-cell>
            </table:table-row>
            <table:table-row>
              <table:table-cell office:value-type="string">
                <text:p>1E+04</text:p>
              </table:table-cell>
              <table:table-cell office:value-type="float" office:value="0.543">
                <text:p>0.543</text:p>
              </table:table-cell>
              <table:table-cell office:value-type="float" office:value="0.446">
                <text:p>0.446</text:p>
              </table:table-cell>
            </table:table-row>
            <table:table-row>
              <table:table-cell office:value-type="string">
                <text:p>1E+12</text:p>
              </table:table-cell>
              <table:table-cell office:value-type="float" office:value="0.512">
                <text:p>0.512</text:p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string">
                <text:p>1E+17</text:p>
              </table:table-cell>
              <table:table-cell office:value-type="float" office:value="0.489">
                <text:p>0.489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square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11">
      <style:chart-properties chart:symbol-type="named-symbol" chart:symbol-name="diamond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37cm" svg:height="6.988cm" xlink:href=".." chart:class="chart:line" chart:style-name="ch1">
        <chart:title svg:x="2.058cm" svg:y="0.14cm" chart:style-name="ch2">
          <text:p>Quality of solution comparison between SA and OSA on MMS (CTG 1)</text:p>
        </chart:title>
        <chart:legend chart:legend-position="bottom" svg:x="6.902cm" svg:y="6.233cm" chart:style-name="ch3"/>
        <chart:plot-area chart:style-name="ch4" table:cell-range-address="chart.A451:chart.C461" chart:data-source-has-labels="both" svg:x="0.503cm" svg:y="0.782cm" svg:width="16.43cm" svg:height="5.375cm">
          <chart:axis chart:dimension="x" chart:name="primary-x" chart:style-name="ch5">
            <chart:title svg:x="7.35cm" svg:y="5.698cm" chart:style-name="ch6">
              <text:p>OSA initial temperature</text:p>
            </chart:title>
            <chart:categories table:cell-range-address="chart.A452:chart.A461"/>
          </chart:axis>
          <chart:axis chart:dimension="y" chart:name="primary-y" chart:style-name="ch7">
            <chart:title svg:x="0.353cm" svg:y="5.366cm" chart:style-name="ch8">
              <text:p>Percentage of 1000 mappings</text:p>
            </chart:title>
            <chart:grid chart:style-name="ch9" chart:class="major"/>
          </chart:axis>
          <chart:series chart:style-name="ch10" chart:values-cell-range-address="chart.B452:chart.B461" chart:label-cell-address="chart.B451:chart.B451" chart:class="chart:line">
            <chart:data-point chart:repeated="10"/>
          </chart:series>
          <chart:series chart:style-name="ch11" chart:values-cell-range-address="chart.C452:chart.C461" chart:label-cell-address="chart.C451:chart.C45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hart.B451:chart.B451">SA &lt; OSA</text:p>
              </table:table-cell>
              <table:table-cell office:value-type="string">
                <text:p text:id="chart.C451:chart.C451">OSA &lt; SA</text:p>
              </table:table-cell>
            </table:table-row>
          </table:table-header-rows>
          <table:table-rows>
            <table:table-row>
              <table:table-cell office:value-type="string">
                <text:p text:id="chart.A452:chart.A461">1E+00</text:p>
              </table:table-cell>
              <table:table-cell office:value-type="float" office:value="0.57">
                <text:p text:id="chart.B452:chart.B461">0.57</text:p>
              </table:table-cell>
              <table:table-cell office:value-type="float" office:value="0.428">
                <text:p text:id="chart.C452:chart.C461">0.428</text:p>
              </table:table-cell>
            </table:table-row>
            <table:table-row>
              <table:table-cell office:value-type="string">
                <text:p>1E+05</text:p>
              </table:table-cell>
              <table:table-cell office:value-type="float" office:value="0.554">
                <text:p>0.554</text:p>
              </table:table-cell>
              <table:table-cell office:value-type="float" office:value="0.442">
                <text:p>0.442</text:p>
              </table:table-cell>
            </table:table-row>
            <table:table-row>
              <table:table-cell office:value-type="string">
                <text:p>1E+09</text:p>
              </table:table-cell>
              <table:table-cell office:value-type="float" office:value="0.57">
                <text:p>0.57</text:p>
              </table:table-cell>
              <table:table-cell office:value-type="float" office:value="0.428">
                <text:p>0.428</text:p>
              </table:table-cell>
            </table:table-row>
            <table:table-row>
              <table:table-cell office:value-type="string">
                <text:p>1E+12</text:p>
              </table:table-cell>
              <table:table-cell office:value-type="float" office:value="0.597">
                <text:p>0.597</text:p>
              </table:table-cell>
              <table:table-cell office:value-type="float" office:value="0.403">
                <text:p>0.403</text:p>
              </table:table-cell>
            </table:table-row>
            <table:table-row>
              <table:table-cell office:value-type="string">
                <text:p>1E+17</text:p>
              </table:table-cell>
              <table:table-cell office:value-type="float" office:value="0.561">
                <text:p>0.561</text:p>
              </table:table-cell>
              <table:table-cell office:value-type="float" office:value="0.438">
                <text:p>0.438</text:p>
              </table:table-cell>
            </table:table-row>
            <table:table-row>
              <table:table-cell office:value-type="string">
                <text:p>1E+22</text:p>
              </table:table-cell>
              <table:table-cell office:value-type="float" office:value="0.551">
                <text:p>0.551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string">
                <text:p>1E+27</text:p>
              </table:table-cell>
              <table:table-cell office:value-type="float" office:value="0.567">
                <text:p>0.567</text:p>
              </table:table-cell>
              <table:table-cell office:value-type="float" office:value="0.424">
                <text:p>0.424</text:p>
              </table:table-cell>
            </table:table-row>
            <table:table-row>
              <table:table-cell office:value-type="string">
                <text:p>1E+37</text:p>
              </table:table-cell>
              <table:table-cell office:value-type="float" office:value="0.558">
                <text:p>0.558</text:p>
              </table:table-cell>
              <table:table-cell office:value-type="float" office:value="0.438">
                <text:p>0.438</text:p>
              </table:table-cell>
            </table:table-row>
            <table:table-row>
              <table:table-cell office:value-type="string">
                <text:p>1E+57</text:p>
              </table:table-cell>
              <table:table-cell office:value-type="float" office:value="0.584">
                <text:p>0.584</text:p>
              </table:table-cell>
              <table:table-cell office:value-type="float" office:value="0.411">
                <text:p>0.411</text:p>
              </table:table-cell>
            </table:table-row>
            <table:table-row>
              <table:table-cell office:value-type="string">
                <text:p>1E+107</text:p>
              </table:table-cell>
              <table:table-cell office:value-type="float" office:value="0.58">
                <text:p>0.58</text:p>
              </table:table-cell>
              <table:table-cell office:value-type="float" office:value="0.418">
                <text:p>0.418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8pt" style:font-size-complex="8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10" style:family="chart">
      <style:graphic-properties draw:fill-color="#ffffff"/>
    </style:style>
    <style:style style:name="ch11" style:family="chart">
      <style:graphic-properties svg:stroke-color="#b3b3b3" draw:fill-color="#000000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289cm" svg:height="14.878cm" xlink:href=".." chart:class="chart:stock" chart:style-name="ch1">
        <chart:title svg:x="6.386cm" svg:y="0.297cm" chart:style-name="ch2">
          <text:p>Optimized Simulated Annealing minimum, maximum and average 
runtimes</text:p>
        </chart:title>
        <chart:plot-area chart:style-name="ch3" table:cell-range-address="chart.A35:chart.D49" chart:data-source-has-labels="both" svg:x="0.809cm" svg:y="1.601cm" svg:width="23.975cm" svg:height="12.884cm">
          <chart:axis chart:dimension="x" chart:name="primary-x" chart:style-name="ch4">
            <chart:title svg:x="12.09cm" svg:y="14.104cm" chart:style-name="ch5">
              <text:p>Benchmark</text:p>
            </chart:title>
            <chart:categories table:cell-range-address="chart.A36:chart.A49"/>
          </chart:axis>
          <chart:axis chart:dimension="y" chart:name="primary-y" chart:style-name="ch6">
            <chart:title svg:x="0.506cm" svg:y="8.723cm" chart:style-name="ch7">
              <text:p>Runtime [s]</text:p>
            </chart:title>
            <chart:grid chart:style-name="ch8" chart:class="major"/>
          </chart:axis>
          <chart:axis chart:dimension="y" chart:name="secondary-y" chart:style-name="ch9"/>
          <chart:series chart:values-cell-range-address="chart.B36:chart.B49" chart:label-cell-address="chart.B35:chart.B35" chart:attached-axis="primary-y">
            <chart:data-point chart:repeated="14"/>
          </chart:series>
          <chart:series chart:values-cell-range-address="chart.C36:chart.C49" chart:label-cell-address="chart.C35:chart.C35" chart:attached-axis="primary-y">
            <chart:data-point chart:repeated="14"/>
          </chart:series>
          <chart:series chart:values-cell-range-address="chart.D36:chart.D49" chart:label-cell-address="chart.D35:chart.D35" chart:attached-axis="primary-y">
            <chart:data-point chart:repeated="14"/>
          </chart:series>
          <chart:stock-gain-marker chart:style-name="ch10"/>
          <chart:stock-loss-marker chart:style-name="ch11"/>
          <chart:stock-range-line chart:style-name="ch12"/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hart.B35:chart.B35">Max. user time</text:p>
              </table:table-cell>
              <table:table-cell office:value-type="string">
                <text:p text:id="chart.C35:chart.C35">Min. user time</text:p>
              </table:table-cell>
              <table:table-cell office:value-type="string">
                <text:p text:id="chart.D35:chart.D35">Average user time</text:p>
              </table:table-cell>
            </table:table-row>
          </table:table-header-rows>
          <table:table-rows>
            <table:table-row>
              <table:table-cell office:value-type="string">
                <text:p text:id="chart.A36:chart.A49">auto-indust</text:p>
              </table:table-cell>
              <table:table-cell office:value-type="float" office:value="4.28">
                <text:p text:id="chart.B36:chart.B49">4.28</text:p>
              </table:table-cell>
              <table:table-cell office:value-type="float" office:value="3.4">
                <text:p text:id="chart.C36:chart.C49">3.4</text:p>
              </table:table-cell>
              <table:table-cell office:value-type="float" office:value="3.65242">
                <text:p text:id="chart.D36:chart.D49">3.65242</text:p>
              </table:table-cell>
            </table:table-row>
            <table:table-row>
              <table:table-cell office:value-type="string">
                <text:p>consumer</text:p>
              </table:table-cell>
              <table:table-cell office:value-type="float" office:value="0.38">
                <text:p>0.38</text:p>
              </table:table-cell>
              <table:table-cell office:value-type="float" office:value="0.3">
                <text:p>0.3</text:p>
              </table:table-cell>
              <table:table-cell office:value-type="float" office:value="0.328219999999999">
                <text:p>0.328219999999999</text:p>
              </table:table-cell>
            </table:table-row>
            <table:table-row>
              <table:table-cell office:value-type="string">
                <text:p>networking</text:p>
              </table:table-cell>
              <table:table-cell office:value-type="float" office:value="0.76">
                <text:p>0.76</text:p>
              </table:table-cell>
              <table:table-cell office:value-type="float" office:value="0.58">
                <text:p>0.58</text:p>
              </table:table-cell>
              <table:table-cell office:value-type="float" office:value="0.608530000000006">
                <text:p>0.608530000000006</text:p>
              </table:table-cell>
            </table:table-row>
            <table:table-row>
              <table:table-cell office:value-type="string">
                <text:p>office-automation</text:p>
              </table:table-cell>
              <table:table-cell office:value-type="float" office:value="0.13">
                <text:p>0.13</text:p>
              </table:table-cell>
              <table:table-cell office:value-type="float" office:value="0.09">
                <text:p>0.09</text:p>
              </table:table-cell>
              <table:table-cell office:value-type="float" office:value="0.11183">
                <text:p>0.11183</text:p>
              </table:table-cell>
            </table:table-row>
            <table:table-row>
              <table:table-cell office:value-type="string">
                <text:p>telecom</text:p>
              </table:table-cell>
              <table:table-cell office:value-type="float" office:value="8.74">
                <text:p>8.74</text:p>
              </table:table-cell>
              <table:table-cell office:value-type="float" office:value="6.28">
                <text:p>6.28</text:p>
              </table:table-cell>
              <table:table-cell office:value-type="float" office:value="6.96052000000001">
                <text:p>6.96052000000001</text:p>
              </table:table-cell>
            </table:table-row>
            <table:table-row>
              <table:table-cell office:value-type="string">
                <text:p>PIP</text:p>
              </table:table-cell>
              <table:table-cell office:value-type="float" office:value="0.26">
                <text:p>0.26</text:p>
              </table:table-cell>
              <table:table-cell office:value-type="float" office:value="0.17">
                <text:p>0.17</text:p>
              </table:table-cell>
              <table:table-cell office:value-type="float" office:value="0.200539999999999">
                <text:p>0.200539999999999</text:p>
              </table:table-cell>
            </table:table-row>
            <table:table-row>
              <table:table-cell office:value-type="string">
                <text:p>MPEG4</text:p>
              </table:table-cell>
              <table:table-cell office:value-type="float" office:value="0.43">
                <text:p>0.43</text:p>
              </table:table-cell>
              <table:table-cell office:value-type="float" office:value="0.34">
                <text:p>0.34</text:p>
              </table:table-cell>
              <table:table-cell office:value-type="float" office:value="0.372220000000002">
                <text:p>0.372220000000002</text:p>
              </table:table-cell>
            </table:table-row>
            <table:table-row>
              <table:table-cell office:value-type="string">
                <text:p>MWD</text:p>
              </table:table-cell>
              <table:table-cell office:value-type="float" office:value="0.38">
                <text:p>0.38</text:p>
              </table:table-cell>
              <table:table-cell office:value-type="float" office:value="0.3">
                <text:p>0.3</text:p>
              </table:table-cell>
              <table:table-cell office:value-type="float" office:value="0.337719999999999">
                <text:p>0.337719999999999</text:p>
              </table:table-cell>
            </table:table-row>
            <table:table-row>
              <table:table-cell office:value-type="string">
                <text:p>H.264 ctg 0</text:p>
              </table:table-cell>
              <table:table-cell office:value-type="float" office:value="0.77">
                <text:p>0.77</text:p>
              </table:table-cell>
              <table:table-cell office:value-type="float" office:value="0.69">
                <text:p>0.69</text:p>
              </table:table-cell>
              <table:table-cell office:value-type="float" office:value="0.719580000000011">
                <text:p>0.719580000000011</text:p>
              </table:table-cell>
            </table:table-row>
            <table:table-row>
              <table:table-cell office:value-type="string">
                <text:p>H.264 ctg 1</text:p>
              </table:table-cell>
              <table:table-cell office:value-type="float" office:value="0.8">
                <text:p>0.8</text:p>
              </table:table-cell>
              <table:table-cell office:value-type="float" office:value="0.71">
                <text:p>0.71</text:p>
              </table:table-cell>
              <table:table-cell office:value-type="float" office:value="0.746790000000002">
                <text:p>0.746790000000002</text:p>
              </table:table-cell>
            </table:table-row>
            <table:table-row>
              <table:table-cell office:value-type="string">
                <text:p>VOPD ctg 1</text:p>
              </table:table-cell>
              <table:table-cell office:value-type="float" office:value="0.39">
                <text:p>0.39</text:p>
              </table:table-cell>
              <table:table-cell office:value-type="float" office:value="0.31">
                <text:p>0.31</text:p>
              </table:table-cell>
              <table:table-cell office:value-type="float" office:value="0.34185">
                <text:p>0.34185</text:p>
              </table:table-cell>
            </table:table-row>
            <table:table-row>
              <table:table-cell office:value-type="string">
                <text:p>VOPD ctg 0</text:p>
              </table:table-cell>
              <table:table-cell office:value-type="float" office:value="0.81">
                <text:p>0.81</text:p>
              </table:table-cell>
              <table:table-cell office:value-type="float" office:value="0.71">
                <text:p>0.71</text:p>
              </table:table-cell>
              <table:table-cell office:value-type="float" office:value="0.74916">
                <text:p>0.74916</text:p>
              </table:table-cell>
            </table:table-row>
            <table:table-row>
              <table:table-cell office:value-type="string">
                <text:p>MMS ctg 0</text:p>
              </table:table-cell>
              <table:table-cell office:value-type="float" office:value="0.92">
                <text:p>0.92</text:p>
              </table:table-cell>
              <table:table-cell office:value-type="float" office:value="0.78">
                <text:p>0.78</text:p>
              </table:table-cell>
              <table:table-cell office:value-type="float" office:value="0.821040000000003">
                <text:p>0.821040000000003</text:p>
              </table:table-cell>
            </table:table-row>
            <table:table-row>
              <table:table-cell office:value-type="string">
                <text:p>MMS ctg 1</text:p>
              </table:table-cell>
              <table:table-cell office:value-type="float" office:value="5.04">
                <text:p>5.04</text:p>
              </table:table-cell>
              <table:table-cell office:value-type="float" office:value="3.85">
                <text:p>3.85</text:p>
              </table:table-cell>
              <table:table-cell office:value-type="float" office:value="4.15754">
                <text:p>4.157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square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11">
      <style:chart-properties chart:symbol-type="named-symbol" chart:symbol-name="diamond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37cm" svg:height="6.988cm" xlink:href=".." chart:class="chart:line" chart:style-name="ch1">
        <chart:title svg:x="2.441cm" svg:y="0.14cm" chart:style-name="ch2">
          <text:p>Quality of solution comparison between SA and OSA on consumer</text:p>
        </chart:title>
        <chart:legend chart:legend-position="bottom" svg:x="6.902cm" svg:y="6.233cm" chart:style-name="ch3"/>
        <chart:plot-area chart:style-name="ch4" table:cell-range-address="chart.A468:chart.C470" chart:data-source-has-labels="both" svg:x="0.503cm" svg:y="0.782cm" svg:width="16.43cm" svg:height="5.375cm">
          <chart:axis chart:dimension="x" chart:name="primary-x" chart:style-name="ch5">
            <chart:title svg:x="7.35cm" svg:y="5.698cm" chart:style-name="ch6">
              <text:p>OSA initial temperature</text:p>
            </chart:title>
            <chart:categories table:cell-range-address="chart.A469:chart.A470"/>
          </chart:axis>
          <chart:axis chart:dimension="y" chart:name="primary-y" chart:style-name="ch7">
            <chart:title svg:x="0.353cm" svg:y="5.366cm" chart:style-name="ch8">
              <text:p>Percentage of 1000 mappings</text:p>
            </chart:title>
            <chart:grid chart:style-name="ch9" chart:class="major"/>
          </chart:axis>
          <chart:series chart:style-name="ch10" chart:values-cell-range-address="chart.B469:chart.B470" chart:label-cell-address="chart.B468:chart.B468" chart:class="chart:line">
            <chart:data-point chart:repeated="2"/>
          </chart:series>
          <chart:series chart:style-name="ch11" chart:values-cell-range-address="chart.C469:chart.C470" chart:label-cell-address="chart.C468:chart.C468" chart:class="chart:line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hart.B468:chart.B468">SA &lt; OSA</text:p>
              </table:table-cell>
              <table:table-cell office:value-type="string">
                <text:p text:id="chart.C468:chart.C468">OSA &lt; SA</text:p>
              </table:table-cell>
            </table:table-row>
          </table:table-header-rows>
          <table:table-rows>
            <table:table-row>
              <table:table-cell office:value-type="string">
                <text:p text:id="chart.A469:chart.A470">1E+00</text:p>
              </table:table-cell>
              <table:table-cell office:value-type="float" office:value="0.006">
                <text:p text:id="chart.B469:chart.B470">0.006</text:p>
              </table:table-cell>
              <table:table-cell office:value-type="float" office:value="0.002">
                <text:p text:id="chart.C469:chart.C470">0.002</text:p>
              </table:table-cell>
            </table:table-row>
            <table:table-row>
              <table:table-cell office:value-type="string">
                <text:p>2E+00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11">
      <style:chart-properties chart:display-label="true" chart:logarithmic="false" chart:maximum="1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ata-label-number="value" chart:data-label-text="false" chart:data-label-symbol="false" style:rotation-angle="30"/>
      <style:graphic-properties draw:fill-color="#004586"/>
      <style:text-properties fo:font-size="10pt" style:font-size-asian="6pt" style:font-size-complex="6pt"/>
    </style:style>
    <style:style style:name="ch9" style:family="chart" style:data-style-name="N11">
      <style:chart-properties chart:data-label-number="value" chart:data-label-text="false" chart:data-label-symbol="false" style:rotation-angle="30"/>
      <style:graphic-properties draw:fill-color="#ff420e"/>
      <style:text-properties fo:font-size="10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957cm" svg:height="11.106cm" xlink:href=".." chart:class="chart:bar" chart:style-name="ch1">
        <chart:title svg:x="11.812cm" svg:y="0.226cm" chart:style-name="ch2">
          <text:p>Best solution percentage</text:p>
        </chart:title>
        <chart:legend chart:legend-position="bottom" svg:x="8.392cm" svg:y="10.268cm" chart:style-name="ch3"/>
        <chart:plot-area chart:style-name="ch4" table:cell-range-address="chart.A484:chart.C498" chart:data-source-has-labels="both" svg:x="0.499cm" svg:y="0.948cm" svg:width="23.46cm" svg:height="9.099cm">
          <chart:axis chart:dimension="x" chart:name="primary-x" chart:style-name="ch5">
            <chart:categories table:cell-range-address="chart.A485:chart.A49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hart.B485:chart.B498" chart:label-cell-address="chart.B484:chart.B484" chart:class="chart:bar">
            <chart:data-point chart:repeated="14"/>
          </chart:series>
          <chart:series chart:style-name="ch9" chart:values-cell-range-address="chart.C485:chart.C498" chart:label-cell-address="chart.C484:chart.C484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hart.B484:chart.B484">OSA w/o clustering # best solution</text:p>
              </table:table-cell>
              <table:table-cell office:value-type="string">
                <text:p text:id="chart.C484:chart.C484">OSA # best solution</text:p>
              </table:table-cell>
            </table:table-row>
          </table:table-header-rows>
          <table:table-rows>
            <table:table-row>
              <table:table-cell office:value-type="string">
                <text:p text:id="chart.A485:chart.A498">auto-indust</text:p>
              </table:table-cell>
              <table:table-cell office:value-type="float" office:value="0.29">
                <text:p text:id="chart.B485:chart.B498">0.29</text:p>
              </table:table-cell>
              <table:table-cell office:value-type="float" office:value="0.972">
                <text:p text:id="chart.C485:chart.C498">0.972</text:p>
              </table:table-cell>
            </table:table-row>
            <table:table-row>
              <table:table-cell office:value-type="string">
                <text:p>consumer</text:p>
              </table:table-cell>
              <table:table-cell office:value-type="float" office:value="0.496">
                <text:p>0.496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string">
                <text:p>networking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ffice-automatio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lecom</text:p>
              </table:table-cell>
              <table:table-cell office:value-type="float" office:value="0.731">
                <text:p>0.731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PIP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PEG4</text:p>
              </table:table-cell>
              <table:table-cell office:value-type="float" office:value="0.278">
                <text:p>0.278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MWD</text:p>
              </table:table-cell>
              <table:table-cell office:value-type="float" office:value="0.504">
                <text:p>0.504</text:p>
              </table:table-cell>
              <table:table-cell office:value-type="float" office:value="0.857">
                <text:p>0.857</text:p>
              </table:table-cell>
            </table:table-row>
            <table:table-row>
              <table:table-cell office:value-type="string">
                <text:p>H.264 ctg 0</text:p>
              </table:table-cell>
              <table:table-cell office:value-type="float" office:value="0.128">
                <text:p>0.128</text:p>
              </table:table-cell>
              <table:table-cell office:value-type="float" office:value="0.418">
                <text:p>0.418</text:p>
              </table:table-cell>
            </table:table-row>
            <table:table-row>
              <table:table-cell office:value-type="string">
                <text:p>H.264 ctg 1</text:p>
              </table:table-cell>
              <table:table-cell office:value-type="float" office:value="0.029">
                <text:p>0.029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VOPD ctg 1</text:p>
              </table:table-cell>
              <table:table-cell office:value-type="float" office:value="0.613">
                <text:p>0.613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string">
                <text:p>VOPD ctg 0</text:p>
              </table:table-cell>
              <table:table-cell office:value-type="float" office:value="0.025">
                <text:p>0.025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MMS ctg 0</text:p>
              </table:table-cell>
              <table:table-cell office:value-type="float" office:value="0.003">
                <text:p>0.00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MMS ctg 1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aximum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ata-label-number="value" chart:data-label-text="false" chart:data-label-symbol="false" chart:label-position="bottom"/>
      <style:graphic-properties draw:fill-color="#004586"/>
      <style:text-properties fo:font-size="10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301cm" svg:height="14.692cm" xlink:href=".." chart:class="chart:bar" chart:style-name="ch1">
        <chart:title svg:x="5.911cm" svg:y="0.294cm" chart:style-name="ch2">
          <text:p>Average energy lost by OSA when not using clustering</text:p>
        </chart:title>
        <chart:plot-area chart:style-name="ch3" table:cell-range-address="chart.A526:chart.A539 chart.E525:chart.E539" chart:data-source-has-labels="both" svg:x="0.691cm" svg:y="1.09cm" svg:width="21.164cm" svg:height="13.217cm">
          <chart:axis chart:dimension="x" chart:name="primary-x" chart:style-name="ch4">
            <chart:title svg:x="10.738cm" svg:y="14.002cm" chart:style-name="ch5">
              <text:p>Benchmark</text:p>
            </chart:title>
            <chart:categories table:cell-range-address="chart.A526:chart.A539"/>
          </chart:axis>
          <chart:axis chart:dimension="y" chart:name="primary-y" chart:style-name="ch6">
            <chart:title svg:x="0.447cm" svg:y="9.132cm" chart:style-name="ch7">
              <text:p>Average energy loss [%]</text:p>
            </chart:title>
            <chart:grid chart:style-name="ch8" chart:class="major"/>
          </chart:axis>
          <chart:series chart:style-name="ch9" chart:values-cell-range-address="chart.E526:chart.E539" chart:label-cell-address="chart.E525:chart.E525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hart.E525:chart.E525">OSA w/o clustering VS minimum average energy</text:p>
              </table:table-cell>
            </table:table-row>
          </table:table-header-rows>
          <table:table-rows>
            <table:table-row>
              <table:table-cell office:value-type="string">
                <text:p text:id="chart.A526:chart.A539">auto-indust</text:p>
              </table:table-cell>
              <table:table-cell office:value-type="float" office:value="-0.0122831781123092">
                <text:p text:id="chart.E526:chart.E539">-0.0122831781123092</text:p>
              </table:table-cell>
            </table:table-row>
            <table:table-row>
              <table:table-cell office:value-type="string">
                <text:p>consumer</text:p>
              </table:table-cell>
              <table:table-cell office:value-type="float" office:value="-0.00830977269533451">
                <text:p>-0.00830977269533451</text:p>
              </table:table-cell>
            </table:table-row>
            <table:table-row>
              <table:table-cell office:value-type="string">
                <text:p>networkin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ffice-automati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lecom</text:p>
              </table:table-cell>
              <table:table-cell office:value-type="float" office:value="-0.00321102580027799">
                <text:p>-0.00321102580027799</text:p>
              </table:table-cell>
            </table:table-row>
            <table:table-row>
              <table:table-cell office:value-type="string">
                <text:p>PIP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PEG4</text:p>
              </table:table-cell>
              <table:table-cell office:value-type="float" office:value="-0.00445953448390468">
                <text:p>-0.00445953448390468</text:p>
              </table:table-cell>
            </table:table-row>
            <table:table-row>
              <table:table-cell office:value-type="string">
                <text:p>MWD</text:p>
              </table:table-cell>
              <table:table-cell office:value-type="float" office:value="-0.0125431097885604">
                <text:p>-0.0125431097885604</text:p>
              </table:table-cell>
            </table:table-row>
            <table:table-row>
              <table:table-cell office:value-type="string">
                <text:p>H.264 ctg 0</text:p>
              </table:table-cell>
              <table:table-cell office:value-type="float" office:value="-0.00499625319090802">
                <text:p>-0.00499625319090802</text:p>
              </table:table-cell>
            </table:table-row>
            <table:table-row>
              <table:table-cell office:value-type="string">
                <text:p>H.264 ctg 1</text:p>
              </table:table-cell>
              <table:table-cell office:value-type="float" office:value="-0.0106311986457217">
                <text:p>-0.0106311986457217</text:p>
              </table:table-cell>
            </table:table-row>
            <table:table-row>
              <table:table-cell office:value-type="string">
                <text:p>VOPD ctg 1</text:p>
              </table:table-cell>
              <table:table-cell office:value-type="float" office:value="-0.00177540654967845">
                <text:p>-0.00177540654967845</text:p>
              </table:table-cell>
            </table:table-row>
            <table:table-row>
              <table:table-cell office:value-type="string">
                <text:p>VOPD ctg 0</text:p>
              </table:table-cell>
              <table:table-cell office:value-type="float" office:value="-0.00505513829949789">
                <text:p>-0.00505513829949789</text:p>
              </table:table-cell>
            </table:table-row>
            <table:table-row>
              <table:table-cell office:value-type="string">
                <text:p>MMS ctg 0</text:p>
              </table:table-cell>
              <table:table-cell office:value-type="float" office:value="-0.00764605901569238">
                <text:p>-0.00764605901569238</text:p>
              </table:table-cell>
            </table:table-row>
            <table:table-row>
              <table:table-cell office:value-type="string">
                <text:p>MMS ctg 1</text:p>
              </table:table-cell>
              <table:table-cell office:value-type="float" office:value="-0.00483759140500784">
                <text:p>-0.0048375914050078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-1" chart:tick-mark-position="at-axis"/>
      <style:graphic-properties svg:stroke-color="#b3b3b3"/>
      <style:text-properties fo:font-size="10pt" style:font-size-asian="8pt" style:font-size-complex="8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-1" chart:maximum="12" chart:origin="-1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10" style:family="chart">
      <style:graphic-properties draw:fill-color="#ffffff"/>
    </style:style>
    <style:style style:name="ch11" style:family="chart">
      <style:graphic-properties svg:stroke-color="#b3b3b3" draw:fill-color="#000000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289cm" svg:height="14.878cm" xlink:href=".." chart:class="chart:stock" chart:style-name="ch1">
        <chart:title svg:x="7.551cm" svg:y="0.297cm" chart:style-name="ch2">
          <text:p>Branch and Bound minimum, maximum and average 
runtimes</text:p>
        </chart:title>
        <chart:plot-area chart:style-name="ch3" table:cell-range-address="chart.A69:chart.D83" chart:data-source-has-labels="both" svg:x="0.809cm" svg:y="1.601cm" svg:width="23.975cm" svg:height="12.884cm">
          <chart:axis chart:dimension="x" chart:name="primary-x" chart:style-name="ch4">
            <chart:title svg:x="12.09cm" svg:y="14.104cm" chart:style-name="ch5">
              <text:p>Benchmark</text:p>
            </chart:title>
            <chart:categories table:cell-range-address="chart.A70:chart.A83"/>
          </chart:axis>
          <chart:axis chart:dimension="y" chart:name="primary-y" chart:style-name="ch6">
            <chart:title svg:x="0.506cm" svg:y="8.723cm" chart:style-name="ch7">
              <text:p>Runtime [s]</text:p>
            </chart:title>
            <chart:grid chart:style-name="ch8" chart:class="major"/>
          </chart:axis>
          <chart:axis chart:dimension="y" chart:name="secondary-y" chart:style-name="ch9"/>
          <chart:series chart:values-cell-range-address="chart.B70:chart.B83" chart:label-cell-address="chart.B69:chart.B69" chart:attached-axis="primary-y">
            <chart:data-point chart:repeated="14"/>
          </chart:series>
          <chart:series chart:values-cell-range-address="chart.C70:chart.C83" chart:label-cell-address="chart.C69:chart.C69" chart:attached-axis="primary-y">
            <chart:data-point chart:repeated="14"/>
          </chart:series>
          <chart:series chart:values-cell-range-address="chart.D70:chart.D83" chart:label-cell-address="chart.D69:chart.D69" chart:attached-axis="primary-y">
            <chart:data-point chart:repeated="14"/>
          </chart:series>
          <chart:stock-gain-marker chart:style-name="ch10"/>
          <chart:stock-loss-marker chart:style-name="ch11"/>
          <chart:stock-range-line chart:style-name="ch12"/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hart.B69:chart.B69">Max. user time</text:p>
              </table:table-cell>
              <table:table-cell office:value-type="string">
                <text:p text:id="chart.C69:chart.C69">Min. user time</text:p>
              </table:table-cell>
              <table:table-cell office:value-type="string">
                <text:p text:id="chart.D69:chart.D69">Average user time</text:p>
              </table:table-cell>
            </table:table-row>
          </table:table-header-rows>
          <table:table-rows>
            <table:table-row>
              <table:table-cell office:value-type="string">
                <text:p text:id="chart.A70:chart.A83">auto-indust</text:p>
              </table:table-cell>
              <table:table-cell office:value-type="float" office:value="3.54">
                <text:p text:id="chart.B70:chart.B83">3.54</text:p>
              </table:table-cell>
              <table:table-cell office:value-type="float" office:value="2.73">
                <text:p text:id="chart.C70:chart.C83">2.73</text:p>
              </table:table-cell>
              <table:table-cell office:value-type="float" office:value="3.04531">
                <text:p text:id="chart.D70:chart.D83">3.04531</text:p>
              </table:table-cell>
            </table:table-row>
            <table:table-row>
              <table:table-cell office:value-type="string">
                <text:p>consumer</text:p>
              </table:table-cell>
              <table:table-cell office:value-type="float" office:value="0.78">
                <text:p>0.78</text:p>
              </table:table-cell>
              <table:table-cell office:value-type="float" office:value="0.53">
                <text:p>0.53</text:p>
              </table:table-cell>
              <table:table-cell office:value-type="float" office:value="0.62699">
                <text:p>0.62699</text:p>
              </table:table-cell>
            </table:table-row>
            <table:table-row>
              <table:table-cell office:value-type="string">
                <text:p>networking</text:p>
              </table:table-cell>
              <table:table-cell office:value-type="float" office:value="1.15">
                <text:p>1.15</text:p>
              </table:table-cell>
              <table:table-cell office:value-type="float" office:value="0.91">
                <text:p>0.91</text:p>
              </table:table-cell>
              <table:table-cell office:value-type="float" office:value="1.00958">
                <text:p>1.00958</text:p>
              </table:table-cell>
            </table:table-row>
            <table:table-row>
              <table:table-cell office:value-type="string">
                <text:p>office-automation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0841999999999987">
                <text:p>0.00841999999999987</text:p>
              </table:table-cell>
            </table:table-row>
            <table:table-row>
              <table:table-cell office:value-type="string">
                <text:p>telecom</text:p>
              </table:table-cell>
              <table:table-cell office:value-type="float" office:value="12.71">
                <text:p>12.71</text:p>
              </table:table-cell>
              <table:table-cell office:value-type="float" office:value="11.44">
                <text:p>11.44</text:p>
              </table:table-cell>
              <table:table-cell office:value-type="float" office:value="11.80744">
                <text:p>11.80744</text:p>
              </table:table-cell>
            </table:table-row>
            <table:table-row>
              <table:table-cell office:value-type="string">
                <text:p>PIP</text:p>
              </table:table-cell>
              <table:table-cell office:value-type="float" office:value="0.3">
                <text:p>0.3</text:p>
              </table:table-cell>
              <table:table-cell office:value-type="float" office:value="0.11">
                <text:p>0.11</text:p>
              </table:table-cell>
              <table:table-cell office:value-type="float" office:value="0.20311">
                <text:p>0.20311</text:p>
              </table:table-cell>
            </table:table-row>
            <table:table-row>
              <table:table-cell office:value-type="string">
                <text:p>MPEG4</text:p>
              </table:table-cell>
              <table:table-cell office:value-type="float" office:value="0.15">
                <text:p>0.15</text:p>
              </table:table-cell>
              <table:table-cell office:value-type="float" office:value="0.06">
                <text:p>0.06</text:p>
              </table:table-cell>
              <table:table-cell office:value-type="float" office:value="0.11982">
                <text:p>0.11982</text:p>
              </table:table-cell>
            </table:table-row>
            <table:table-row>
              <table:table-cell office:value-type="string">
                <text:p>MWD</text:p>
              </table:table-cell>
              <table:table-cell office:value-type="float" office:value="0.47">
                <text:p>0.47</text:p>
              </table:table-cell>
              <table:table-cell office:value-type="float" office:value="0.28">
                <text:p>0.28</text:p>
              </table:table-cell>
              <table:table-cell office:value-type="float" office:value="0.37535">
                <text:p>0.37535</text:p>
              </table:table-cell>
            </table:table-row>
            <table:table-row>
              <table:table-cell office:value-type="string">
                <text:p>H.264 ctg 0</text:p>
              </table:table-cell>
              <table:table-cell office:value-type="float" office:value="0.45">
                <text:p>0.45</text:p>
              </table:table-cell>
              <table:table-cell office:value-type="float" office:value="0.18">
                <text:p>0.18</text:p>
              </table:table-cell>
              <table:table-cell office:value-type="float" office:value="0.28849">
                <text:p>0.28849</text:p>
              </table:table-cell>
            </table:table-row>
            <table:table-row>
              <table:table-cell office:value-type="string">
                <text:p>H.264 ctg 1</text:p>
              </table:table-cell>
              <table:table-cell office:value-type="float" office:value="0.48">
                <text:p>0.48</text:p>
              </table:table-cell>
              <table:table-cell office:value-type="float" office:value="0.2">
                <text:p>0.2</text:p>
              </table:table-cell>
              <table:table-cell office:value-type="float" office:value="0.31844">
                <text:p>0.31844</text:p>
              </table:table-cell>
            </table:table-row>
            <table:table-row>
              <table:table-cell office:value-type="string">
                <text:p>VOPD ctg 1</text:p>
              </table:table-cell>
              <table:table-cell office:value-type="float" office:value="0.45">
                <text:p>0.45</text:p>
              </table:table-cell>
              <table:table-cell office:value-type="float" office:value="0.19">
                <text:p>0.19</text:p>
              </table:table-cell>
              <table:table-cell office:value-type="float" office:value="0.31238">
                <text:p>0.31238</text:p>
              </table:table-cell>
            </table:table-row>
            <table:table-row>
              <table:table-cell office:value-type="string">
                <text:p>VOPD ctg 0</text:p>
              </table:table-cell>
              <table:table-cell office:value-type="float" office:value="1.46">
                <text:p>1.46</text:p>
              </table:table-cell>
              <table:table-cell office:value-type="float" office:value="1.18">
                <text:p>1.18</text:p>
              </table:table-cell>
              <table:table-cell office:value-type="float" office:value="1.26704">
                <text:p>1.26704</text:p>
              </table:table-cell>
            </table:table-row>
            <table:table-row>
              <table:table-cell office:value-type="string">
                <text:p>MMS ctg 0</text:p>
              </table:table-cell>
              <table:table-cell office:value-type="float" office:value="1.15">
                <text:p>1.15</text:p>
              </table:table-cell>
              <table:table-cell office:value-type="float" office:value="0.85">
                <text:p>0.85</text:p>
              </table:table-cell>
              <table:table-cell office:value-type="float" office:value="0.972789999999999">
                <text:p>0.972789999999999</text:p>
              </table:table-cell>
            </table:table-row>
            <table:table-row>
              <table:table-cell office:value-type="string">
                <text:p>MMS ctg 1</text:p>
              </table:table-cell>
              <table:table-cell office:value-type="float" office:value="6.35">
                <text:p>6.35</text:p>
              </table:table-cell>
              <table:table-cell office:value-type="float" office:value="5.21">
                <text:p>5.21</text:p>
              </table:table-cell>
              <table:table-cell office:value-type="float" office:value="5.54808">
                <text:p>5.548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ata-label-number="value" chart:data-label-text="false" chart:data-label-symbol="false"/>
      <style:graphic-properties draw:fill-color="#004586"/>
      <style:text-properties fo:font-size="10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148cm" svg:height="10.097cm" xlink:href=".." chart:class="chart:bar" chart:style-name="ch1">
        <chart:title svg:x="10.404cm" svg:y="0.202cm" chart:style-name="ch2">
          <text:p>OSA speedup over SA</text:p>
        </chart:title>
        <chart:plot-area chart:style-name="ch3" table:cell-range-address="chart.A103:chart.B118" chart:data-source-has-labels="both" svg:x="0.803cm" svg:y="0.906cm" svg:width="23.843cm" svg:height="8.99cm">
          <chart:axis chart:dimension="x" chart:name="primary-x" chart:style-name="ch4">
            <chart:title svg:x="12.19cm" svg:y="9.499cm" chart:style-name="ch5">
              <text:p>Benchmark</text:p>
            </chart:title>
            <chart:categories table:cell-range-address="chart.A104:chart.A118"/>
          </chart:axis>
          <chart:axis chart:dimension="y" chart:name="primary-y" chart:style-name="ch6">
            <chart:title svg:x="0.503cm" svg:y="6.027cm" chart:style-name="ch7">
              <text:p>Speedup [%]</text:p>
            </chart:title>
            <chart:grid chart:style-name="ch8" chart:class="major"/>
          </chart:axis>
          <chart:series chart:style-name="ch9" chart:values-cell-range-address="chart.B104:chart.B118" chart:label-cell-address="chart.B103:chart.B103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hart.B103:chart.B103">OSA speedup over SA</text:p>
              </table:table-cell>
            </table:table-row>
          </table:table-header-rows>
          <table:table-rows>
            <table:table-row>
              <table:table-cell office:value-type="string">
                <text:p text:id="chart.A104:chart.A118">auto-indust</text:p>
              </table:table-cell>
              <table:table-cell office:value-type="float" office:value="0.995252132226412">
                <text:p text:id="chart.B104:chart.B118">0.995252132226412</text:p>
              </table:table-cell>
            </table:table-row>
            <table:table-row>
              <table:table-cell office:value-type="string">
                <text:p>consumer</text:p>
              </table:table-cell>
              <table:table-cell office:value-type="float" office:value="0.989865770829487">
                <text:p>0.989865770829487</text:p>
              </table:table-cell>
            </table:table-row>
            <table:table-row>
              <table:table-cell office:value-type="string">
                <text:p>networking</text:p>
              </table:table-cell>
              <table:table-cell office:value-type="float" office:value="0.99296069930728">
                <text:p>0.99296069930728</text:p>
              </table:table-cell>
            </table:table-row>
            <table:table-row>
              <table:table-cell office:value-type="string">
                <text:p>office-automation</text:p>
              </table:table-cell>
              <table:table-cell office:value-type="float" office:value="0.965260609575591">
                <text:p>0.965260609575591</text:p>
              </table:table-cell>
            </table:table-row>
            <table:table-row>
              <table:table-cell office:value-type="string">
                <text:p>telecom</text:p>
              </table:table-cell>
              <table:table-cell office:value-type="float" office:value="0.995405675962468">
                <text:p>0.995405675962468</text:p>
              </table:table-cell>
            </table:table-row>
            <table:table-row>
              <table:table-cell office:value-type="string">
                <text:p>PIP</text:p>
              </table:table-cell>
              <table:table-cell office:value-type="float" office:value="0.976103211321865">
                <text:p>0.976103211321865</text:p>
              </table:table-cell>
            </table:table-row>
            <table:table-row>
              <table:table-cell office:value-type="string">
                <text:p>MPEG4</text:p>
              </table:table-cell>
              <table:table-cell office:value-type="float" office:value="0.99183609004399">
                <text:p>0.99183609004399</text:p>
              </table:table-cell>
            </table:table-row>
            <table:table-row>
              <table:table-cell office:value-type="string">
                <text:p>MWD</text:p>
              </table:table-cell>
              <table:table-cell office:value-type="float" office:value="0.988821974957021">
                <text:p>0.988821974957021</text:p>
              </table:table-cell>
            </table:table-row>
            <table:table-row>
              <table:table-cell office:value-type="string">
                <text:p>H.264 ctg 0</text:p>
              </table:table-cell>
              <table:table-cell office:value-type="float" office:value="0.994603014023643">
                <text:p>0.994603014023643</text:p>
              </table:table-cell>
            </table:table-row>
            <table:table-row>
              <table:table-cell office:value-type="string">
                <text:p>H.264 ctg 1</text:p>
              </table:table-cell>
              <table:table-cell office:value-type="float" office:value="0.994435964451317">
                <text:p>0.994435964451317</text:p>
              </table:table-cell>
            </table:table-row>
            <table:table-row>
              <table:table-cell office:value-type="string">
                <text:p>VOPD ctg 1</text:p>
              </table:table-cell>
              <table:table-cell office:value-type="float" office:value="0.991357570724955">
                <text:p>0.991357570724955</text:p>
              </table:table-cell>
            </table:table-row>
            <table:table-row>
              <table:table-cell office:value-type="string">
                <text:p>VOPD ctg 0</text:p>
              </table:table-cell>
              <table:table-cell office:value-type="float" office:value="0.99472734193888">
                <text:p>0.99472734193888</text:p>
              </table:table-cell>
            </table:table-row>
            <table:table-row>
              <table:table-cell office:value-type="string">
                <text:p>MMS ctg 0</text:p>
              </table:table-cell>
              <table:table-cell office:value-type="float" office:value="0.995307882475506">
                <text:p>0.995307882475506</text:p>
              </table:table-cell>
            </table:table-row>
            <table:table-row>
              <table:table-cell office:value-type="string">
                <text:p>MMS ctg 1</text:p>
              </table:table-cell>
              <table:table-cell office:value-type="float" office:value="0.987756596140333">
                <text:p>0.987756596140333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989549609569911">
                <text:p>0.9895496095699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-2.5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origin="-2.5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ata-label-number="value" chart:data-label-text="false" chart:data-label-symbol="false" chart:label-position="outside"/>
      <style:graphic-properties draw:fill-color="#004586"/>
      <style:text-properties fo:font-size="10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71cm" svg:height="10.793cm" xlink:href=".." chart:class="chart:bar" chart:style-name="ch1">
        <chart:title svg:x="10.465cm" svg:y="0.216cm" chart:style-name="ch2">
          <text:p>OSA speedup over BB</text:p>
        </chart:title>
        <chart:plot-area chart:style-name="ch3" table:cell-range-address="chart.A126:chart.B141" chart:data-source-has-labels="both" svg:x="0.809cm" svg:y="0.934cm" svg:width="23.957cm" svg:height="9.63cm">
          <chart:axis chart:dimension="x" chart:name="primary-x" chart:style-name="ch4">
            <chart:title svg:x="12.253cm" svg:y="10.181cm" chart:style-name="ch5">
              <text:p>Benchmark</text:p>
            </chart:title>
            <chart:categories table:cell-range-address="chart.A127:chart.A141"/>
          </chart:axis>
          <chart:axis chart:dimension="y" chart:name="primary-y" chart:style-name="ch6">
            <chart:title svg:x="0.506cm" svg:y="6.375cm" chart:style-name="ch7">
              <text:p>Speedup [%]</text:p>
            </chart:title>
            <chart:grid chart:style-name="ch8" chart:class="major"/>
          </chart:axis>
          <chart:series chart:style-name="ch9" chart:values-cell-range-address="chart.B127:chart.B141" chart:label-cell-address="chart.B126:chart.B126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hart.B126:chart.B126">OSA speedup over BB</text:p>
              </table:table-cell>
            </table:table-row>
          </table:table-header-rows>
          <table:table-rows>
            <table:table-row>
              <table:table-cell office:value-type="string">
                <text:p text:id="chart.A127:chart.A141">auto-indust</text:p>
              </table:table-cell>
              <table:table-cell office:value-type="float" office:value="-0.20198539363914">
                <text:p text:id="chart.B127:chart.B141">-0.20198539363914</text:p>
              </table:table-cell>
            </table:table-row>
            <table:table-row>
              <table:table-cell office:value-type="string">
                <text:p>consumer</text:p>
              </table:table-cell>
              <table:table-cell office:value-type="float" office:value="0.474062354211816">
                <text:p>0.474062354211816</text:p>
              </table:table-cell>
            </table:table-row>
            <table:table-row>
              <table:table-cell office:value-type="string">
                <text:p>networking</text:p>
              </table:table-cell>
              <table:table-cell office:value-type="float" office:value="0.395918784806797">
                <text:p>0.395918784806797</text:p>
              </table:table-cell>
            </table:table-row>
            <table:table-row>
              <table:table-cell office:value-type="string">
                <text:p>office-automation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telecom</text:p>
              </table:table-cell>
              <table:table-cell office:value-type="float" office:value="0.410304454653173">
                <text:p>0.410304454653173</text:p>
              </table:table-cell>
            </table:table-row>
            <table:table-row>
              <table:table-cell office:value-type="string">
                <text:p>PIP</text:p>
              </table:table-cell>
              <table:table-cell office:value-type="float" office:value="-0.0167421294068898">
                <text:p>-0.0167421294068898</text:p>
              </table:table-cell>
            </table:table-row>
            <table:table-row>
              <table:table-cell office:value-type="string">
                <text:p>MPEG4</text:p>
              </table:table-cell>
              <table:table-cell office:value-type="float" office:value="-2.1411548090798">
                <text:p>-2.1411548090798</text:p>
              </table:table-cell>
            </table:table-row>
            <table:table-row>
              <table:table-cell office:value-type="string">
                <text:p>MWD</text:p>
              </table:table-cell>
              <table:table-cell office:value-type="float" office:value="0.0890726622698618">
                <text:p>0.0890726622698618</text:p>
              </table:table-cell>
            </table:table-row>
            <table:table-row>
              <table:table-cell office:value-type="string">
                <text:p>H.264 ctg 0</text:p>
              </table:table-cell>
              <table:table-cell office:value-type="float" office:value="-1.58166282454243">
                <text:p>-1.58166282454243</text:p>
              </table:table-cell>
            </table:table-row>
            <table:table-row>
              <table:table-cell office:value-type="string">
                <text:p>H.264 ctg 1</text:p>
              </table:table-cell>
              <table:table-cell office:value-type="float" office:value="-1.40801842341245">
                <text:p>-1.40801842341245</text:p>
              </table:table-cell>
            </table:table-row>
            <table:table-row>
              <table:table-cell office:value-type="string">
                <text:p>VOPD ctg 1</text:p>
              </table:table-cell>
              <table:table-cell office:value-type="float" office:value="-0.121309565024695">
                <text:p>-0.121309565024695</text:p>
              </table:table-cell>
            </table:table-row>
            <table:table-row>
              <table:table-cell office:value-type="string">
                <text:p>VOPD ctg 0</text:p>
              </table:table-cell>
              <table:table-cell office:value-type="float" office:value="0.407977235438171">
                <text:p>0.407977235438171</text:p>
              </table:table-cell>
            </table:table-row>
            <table:table-row>
              <table:table-cell office:value-type="string">
                <text:p>MMS ctg 0</text:p>
              </table:table-cell>
              <table:table-cell office:value-type="float" office:value="0.153779217916651">
                <text:p>0.153779217916651</text:p>
              </table:table-cell>
            </table:table-row>
            <table:table-row>
              <table:table-cell office:value-type="string">
                <text:p>MMS ctg 1</text:p>
              </table:table-cell>
              <table:table-cell office:value-type="float" office:value="0.250028653084672">
                <text:p>0.250028653084672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-0.242123555908876">
                <text:p>-0.2421235559088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fill-color="#ffffff"/>
    </style:style>
    <style:style style:name="ch9" style:family="chart">
      <style:graphic-properties svg:stroke-color="#b3b3b3" draw:fill-color="#000000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148cm" svg:height="10.706cm" xlink:href=".." chart:class="chart:stock" chart:style-name="ch1">
        <chart:title svg:x="9.61cm" svg:y="0.215cm" chart:style-name="ch2">
          <text:p>SA heap memory consumption</text:p>
        </chart:title>
        <chart:plot-area chart:style-name="ch3" table:cell-range-address="chart.A151:chart.D165" chart:data-source-has-labels="both" svg:x="0.803cm" svg:y="0.932cm" svg:width="23.843cm" svg:height="9.547cm">
          <chart:axis chart:dimension="x" chart:name="primary-x" chart:style-name="ch4">
            <chart:title svg:x="12.19cm" svg:y="10.095cm" chart:style-name="ch5">
              <text:p>Benchmark</text:p>
            </chart:title>
            <chart:categories table:cell-range-address="chart.A152:chart.A165"/>
          </chart:axis>
          <chart:axis chart:dimension="y" chart:name="primary-y" chart:style-name="ch4">
            <chart:title svg:x="0.503cm" svg:y="6.319cm" chart:style-name="ch6">
              <text:p>Memory [MB]</text:p>
            </chart:title>
            <chart:grid chart:style-name="ch7" chart:class="major"/>
          </chart:axis>
          <chart:series chart:values-cell-range-address="chart.B152:chart.B165" chart:label-cell-address="chart.B151:chart.B151" chart:attached-axis="primary-y">
            <chart:data-point chart:repeated="14"/>
          </chart:series>
          <chart:series chart:values-cell-range-address="chart.C152:chart.C165" chart:label-cell-address="chart.C151:chart.C151" chart:attached-axis="primary-y">
            <chart:data-point chart:repeated="14"/>
          </chart:series>
          <chart:series chart:values-cell-range-address="chart.D152:chart.D165" chart:label-cell-address="chart.D151:chart.D151" chart:attached-axis="primary-y">
            <chart:data-point chart:repeated="14"/>
          </chart:series>
          <chart:stock-gain-marker chart:style-name="ch8"/>
          <chart:stock-loss-marker chart:style-name="ch9"/>
          <chart:stock-range-line chart:style-name="ch10"/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hart.B151:chart.B151">Max. memory</text:p>
              </table:table-cell>
              <table:table-cell office:value-type="string">
                <text:p text:id="chart.C151:chart.C151">Min. memory</text:p>
              </table:table-cell>
              <table:table-cell office:value-type="string">
                <text:p text:id="chart.D151:chart.D151">Average memory</text:p>
              </table:table-cell>
            </table:table-row>
          </table:table-header-rows>
          <table:table-rows>
            <table:table-row>
              <table:table-cell office:value-type="string">
                <text:p text:id="chart.A152:chart.A165">auto-indust</text:p>
              </table:table-cell>
              <table:table-cell office:value-type="float" office:value="33.5155467033386">
                <text:p text:id="chart.B152:chart.B165">33.5155467033386</text:p>
              </table:table-cell>
              <table:table-cell office:value-type="float" office:value="7.70087533950806">
                <text:p text:id="chart.C152:chart.C165">7.70087533950806</text:p>
              </table:table-cell>
              <table:table-cell office:value-type="float" office:value="13.8494639350605">
                <text:p text:id="chart.D152:chart.D165">13.8494639350605</text:p>
              </table:table-cell>
            </table:table-row>
            <table:table-row>
              <table:table-cell office:value-type="string">
                <text:p>consumer</text:p>
              </table:table-cell>
              <table:table-cell office:value-type="float" office:value="21.365707025528">
                <text:p>21.365707025528</text:p>
              </table:table-cell>
              <table:table-cell office:value-type="float" office:value="10.2975493907928">
                <text:p>10.2975493907928</text:p>
              </table:table-cell>
              <table:table-cell office:value-type="float" office:value="13.8648166873741">
                <text:p>13.8648166873741</text:p>
              </table:table-cell>
            </table:table-row>
            <table:table-row>
              <table:table-cell office:value-type="string">
                <text:p>networking</text:p>
              </table:table-cell>
              <table:table-cell office:value-type="float" office:value="34.73822265625">
                <text:p>34.73822265625</text:p>
              </table:table-cell>
              <table:table-cell office:value-type="float" office:value="9.98023077964783">
                <text:p>9.98023077964783</text:p>
              </table:table-cell>
              <table:table-cell office:value-type="float" office:value="16.672558383503">
                <text:p>16.672558383503</text:p>
              </table:table-cell>
            </table:table-row>
            <table:table-row>
              <table:table-cell office:value-type="string">
                <text:p>office-automation</text:p>
              </table:table-cell>
              <table:table-cell office:value-type="float" office:value="22.6737649059296">
                <text:p>22.6737649059296</text:p>
              </table:table-cell>
              <table:table-cell office:value-type="float" office:value="9.17079598426819">
                <text:p>9.17079598426819</text:p>
              </table:table-cell>
              <table:table-cell office:value-type="float" office:value="13.6821282775974">
                <text:p>13.6821282775974</text:p>
              </table:table-cell>
            </table:table-row>
            <table:table-row>
              <table:table-cell office:value-type="string">
                <text:p>telecom</text:p>
              </table:table-cell>
              <table:table-cell office:value-type="float" office:value="60.0783563137054">
                <text:p>60.0783563137054</text:p>
              </table:table-cell>
              <table:table-cell office:value-type="float" office:value="7.25651960372925">
                <text:p>7.25651960372925</text:p>
              </table:table-cell>
              <table:table-cell office:value-type="float" office:value="12.6945477147579">
                <text:p>12.6945477147579</text:p>
              </table:table-cell>
            </table:table-row>
            <table:table-row>
              <table:table-cell office:value-type="string">
                <text:p>PIP</text:p>
              </table:table-cell>
              <table:table-cell office:value-type="float" office:value="20.6163351249695">
                <text:p>20.6163351249695</text:p>
              </table:table-cell>
              <table:table-cell office:value-type="float" office:value="10.0386765384674">
                <text:p>10.0386765384674</text:p>
              </table:table-cell>
              <table:table-cell office:value-type="float" office:value="12.2434013236999">
                <text:p>12.2434013236999</text:p>
              </table:table-cell>
            </table:table-row>
            <table:table-row>
              <table:table-cell office:value-type="string">
                <text:p>MPEG4</text:p>
              </table:table-cell>
              <table:table-cell office:value-type="float" office:value="21.2986715984344">
                <text:p>21.2986715984344</text:p>
              </table:table-cell>
              <table:table-cell office:value-type="float" office:value="10.3752662658691">
                <text:p>10.3752662658691</text:p>
              </table:table-cell>
              <table:table-cell office:value-type="float" office:value="12.9057682611275">
                <text:p>12.9057682611275</text:p>
              </table:table-cell>
            </table:table-row>
            <table:table-row>
              <table:table-cell office:value-type="string">
                <text:p>MWD</text:p>
              </table:table-cell>
              <table:table-cell office:value-type="float" office:value="30.4848252487183">
                <text:p>30.4848252487183</text:p>
              </table:table-cell>
              <table:table-cell office:value-type="float" office:value="10.3536698055267">
                <text:p>10.3536698055267</text:p>
              </table:table-cell>
              <table:table-cell office:value-type="float" office:value="13.4538647030449">
                <text:p>13.4538647030449</text:p>
              </table:table-cell>
            </table:table-row>
            <table:table-row>
              <table:table-cell office:value-type="string">
                <text:p>H.264 ctg 0</text:p>
              </table:table-cell>
              <table:table-cell office:value-type="float" office:value="34.3243621349335">
                <text:p>34.3243621349335</text:p>
              </table:table-cell>
              <table:table-cell office:value-type="float" office:value="7.45815419197083">
                <text:p>7.45815419197083</text:p>
              </table:table-cell>
              <table:table-cell office:value-type="float" office:value="15.7492570173836">
                <text:p>15.7492570173836</text:p>
              </table:table-cell>
            </table:table-row>
            <table:table-row>
              <table:table-cell office:value-type="string">
                <text:p>H.264 ctg 1</text:p>
              </table:table-cell>
              <table:table-cell office:value-type="float" office:value="34.6532223892212">
                <text:p>34.6532223892212</text:p>
              </table:table-cell>
              <table:table-cell office:value-type="float" office:value="9.01754321098328">
                <text:p>9.01754321098328</text:p>
              </table:table-cell>
              <table:table-cell office:value-type="float" office:value="14.8542707344246">
                <text:p>14.8542707344246</text:p>
              </table:table-cell>
            </table:table-row>
            <table:table-row>
              <table:table-cell office:value-type="string">
                <text:p>VOPD ctg 1</text:p>
              </table:table-cell>
              <table:table-cell office:value-type="float" office:value="32.9271771812439">
                <text:p>32.9271771812439</text:p>
              </table:table-cell>
              <table:table-cell office:value-type="float" office:value="10.2059880638123">
                <text:p>10.2059880638123</text:p>
              </table:table-cell>
              <table:table-cell office:value-type="float" office:value="13.0650483446026">
                <text:p>13.0650483446026</text:p>
              </table:table-cell>
            </table:table-row>
            <table:table-row>
              <table:table-cell office:value-type="string">
                <text:p>VOPD ctg 0</text:p>
              </table:table-cell>
              <table:table-cell office:value-type="float" office:value="34.4906939029694">
                <text:p>34.4906939029694</text:p>
              </table:table-cell>
              <table:table-cell office:value-type="float" office:value="9.43764880180359">
                <text:p>9.43764880180359</text:p>
              </table:table-cell>
              <table:table-cell office:value-type="float" office:value="15.5516206140423">
                <text:p>15.5516206140423</text:p>
              </table:table-cell>
            </table:table-row>
            <table:table-row>
              <table:table-cell office:value-type="string">
                <text:p>MMS ctg 0</text:p>
              </table:table-cell>
              <table:table-cell office:value-type="float" office:value="34.2942004203796">
                <text:p>34.2942004203796</text:p>
              </table:table-cell>
              <table:table-cell office:value-type="float" office:value="8.7338907623291">
                <text:p>8.7338907623291</text:p>
              </table:table-cell>
              <table:table-cell office:value-type="float" office:value="15.1068705061817">
                <text:p>15.1068705061817</text:p>
              </table:table-cell>
            </table:table-row>
            <table:table-row>
              <table:table-cell office:value-type="string">
                <text:p>MMS ctg 1</text:p>
              </table:table-cell>
              <table:table-cell office:value-type="float" office:value="31.5461542892456">
                <text:p>31.5461542892456</text:p>
              </table:table-cell>
              <table:table-cell office:value-type="float" office:value="6.77855036735535">
                <text:p>6.77855036735535</text:p>
              </table:table-cell>
              <table:table-cell office:value-type="float" office:value="11.9702603822231">
                <text:p>11.97026038222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fill-color="#ffffff"/>
    </style:style>
    <style:style style:name="ch9" style:family="chart">
      <style:graphic-properties svg:stroke-color="#b3b3b3" draw:fill-color="#000000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148cm" svg:height="10.6cm" xlink:href=".." chart:class="chart:stock" chart:style-name="ch1">
        <chart:title svg:x="9.452cm" svg:y="0.213cm" chart:style-name="ch2">
          <text:p>OSA heap memory consumption</text:p>
        </chart:title>
        <chart:plot-area chart:style-name="ch3" table:cell-range-address="chart.A176:chart.D190" chart:data-source-has-labels="both" svg:x="0.803cm" svg:y="0.928cm" svg:width="23.843cm" svg:height="9.449cm">
          <chart:axis chart:dimension="x" chart:name="primary-x" chart:style-name="ch4">
            <chart:title svg:x="12.19cm" svg:y="9.991cm" chart:style-name="ch5">
              <text:p>Benchmark</text:p>
            </chart:title>
            <chart:categories table:cell-range-address="chart.A177:chart.A190"/>
          </chart:axis>
          <chart:axis chart:dimension="y" chart:name="primary-y" chart:style-name="ch4">
            <chart:title svg:x="0.503cm" svg:y="6.266cm" chart:style-name="ch6">
              <text:p>Memory [MB]</text:p>
            </chart:title>
            <chart:grid chart:style-name="ch7" chart:class="major"/>
          </chart:axis>
          <chart:series chart:values-cell-range-address="chart.B177:chart.B190" chart:label-cell-address="chart.B176:chart.B176" chart:attached-axis="primary-y">
            <chart:data-point chart:repeated="14"/>
          </chart:series>
          <chart:series chart:values-cell-range-address="chart.C177:chart.C190" chart:label-cell-address="chart.C176:chart.C176" chart:attached-axis="primary-y">
            <chart:data-point chart:repeated="14"/>
          </chart:series>
          <chart:series chart:values-cell-range-address="chart.D177:chart.D190" chart:label-cell-address="chart.D176:chart.D176" chart:attached-axis="primary-y">
            <chart:data-point chart:repeated="14"/>
          </chart:series>
          <chart:stock-gain-marker chart:style-name="ch8"/>
          <chart:stock-loss-marker chart:style-name="ch9"/>
          <chart:stock-range-line chart:style-name="ch10"/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hart.B176:chart.B176">Max. memory</text:p>
              </table:table-cell>
              <table:table-cell office:value-type="string">
                <text:p text:id="chart.C176:chart.C176">Min. memory</text:p>
              </table:table-cell>
              <table:table-cell office:value-type="string">
                <text:p text:id="chart.D176:chart.D176">Average memory</text:p>
              </table:table-cell>
            </table:table-row>
          </table:table-header-rows>
          <table:table-rows>
            <table:table-row>
              <table:table-cell office:value-type="string">
                <text:p text:id="chart.A177:chart.A190">auto-indust</text:p>
              </table:table-cell>
              <table:table-cell office:value-type="float" office:value="25.998987197876">
                <text:p text:id="chart.B177:chart.B190">25.998987197876</text:p>
              </table:table-cell>
              <table:table-cell office:value-type="float" office:value="11.7507257461548">
                <text:p text:id="chart.C177:chart.C190">11.7507257461548</text:p>
              </table:table-cell>
              <table:table-cell office:value-type="float" office:value="20.0434790130234">
                <text:p text:id="chart.D177:chart.D190">20.0434790130234</text:p>
              </table:table-cell>
            </table:table-row>
            <table:table-row>
              <table:table-cell office:value-type="string">
                <text:p>consumer</text:p>
              </table:table-cell>
              <table:table-cell office:value-type="float" office:value="19.259765625">
                <text:p>19.259765625</text:p>
              </table:table-cell>
              <table:table-cell office:value-type="float" office:value="11.6517677307129">
                <text:p>11.6517677307129</text:p>
              </table:table-cell>
              <table:table-cell office:value-type="float" office:value="19.1237017021179">
                <text:p>19.1237017021179</text:p>
              </table:table-cell>
            </table:table-row>
            <table:table-row>
              <table:table-cell office:value-type="string">
                <text:p>networking</text:p>
              </table:table-cell>
              <table:table-cell office:value-type="float" office:value="10.4292755126953">
                <text:p>10.4292755126953</text:p>
              </table:table-cell>
              <table:table-cell office:value-type="float" office:value="8.79846572875977">
                <text:p>8.79846572875977</text:p>
              </table:table-cell>
              <table:table-cell office:value-type="float" office:value="9.77500978469849">
                <text:p>9.77500978469849</text:p>
              </table:table-cell>
            </table:table-row>
            <table:table-row>
              <table:table-cell office:value-type="string">
                <text:p>office-automation</text:p>
              </table:table-cell>
              <table:table-cell office:value-type="float" office:value="11.6215209960938">
                <text:p>11.6215209960938</text:p>
              </table:table-cell>
              <table:table-cell office:value-type="float" office:value="11.4339752197266">
                <text:p>11.4339752197266</text:p>
              </table:table-cell>
              <table:table-cell office:value-type="float" office:value="11.528290977478">
                <text:p>11.528290977478</text:p>
              </table:table-cell>
            </table:table-row>
            <table:table-row>
              <table:table-cell office:value-type="string">
                <text:p>telecom</text:p>
              </table:table-cell>
              <table:table-cell office:value-type="float" office:value="24.7714096069336">
                <text:p>24.7714096069336</text:p>
              </table:table-cell>
              <table:table-cell office:value-type="float" office:value="11.1564959049225">
                <text:p>11.1564959049225</text:p>
              </table:table-cell>
              <table:table-cell office:value-type="float" office:value="18.5028808172894">
                <text:p>18.5028808172894</text:p>
              </table:table-cell>
            </table:table-row>
            <table:table-row>
              <table:table-cell office:value-type="string">
                <text:p>PIP</text:p>
              </table:table-cell>
              <table:table-cell office:value-type="float" office:value="15.1093368530273">
                <text:p>15.1093368530273</text:p>
              </table:table-cell>
              <table:table-cell office:value-type="float" office:value="14.9218368530273">
                <text:p>14.9218368530273</text:p>
              </table:table-cell>
              <table:table-cell office:value-type="float" office:value="15.020045135498">
                <text:p>15.020045135498</text:p>
              </table:table-cell>
            </table:table-row>
            <table:table-row>
              <table:table-cell office:value-type="string">
                <text:p>MPEG4</text:p>
              </table:table-cell>
              <table:table-cell office:value-type="float" office:value="18.5817413330078">
                <text:p>18.5817413330078</text:p>
              </table:table-cell>
              <table:table-cell office:value-type="float" office:value="10.9383277893066">
                <text:p>10.9383277893066</text:p>
              </table:table-cell>
              <table:table-cell office:value-type="float" office:value="18.4196478767395">
                <text:p>18.4196478767395</text:p>
              </table:table-cell>
            </table:table-row>
            <table:table-row>
              <table:table-cell office:value-type="string">
                <text:p>MWD</text:p>
              </table:table-cell>
              <table:table-cell office:value-type="float" office:value="18.5928192138672">
                <text:p>18.5928192138672</text:p>
              </table:table-cell>
              <table:table-cell office:value-type="float" office:value="18.4052734375">
                <text:p>18.4052734375</text:p>
              </table:table-cell>
              <table:table-cell office:value-type="float" office:value="18.506069732666">
                <text:p>18.506069732666</text:p>
              </table:table-cell>
            </table:table-row>
            <table:table-row>
              <table:table-cell office:value-type="string">
                <text:p>H.264 ctg 0</text:p>
              </table:table-cell>
              <table:table-cell office:value-type="float" office:value="7.35044097900391">
                <text:p>7.35044097900391</text:p>
              </table:table-cell>
              <table:table-cell office:value-type="float" office:value="6.13770294189453">
                <text:p>6.13770294189453</text:p>
              </table:table-cell>
              <table:table-cell office:value-type="float" office:value="6.92891521835327">
                <text:p>6.92891521835327</text:p>
              </table:table-cell>
            </table:table-row>
            <table:table-row>
              <table:table-cell office:value-type="string">
                <text:p>H.264 ctg 1</text:p>
              </table:table-cell>
              <table:table-cell office:value-type="float" office:value="7.41239929199219">
                <text:p>7.41239929199219</text:p>
              </table:table-cell>
              <table:table-cell office:value-type="float" office:value="6.05169296264648">
                <text:p>6.05169296264648</text:p>
              </table:table-cell>
              <table:table-cell office:value-type="float" office:value="6.85672605895996">
                <text:p>6.85672605895996</text:p>
              </table:table-cell>
            </table:table-row>
            <table:table-row>
              <table:table-cell office:value-type="string">
                <text:p>VOPD ctg 1</text:p>
              </table:table-cell>
              <table:table-cell office:value-type="float" office:value="18.7125244140625">
                <text:p>18.7125244140625</text:p>
              </table:table-cell>
              <table:table-cell office:value-type="float" office:value="18.5250244140625">
                <text:p>18.5250244140625</text:p>
              </table:table-cell>
              <table:table-cell office:value-type="float" office:value="18.6266406326294">
                <text:p>18.6266406326294</text:p>
              </table:table-cell>
            </table:table-row>
            <table:table-row>
              <table:table-cell office:value-type="string">
                <text:p>VOPD ctg 0</text:p>
              </table:table-cell>
              <table:table-cell office:value-type="float" office:value="7.36587142944336">
                <text:p>7.36587142944336</text:p>
              </table:table-cell>
              <table:table-cell office:value-type="float" office:value="6.08303070068359">
                <text:p>6.08303070068359</text:p>
              </table:table-cell>
              <table:table-cell office:value-type="float" office:value="6.90506406402588">
                <text:p>6.90506406402588</text:p>
              </table:table-cell>
            </table:table-row>
            <table:table-row>
              <table:table-cell office:value-type="string">
                <text:p>MMS ctg 0</text:p>
              </table:table-cell>
              <table:table-cell office:value-type="float" office:value="7.28776168823242">
                <text:p>7.28776168823242</text:p>
              </table:table-cell>
              <table:table-cell office:value-type="float" office:value="5.85947418212891">
                <text:p>5.85947418212891</text:p>
              </table:table-cell>
              <table:table-cell office:value-type="float" office:value="6.62981001281738">
                <text:p>6.62981001281738</text:p>
              </table:table-cell>
            </table:table-row>
            <table:table-row>
              <table:table-cell office:value-type="string">
                <text:p>MMS ctg 1</text:p>
              </table:table-cell>
              <table:table-cell office:value-type="float" office:value="23.9692984676361">
                <text:p>23.9692984676361</text:p>
              </table:table-cell>
              <table:table-cell office:value-type="float" office:value="11.3739344310761">
                <text:p>11.3739344310761</text:p>
              </table:table-cell>
              <table:table-cell office:value-type="float" office:value="17.4431077847481">
                <text:p>17.443107784748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fill-color="#ffffff"/>
    </style:style>
    <style:style style:name="ch9" style:family="chart">
      <style:graphic-properties svg:stroke-color="#b3b3b3" draw:fill-color="#000000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148cm" svg:height="10.6cm" xlink:href=".." chart:class="chart:stock" chart:style-name="ch1">
        <chart:title svg:x="9.61cm" svg:y="0.213cm" chart:style-name="ch2">
          <text:p>BB heap memory consumption</text:p>
        </chart:title>
        <chart:plot-area chart:style-name="ch3" table:cell-range-address="chart.A200:chart.D214" chart:data-source-has-labels="both" svg:x="0.803cm" svg:y="0.928cm" svg:width="23.843cm" svg:height="9.449cm">
          <chart:axis chart:dimension="x" chart:name="primary-x" chart:style-name="ch4">
            <chart:title svg:x="12.19cm" svg:y="9.991cm" chart:style-name="ch5">
              <text:p>Benchmark</text:p>
            </chart:title>
            <chart:categories table:cell-range-address="chart.A201:chart.A214"/>
          </chart:axis>
          <chart:axis chart:dimension="y" chart:name="primary-y" chart:style-name="ch4">
            <chart:title svg:x="0.503cm" svg:y="6.266cm" chart:style-name="ch6">
              <text:p>Memory [MB]</text:p>
            </chart:title>
            <chart:grid chart:style-name="ch7" chart:class="major"/>
          </chart:axis>
          <chart:series chart:values-cell-range-address="chart.B201:chart.B214" chart:label-cell-address="chart.B200:chart.B200" chart:attached-axis="primary-y">
            <chart:data-point chart:repeated="14"/>
          </chart:series>
          <chart:series chart:values-cell-range-address="chart.C201:chart.C214" chart:label-cell-address="chart.C200:chart.C200" chart:attached-axis="primary-y">
            <chart:data-point chart:repeated="14"/>
          </chart:series>
          <chart:series chart:values-cell-range-address="chart.D201:chart.D214" chart:label-cell-address="chart.D200:chart.D200" chart:attached-axis="primary-y">
            <chart:data-point chart:repeated="14"/>
          </chart:series>
          <chart:stock-gain-marker chart:style-name="ch8"/>
          <chart:stock-loss-marker chart:style-name="ch9"/>
          <chart:stock-range-line chart:style-name="ch10"/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hart.B200:chart.B200">Max. memory</text:p>
              </table:table-cell>
              <table:table-cell office:value-type="string">
                <text:p text:id="chart.C200:chart.C200">Min. memory</text:p>
              </table:table-cell>
              <table:table-cell office:value-type="string">
                <text:p text:id="chart.D200:chart.D200">Average memory</text:p>
              </table:table-cell>
            </table:table-row>
          </table:table-header-rows>
          <table:table-rows>
            <table:table-row>
              <table:table-cell office:value-type="string">
                <text:p text:id="chart.A201:chart.A214">auto-indust</text:p>
              </table:table-cell>
              <table:table-cell office:value-type="float" office:value="26.8769280529022">
                <text:p text:id="chart.B201:chart.B214">26.8769280529022</text:p>
              </table:table-cell>
              <table:table-cell office:value-type="float" office:value="9.33946119308472">
                <text:p text:id="chart.C201:chart.C214">9.33946119308472</text:p>
              </table:table-cell>
              <table:table-cell office:value-type="float" office:value="20.1664744696331">
                <text:p text:id="chart.D201:chart.D214">20.1664744696331</text:p>
              </table:table-cell>
            </table:table-row>
            <table:table-row>
              <table:table-cell office:value-type="string">
                <text:p>consumer</text:p>
              </table:table-cell>
              <table:table-cell office:value-type="float" office:value="17.9851531982422">
                <text:p>17.9851531982422</text:p>
              </table:table-cell>
              <table:table-cell office:value-type="float" office:value="11.8717231750488">
                <text:p>11.8717231750488</text:p>
              </table:table-cell>
              <table:table-cell office:value-type="float" office:value="15.5853695831299">
                <text:p>15.5853695831299</text:p>
              </table:table-cell>
            </table:table-row>
            <table:table-row>
              <table:table-cell office:value-type="string">
                <text:p>networking</text:p>
              </table:table-cell>
              <table:table-cell office:value-type="float" office:value="21.4304478931427">
                <text:p>21.4304478931427</text:p>
              </table:table-cell>
              <table:table-cell office:value-type="float" office:value="4.06293995857239">
                <text:p>4.06293995857239</text:p>
              </table:table-cell>
              <table:table-cell office:value-type="float" office:value="13.2338612746048">
                <text:p>13.2338612746048</text:p>
              </table:table-cell>
            </table:table-row>
            <table:table-row>
              <table:table-cell office:value-type="string">
                <text:p>office-automation</text:p>
              </table:table-cell>
              <table:table-cell office:value-type="float" office:value="11.7798385620117">
                <text:p>11.7798385620117</text:p>
              </table:table-cell>
              <table:table-cell office:value-type="float" office:value="0">
                <text:p>0</text:p>
              </table:table-cell>
              <table:table-cell office:value-type="float" office:value="11.3091658096313">
                <text:p>11.3091658096313</text:p>
              </table:table-cell>
            </table:table-row>
            <table:table-row>
              <table:table-cell office:value-type="string">
                <text:p>telecom</text:p>
              </table:table-cell>
              <table:table-cell office:value-type="float" office:value="50.0696563720703">
                <text:p>50.0696563720703</text:p>
              </table:table-cell>
              <table:table-cell office:value-type="float" office:value="13.6447378540039">
                <text:p>13.6447378540039</text:p>
              </table:table-cell>
              <table:table-cell office:value-type="float" office:value="29.2757425688648">
                <text:p>29.2757425688648</text:p>
              </table:table-cell>
            </table:table-row>
            <table:table-row>
              <table:table-cell office:value-type="string">
                <text:p>PIP</text:p>
              </table:table-cell>
              <table:table-cell office:value-type="float" office:value="15.2598190307617">
                <text:p>15.2598190307617</text:p>
              </table:table-cell>
              <table:table-cell office:value-type="float" office:value="14.6727447509766">
                <text:p>14.6727447509766</text:p>
              </table:table-cell>
              <table:table-cell office:value-type="float" office:value="15.0024632720947">
                <text:p>15.0024632720947</text:p>
              </table:table-cell>
            </table:table-row>
            <table:table-row>
              <table:table-cell office:value-type="string">
                <text:p>MPEG4</text:p>
              </table:table-cell>
              <table:table-cell office:value-type="float" office:value="18.6160736083984">
                <text:p>18.6160736083984</text:p>
              </table:table-cell>
              <table:table-cell office:value-type="float" office:value="18.4132461547852">
                <text:p>18.4132461547852</text:p>
              </table:table-cell>
              <table:table-cell office:value-type="float" office:value="18.5054925842285">
                <text:p>18.5054925842285</text:p>
              </table:table-cell>
            </table:table-row>
            <table:table-row>
              <table:table-cell office:value-type="string">
                <text:p>MWD</text:p>
              </table:table-cell>
              <table:table-cell office:value-type="float" office:value="18.6200637817383">
                <text:p>18.6200637817383</text:p>
              </table:table-cell>
              <table:table-cell office:value-type="float" office:value="14.6827278137207">
                <text:p>14.6827278137207</text:p>
              </table:table-cell>
              <table:table-cell office:value-type="float" office:value="18.4890218162537">
                <text:p>18.4890218162537</text:p>
              </table:table-cell>
            </table:table-row>
            <table:table-row>
              <table:table-cell office:value-type="string">
                <text:p>H.264 ctg 0</text:p>
              </table:table-cell>
              <table:table-cell office:value-type="float" office:value="8.08848571777344">
                <text:p>8.08848571777344</text:p>
              </table:table-cell>
              <table:table-cell office:value-type="float" office:value="4.14309692382813">
                <text:p>4.14309692382813</text:p>
              </table:table-cell>
              <table:table-cell office:value-type="float" office:value="4.69627662658691">
                <text:p>4.69627662658691</text:p>
              </table:table-cell>
            </table:table-row>
            <table:table-row>
              <table:table-cell office:value-type="string">
                <text:p>H.264 ctg 1</text:p>
              </table:table-cell>
              <table:table-cell office:value-type="float" office:value="8.05052947998047">
                <text:p>8.05052947998047</text:p>
              </table:table-cell>
              <table:table-cell office:value-type="float" office:value="4.51092529296875">
                <text:p>4.51092529296875</text:p>
              </table:table-cell>
              <table:table-cell office:value-type="float" office:value="4.79950901794434">
                <text:p>4.79950901794434</text:p>
              </table:table-cell>
            </table:table-row>
            <table:table-row>
              <table:table-cell office:value-type="string">
                <text:p>VOPD ctg 1</text:p>
              </table:table-cell>
              <table:table-cell office:value-type="float" office:value="18.6086349487305">
                <text:p>18.6086349487305</text:p>
              </table:table-cell>
              <table:table-cell office:value-type="float" office:value="11.5801124572754">
                <text:p>11.5801124572754</text:p>
              </table:table-cell>
              <table:table-cell office:value-type="float" office:value="18.4724353103638">
                <text:p>18.4724353103638</text:p>
              </table:table-cell>
            </table:table-row>
            <table:table-row>
              <table:table-cell office:value-type="string">
                <text:p>VOPD ctg 0</text:p>
              </table:table-cell>
              <table:table-cell office:value-type="float" office:value="20.7653274536133">
                <text:p>20.7653274536133</text:p>
              </table:table-cell>
              <table:table-cell office:value-type="float" office:value="7.20585886955261">
                <text:p>7.20585886955261</text:p>
              </table:table-cell>
              <table:table-cell office:value-type="float" office:value="12.6577368279076">
                <text:p>12.6577368279076</text:p>
              </table:table-cell>
            </table:table-row>
            <table:table-row>
              <table:table-cell office:value-type="string">
                <text:p>MMS ctg 0</text:p>
              </table:table-cell>
              <table:table-cell office:value-type="float" office:value="21.1597366333008">
                <text:p>21.1597366333008</text:p>
              </table:table-cell>
              <table:table-cell office:value-type="float" office:value="6.98133087158203">
                <text:p>6.98133087158203</text:p>
              </table:table-cell>
              <table:table-cell office:value-type="float" office:value="11.904414615612">
                <text:p>11.904414615612</text:p>
              </table:table-cell>
            </table:table-row>
            <table:table-row>
              <table:table-cell office:value-type="string">
                <text:p>MMS ctg 1</text:p>
              </table:table-cell>
              <table:table-cell office:value-type="float" office:value="33.2426853179932">
                <text:p>33.2426853179932</text:p>
              </table:table-cell>
              <table:table-cell office:value-type="float" office:value="8.31679465293884">
                <text:p>8.31679465293884</text:p>
              </table:table-cell>
              <table:table-cell office:value-type="float" office:value="18.7157905437469">
                <text:p>18.715790543746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-2.5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-0.7" chart:maximum="0.5" chart:origin="-2.5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ata-label-number="value" chart:data-label-text="false" chart:data-label-symbol="false" chart:label-position="outside"/>
      <style:graphic-properties draw:fill-color="#004586"/>
      <style:text-properties fo:font-size="10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71cm" svg:height="10.793cm" xlink:href=".." chart:class="chart:bar" chart:style-name="ch1">
        <chart:title svg:x="6.801cm" svg:y="0.215cm" chart:style-name="ch2">
          <text:p>OSA compared to SA in terms of heap memory consumption
(a positive value means OSA consumes less memory)</text:p>
        </chart:title>
        <chart:plot-area chart:style-name="ch3" table:cell-range-address="chart.A224:chart.B239" chart:data-source-has-labels="both" svg:x="0.809cm" svg:y="1.437cm" svg:width="23.957cm" svg:height="9.127cm">
          <chart:axis chart:dimension="x" chart:name="primary-x" chart:style-name="ch4">
            <chart:title svg:x="12.253cm" svg:y="10.181cm" chart:style-name="ch5">
              <text:p>Benchmark</text:p>
            </chart:title>
            <chart:categories table:cell-range-address="chart.A225:chart.A239"/>
          </chart:axis>
          <chart:axis chart:dimension="y" chart:name="primary-y" chart:style-name="ch6">
            <chart:title svg:x="0.506cm" svg:y="7.011cm" chart:style-name="ch7">
              <text:p>Memory saved [%]</text:p>
            </chart:title>
            <chart:grid chart:style-name="ch8" chart:class="major"/>
          </chart:axis>
          <chart:series chart:style-name="ch9" chart:values-cell-range-address="chart.B225:chart.B239" chart:label-cell-address="chart.B224:chart.B224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hart.B224:chart.B224">OSA compared to SA in terms of heap memory consumption (a positive value means OSA consumes less memory)</text:p>
              </table:table-cell>
            </table:table-row>
          </table:table-header-rows>
          <table:table-rows>
            <table:table-row>
              <table:table-cell office:value-type="string">
                <text:p text:id="chart.A225:chart.A239">auto-indust</text:p>
              </table:table-cell>
              <table:table-cell office:value-type="float" office:value="-0.688910441828602">
                <text:p text:id="chart.B225:chart.B239">-0.688910441828602</text:p>
              </table:table-cell>
            </table:table-row>
            <table:table-row>
              <table:table-cell office:value-type="string">
                <text:p>consumer</text:p>
              </table:table-cell>
              <table:table-cell office:value-type="float" office:value="-0.491995318761841">
                <text:p>-0.491995318761841</text:p>
              </table:table-cell>
            </table:table-row>
            <table:table-row>
              <table:table-cell office:value-type="string">
                <text:p>networking</text:p>
              </table:table-cell>
              <table:table-cell office:value-type="float" office:value="0.334374904970984">
                <text:p>0.334374904970984</text:p>
              </table:table-cell>
            </table:table-row>
            <table:table-row>
              <table:table-cell office:value-type="string">
                <text:p>office-automation</text:p>
              </table:table-cell>
              <table:table-cell office:value-type="float" office:value="0.114580363711045">
                <text:p>0.114580363711045</text:p>
              </table:table-cell>
            </table:table-row>
            <table:table-row>
              <table:table-cell office:value-type="string">
                <text:p>telecom</text:p>
              </table:table-cell>
              <table:table-cell office:value-type="float" office:value="-0.571127546808865">
                <text:p>-0.571127546808865</text:p>
              </table:table-cell>
            </table:table-row>
            <table:table-row>
              <table:table-cell office:value-type="string">
                <text:p>PIP</text:p>
              </table:table-cell>
              <table:table-cell office:value-type="float" office:value="-0.264452922776474">
                <text:p>-0.264452922776474</text:p>
              </table:table-cell>
            </table:table-row>
            <table:table-row>
              <table:table-cell office:value-type="string">
                <text:p>MPEG4</text:p>
              </table:table-cell>
              <table:table-cell office:value-type="float" office:value="-0.525628210119598">
                <text:p>-0.525628210119598</text:p>
              </table:table-cell>
            </table:table-row>
            <table:table-row>
              <table:table-cell office:value-type="string">
                <text:p>MWD</text:p>
              </table:table-cell>
              <table:table-cell office:value-type="float" office:value="-0.468875574481483">
                <text:p>-0.468875574481483</text:p>
              </table:table-cell>
            </table:table-row>
            <table:table-row>
              <table:table-cell office:value-type="string">
                <text:p>H.264 ctg 0</text:p>
              </table:table-cell>
              <table:table-cell office:value-type="float" office:value="0.49015626134674">
                <text:p>0.49015626134674</text:p>
              </table:table-cell>
            </table:table-row>
            <table:table-row>
              <table:table-cell office:value-type="string">
                <text:p>H.264 ctg 1</text:p>
              </table:table-cell>
              <table:table-cell office:value-type="float" office:value="0.471213677867134">
                <text:p>0.471213677867134</text:p>
              </table:table-cell>
            </table:table-row>
            <table:table-row>
              <table:table-cell office:value-type="string">
                <text:p>VOPD ctg 1</text:p>
              </table:table-cell>
              <table:table-cell office:value-type="float" office:value="-0.524424360602435">
                <text:p>-0.524424360602435</text:p>
              </table:table-cell>
            </table:table-row>
            <table:table-row>
              <table:table-cell office:value-type="string">
                <text:p>VOPD ctg 0</text:p>
              </table:table-cell>
              <table:table-cell office:value-type="float" office:value="0.492043319524066">
                <text:p>0.492043319524066</text:p>
              </table:table-cell>
            </table:table-row>
            <table:table-row>
              <table:table-cell office:value-type="string">
                <text:p>MMS ctg 0</text:p>
              </table:table-cell>
              <table:table-cell office:value-type="float" office:value="0.493674979100037">
                <text:p>0.493674979100037</text:p>
              </table:table-cell>
            </table:table-row>
            <table:table-row>
              <table:table-cell office:value-type="string">
                <text:p>MMS ctg 1</text:p>
              </table:table-cell>
              <table:table-cell office:value-type="float" office:value="-0.681923383814261">
                <text:p>-0.681923383814261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-0.13009244661954">
                <text:p>-0.1300924466195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